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5.884cm"/>
    </style:style>
    <style:style style:name="co5" style:family="table-column">
      <style:table-column-properties fo:break-before="auto" style:column-width="3.835cm"/>
    </style:style>
    <style:style style:name="co6" style:family="table-column">
      <style:table-column-properties fo:break-before="auto" style:column-width="2.877cm"/>
    </style:style>
    <style:style style:name="co7" style:family="table-column">
      <style:table-column-properties fo:break-before="auto" style:column-width="5.694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03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1.565cm"/>
    </style:style>
    <style:style style:name="co12" style:family="table-column">
      <style:table-column-properties fo:break-before="auto" style:column-width="2.057cm"/>
    </style:style>
    <style:style style:name="co13" style:family="table-column">
      <style:table-column-properties fo:break-before="auto" style:column-width="0.6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20000" number:language="en" number:country="US">
      <number:number number:min-integer-digits="1"/>
    </number:number-style>
    <number:text-style style:name="N20100" number:language="en" number:country="US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0000"/>
    <style:style style:name="ce3" style:family="table-cell" style:parent-style-name="Default" style:data-style-name="N20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2"/>
        <table:table-column table:style-name="co9" table:number-columns-repeated="2" table:default-cell-style-name="Default"/>
        <table:table-column table:style-name="co2" table:number-columns-repeated="4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number-columns-repeated="2" table:default-cell-style-name="Default"/>
        <table:table-row table:style-name="ro1">
          <table:table-cell office:value-type="string">
            <text:p>DBMSNR</text:p>
          </table:table-cell>
          <table:table-cell office:value-type="string">
            <text:p>HZBNR</text:p>
          </table:table-cell>
          <table:table-cell office:value-type="string">
            <text:p>A</text:p>
          </table:table-cell>
          <table:table-cell office:value-type="string">
            <text:p>MESSSTELLE</text:p>
          </table:table-cell>
          <table:table-cell office:value-type="string">
            <text:p>GEWASSER</text:p>
          </table:table-cell>
          <table:table-cell office:value-type="string">
            <text:p>HD</text:p>
          </table:table-cell>
          <table:table-cell office:value-type="string">
            <text:p>bezirk</text:p>
          </table:table-cell>
          <table:table-cell office:value-type="string">
            <text:p>lat</text:p>
          </table:table-cell>
          <table:table-cell office:value-type="string">
            <text:p>lng</text:p>
          </table:table-cell>
          <table:table-cell office:value-type="string">
            <text:p>X_COORD</text:p>
          </table:table-cell>
          <table:table-cell office:value-type="string">
            <text:p>Y_COORD</text:p>
          </table:table-cell>
          <table:table-cell office:value-type="string">
            <text:p>GGBR</text:p>
          </table:table-cell>
          <table:table-cell office:value-type="string">
            <text:p>GGLG</text:p>
          </table:table-cell>
          <table:table-cell office:value-type="string">
            <text:p>YHKKO</text:p>
          </table:table-cell>
          <table:table-cell office:value-type="string">
            <text:p>XRKKO</text:p>
          </table:table-cell>
          <table:table-cell office:value-type="string">
            <text:p>XHKO</text:p>
          </table:table-cell>
          <table:table-cell office:value-type="string">
            <text:p>YRKO</text:p>
          </table:table-cell>
          <table:table-cell office:value-type="string">
            <text:p>BMNR</text:p>
          </table:table-cell>
          <table:table-cell office:value-type="string">
            <text:p>BMNH</text:p>
          </table:table-cell>
          <table:table-cell office:value-type="string">
            <text:p>MERIDIAN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float" office:value="2001001">
            <text:p>2001001</text:p>
          </table:table-cell>
          <table:table-cell table:style-name="ce1" office:value-type="string">
            <text:p>212324</text:p>
          </table:table-cell>
          <table:table-cell office:value-type="float" office:value="1">
            <text:p>1</text:p>
          </table:table-cell>
          <table:table-cell office:value-type="string">
            <text:p>Oberdrau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2];2)+(RIGHT(LEFT([.L2];4);2)*60+RIGHT([.L2];2))/3600" office:value-type="float" office:value="46.7480555555556">
            <text:p>46.7480555556</text:p>
          </table:table-cell>
          <table:table-cell table:formula="of:=LEFT([.M2];2)+(RIGHT(LEFT([.M2];4);2)*60+RIGHT([.M2];2))/3600" office:value-type="float" office:value="12.9736111111111">
            <text:p>12.9736111111</text:p>
          </table:table-cell>
          <table:table-cell office:value-type="float" office:value="372523">
            <text:p>372523</text:p>
          </table:table-cell>
          <table:table-cell office:value-type="float" office:value="316503">
            <text:p>316503</text:p>
          </table:table-cell>
          <table:table-cell office:value-type="float" office:value="464453">
            <text:p>464453</text:p>
          </table:table-cell>
          <table:table-cell office:value-type="float" office:value="125825">
            <text:p>125825</text:p>
          </table:table-cell>
          <table:table-cell office:value-type="float" office:value="316502">
            <text:p>316502</text:p>
          </table:table-cell>
          <table:table-cell office:value-type="float" office:value="8">
            <text:p>8</text:p>
          </table:table-cell>
          <table:table-cell office:value-type="float" office:value="372523">
            <text:p>372523</text:p>
          </table:table-cell>
          <table:table-cell office:value-type="float" office:value="1">
            <text:p>1</text:p>
          </table:table-cell>
          <table:table-cell office:value-type="float" office:value="5178774">
            <text:p>5178774</text:p>
          </table:table-cell>
          <table:table-cell office:value-type="float" office:value="68">
            <text:p>68</text:p>
          </table:table-cell>
          <table:table-cell office:value-type="float" office:value="-27484">
            <text:p>-27484</text:p>
          </table:table-cell>
          <table:table-cell office:value-type="float" office:value="1">
            <text:p>1</text:p>
          </table:table-cell>
          <table:table-cell office:value-type="float" office:value="422515">
            <text:p>422515</text:p>
          </table:table-cell>
          <table:table-cell office:value-type="float" office:value="99">
            <text:p>99</text:p>
          </table:table-cell>
          <table:table-cell office:value-type="float" office:value="178774">
            <text:p>178774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03">
            <text:p>2001003</text:p>
          </table:table-cell>
          <table:table-cell table:style-name="ce1" office:value-type="string">
            <text:p>212357</text:p>
          </table:table-cell>
          <table:table-cell office:value-type="float" office:value="2">
            <text:p>2</text:p>
          </table:table-cell>
          <table:table-cell office:value-type="string">
            <text:p>Sachsen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3];2)+(RIGHT(LEFT([.L3];4);2)*60+RIGHT([.L3];2))/3600" office:value-type="float" office:value="46.8275">
            <text:p>46.8275</text:p>
          </table:table-cell>
          <table:table-cell table:formula="of:=LEFT([.M3];2)+(RIGHT(LEFT([.M3];4);2)*60+RIGHT([.M3];2))/3600" office:value-type="float" office:value="13.35">
            <text:p>13.35</text:p>
          </table:table-cell>
          <table:table-cell office:value-type="float" office:value="401271">
            <text:p>401271</text:p>
          </table:table-cell>
          <table:table-cell office:value-type="float" office:value="325268">
            <text:p>325268</text:p>
          </table:table-cell>
          <table:table-cell office:value-type="float" office:value="464939">
            <text:p>464939</text:p>
          </table:table-cell>
          <table:table-cell office:value-type="float" office:value="132100">
            <text:p>132100</text:p>
          </table:table-cell>
          <table:table-cell office:value-type="float" office:value="325267">
            <text:p>325267</text:p>
          </table:table-cell>
          <table:table-cell office:value-type="float" office:value="401271">
            <text:p>401271</text:p>
          </table:table-cell>
          <table:table-cell office:value-type="float" office:value="2">
            <text:p>2</text:p>
          </table:table-cell>
          <table:table-cell office:value-type="float" office:value="5187541">
            <text:p>5187541</text:p>
          </table:table-cell>
          <table:table-cell office:value-type="float" office:value="97">
            <text:p>97</text:p>
          </table:table-cell>
          <table:table-cell office:value-type="float" office:value="1271">
            <text:p>1271</text:p>
          </table:table-cell>
          <table:table-cell office:value-type="float" office:value="52">
            <text:p>52</text:p>
          </table:table-cell>
          <table:table-cell office:value-type="float" office:value="451271">
            <text:p>451271</text:p>
          </table:table-cell>
          <table:table-cell office:value-type="float" office:value="52">
            <text:p>52</text:p>
          </table:table-cell>
          <table:table-cell office:value-type="float" office:value="187541">
            <text:p>187541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2001005">
            <text:p>2001005</text:p>
          </table:table-cell>
          <table:table-cell table:style-name="ce1" office:value-type="string">
            <text:p>212373</text:p>
          </table:table-cell>
          <table:table-cell office:value-type="float" office:value="3">
            <text:p>3</text:p>
          </table:table-cell>
          <table:table-cell office:value-type="string">
            <text:p>Winklern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4];2)+(RIGHT(LEFT([.L4];4);2)*60+RIGHT([.L4];2))/3600" office:value-type="float" office:value="46.8833333333333">
            <text:p>46.8833333333</text:p>
          </table:table-cell>
          <table:table-cell table:formula="of:=LEFT([.M4];2)+(RIGHT(LEFT([.M4];4);2)*60+RIGHT([.M4];2))/3600" office:value-type="float" office:value="12.8866666666667">
            <text:p>12.8866666667</text:p>
          </table:table-cell>
          <table:table-cell office:value-type="float" office:value="365968">
            <text:p>365968</text:p>
          </table:table-cell>
          <table:table-cell office:value-type="float" office:value="331570">
            <text:p>331570</text:p>
          </table:table-cell>
          <table:table-cell office:value-type="float" office:value="465300">
            <text:p>465300</text:p>
          </table:table-cell>
          <table:table-cell office:value-type="float" office:value="125312">
            <text:p>125312</text:p>
          </table:table-cell>
          <table:table-cell office:value-type="float" office:value="331569">
            <text:p>331569</text:p>
          </table:table-cell>
          <table:table-cell office:value-type="float" office:value="8">
            <text:p>8</text:p>
          </table:table-cell>
          <table:table-cell office:value-type="float" office:value="365968">
            <text:p>365968</text:p>
          </table:table-cell>
          <table:table-cell office:value-type="float" office:value="4">
            <text:p>4</text:p>
          </table:table-cell>
          <table:table-cell office:value-type="float" office:value="5193845">
            <text:p>5193845</text:p>
          </table:table-cell>
          <table:table-cell office:value-type="float" office:value="54">
            <text:p>54</text:p>
          </table:table-cell>
          <table:table-cell office:value-type="float" office:value="-34041">
            <text:p>-34041</text:p>
          </table:table-cell>
          <table:table-cell office:value-type="float" office:value="41">
            <text:p>41</text:p>
          </table:table-cell>
          <table:table-cell office:value-type="float" office:value="415958">
            <text:p>415958</text:p>
          </table:table-cell>
          <table:table-cell office:value-type="float" office:value="59">
            <text:p>59</text:p>
          </table:table-cell>
          <table:table-cell office:value-type="float" office:value="193845">
            <text:p>193845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07">
            <text:p>2001007</text:p>
          </table:table-cell>
          <table:table-cell table:style-name="ce1" office:value-type="string">
            <text:p>212399</text:p>
          </table:table-cell>
          <table:table-cell office:value-type="float" office:value="4">
            <text:p>4</text:p>
          </table:table-cell>
          <table:table-cell office:value-type="string">
            <text:p>Kolbnitz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L5];2)+(RIGHT(LEFT([.L5];4);2)*60+RIGHT([.L5];2))/3600" office:value-type="float" office:value="46.8755555555556">
            <text:p>46.8755555556</text:p>
          </table:table-cell>
          <table:table-cell table:formula="of:=LEFT([.M5];2)+(RIGHT(LEFT([.M5];4);2)*60+RIGHT([.M5];2))/3600" office:value-type="float" office:value="13.3033333333333">
            <text:p>13.3033333333</text:p>
          </table:table-cell>
          <table:table-cell office:value-type="float" office:value="397714">
            <text:p>397714</text:p>
          </table:table-cell>
          <table:table-cell office:value-type="float" office:value="330608">
            <text:p>330608</text:p>
          </table:table-cell>
          <table:table-cell office:value-type="float" office:value="465232">
            <text:p>465232</text:p>
          </table:table-cell>
          <table:table-cell office:value-type="float" office:value="131812">
            <text:p>131812</text:p>
          </table:table-cell>
          <table:table-cell office:value-type="float" office:value="330608">
            <text:p>330608</text:p>
          </table:table-cell>
          <table:table-cell office:value-type="float" office:value="46">
            <text:p>46</text:p>
          </table:table-cell>
          <table:table-cell office:value-type="float" office:value="397713">
            <text:p>397713</text:p>
          </table:table-cell>
          <table:table-cell office:value-type="float" office:value="97">
            <text:p>97</text:p>
          </table:table-cell>
          <table:table-cell office:value-type="float" office:value="5192884">
            <text:p>5192884</text:p>
          </table:table-cell>
          <table:table-cell office:value-type="float" office:value="9">
            <text:p>9</text:p>
          </table:table-cell>
          <table:table-cell office:value-type="float" office:value="-2286">
            <text:p>-2286</text:p>
          </table:table-cell>
          <table:table-cell office:value-type="float" office:value="7">
            <text:p>7</text:p>
          </table:table-cell>
          <table:table-cell office:value-type="float" office:value="447713">
            <text:p>447713</text:p>
          </table:table-cell>
          <table:table-cell office:value-type="float" office:value="3">
            <text:p>3</text:p>
          </table:table-cell>
          <table:table-cell office:value-type="float" office:value="192884">
            <text:p>19288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08">
            <text:p>2001008</text:p>
          </table:table-cell>
          <table:table-cell table:style-name="ce1" office:value-type="string">
            <text:p>212407</text:p>
          </table:table-cell>
          <table:table-cell office:value-type="float" office:value="5">
            <text:p>5</text:p>
          </table:table-cell>
          <table:table-cell office:value-type="string">
            <text:p>Möllbrücke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6];2)+(RIGHT(LEFT([.L6];4);2)*60+RIGHT([.L6];2))/3600" office:value-type="float" office:value="46.8377777777778">
            <text:p>46.8377777778</text:p>
          </table:table-cell>
          <table:table-cell table:formula="of:=LEFT([.M6];2)+(RIGHT(LEFT([.M6];4);2)*60+RIGHT([.M6];2))/3600" office:value-type="float" office:value="13.3711111111111">
            <text:p>13.3711111111</text:p>
          </table:table-cell>
          <table:table-cell office:value-type="float" office:value="402881">
            <text:p>402881</text:p>
          </table:table-cell>
          <table:table-cell office:value-type="float" office:value="326410">
            <text:p>326410</text:p>
          </table:table-cell>
          <table:table-cell office:value-type="float" office:value="465016">
            <text:p>465016</text:p>
          </table:table-cell>
          <table:table-cell office:value-type="float" office:value="132216">
            <text:p>132216</text:p>
          </table:table-cell>
          <table:table-cell office:value-type="float" office:value="326410">
            <text:p>326410</text:p>
          </table:table-cell>
          <table:table-cell office:value-type="float" office:value="2">
            <text:p>2</text:p>
          </table:table-cell>
          <table:table-cell office:value-type="float" office:value="402880">
            <text:p>402880</text:p>
          </table:table-cell>
          <table:table-cell office:value-type="float" office:value="8">
            <text:p>8</text:p>
          </table:table-cell>
          <table:table-cell office:value-type="float" office:value="5188685">
            <text:p>5188685</text:p>
          </table:table-cell>
          <table:table-cell office:value-type="float" office:value="47">
            <text:p>47</text:p>
          </table:table-cell>
          <table:table-cell office:value-type="float" office:value="2881">
            <text:p>2881</text:p>
          </table:table-cell>
          <table:table-cell office:value-type="float" office:value="57">
            <text:p>57</text:p>
          </table:table-cell>
          <table:table-cell office:value-type="float" office:value="452881">
            <text:p>452881</text:p>
          </table:table-cell>
          <table:table-cell office:value-type="float" office:value="57">
            <text:p>57</text:p>
          </table:table-cell>
          <table:table-cell office:value-type="float" office:value="188685">
            <text:p>188685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11">
            <text:p>2001011</text:p>
          </table:table-cell>
          <table:table-cell table:style-name="ce1" office:value-type="string">
            <text:p>212431</text:p>
          </table:table-cell>
          <table:table-cell office:value-type="float" office:value="6">
            <text:p>6</text:p>
          </table:table-cell>
          <table:table-cell office:value-type="string">
            <text:p>Gmünd-Lieser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7];2)+(RIGHT(LEFT([.L7];4);2)*60+RIGHT([.L7];2))/3600" office:value-type="float" office:value="46.9058333333333">
            <text:p>46.9058333333</text:p>
          </table:table-cell>
          <table:table-cell table:formula="of:=LEFT([.M7];2)+(RIGHT(LEFT([.M7];4);2)*60+RIGHT([.M7];2))/3600" office:value-type="float" office:value="13.5372222222222">
            <text:p>13.5372222222</text:p>
          </table:table-cell>
          <table:table-cell office:value-type="float" office:value="415528">
            <text:p>415528</text:p>
          </table:table-cell>
          <table:table-cell office:value-type="float" office:value="333993">
            <text:p>333993</text:p>
          </table:table-cell>
          <table:table-cell office:value-type="float" office:value="465421">
            <text:p>465421</text:p>
          </table:table-cell>
          <table:table-cell office:value-type="float" office:value="133214">
            <text:p>133214</text:p>
          </table:table-cell>
          <table:table-cell office:value-type="float" office:value="333992">
            <text:p>333992</text:p>
          </table:table-cell>
          <table:table-cell office:value-type="float" office:value="6">
            <text:p>6</text:p>
          </table:table-cell>
          <table:table-cell office:value-type="float" office:value="415527">
            <text:p>415527</text:p>
          </table:table-cell>
          <table:table-cell office:value-type="float" office:value="8">
            <text:p>8</text:p>
          </table:table-cell>
          <table:table-cell office:value-type="float" office:value="5196269">
            <text:p>5196269</text:p>
          </table:table-cell>
          <table:table-cell office:value-type="float" office:value="81">
            <text:p>81</text:p>
          </table:table-cell>
          <table:table-cell office:value-type="float" office:value="15532">
            <text:p>15532</text:p>
          </table:table-cell>
          <table:table-cell office:value-type="float" office:value="25">
            <text:p>25</text:p>
          </table:table-cell>
          <table:table-cell office:value-type="float" office:value="465532">
            <text:p>465532</text:p>
          </table:table-cell>
          <table:table-cell office:value-type="float" office:value="25">
            <text:p>25</text:p>
          </table:table-cell>
          <table:table-cell office:value-type="float" office:value="196269">
            <text:p>196269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17">
            <text:p>2001017</text:p>
          </table:table-cell>
          <table:table-cell table:style-name="ce1" office:value-type="string">
            <text:p>212498</text:p>
          </table:table-cell>
          <table:table-cell office:value-type="float" office:value="7">
            <text:p>7</text:p>
          </table:table-cell>
          <table:table-cell office:value-type="string">
            <text:p>Sandriesen</text:p>
          </table:table-cell>
          <table:table-cell office:value-type="string">
            <text:p>Malta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8];2)+(RIGHT(LEFT([.L8];4);2)*60+RIGHT([.L8];2))/3600" office:value-type="float" office:value="46.9125">
            <text:p>46.9125</text:p>
          </table:table-cell>
          <table:table-cell table:formula="of:=LEFT([.M8];2)+(RIGHT(LEFT([.M8];4);2)*60+RIGHT([.M8];2))/3600" office:value-type="float" office:value="13.5333333333333">
            <text:p>13.5333333333</text:p>
          </table:table-cell>
          <table:table-cell office:value-type="float" office:value="415230">
            <text:p>415230</text:p>
          </table:table-cell>
          <table:table-cell office:value-type="float" office:value="334733">
            <text:p>334733</text:p>
          </table:table-cell>
          <table:table-cell office:value-type="float" office:value="465445">
            <text:p>465445</text:p>
          </table:table-cell>
          <table:table-cell office:value-type="float" office:value="133200">
            <text:p>133200</text:p>
          </table:table-cell>
          <table:table-cell office:value-type="float" office:value="334732">
            <text:p>334732</text:p>
          </table:table-cell>
          <table:table-cell office:value-type="float" office:value="82">
            <text:p>82</text:p>
          </table:table-cell>
          <table:table-cell office:value-type="float" office:value="415229">
            <text:p>415229</text:p>
          </table:table-cell>
          <table:table-cell office:value-type="float" office:value="78">
            <text:p>78</text:p>
          </table:table-cell>
          <table:table-cell office:value-type="float" office:value="5197010">
            <text:p>5197010</text:p>
          </table:table-cell>
          <table:table-cell office:value-type="float" office:value="26">
            <text:p>26</text:p>
          </table:table-cell>
          <table:table-cell office:value-type="float" office:value="15234">
            <text:p>15234</text:p>
          </table:table-cell>
          <table:table-cell office:value-type="float" office:value="17">
            <text:p>17</text:p>
          </table:table-cell>
          <table:table-cell office:value-type="float" office:value="465234">
            <text:p>465234</text:p>
          </table:table-cell>
          <table:table-cell office:value-type="float" office:value="17">
            <text:p>17</text:p>
          </table:table-cell>
          <table:table-cell office:value-type="float" office:value="197010">
            <text:p>19701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18">
            <text:p>2001018</text:p>
          </table:table-cell>
          <table:table-cell table:style-name="ce1" office:value-type="string">
            <text:p>212514</text:p>
          </table:table-cell>
          <table:table-cell office:value-type="float" office:value="8">
            <text:p>8</text:p>
          </table:table-cell>
          <table:table-cell office:value-type="string">
            <text:p>Millstatt</text:p>
          </table:table-cell>
          <table:table-cell office:value-type="string">
            <text:p>Millstätter 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9];2)+(RIGHT(LEFT([.L9];4);2)*60+RIGHT([.L9];2))/3600" office:value-type="float" office:value="46.8008333333333">
            <text:p>46.8008333333</text:p>
          </table:table-cell>
          <table:table-cell table:formula="of:=LEFT([.M9];2)+(RIGHT(LEFT([.M9];4);2)*60+RIGHT([.M9];2))/3600" office:value-type="float" office:value="13.5741666666667">
            <text:p>13.5741666667</text:p>
          </table:table-cell>
          <table:table-cell office:value-type="float" office:value="418378">
            <text:p>418378</text:p>
          </table:table-cell>
          <table:table-cell office:value-type="float" office:value="322333">
            <text:p>322333</text:p>
          </table:table-cell>
          <table:table-cell office:value-type="float" office:value="464803">
            <text:p>464803</text:p>
          </table:table-cell>
          <table:table-cell office:value-type="float" office:value="133427">
            <text:p>133427</text:p>
          </table:table-cell>
          <table:table-cell office:value-type="float" office:value="322332">
            <text:p>322332</text:p>
          </table:table-cell>
          <table:table-cell office:value-type="float" office:value="9">
            <text:p>9</text:p>
          </table:table-cell>
          <table:table-cell office:value-type="float" office:value="418377">
            <text:p>418377</text:p>
          </table:table-cell>
          <table:table-cell office:value-type="float" office:value="6">
            <text:p>6</text:p>
          </table:table-cell>
          <table:table-cell office:value-type="float" office:value="5184606">
            <text:p>5184606</text:p>
          </table:table-cell>
          <table:table-cell office:value-type="float" office:value="76">
            <text:p>76</text:p>
          </table:table-cell>
          <table:table-cell office:value-type="float" office:value="18382">
            <text:p>18382</text:p>
          </table:table-cell>
          <table:table-cell office:value-type="float" office:value="5">
            <text:p>5</text:p>
          </table:table-cell>
          <table:table-cell office:value-type="float" office:value="468382">
            <text:p>468382</text:p>
          </table:table-cell>
          <table:table-cell office:value-type="float" office:value="5">
            <text:p>5</text:p>
          </table:table-cell>
          <table:table-cell office:value-type="float" office:value="184606">
            <text:p>184606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20">
            <text:p>2001020</text:p>
          </table:table-cell>
          <table:table-cell table:style-name="ce1" office:value-type="string">
            <text:p>212530</text:p>
          </table:table-cell>
          <table:table-cell office:value-type="float" office:value="9">
            <text:p>9</text:p>
          </table:table-cell>
          <table:table-cell office:value-type="string">
            <text:p>Spittal - Fasan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10];2)+(RIGHT(LEFT([.L10];4);2)*60+RIGHT([.L10];2))/3600" office:value-type="float" office:value="46.8077777777778">
            <text:p>46.8077777778</text:p>
          </table:table-cell>
          <table:table-cell table:formula="of:=LEFT([.M10];2)+(RIGHT(LEFT([.M10];4);2)*60+RIGHT([.M10];2))/3600" office:value-type="float" office:value="13.4955555555556">
            <text:p>13.4955555556</text:p>
          </table:table-cell>
          <table:table-cell office:value-type="float" office:value="412377">
            <text:p>412377</text:p>
          </table:table-cell>
          <table:table-cell office:value-type="float" office:value="323088">
            <text:p>323088</text:p>
          </table:table-cell>
          <table:table-cell office:value-type="float" office:value="464828">
            <text:p>464828</text:p>
          </table:table-cell>
          <table:table-cell office:value-type="float" office:value="132944">
            <text:p>132944</text:p>
          </table:table-cell>
          <table:table-cell office:value-type="float" office:value="323088">
            <text:p>323088</text:p>
          </table:table-cell>
          <table:table-cell office:value-type="float" office:value="412377">
            <text:p>412377</text:p>
          </table:table-cell>
          <table:table-cell office:value-type="float" office:value="5185362">
            <text:p>5185362</text:p>
          </table:table-cell>
          <table:table-cell office:value-type="float" office:value="24">
            <text:p>24</text:p>
          </table:table-cell>
          <table:table-cell office:value-type="float" office:value="12380">
            <text:p>12380</text:p>
          </table:table-cell>
          <table:table-cell office:value-type="float" office:value="3">
            <text:p>3</text:p>
          </table:table-cell>
          <table:table-cell office:value-type="float" office:value="462380">
            <text:p>462380</text:p>
          </table:table-cell>
          <table:table-cell office:value-type="float" office:value="3">
            <text:p>3</text:p>
          </table:table-cell>
          <table:table-cell office:value-type="float" office:value="185362">
            <text:p>18536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2001022">
            <text:p>2001022</text:p>
          </table:table-cell>
          <table:table-cell table:style-name="ce1" office:value-type="string">
            <text:p>212563</text:p>
          </table:table-cell>
          <table:table-cell office:value-type="float" office:value="10">
            <text:p>10</text:p>
          </table:table-cell>
          <table:table-cell office:value-type="string">
            <text:p>Techendorf</text:p>
          </table:table-cell>
          <table:table-cell office:value-type="string">
            <text:p>Weissen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11];2)+(RIGHT(LEFT([.L11];4);2)*60+RIGHT([.L11];2))/3600" office:value-type="float" office:value="46.7136111111111">
            <text:p>46.7136111111</text:p>
          </table:table-cell>
          <table:table-cell table:formula="of:=LEFT([.M11];2)+(RIGHT(LEFT([.M11];4);2)*60+RIGHT([.M11];2))/3600" office:value-type="float" office:value="13.2955555555556">
            <text:p>13.2955555556</text:p>
          </table:table-cell>
          <table:table-cell office:value-type="float" office:value="397113">
            <text:p>397113</text:p>
          </table:table-cell>
          <table:table-cell office:value-type="float" office:value="312612">
            <text:p>312612</text:p>
          </table:table-cell>
          <table:table-cell office:value-type="float" office:value="464249">
            <text:p>464249</text:p>
          </table:table-cell>
          <table:table-cell office:value-type="float" office:value="131744">
            <text:p>131744</text:p>
          </table:table-cell>
          <table:table-cell office:value-type="float" office:value="312612">
            <text:p>312612</text:p>
          </table:table-cell>
          <table:table-cell office:value-type="float" office:value="3">
            <text:p>3</text:p>
          </table:table-cell>
          <table:table-cell office:value-type="float" office:value="397112">
            <text:p>397112</text:p>
          </table:table-cell>
          <table:table-cell office:value-type="float" office:value="5">
            <text:p>5</text:p>
          </table:table-cell>
          <table:table-cell office:value-type="float" office:value="5174883">
            <text:p>5174883</text:p>
          </table:table-cell>
          <table:table-cell office:value-type="float" office:value="98">
            <text:p>98</text:p>
          </table:table-cell>
          <table:table-cell office:value-type="float" office:value="-2888">
            <text:p>-2888</text:p>
          </table:table-cell>
          <table:table-cell office:value-type="float" office:value="23">
            <text:p>23</text:p>
          </table:table-cell>
          <table:table-cell office:value-type="float" office:value="447111">
            <text:p>447111</text:p>
          </table:table-cell>
          <table:table-cell office:value-type="float" office:value="77">
            <text:p>77</text:p>
          </table:table-cell>
          <table:table-cell office:value-type="float" office:value="174883">
            <text:p>174883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30">
            <text:p>2001030</text:p>
          </table:table-cell>
          <table:table-cell table:style-name="ce1" office:value-type="string">
            <text:p>212647</text:p>
          </table:table-cell>
          <table:table-cell office:value-type="float" office:value="11">
            <text:p>11</text:p>
          </table:table-cell>
          <table:table-cell office:value-type="string">
            <text:p>Mauthe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L12];2)+(RIGHT(LEFT([.L12];4);2)*60+RIGHT([.L12];2))/3600" office:value-type="float" office:value="46.6686111111111">
            <text:p>46.6686111111</text:p>
          </table:table-cell>
          <table:table-cell table:formula="of:=LEFT([.M12];2)+(RIGHT(LEFT([.M12];4);2)*60+RIGHT([.M12];2))/3600" office:value-type="float" office:value="13.0002777777778">
            <text:p>13.0002777778</text:p>
          </table:table-cell>
          <table:table-cell office:value-type="float" office:value="374522">
            <text:p>374522</text:p>
          </table:table-cell>
          <table:table-cell office:value-type="float" office:value="307665">
            <text:p>307665</text:p>
          </table:table-cell>
          <table:table-cell office:value-type="float" office:value="464007">
            <text:p>464007</text:p>
          </table:table-cell>
          <table:table-cell office:value-type="float" office:value="130001">
            <text:p>130001</text:p>
          </table:table-cell>
          <table:table-cell office:value-type="float" office:value="307665">
            <text:p>307665</text:p>
          </table:table-cell>
          <table:table-cell office:value-type="float" office:value="4">
            <text:p>4</text:p>
          </table:table-cell>
          <table:table-cell office:value-type="float" office:value="374522">
            <text:p>374522</text:p>
          </table:table-cell>
          <table:table-cell office:value-type="float" office:value="1">
            <text:p>1</text:p>
          </table:table-cell>
          <table:table-cell office:value-type="float" office:value="5169935">
            <text:p>5169935</text:p>
          </table:table-cell>
          <table:table-cell office:value-type="float" office:value="15">
            <text:p>15</text:p>
          </table:table-cell>
          <table:table-cell office:value-type="float" office:value="-25483">
            <text:p>-25483</text:p>
          </table:table-cell>
          <table:table-cell office:value-type="float" office:value="99">
            <text:p>99</text:p>
          </table:table-cell>
          <table:table-cell office:value-type="float" office:value="424516">
            <text:p>424516</text:p>
          </table:table-cell>
          <table:table-cell office:value-type="float" office:value="1">
            <text:p>1</text:p>
          </table:table-cell>
          <table:table-cell office:value-type="float" office:value="169935">
            <text:p>16993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33">
            <text:p>2001033</text:p>
          </table:table-cell>
          <table:table-cell table:style-name="ce1" office:value-type="string">
            <text:p>212670</text:p>
          </table:table-cell>
          <table:table-cell office:value-type="float" office:value="12">
            <text:p>12</text:p>
          </table:table-cell>
          <table:table-cell office:value-type="string">
            <text:p>Rattendorf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L13];2)+(RIGHT(LEFT([.L13];4);2)*60+RIGHT([.L13];2))/3600" office:value-type="float" office:value="46.6238888888889">
            <text:p>46.6238888889</text:p>
          </table:table-cell>
          <table:table-cell table:formula="of:=LEFT([.M13];2)+(RIGHT(LEFT([.M13];4);2)*60+RIGHT([.M13];2))/3600" office:value-type="float" office:value="13.2544444444444">
            <text:p>13.2544444444</text:p>
          </table:table-cell>
          <table:table-cell office:value-type="float" office:value="393960">
            <text:p>393960</text:p>
          </table:table-cell>
          <table:table-cell office:value-type="float" office:value="302644">
            <text:p>302644</text:p>
          </table:table-cell>
          <table:table-cell office:value-type="float" office:value="463726">
            <text:p>463726</text:p>
          </table:table-cell>
          <table:table-cell office:value-type="float" office:value="131516">
            <text:p>131516</text:p>
          </table:table-cell>
          <table:table-cell office:value-type="float" office:value="302644">
            <text:p>302644</text:p>
          </table:table-cell>
          <table:table-cell office:value-type="float" office:value="3">
            <text:p>3</text:p>
          </table:table-cell>
          <table:table-cell office:value-type="float" office:value="393960">
            <text:p>393960</text:p>
          </table:table-cell>
          <table:table-cell office:value-type="float" office:value="2">
            <text:p>2</text:p>
          </table:table-cell>
          <table:table-cell office:value-type="float" office:value="5164913">
            <text:p>5164913</text:p>
          </table:table-cell>
          <table:table-cell office:value-type="float" office:value="59">
            <text:p>59</text:p>
          </table:table-cell>
          <table:table-cell office:value-type="float" office:value="-6041">
            <text:p>-6041</text:p>
          </table:table-cell>
          <table:table-cell office:value-type="float" office:value="18">
            <text:p>18</text:p>
          </table:table-cell>
          <table:table-cell office:value-type="float" office:value="443958">
            <text:p>443958</text:p>
          </table:table-cell>
          <table:table-cell office:value-type="float" office:value="82">
            <text:p>82</text:p>
          </table:table-cell>
          <table:table-cell office:value-type="float" office:value="164913">
            <text:p>164913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37">
            <text:p>2001037</text:p>
          </table:table-cell>
          <table:table-cell table:style-name="ce1" office:value-type="string">
            <text:p>212746</text:p>
          </table:table-cell>
          <table:table-cell office:value-type="float" office:value="13">
            <text:p>13</text:p>
          </table:table-cell>
          <table:table-cell office:value-type="string">
            <text:p>Presseggen</text:p>
          </table:table-cell>
          <table:table-cell office:value-type="string">
            <text:p>Pressegger See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L14];2)+(RIGHT(LEFT([.L14];4);2)*60+RIGHT([.L14];2))/3600" office:value-type="float" office:value="46.6288888888889">
            <text:p>46.6288888889</text:p>
          </table:table-cell>
          <table:table-cell table:formula="of:=LEFT([.M14];2)+(RIGHT(LEFT([.M14];4);2)*60+RIGHT([.M14];2))/3600" office:value-type="float" office:value="13.4358333333333">
            <text:p>13.4358333333</text:p>
          </table:table-cell>
          <table:table-cell office:value-type="float" office:value="407847">
            <text:p>407847</text:p>
          </table:table-cell>
          <table:table-cell office:value-type="float" office:value="303202">
            <text:p>303202</text:p>
          </table:table-cell>
          <table:table-cell office:value-type="float" office:value="463744">
            <text:p>463744</text:p>
          </table:table-cell>
          <table:table-cell office:value-type="float" office:value="132609">
            <text:p>132609</text:p>
          </table:table-cell>
          <table:table-cell office:value-type="float" office:value="303201">
            <text:p>303201</text:p>
          </table:table-cell>
          <table:table-cell office:value-type="float" office:value="6">
            <text:p>6</text:p>
          </table:table-cell>
          <table:table-cell office:value-type="float" office:value="407846">
            <text:p>407846</text:p>
          </table:table-cell>
          <table:table-cell office:value-type="float" office:value="8">
            <text:p>8</text:p>
          </table:table-cell>
          <table:table-cell office:value-type="float" office:value="5165470">
            <text:p>5165470</text:p>
          </table:table-cell>
          <table:table-cell office:value-type="float" office:value="99">
            <text:p>99</text:p>
          </table:table-cell>
          <table:table-cell office:value-type="float" office:value="7848">
            <text:p>7848</text:p>
          </table:table-cell>
          <table:table-cell office:value-type="float" office:value="55">
            <text:p>55</text:p>
          </table:table-cell>
          <table:table-cell office:value-type="float" office:value="457848">
            <text:p>457848</text:p>
          </table:table-cell>
          <table:table-cell office:value-type="float" office:value="55">
            <text:p>55</text:p>
          </table:table-cell>
          <table:table-cell office:value-type="float" office:value="165470">
            <text:p>16547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38">
            <text:p>2001038</text:p>
          </table:table-cell>
          <table:table-cell table:style-name="ce1" office:value-type="string">
            <text:p>212753</text:p>
          </table:table-cell>
          <table:table-cell office:value-type="float" office:value="14">
            <text:p>14</text:p>
          </table:table-cell>
          <table:table-cell office:value-type="string">
            <text:p>Nötsch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L15];2)+(RIGHT(LEFT([.L15];4);2)*60+RIGHT([.L15];2))/3600" office:value-type="float" office:value="46.5819444444445">
            <text:p>46.5819444444</text:p>
          </table:table-cell>
          <table:table-cell table:formula="of:=LEFT([.M15];2)+(RIGHT(LEFT([.M15];4);2)*60+RIGHT([.M15];2))/3600" office:value-type="float" office:value="13.6158333333333">
            <text:p>13.6158333333</text:p>
          </table:table-cell>
          <table:table-cell office:value-type="float" office:value="421646">
            <text:p>421646</text:p>
          </table:table-cell>
          <table:table-cell office:value-type="float" office:value="298019">
            <text:p>298019</text:p>
          </table:table-cell>
          <table:table-cell office:value-type="float" office:value="463455">
            <text:p>463455</text:p>
          </table:table-cell>
          <table:table-cell office:value-type="float" office:value="133657">
            <text:p>133657</text:p>
          </table:table-cell>
          <table:table-cell office:value-type="float" office:value="298019">
            <text:p>298019</text:p>
          </table:table-cell>
          <table:table-cell office:value-type="float" office:value="6">
            <text:p>6</text:p>
          </table:table-cell>
          <table:table-cell office:value-type="float" office:value="421645">
            <text:p>421645</text:p>
          </table:table-cell>
          <table:table-cell office:value-type="float" office:value="57">
            <text:p>57</text:p>
          </table:table-cell>
          <table:table-cell office:value-type="float" office:value="5160286">
            <text:p>5160286</text:p>
          </table:table-cell>
          <table:table-cell office:value-type="float" office:value="8">
            <text:p>8</text:p>
          </table:table-cell>
          <table:table-cell office:value-type="float" office:value="21650">
            <text:p>21650</text:p>
          </table:table-cell>
          <table:table-cell office:value-type="float" office:value="1">
            <text:p>1</text:p>
          </table:table-cell>
          <table:table-cell office:value-type="float" office:value="471650">
            <text:p>471650</text:p>
          </table:table-cell>
          <table:table-cell office:value-type="float" office:value="1">
            <text:p>1</text:p>
          </table:table-cell>
          <table:table-cell office:value-type="float" office:value="160286">
            <text:p>160286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39">
            <text:p>2001039</text:p>
          </table:table-cell>
          <table:table-cell table:style-name="ce1" office:value-type="string">
            <text:p>212761</text:p>
          </table:table-cell>
          <table:table-cell office:value-type="float" office:value="15">
            <text:p>15</text:p>
          </table:table-cell>
          <table:table-cell office:value-type="string">
            <text:p>Thörl</text:p>
          </table:table-cell>
          <table:table-cell office:value-type="string">
            <text:p>Gailitz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L16];2)+(RIGHT(LEFT([.L16];4);2)*60+RIGHT([.L16];2))/3600" office:value-type="float" office:value="46.5386111111111">
            <text:p>46.5386111111</text:p>
          </table:table-cell>
          <table:table-cell table:formula="of:=LEFT([.M16];2)+(RIGHT(LEFT([.M16];4);2)*60+RIGHT([.M16];2))/3600" office:value-type="float" office:value="13.65">
            <text:p>13.65</text:p>
          </table:table-cell>
          <table:table-cell office:value-type="float" office:value="424283">
            <text:p>424283</text:p>
          </table:table-cell>
          <table:table-cell office:value-type="float" office:value="293214">
            <text:p>293214</text:p>
          </table:table-cell>
          <table:table-cell office:value-type="float" office:value="463219">
            <text:p>463219</text:p>
          </table:table-cell>
          <table:table-cell office:value-type="float" office:value="133900">
            <text:p>133900</text:p>
          </table:table-cell>
          <table:table-cell office:value-type="float" office:value="293214">
            <text:p>293214</text:p>
          </table:table-cell>
          <table:table-cell office:value-type="float" office:value="14">
            <text:p>14</text:p>
          </table:table-cell>
          <table:table-cell office:value-type="float" office:value="424283">
            <text:p>424283</text:p>
          </table:table-cell>
          <table:table-cell office:value-type="float" office:value="13">
            <text:p>13</text:p>
          </table:table-cell>
          <table:table-cell office:value-type="float" office:value="5155480">
            <text:p>5155480</text:p>
          </table:table-cell>
          <table:table-cell office:value-type="float" office:value="7">
            <text:p>7</text:p>
          </table:table-cell>
          <table:table-cell office:value-type="float" office:value="24287">
            <text:p>24287</text:p>
          </table:table-cell>
          <table:table-cell office:value-type="float" office:value="9">
            <text:p>9</text:p>
          </table:table-cell>
          <table:table-cell office:value-type="float" office:value="474287">
            <text:p>474287</text:p>
          </table:table-cell>
          <table:table-cell office:value-type="float" office:value="9">
            <text:p>9</text:p>
          </table:table-cell>
          <table:table-cell office:value-type="float" office:value="155480">
            <text:p>15548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41">
            <text:p>2001041</text:p>
          </table:table-cell>
          <table:table-cell table:style-name="ce1" office:value-type="string">
            <text:p>212787</text:p>
          </table:table-cell>
          <table:table-cell office:value-type="float" office:value="16">
            <text:p>16</text:p>
          </table:table-cell>
          <table:table-cell office:value-type="string">
            <text:p>Federau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L17];2)+(RIGHT(LEFT([.L17];4);2)*60+RIGHT([.L17];2))/3600" office:value-type="float" office:value="46.5697222222222">
            <text:p>46.5697222222</text:p>
          </table:table-cell>
          <table:table-cell table:formula="of:=LEFT([.M17];2)+(RIGHT(LEFT([.M17];4);2)*60+RIGHT([.M17];2))/3600" office:value-type="float" office:value="13.8155555555556">
            <text:p>13.8155555556</text:p>
          </table:table-cell>
          <table:table-cell office:value-type="float" office:value="436957">
            <text:p>436957</text:p>
          </table:table-cell>
          <table:table-cell office:value-type="float" office:value="296737">
            <text:p>296737</text:p>
          </table:table-cell>
          <table:table-cell office:value-type="float" office:value="463411">
            <text:p>463411</text:p>
          </table:table-cell>
          <table:table-cell office:value-type="float" office:value="134856">
            <text:p>134856</text:p>
          </table:table-cell>
          <table:table-cell office:value-type="float" office:value="296736">
            <text:p>296736</text:p>
          </table:table-cell>
          <table:table-cell office:value-type="float" office:value="5">
            <text:p>5</text:p>
          </table:table-cell>
          <table:table-cell office:value-type="float" office:value="436956">
            <text:p>436956</text:p>
          </table:table-cell>
          <table:table-cell office:value-type="float" office:value="9">
            <text:p>9</text:p>
          </table:table-cell>
          <table:table-cell office:value-type="float" office:value="5159002">
            <text:p>5159002</text:p>
          </table:table-cell>
          <table:table-cell office:value-type="float" office:value="82">
            <text:p>82</text:p>
          </table:table-cell>
          <table:table-cell office:value-type="float" office:value="36964">
            <text:p>36964</text:p>
          </table:table-cell>
          <table:table-cell office:value-type="float" office:value="81">
            <text:p>81</text:p>
          </table:table-cell>
          <table:table-cell office:value-type="float" office:value="486964">
            <text:p>486964</text:p>
          </table:table-cell>
          <table:table-cell office:value-type="float" office:value="81">
            <text:p>81</text:p>
          </table:table-cell>
          <table:table-cell office:value-type="float" office:value="159002">
            <text:p>159002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42">
            <text:p>2001042</text:p>
          </table:table-cell>
          <table:table-cell table:style-name="ce1" office:value-type="string">
            <text:p>212795</text:p>
          </table:table-cell>
          <table:table-cell office:value-type="float" office:value="17">
            <text:p>17</text:p>
          </table:table-cell>
          <table:table-cell office:value-type="string">
            <text:p>Faak</text:p>
          </table:table-cell>
          <table:table-cell office:value-type="string">
            <text:p>Faak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L18];2)+(RIGHT(LEFT([.L18];4);2)*60+RIGHT([.L18];2))/3600" office:value-type="float" office:value="46.5777777777778">
            <text:p>46.5777777778</text:p>
          </table:table-cell>
          <table:table-cell table:formula="of:=LEFT([.M18];2)+(RIGHT(LEFT([.M18];4);2)*60+RIGHT([.M18];2))/3600" office:value-type="float" office:value="13.9161111111111">
            <text:p>13.9161111111</text:p>
          </table:table-cell>
          <table:table-cell office:value-type="float" office:value="444656">
            <text:p>444656</text:p>
          </table:table-cell>
          <table:table-cell office:value-type="float" office:value="297685">
            <text:p>297685</text:p>
          </table:table-cell>
          <table:table-cell office:value-type="float" office:value="463440">
            <text:p>463440</text:p>
          </table:table-cell>
          <table:table-cell office:value-type="float" office:value="135458">
            <text:p>135458</text:p>
          </table:table-cell>
          <table:table-cell office:value-type="float" office:value="297684">
            <text:p>297684</text:p>
          </table:table-cell>
          <table:table-cell office:value-type="float" office:value="56">
            <text:p>56</text:p>
          </table:table-cell>
          <table:table-cell office:value-type="float" office:value="444656">
            <text:p>444656</text:p>
          </table:table-cell>
          <table:table-cell office:value-type="float" office:value="43">
            <text:p>43</text:p>
          </table:table-cell>
          <table:table-cell office:value-type="float" office:value="5159950">
            <text:p>5159950</text:p>
          </table:table-cell>
          <table:table-cell office:value-type="float" office:value="31">
            <text:p>31</text:p>
          </table:table-cell>
          <table:table-cell office:value-type="float" office:value="44666">
            <text:p>44666</text:p>
          </table:table-cell>
          <table:table-cell office:value-type="float" office:value="22">
            <text:p>22</text:p>
          </table:table-cell>
          <table:table-cell office:value-type="float" office:value="494666">
            <text:p>494666</text:p>
          </table:table-cell>
          <table:table-cell office:value-type="float" office:value="22">
            <text:p>22</text:p>
          </table:table-cell>
          <table:table-cell office:value-type="float" office:value="159950">
            <text:p>159950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float" office:value="2001047">
            <text:p>2001047</text:p>
          </table:table-cell>
          <table:table-cell table:style-name="ce1" office:value-type="string">
            <text:p>212852</text:p>
          </table:table-cell>
          <table:table-cell office:value-type="float" office:value="18">
            <text:p>18</text:p>
          </table:table-cell>
          <table:table-cell office:value-type="string">
            <text:p>Miklauzhof</text:p>
          </table:table-cell>
          <table:table-cell office:value-type="string">
            <text:p>Vellach</text:p>
          </table:table-cell>
          <table:table-cell office:value-type="string">
            <text:p>Kärnten</text:p>
          </table:table-cell>
          <table:table-cell office:value-type="string">
            <text:p>Völkermarkt</text:p>
          </table:table-cell>
          <table:table-cell table:formula="of:=LEFT([.L19];2)+(RIGHT(LEFT([.L19];4);2)*60+RIGHT([.L19];2))/3600" office:value-type="float" office:value="46.5375">
            <text:p>46.5375</text:p>
          </table:table-cell>
          <table:table-cell table:formula="of:=LEFT([.M19];2)+(RIGHT(LEFT([.M19];4);2)*60+RIGHT([.M19];2))/3600" office:value-type="float" office:value="14.5944444444444">
            <text:p>14.5944444444</text:p>
          </table:table-cell>
          <table:table-cell office:value-type="float" office:value="496704">
            <text:p>496704</text:p>
          </table:table-cell>
          <table:table-cell office:value-type="float" office:value="293826">
            <text:p>293826</text:p>
          </table:table-cell>
          <table:table-cell office:value-type="float" office:value="463215">
            <text:p>463215</text:p>
          </table:table-cell>
          <table:table-cell office:value-type="float" office:value="143540">
            <text:p>143540</text:p>
          </table:table-cell>
          <table:table-cell office:value-type="float" office:value="293825">
            <text:p>293825</text:p>
          </table:table-cell>
          <table:table-cell office:value-type="float" office:value="5">
            <text:p>5</text:p>
          </table:table-cell>
          <table:table-cell office:value-type="float" office:value="496704">
            <text:p>496704</text:p>
          </table:table-cell>
          <table:table-cell office:value-type="float" office:value="3">
            <text:p>3</text:p>
          </table:table-cell>
          <table:table-cell office:value-type="float" office:value="5156080">
            <text:p>5156080</text:p>
          </table:table-cell>
          <table:table-cell office:value-type="float" office:value="75">
            <text:p>75</text:p>
          </table:table-cell>
          <table:table-cell office:value-type="float" office:value="96727">
            <text:p>96727</text:p>
          </table:table-cell>
          <table:table-cell office:value-type="float" office:value="44">
            <text:p>44</text:p>
          </table:table-cell>
          <table:table-cell office:value-type="float" office:value="546727">
            <text:p>546727</text:p>
          </table:table-cell>
          <table:table-cell office:value-type="float" office:value="44">
            <text:p>44</text:p>
          </table:table-cell>
          <table:table-cell office:value-type="float" office:value="156080">
            <text:p>156080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48">
            <text:p>2001048</text:p>
          </table:table-cell>
          <table:table-cell table:style-name="ce1" office:value-type="string">
            <text:p>212860</text:p>
          </table:table-cell>
          <table:table-cell office:value-type="float" office:value="19">
            <text:p>19</text:p>
          </table:table-cell>
          <table:table-cell office:value-type="string">
            <text:p>Maitratten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Feldkirchen</text:p>
          </table:table-cell>
          <table:table-cell table:formula="of:=LEFT([.L20];2)+(RIGHT(LEFT([.L20];4);2)*60+RIGHT([.L20];2))/3600" office:value-type="float" office:value="46.7863888888889">
            <text:p>46.7863888889</text:p>
          </table:table-cell>
          <table:table-cell table:formula="of:=LEFT([.M20];2)+(RIGHT(LEFT([.M20];4);2)*60+RIGHT([.M20];2))/3600" office:value-type="float" office:value="13.9333333333333">
            <text:p>13.9333333333</text:p>
          </table:table-cell>
          <table:table-cell office:value-type="float" office:value="445797">
            <text:p>445797</text:p>
          </table:table-cell>
          <table:table-cell office:value-type="float" office:value="320876">
            <text:p>320876</text:p>
          </table:table-cell>
          <table:table-cell office:value-type="float" office:value="464711">
            <text:p>464711</text:p>
          </table:table-cell>
          <table:table-cell office:value-type="float" office:value="135600">
            <text:p>135600</text:p>
          </table:table-cell>
          <table:table-cell office:value-type="float" office:value="320875">
            <text:p>320875</text:p>
          </table:table-cell>
          <table:table-cell office:value-type="float" office:value="9">
            <text:p>9</text:p>
          </table:table-cell>
          <table:table-cell office:value-type="float" office:value="445797">
            <text:p>445797</text:p>
          </table:table-cell>
          <table:table-cell office:value-type="float" office:value="1">
            <text:p>1</text:p>
          </table:table-cell>
          <table:table-cell office:value-type="float" office:value="5183147">
            <text:p>5183147</text:p>
          </table:table-cell>
          <table:table-cell office:value-type="float" office:value="65">
            <text:p>65</text:p>
          </table:table-cell>
          <table:table-cell office:value-type="float" office:value="45809">
            <text:p>45809</text:p>
          </table:table-cell>
          <table:table-cell office:value-type="float" office:value="54">
            <text:p>54</text:p>
          </table:table-cell>
          <table:table-cell office:value-type="float" office:value="495809">
            <text:p>495809</text:p>
          </table:table-cell>
          <table:table-cell office:value-type="float" office:value="54">
            <text:p>54</text:p>
          </table:table-cell>
          <table:table-cell office:value-type="float" office:value="183147">
            <text:p>183147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50">
            <text:p>2001050</text:p>
          </table:table-cell>
          <table:table-cell table:style-name="ce1" office:value-type="string">
            <text:p>212886</text:p>
          </table:table-cell>
          <table:table-cell office:value-type="float" office:value="20">
            <text:p>20</text:p>
          </table:table-cell>
          <table:table-cell office:value-type="string">
            <text:p>Weitensfeld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L21];2)+(RIGHT(LEFT([.L21];4);2)*60+RIGHT([.L21];2))/3600" office:value-type="float" office:value="46.85">
            <text:p>46.85</text:p>
          </table:table-cell>
          <table:table-cell table:formula="of:=LEFT([.M21];2)+(RIGHT(LEFT([.M21];4);2)*60+RIGHT([.M21];2))/3600" office:value-type="float" office:value="14.2005555555556">
            <text:p>14.2005555556</text:p>
          </table:table-cell>
          <table:table-cell office:value-type="float" office:value="466114">
            <text:p>466114</text:p>
          </table:table-cell>
          <table:table-cell office:value-type="float" office:value="328137">
            <text:p>328137</text:p>
          </table:table-cell>
          <table:table-cell office:value-type="float" office:value="465100">
            <text:p>465100</text:p>
          </table:table-cell>
          <table:table-cell office:value-type="float" office:value="141202">
            <text:p>141202</text:p>
          </table:table-cell>
          <table:table-cell office:value-type="float" office:value="328136">
            <text:p>328136</text:p>
          </table:table-cell>
          <table:table-cell office:value-type="float" office:value="7">
            <text:p>7</text:p>
          </table:table-cell>
          <table:table-cell office:value-type="float" office:value="466114">
            <text:p>466114</text:p>
          </table:table-cell>
          <table:table-cell office:value-type="float" office:value="2">
            <text:p>2</text:p>
          </table:table-cell>
          <table:table-cell office:value-type="float" office:value="5190408">
            <text:p>5190408</text:p>
          </table:table-cell>
          <table:table-cell office:value-type="float" office:value="57">
            <text:p>57</text:p>
          </table:table-cell>
          <table:table-cell office:value-type="float" office:value="66133">
            <text:p>66133</text:p>
          </table:table-cell>
          <table:table-cell office:value-type="float" office:value="67">
            <text:p>67</text:p>
          </table:table-cell>
          <table:table-cell office:value-type="float" office:value="516133">
            <text:p>516133</text:p>
          </table:table-cell>
          <table:table-cell office:value-type="float" office:value="67">
            <text:p>67</text:p>
          </table:table-cell>
          <table:table-cell office:value-type="float" office:value="190408">
            <text:p>19040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54">
            <text:p>2001054</text:p>
          </table:table-cell>
          <table:table-cell table:style-name="ce1" office:value-type="string">
            <text:p>212951</text:p>
          </table:table-cell>
          <table:table-cell office:value-type="float" office:value="21">
            <text:p>21</text:p>
          </table:table-cell>
          <table:table-cell office:value-type="string">
            <text:p>Zollfeld</text:p>
          </table:table-cell>
          <table:table-cell office:value-type="string">
            <text:p>Glan</text:p>
          </table:table-cell>
          <table:table-cell office:value-type="string">
            <text:p>Kärnten</text:p>
          </table:table-cell>
          <table:table-cell office:value-type="string">
            <text:p>St. Veit/Glan, Klagenfurt Land</text:p>
          </table:table-cell>
          <table:table-cell table:formula="of:=LEFT([.L22];2)+(RIGHT(LEFT([.L22];4);2)*60+RIGHT([.L22];2))/3600" office:value-type="float" office:value="46.7016666666667">
            <text:p>46.7016666667</text:p>
          </table:table-cell>
          <table:table-cell table:formula="of:=LEFT([.M22];2)+(RIGHT(LEFT([.M22];4);2)*60+RIGHT([.M22];2))/3600" office:value-type="float" office:value="14.3513888888889">
            <text:p>14.3513888889</text:p>
          </table:table-cell>
          <table:table-cell office:value-type="float" office:value="477829">
            <text:p>477829</text:p>
          </table:table-cell>
          <table:table-cell office:value-type="float" office:value="311794">
            <text:p>311794</text:p>
          </table:table-cell>
          <table:table-cell office:value-type="float" office:value="464206">
            <text:p>464206</text:p>
          </table:table-cell>
          <table:table-cell office:value-type="float" office:value="142105">
            <text:p>142105</text:p>
          </table:table-cell>
          <table:table-cell office:value-type="float" office:value="311794">
            <text:p>311794</text:p>
          </table:table-cell>
          <table:table-cell office:value-type="float" office:value="3">
            <text:p>3</text:p>
          </table:table-cell>
          <table:table-cell office:value-type="float" office:value="477828">
            <text:p>477828</text:p>
          </table:table-cell>
          <table:table-cell office:value-type="float" office:value="6">
            <text:p>6</text:p>
          </table:table-cell>
          <table:table-cell office:value-type="float" office:value="5174059">
            <text:p>5174059</text:p>
          </table:table-cell>
          <table:table-cell office:value-type="float" office:value="2">
            <text:p>2</text:p>
          </table:table-cell>
          <table:table-cell office:value-type="float" office:value="77849">
            <text:p>77849</text:p>
          </table:table-cell>
          <table:table-cell office:value-type="float" office:value="54">
            <text:p>54</text:p>
          </table:table-cell>
          <table:table-cell office:value-type="float" office:value="527849">
            <text:p>527849</text:p>
          </table:table-cell>
          <table:table-cell office:value-type="float" office:value="54">
            <text:p>54</text:p>
          </table:table-cell>
          <table:table-cell office:value-type="float" office:value="174059">
            <text:p>17405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56">
            <text:p>2001056</text:p>
          </table:table-cell>
          <table:table-cell table:style-name="ce1" office:value-type="string">
            <text:p>212985</text:p>
          </table:table-cell>
          <table:table-cell office:value-type="float" office:value="22">
            <text:p>22</text:p>
          </table:table-cell>
          <table:table-cell office:value-type="string">
            <text:p>Pörtschach</text:p>
          </table:table-cell>
          <table:table-cell office:value-type="string">
            <text:p>Wörther See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L23];2)+(RIGHT(LEFT([.L23];4);2)*60+RIGHT([.L23];2))/3600" office:value-type="float" office:value="46.6347222222222">
            <text:p>46.6347222222</text:p>
          </table:table-cell>
          <table:table-cell table:formula="of:=LEFT([.M23];2)+(RIGHT(LEFT([.M23];4);2)*60+RIGHT([.M23];2))/3600" office:value-type="float" office:value="14.1397222222222">
            <text:p>14.1397222222</text:p>
          </table:table-cell>
          <table:table-cell office:value-type="float" office:value="461725">
            <text:p>461725</text:p>
          </table:table-cell>
          <table:table-cell office:value-type="float" office:value="304165">
            <text:p>304165</text:p>
          </table:table-cell>
          <table:table-cell office:value-type="float" office:value="463805">
            <text:p>463805</text:p>
          </table:table-cell>
          <table:table-cell office:value-type="float" office:value="140823">
            <text:p>140823</text:p>
          </table:table-cell>
          <table:table-cell office:value-type="float" office:value="304165">
            <text:p>304165</text:p>
          </table:table-cell>
          <table:table-cell office:value-type="float" office:value="3">
            <text:p>3</text:p>
          </table:table-cell>
          <table:table-cell office:value-type="float" office:value="461724">
            <text:p>461724</text:p>
          </table:table-cell>
          <table:table-cell office:value-type="float" office:value="9">
            <text:p>9</text:p>
          </table:table-cell>
          <table:table-cell office:value-type="float" office:value="5166430">
            <text:p>5166430</text:p>
          </table:table-cell>
          <table:table-cell office:value-type="float" office:value="49">
            <text:p>49</text:p>
          </table:table-cell>
          <table:table-cell office:value-type="float" office:value="61739">
            <text:p>61739</text:p>
          </table:table-cell>
          <table:table-cell office:value-type="float" office:value="87">
            <text:p>87</text:p>
          </table:table-cell>
          <table:table-cell office:value-type="float" office:value="511739">
            <text:p>511739</text:p>
          </table:table-cell>
          <table:table-cell office:value-type="float" office:value="87">
            <text:p>87</text:p>
          </table:table-cell>
          <table:table-cell office:value-type="float" office:value="166430">
            <text:p>16643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62">
            <text:p>2001062</text:p>
          </table:table-cell>
          <table:table-cell table:style-name="ce1" office:value-type="string">
            <text:p>213041</text:p>
          </table:table-cell>
          <table:table-cell office:value-type="float" office:value="23">
            <text:p>23</text:p>
          </table:table-cell>
          <table:table-cell office:value-type="string">
            <text:p>Gumisch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L24];2)+(RIGHT(LEFT([.L24];4);2)*60+RIGHT([.L24];2))/3600" office:value-type="float" office:value="46.6066666666667">
            <text:p>46.6066666667</text:p>
          </table:table-cell>
          <table:table-cell table:formula="of:=LEFT([.M24];2)+(RIGHT(LEFT([.M24];4);2)*60+RIGHT([.M24];2))/3600" office:value-type="float" office:value="14.4788888888889">
            <text:p>14.4788888889</text:p>
          </table:table-cell>
          <table:table-cell office:value-type="float" office:value="487731">
            <text:p>487731</text:p>
          </table:table-cell>
          <table:table-cell office:value-type="float" office:value="301374">
            <text:p>301374</text:p>
          </table:table-cell>
          <table:table-cell office:value-type="float" office:value="463624">
            <text:p>463624</text:p>
          </table:table-cell>
          <table:table-cell office:value-type="float" office:value="142844">
            <text:p>142844</text:p>
          </table:table-cell>
          <table:table-cell office:value-type="float" office:value="301374">
            <text:p>301374</text:p>
          </table:table-cell>
          <table:table-cell office:value-type="float" office:value="487730">
            <text:p>487730</text:p>
          </table:table-cell>
          <table:table-cell office:value-type="float" office:value="6">
            <text:p>6</text:p>
          </table:table-cell>
          <table:table-cell office:value-type="float" office:value="5163633">
            <text:p>5163633</text:p>
          </table:table-cell>
          <table:table-cell office:value-type="float" office:value="71">
            <text:p>71</text:p>
          </table:table-cell>
          <table:table-cell office:value-type="float" office:value="87752">
            <text:p>87752</text:p>
          </table:table-cell>
          <table:table-cell office:value-type="float" office:value="68">
            <text:p>68</text:p>
          </table:table-cell>
          <table:table-cell office:value-type="float" office:value="537752">
            <text:p>537752</text:p>
          </table:table-cell>
          <table:table-cell office:value-type="float" office:value="68">
            <text:p>68</text:p>
          </table:table-cell>
          <table:table-cell office:value-type="float" office:value="163633">
            <text:p>163633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2001064">
            <text:p>2001064</text:p>
          </table:table-cell>
          <table:table-cell table:style-name="ce1" office:value-type="string">
            <text:p>213082</text:p>
          </table:table-cell>
          <table:table-cell office:value-type="float" office:value="24">
            <text:p>24</text:p>
          </table:table-cell>
          <table:table-cell office:value-type="string">
            <text:p>St Gertraud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/>
          <table:table-cell table:formula="of:=LEFT([.L25];2)+(RIGHT(LEFT([.L25];4);2)*60+RIGHT([.L25];2))/3600" office:value-type="float" office:value="46.8963888888889">
            <text:p>46.8963888889</text:p>
          </table:table-cell>
          <table:table-cell table:formula="of:=LEFT([.M25];2)+(RIGHT(LEFT([.M25];4);2)*60+RIGHT([.M25];2))/3600" office:value-type="float" office:value="11.8691666666667">
            <text:p>11.8691666667</text:p>
          </table:table-cell>
          <table:table-cell office:value-type="float" office:value="516980">
            <text:p>516980</text:p>
          </table:table-cell>
          <table:table-cell office:value-type="float" office:value="334079">
            <text:p>334079</text:p>
          </table:table-cell>
          <table:table-cell office:value-type="float" office:value="465347">
            <text:p>465347</text:p>
          </table:table-cell>
          <table:table-cell office:value-type="float" office:value="115209">
            <text:p>115209</text:p>
          </table:table-cell>
          <table:table-cell office:value-type="float" office:value="334079">
            <text:p>334079</text:p>
          </table:table-cell>
          <table:table-cell office:value-type="float" office:value="16">
            <text:p>16</text:p>
          </table:table-cell>
          <table:table-cell office:value-type="float" office:value="516979">
            <text:p>516979</text:p>
          </table:table-cell>
          <table:table-cell office:value-type="float" office:value="94">
            <text:p>94</text:p>
          </table:table-cell>
          <table:table-cell office:value-type="float" office:value="5196243">
            <text:p>5196243</text:p>
          </table:table-cell>
          <table:table-cell office:value-type="float" office:value="5">
            <text:p>5</text:p>
          </table:table-cell>
          <table:table-cell office:value-type="float" office:value="-111559">
            <text:p>-111559</text:p>
          </table:table-cell>
          <table:table-cell office:value-type="float" office:value="46">
            <text:p>46</text:p>
          </table:table-cell>
          <table:table-cell office:value-type="float" office:value="638440">
            <text:p>638440</text:p>
          </table:table-cell>
          <table:table-cell office:value-type="float" office:value="88">
            <text:p>88</text:p>
          </table:table-cell>
          <table:table-cell office:value-type="float" office:value="196240">
            <text:p>196240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01065">
            <text:p>2001065</text:p>
          </table:table-cell>
          <table:table-cell table:style-name="ce1" office:value-type="string">
            <text:p>213090</text:p>
          </table:table-cell>
          <table:table-cell office:value-type="float" office:value="25">
            <text:p>25</text:p>
          </table:table-cell>
          <table:table-cell office:value-type="string">
            <text:p>Krottendorf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L26];2)+(RIGHT(LEFT([.L26];4);2)*60+RIGHT([.L26];2))/3600" office:value-type="float" office:value="46.6636111111111">
            <text:p>46.6636111111</text:p>
          </table:table-cell>
          <table:table-cell table:formula="of:=LEFT([.M26];2)+(RIGHT(LEFT([.M26];4);2)*60+RIGHT([.M26];2))/3600" office:value-type="float" office:value="14.9455555555556">
            <text:p>14.9455555556</text:p>
          </table:table-cell>
          <table:table-cell office:value-type="float" office:value="523334">
            <text:p>523334</text:p>
          </table:table-cell>
          <table:table-cell office:value-type="float" office:value="308335">
            <text:p>308335</text:p>
          </table:table-cell>
          <table:table-cell office:value-type="float" office:value="463949">
            <text:p>463949</text:p>
          </table:table-cell>
          <table:table-cell office:value-type="float" office:value="145644">
            <text:p>145644</text:p>
          </table:table-cell>
          <table:table-cell office:value-type="float" office:value="308335">
            <text:p>308335</text:p>
          </table:table-cell>
          <table:table-cell office:value-type="float" office:value="13">
            <text:p>13</text:p>
          </table:table-cell>
          <table:table-cell office:value-type="float" office:value="523334">
            <text:p>523334</text:p>
          </table:table-cell>
          <table:table-cell office:value-type="float" office:value="9">
            <text:p>9</text:p>
          </table:table-cell>
          <table:table-cell office:value-type="float" office:value="5170264">
            <text:p>5170264</text:p>
          </table:table-cell>
          <table:table-cell office:value-type="float" office:value="-106196">
            <text:p>-106196</text:p>
          </table:table-cell>
          <table:table-cell office:value-type="float" office:value="1">
            <text:p>1</text:p>
          </table:table-cell>
          <table:table-cell office:value-type="float" office:value="643804">
            <text:p>643804</text:p>
          </table:table-cell>
          <table:table-cell office:value-type="float" office:value="31">
            <text:p>31</text:p>
          </table:table-cell>
          <table:table-cell office:value-type="float" office:value="170261">
            <text:p>17026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2001068">
            <text:p>2001068</text:p>
          </table:table-cell>
          <table:table-cell table:style-name="ce1" office:value-type="string">
            <text:p>213124</text:p>
          </table:table-cell>
          <table:table-cell office:value-type="float" office:value="26">
            <text:p>26</text:p>
          </table:table-cell>
          <table:table-cell office:value-type="string">
            <text:p>Flattach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L27];2)+(RIGHT(LEFT([.L27];4);2)*60+RIGHT([.L27];2))/3600" office:value-type="float" office:value="46.9338888888889">
            <text:p>46.9338888889</text:p>
          </table:table-cell>
          <table:table-cell table:formula="of:=LEFT([.M27];2)+(RIGHT(LEFT([.M27];4);2)*60+RIGHT([.M27];2))/3600" office:value-type="float" office:value="13.1336111111111">
            <text:p>13.1336111111</text:p>
          </table:table-cell>
          <table:table-cell office:value-type="float" office:value="384798">
            <text:p>384798</text:p>
          </table:table-cell>
          <table:table-cell office:value-type="float" office:value="337109">
            <text:p>337109</text:p>
          </table:table-cell>
          <table:table-cell office:value-type="float" office:value="465602">
            <text:p>465602</text:p>
          </table:table-cell>
          <table:table-cell office:value-type="float" office:value="130801">
            <text:p>130801</text:p>
          </table:table-cell>
          <table:table-cell office:value-type="float" office:value="337109">
            <text:p>337109</text:p>
          </table:table-cell>
          <table:table-cell office:value-type="float" office:value="3">
            <text:p>3</text:p>
          </table:table-cell>
          <table:table-cell office:value-type="float" office:value="384797">
            <text:p>384797</text:p>
          </table:table-cell>
          <table:table-cell office:value-type="float" office:value="5">
            <text:p>5</text:p>
          </table:table-cell>
          <table:table-cell office:value-type="float" office:value="5199387">
            <text:p>5199387</text:p>
          </table:table-cell>
          <table:table-cell office:value-type="float" office:value="43">
            <text:p>43</text:p>
          </table:table-cell>
          <table:table-cell office:value-type="float" office:value="-15206">
            <text:p>-15206</text:p>
          </table:table-cell>
          <table:table-cell office:value-type="float" office:value="98">
            <text:p>98</text:p>
          </table:table-cell>
          <table:table-cell office:value-type="float" office:value="434793">
            <text:p>434793</text:p>
          </table:table-cell>
          <table:table-cell office:value-type="float" office:value="2">
            <text:p>2</text:p>
          </table:table-cell>
          <table:table-cell office:value-type="float" office:value="199387">
            <text:p>199387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71">
            <text:p>2001071</text:p>
          </table:table-cell>
          <table:table-cell table:style-name="ce1" office:value-type="string">
            <text:p>213157</text:p>
          </table:table-cell>
          <table:table-cell office:value-type="float" office:value="27">
            <text:p>27</text:p>
          </table:table-cell>
          <table:table-cell office:value-type="string">
            <text:p>Launsdorf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L28];2)+(RIGHT(LEFT([.L28];4);2)*60+RIGHT([.L28];2))/3600" office:value-type="float" office:value="46.7608333333333">
            <text:p>46.7608333333</text:p>
          </table:table-cell>
          <table:table-cell table:formula="of:=LEFT([.M28];2)+(RIGHT(LEFT([.M28];4);2)*60+RIGHT([.M28];2))/3600" office:value-type="float" office:value="14.4777777777778">
            <text:p>14.4777777778</text:p>
          </table:table-cell>
          <table:table-cell office:value-type="float" office:value="487393">
            <text:p>487393</text:p>
          </table:table-cell>
          <table:table-cell office:value-type="float" office:value="318503">
            <text:p>318503</text:p>
          </table:table-cell>
          <table:table-cell office:value-type="float" office:value="464539">
            <text:p>464539</text:p>
          </table:table-cell>
          <table:table-cell office:value-type="float" office:value="142840">
            <text:p>142840</text:p>
          </table:table-cell>
          <table:table-cell office:value-type="float" office:value="318502">
            <text:p>318502</text:p>
          </table:table-cell>
          <table:table-cell office:value-type="float" office:value="9">
            <text:p>9</text:p>
          </table:table-cell>
          <table:table-cell office:value-type="float" office:value="487393">
            <text:p>487393</text:p>
          </table:table-cell>
          <table:table-cell office:value-type="float" office:value="3">
            <text:p>3</text:p>
          </table:table-cell>
          <table:table-cell office:value-type="float" office:value="5180768">
            <text:p>5180768</text:p>
          </table:table-cell>
          <table:table-cell office:value-type="float" office:value="39">
            <text:p>39</text:p>
          </table:table-cell>
          <table:table-cell office:value-type="float" office:value="87418">
            <text:p>87418</text:p>
          </table:table-cell>
          <table:table-cell office:value-type="float" office:value="6">
            <text:p>6</text:p>
          </table:table-cell>
          <table:table-cell office:value-type="float" office:value="537418">
            <text:p>537418</text:p>
          </table:table-cell>
          <table:table-cell office:value-type="float" office:value="6">
            <text:p>6</text:p>
          </table:table-cell>
          <table:table-cell office:value-type="float" office:value="180768">
            <text:p>180768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73">
            <text:p>2001073</text:p>
          </table:table-cell>
          <table:table-cell table:style-name="ce1" office:value-type="string">
            <text:p>213173</text:p>
          </table:table-cell>
          <table:table-cell office:value-type="float" office:value="28">
            <text:p>28</text:p>
          </table:table-cell>
          <table:table-cell office:value-type="string">
            <text:p>Lavamünd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Wolfsberg, Völkermarkt</text:p>
          </table:table-cell>
          <table:table-cell table:formula="of:=LEFT([.L29];2)+(RIGHT(LEFT([.L29];4);2)*60+RIGHT([.L29];2))/3600" office:value-type="float" office:value="46.6411111111111">
            <text:p>46.6411111111</text:p>
          </table:table-cell>
          <table:table-cell table:formula="of:=LEFT([.M29];2)+(RIGHT(LEFT([.M29];4);2)*60+RIGHT([.M29];2))/3600" office:value-type="float" office:value="14.9436111111111">
            <text:p>14.9436111111</text:p>
          </table:table-cell>
          <table:table-cell office:value-type="float" office:value="523230">
            <text:p>523230</text:p>
          </table:table-cell>
          <table:table-cell office:value-type="float" office:value="305818">
            <text:p>305818</text:p>
          </table:table-cell>
          <table:table-cell office:value-type="float" office:value="463828">
            <text:p>463828</text:p>
          </table:table-cell>
          <table:table-cell office:value-type="float" office:value="145637">
            <text:p>145637</text:p>
          </table:table-cell>
          <table:table-cell office:value-type="float" office:value="305818">
            <text:p>305818</text:p>
          </table:table-cell>
          <table:table-cell office:value-type="float" office:value="47">
            <text:p>47</text:p>
          </table:table-cell>
          <table:table-cell office:value-type="float" office:value="523229">
            <text:p>523229</text:p>
          </table:table-cell>
          <table:table-cell office:value-type="float" office:value="72">
            <text:p>72</text:p>
          </table:table-cell>
          <table:table-cell office:value-type="float" office:value="5168070">
            <text:p>5168070</text:p>
          </table:table-cell>
          <table:table-cell office:value-type="float" office:value="5">
            <text:p>5</text:p>
          </table:table-cell>
          <table:table-cell office:value-type="float" office:value="123248">
            <text:p>123248</text:p>
          </table:table-cell>
          <table:table-cell office:value-type="float" office:value="63">
            <text:p>63</text:p>
          </table:table-cell>
          <table:table-cell office:value-type="float" office:value="573248">
            <text:p>573248</text:p>
          </table:table-cell>
          <table:table-cell office:value-type="float" office:value="63">
            <text:p>63</text:p>
          </table:table-cell>
          <table:table-cell office:value-type="float" office:value="168070">
            <text:p>16807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75">
            <text:p>2001075</text:p>
          </table:table-cell>
          <table:table-cell table:style-name="ce1" office:value-type="string">
            <text:p>213199</text:p>
          </table:table-cell>
          <table:table-cell office:value-type="float" office:value="29">
            <text:p>29</text:p>
          </table:table-cell>
          <table:table-cell office:value-type="string">
            <text:p>Drauhofen AHP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L30];2)+(RIGHT(LEFT([.L30];4);2)*60+RIGHT([.L30];2))/3600" office:value-type="float" office:value="46.8261111111111">
            <text:p>46.8261111111</text:p>
          </table:table-cell>
          <table:table-cell table:formula="of:=LEFT([.M30];2)+(RIGHT(LEFT([.M30];4);2)*60+RIGHT([.M30];2))/3600" office:value-type="float" office:value="13.3886111111111">
            <text:p>13.3886111111</text:p>
          </table:table-cell>
          <table:table-cell office:value-type="float" office:value="404216">
            <text:p>404216</text:p>
          </table:table-cell>
          <table:table-cell office:value-type="float" office:value="325115">
            <text:p>325115</text:p>
          </table:table-cell>
          <table:table-cell office:value-type="float" office:value="464934">
            <text:p>464934</text:p>
          </table:table-cell>
          <table:table-cell office:value-type="float" office:value="132319">
            <text:p>132319</text:p>
          </table:table-cell>
          <table:table-cell office:value-type="float" office:value="325114">
            <text:p>325114</text:p>
          </table:table-cell>
          <table:table-cell office:value-type="float" office:value="6">
            <text:p>6</text:p>
          </table:table-cell>
          <table:table-cell office:value-type="float" office:value="404216">
            <text:p>404216</text:p>
          </table:table-cell>
          <table:table-cell office:value-type="float" office:value="2">
            <text:p>2</text:p>
          </table:table-cell>
          <table:table-cell office:value-type="float" office:value="5187389">
            <text:p>5187389</text:p>
          </table:table-cell>
          <table:table-cell office:value-type="float" office:value="51">
            <text:p>51</text:p>
          </table:table-cell>
          <table:table-cell office:value-type="float" office:value="4217">
            <text:p>4217</text:p>
          </table:table-cell>
          <table:table-cell office:value-type="float" office:value="32">
            <text:p>32</text:p>
          </table:table-cell>
          <table:table-cell office:value-type="float" office:value="454217">
            <text:p>454217</text:p>
          </table:table-cell>
          <table:table-cell office:value-type="float" office:value="32">
            <text:p>32</text:p>
          </table:table-cell>
          <table:table-cell office:value-type="float" office:value="187389">
            <text:p>18738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77">
            <text:p>2001077</text:p>
          </table:table-cell>
          <table:table-cell table:style-name="ce1" office:value-type="string">
            <text:p>213215</text:p>
          </table:table-cell>
          <table:table-cell office:value-type="float" office:value="30">
            <text:p>30</text:p>
          </table:table-cell>
          <table:table-cell office:value-type="string">
            <text:p>Amlach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31];2)+(RIGHT(LEFT([.L31];4);2)*60+RIGHT([.L31];2))/3600" office:value-type="float" office:value="46.7744444444444">
            <text:p>46.7744444444</text:p>
          </table:table-cell>
          <table:table-cell table:formula="of:=LEFT([.M31];2)+(RIGHT(LEFT([.M31];4);2)*60+RIGHT([.M31];2))/3600" office:value-type="float" office:value="13.5238888888889">
            <text:p>13.5238888889</text:p>
          </table:table-cell>
          <table:table-cell office:value-type="float" office:value="414548">
            <text:p>414548</text:p>
          </table:table-cell>
          <table:table-cell office:value-type="float" office:value="319390">
            <text:p>319390</text:p>
          </table:table-cell>
          <table:table-cell office:value-type="float" office:value="464628">
            <text:p>464628</text:p>
          </table:table-cell>
          <table:table-cell office:value-type="float" office:value="133126">
            <text:p>133126</text:p>
          </table:table-cell>
          <table:table-cell office:value-type="float" office:value="319389">
            <text:p>319389</text:p>
          </table:table-cell>
          <table:table-cell office:value-type="float" office:value="5">
            <text:p>5</text:p>
          </table:table-cell>
          <table:table-cell office:value-type="float" office:value="414548">
            <text:p>414548</text:p>
          </table:table-cell>
          <table:table-cell office:value-type="float" office:value="2">
            <text:p>2</text:p>
          </table:table-cell>
          <table:table-cell office:value-type="float" office:value="5181662">
            <text:p>5181662</text:p>
          </table:table-cell>
          <table:table-cell office:value-type="float" office:value="69">
            <text:p>69</text:p>
          </table:table-cell>
          <table:table-cell office:value-type="float" office:value="14551">
            <text:p>14551</text:p>
          </table:table-cell>
          <table:table-cell office:value-type="float" office:value="98">
            <text:p>98</text:p>
          </table:table-cell>
          <table:table-cell office:value-type="float" office:value="464551">
            <text:p>464551</text:p>
          </table:table-cell>
          <table:table-cell office:value-type="float" office:value="98">
            <text:p>98</text:p>
          </table:table-cell>
          <table:table-cell office:value-type="float" office:value="181662">
            <text:p>18166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82">
            <text:p>2001082</text:p>
          </table:table-cell>
          <table:table-cell table:style-name="ce1" office:value-type="string">
            <text:p>213272</text:p>
          </table:table-cell>
          <table:table-cell office:value-type="float" office:value="31">
            <text:p>31</text:p>
          </table:table-cell>
          <table:table-cell office:value-type="string">
            <text:p>St.Andrä</text:p>
          </table:table-cell>
          <table:table-cell office:value-type="string">
            <text:p>Ossiach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L32];2)+(RIGHT(LEFT([.L32];4);2)*60+RIGHT([.L32];2))/3600" office:value-type="float" office:value="46.6511111111111">
            <text:p>46.6511111111</text:p>
          </table:table-cell>
          <table:table-cell table:formula="of:=LEFT([.M32];2)+(RIGHT(LEFT([.M32];4);2)*60+RIGHT([.M32];2))/3600" office:value-type="float" office:value="13.8983333333333">
            <text:p>13.8983333333</text:p>
          </table:table-cell>
          <table:table-cell office:value-type="float" office:value="443235">
            <text:p>443235</text:p>
          </table:table-cell>
          <table:table-cell office:value-type="float" office:value="305824">
            <text:p>305824</text:p>
          </table:table-cell>
          <table:table-cell office:value-type="float" office:value="463904">
            <text:p>463904</text:p>
          </table:table-cell>
          <table:table-cell office:value-type="float" office:value="135354">
            <text:p>135354</text:p>
          </table:table-cell>
          <table:table-cell office:value-type="float" office:value="305823">
            <text:p>305823</text:p>
          </table:table-cell>
          <table:table-cell office:value-type="float" office:value="54">
            <text:p>54</text:p>
          </table:table-cell>
          <table:table-cell office:value-type="float" office:value="443234">
            <text:p>443234</text:p>
          </table:table-cell>
          <table:table-cell office:value-type="float" office:value="94">
            <text:p>94</text:p>
          </table:table-cell>
          <table:table-cell office:value-type="float" office:value="5168091">
            <text:p>5168091</text:p>
          </table:table-cell>
          <table:table-cell office:value-type="float" office:value="43">
            <text:p>43</text:p>
          </table:table-cell>
          <table:table-cell office:value-type="float" office:value="43245">
            <text:p>43245</text:p>
          </table:table-cell>
          <table:table-cell office:value-type="float" office:value="25">
            <text:p>25</text:p>
          </table:table-cell>
          <table:table-cell office:value-type="float" office:value="493245">
            <text:p>493245</text:p>
          </table:table-cell>
          <table:table-cell office:value-type="float" office:value="25">
            <text:p>25</text:p>
          </table:table-cell>
          <table:table-cell office:value-type="float" office:value="168091">
            <text:p>16809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1091">
            <text:p>2001091</text:p>
          </table:table-cell>
          <table:table-cell table:style-name="ce1" office:value-type="string">
            <text:p>213371</text:p>
          </table:table-cell>
          <table:table-cell office:value-type="float" office:value="32">
            <text:p>32</text:p>
          </table:table-cell>
          <table:table-cell office:value-type="string">
            <text:p>Fischering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L33];2)+(RIGHT(LEFT([.L33];4);2)*60+RIGHT([.L33];2))/3600" office:value-type="float" office:value="46.7844444444444">
            <text:p>46.7844444444</text:p>
          </table:table-cell>
          <table:table-cell table:formula="of:=LEFT([.M33];2)+(RIGHT(LEFT([.M33];4);2)*60+RIGHT([.M33];2))/3600" office:value-type="float" office:value="14.8352777777778">
            <text:p>14.8352777778</text:p>
          </table:table-cell>
          <table:table-cell office:value-type="float" office:value="514639">
            <text:p>514639</text:p>
          </table:table-cell>
          <table:table-cell office:value-type="float" office:value="321591">
            <text:p>321591</text:p>
          </table:table-cell>
          <table:table-cell office:value-type="float" office:value="464704">
            <text:p>464704</text:p>
          </table:table-cell>
          <table:table-cell office:value-type="float" office:value="145007">
            <text:p>145007</text:p>
          </table:table-cell>
          <table:table-cell office:value-type="float" office:value="321590">
            <text:p>321590</text:p>
          </table:table-cell>
          <table:table-cell office:value-type="float" office:value="8">
            <text:p>8</text:p>
          </table:table-cell>
          <table:table-cell office:value-type="float" office:value="514639">
            <text:p>514639</text:p>
          </table:table-cell>
          <table:table-cell office:value-type="float" office:value="3">
            <text:p>3</text:p>
          </table:table-cell>
          <table:table-cell office:value-type="float" office:value="5183846">
            <text:p>5183846</text:p>
          </table:table-cell>
          <table:table-cell office:value-type="float" office:value="37">
            <text:p>37</text:p>
          </table:table-cell>
          <table:table-cell office:value-type="float" office:value="-114378">
            <text:p>-114378</text:p>
          </table:table-cell>
          <table:table-cell office:value-type="float" office:value="88">
            <text:p>88</text:p>
          </table:table-cell>
          <table:table-cell office:value-type="float" office:value="635621">
            <text:p>635621</text:p>
          </table:table-cell>
          <table:table-cell office:value-type="float" office:value="12">
            <text:p>12</text:p>
          </table:table-cell>
          <table:table-cell office:value-type="float" office:value="183846">
            <text:p>183846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01093">
            <text:p>2001093</text:p>
          </table:table-cell>
          <table:table-cell table:style-name="ce1" office:value-type="string">
            <text:p>213397</text:p>
          </table:table-cell>
          <table:table-cell office:value-type="float" office:value="33">
            <text:p>33</text:p>
          </table:table-cell>
          <table:table-cell office:value-type="string">
            <text:p>Mölbling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L34];2)+(RIGHT(LEFT([.L34];4);2)*60+RIGHT([.L34];2))/3600" office:value-type="float" office:value="46.8605555555556">
            <text:p>46.8605555556</text:p>
          </table:table-cell>
          <table:table-cell table:formula="of:=LEFT([.M34];2)+(RIGHT(LEFT([.M34];4);2)*60+RIGHT([.M34];2))/3600" office:value-type="float" office:value="14.4508333333333">
            <text:p>14.4508333333</text:p>
          </table:table-cell>
          <table:table-cell office:value-type="float" office:value="485176">
            <text:p>485176</text:p>
          </table:table-cell>
          <table:table-cell office:value-type="float" office:value="329553">
            <text:p>329553</text:p>
          </table:table-cell>
          <table:table-cell office:value-type="float" office:value="465138">
            <text:p>465138</text:p>
          </table:table-cell>
          <table:table-cell office:value-type="float" office:value="142703">
            <text:p>142703</text:p>
          </table:table-cell>
          <table:table-cell office:value-type="float" office:value="329553">
            <text:p>329553</text:p>
          </table:table-cell>
          <table:table-cell office:value-type="float" office:value="41">
            <text:p>41</text:p>
          </table:table-cell>
          <table:table-cell office:value-type="float" office:value="485176">
            <text:p>485176</text:p>
          </table:table-cell>
          <table:table-cell office:value-type="float" office:value="45">
            <text:p>45</text:p>
          </table:table-cell>
          <table:table-cell office:value-type="float" office:value="5191823">
            <text:p>5191823</text:p>
          </table:table-cell>
          <table:table-cell office:value-type="float" office:value="23">
            <text:p>23</text:p>
          </table:table-cell>
          <table:table-cell office:value-type="float" office:value="85202">
            <text:p>85202</text:p>
          </table:table-cell>
          <table:table-cell office:value-type="float" office:value="75">
            <text:p>75</text:p>
          </table:table-cell>
          <table:table-cell office:value-type="float" office:value="535202">
            <text:p>535202</text:p>
          </table:table-cell>
          <table:table-cell office:value-type="float" office:value="75">
            <text:p>75</text:p>
          </table:table-cell>
          <table:table-cell office:value-type="float" office:value="191823">
            <text:p>19182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2237">
            <text:p>2002237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Leoben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table:formula="of:=LEFT([.L35];2)+(RIGHT(LEFT([.L35];4);2)*60+RIGHT([.L35];2))/3600" office:value-type="float" office:value="45.7027777777778">
            <text:p>45.7027777778</text:p>
          </table:table-cell>
          <table:table-cell table:formula="of:=LEFT([.M35];2)+(RIGHT(LEFT([.M35];4);2)*60+RIGHT([.M35];2))/3600" office:value-type="float" office:value="14.2441666666667">
            <text:p>14.2441666667</text:p>
          </table:table-cell>
          <table:table-cell office:value-type="float" office:value="420341">
            <text:p>420341</text:p>
          </table:table-cell>
          <table:table-cell office:value-type="float" office:value="337125">
            <text:p>337125</text:p>
          </table:table-cell>
          <table:table-cell office:value-type="float" office:value="454210">
            <text:p>454210</text:p>
          </table:table-cell>
          <table:table-cell office:value-type="float" office:value="141439">
            <text:p>141439</text:p>
          </table:table-cell>
          <table:table-cell office:value-type="float" office:value="200702">
            <text:p>200702</text:p>
          </table:table-cell>
          <table:table-cell office:value-type="float" office:value="470934">
            <text:p>470934</text:p>
          </table:table-cell>
          <table:table-cell office:value-type="float" office:value="5062953">
            <text:p>5062953</text:p>
          </table:table-cell>
          <table:table-cell office:value-type="float" office:value="70925">
            <text:p>70925</text:p>
          </table:table-cell>
          <table:table-cell office:value-type="float" office:value="3">
            <text:p>3</text:p>
          </table:table-cell>
          <table:table-cell office:value-type="float" office:value="520925">
            <text:p>520925</text:p>
          </table:table-cell>
          <table:table-cell office:value-type="float" office:value="3">
            <text:p>3</text:p>
          </table:table-cell>
          <table:table-cell office:value-type="float" office:value="62953">
            <text:p>62953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002241">
            <text:p>2002241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Arnoldstein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table:formula="of:=LEFT([.L36];2)+(RIGHT(LEFT([.L36];4);2)*60+RIGHT([.L36];2))/3600" office:value-type="float" office:value="45.3294444444444">
            <text:p>45.3294444444</text:p>
          </table:table-cell>
          <table:table-cell table:formula="of:=LEFT([.M36];2)+(RIGHT(LEFT([.M36];4);2)*60+RIGHT([.M36];2))/3600" office:value-type="float" office:value="14.3238888888889">
            <text:p>14.3238888889</text:p>
          </table:table-cell>
          <table:table-cell office:value-type="float" office:value="424782">
            <text:p>424782</text:p>
          </table:table-cell>
          <table:table-cell office:value-type="float" office:value="296820">
            <text:p>296820</text:p>
          </table:table-cell>
          <table:table-cell office:value-type="float" office:value="451946">
            <text:p>451946</text:p>
          </table:table-cell>
          <table:table-cell office:value-type="float" office:value="141926">
            <text:p>141926</text:p>
          </table:table-cell>
          <table:table-cell office:value-type="float" office:value="159262">
            <text:p>159262</text:p>
          </table:table-cell>
          <table:table-cell office:value-type="float" office:value="477680">
            <text:p>477680</text:p>
          </table:table-cell>
          <table:table-cell office:value-type="float" office:value="5021518">
            <text:p>5021518</text:p>
          </table:table-cell>
          <table:table-cell office:value-type="float" office:value="4">
            <text:p>4</text:p>
          </table:table-cell>
          <table:table-cell office:value-type="float" office:value="77653">
            <text:p>77653</text:p>
          </table:table-cell>
          <table:table-cell office:value-type="float" office:value="22">
            <text:p>22</text:p>
          </table:table-cell>
          <table:table-cell office:value-type="float" office:value="527653">
            <text:p>527653</text:p>
          </table:table-cell>
          <table:table-cell office:value-type="float" office:value="22">
            <text:p>22</text:p>
          </table:table-cell>
          <table:table-cell office:value-type="float" office:value="21518">
            <text:p>21518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2002361">
            <text:p>2002361</text:p>
          </table:table-cell>
          <table:table-cell table:style-name="ce1" office:value-type="string">
            <text:p>213629</text:p>
          </table:table-cell>
          <table:table-cell office:value-type="float" office:value="36">
            <text:p>36</text:p>
          </table:table-cell>
          <table:table-cell office:value-type="string">
            <text:p>Greifenburg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L37];2)+(RIGHT(LEFT([.L37];4);2)*60+RIGHT([.L37];2))/3600" office:value-type="float" office:value="46.7388888888889">
            <text:p>46.7388888889</text:p>
          </table:table-cell>
          <table:table-cell table:formula="of:=LEFT([.M37];2)+(RIGHT(LEFT([.M37];4);2)*60+RIGHT([.M37];2))/3600" office:value-type="float" office:value="13.1891666666667">
            <text:p>13.1891666667</text:p>
          </table:table-cell>
          <table:table-cell office:value-type="float" office:value="388986">
            <text:p>388986</text:p>
          </table:table-cell>
          <table:table-cell office:value-type="float" office:value="315431">
            <text:p>315431</text:p>
          </table:table-cell>
          <table:table-cell office:value-type="float" office:value="464420">
            <text:p>464420</text:p>
          </table:table-cell>
          <table:table-cell office:value-type="float" office:value="131121">
            <text:p>131121</text:p>
          </table:table-cell>
          <table:table-cell office:value-type="float" office:value="315430">
            <text:p>315430</text:p>
          </table:table-cell>
          <table:table-cell office:value-type="float" office:value="67">
            <text:p>67</text:p>
          </table:table-cell>
          <table:table-cell office:value-type="float" office:value="388985">
            <text:p>388985</text:p>
          </table:table-cell>
          <table:table-cell office:value-type="float" office:value="93">
            <text:p>93</text:p>
          </table:table-cell>
          <table:table-cell office:value-type="float" office:value="5177702">
            <text:p>5177702</text:p>
          </table:table-cell>
          <table:table-cell office:value-type="float" office:value="93">
            <text:p>93</text:p>
          </table:table-cell>
          <table:table-cell office:value-type="float" office:value="-11016">
            <text:p>-11016</text:p>
          </table:table-cell>
          <table:table-cell office:value-type="float" office:value="87">
            <text:p>87</text:p>
          </table:table-cell>
          <table:table-cell office:value-type="float" office:value="438983">
            <text:p>438983</text:p>
          </table:table-cell>
          <table:table-cell office:value-type="float" office:value="13">
            <text:p>13</text:p>
          </table:table-cell>
          <table:table-cell office:value-type="float" office:value="177702">
            <text:p>17770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2362">
            <text:p>2002362</text:p>
          </table:table-cell>
          <table:table-cell table:style-name="ce1" office:value-type="string">
            <text:p>213637</text:p>
          </table:table-cell>
          <table:table-cell office:value-type="float" office:value="37">
            <text:p>37</text:p>
          </table:table-cell>
          <table:table-cell office:value-type="string">
            <text:p>Hermagor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 office:value-type="string">
            <text:p>Hermagor</text:p>
          </table:table-cell>
          <table:table-cell table:formula="of:=LEFT([.L38];2)+(RIGHT(LEFT([.L38];4);2)*60+RIGHT([.L38];2))/3600" office:value-type="float" office:value="46.6061111111111">
            <text:p>46.6061111111</text:p>
          </table:table-cell>
          <table:table-cell table:formula="of:=LEFT([.M38];2)+(RIGHT(LEFT([.M38];4);2)*60+RIGHT([.M38];2))/3600" office:value-type="float" office:value="13.4138888888889">
            <text:p>13.4138888889</text:p>
          </table:table-cell>
          <table:table-cell office:value-type="float" office:value="406176">
            <text:p>406176</text:p>
          </table:table-cell>
          <table:table-cell office:value-type="float" office:value="300659">
            <text:p>300659</text:p>
          </table:table-cell>
          <table:table-cell office:value-type="float" office:value="463622">
            <text:p>463622</text:p>
          </table:table-cell>
          <table:table-cell office:value-type="float" office:value="132450">
            <text:p>132450</text:p>
          </table:table-cell>
          <table:table-cell office:value-type="float" office:value="300659">
            <text:p>300659</text:p>
          </table:table-cell>
          <table:table-cell office:value-type="float" office:value="24">
            <text:p>24</text:p>
          </table:table-cell>
          <table:table-cell office:value-type="float" office:value="406176">
            <text:p>406176</text:p>
          </table:table-cell>
          <table:table-cell office:value-type="float" office:value="5">
            <text:p>5</text:p>
          </table:table-cell>
          <table:table-cell office:value-type="float" office:value="5162928">
            <text:p>5162928</text:p>
          </table:table-cell>
          <table:table-cell office:value-type="float" office:value="9">
            <text:p>9</text:p>
          </table:table-cell>
          <table:table-cell office:value-type="float" office:value="6177">
            <text:p>6177</text:p>
          </table:table-cell>
          <table:table-cell office:value-type="float" office:value="38">
            <text:p>38</text:p>
          </table:table-cell>
          <table:table-cell office:value-type="float" office:value="456177">
            <text:p>456177</text:p>
          </table:table-cell>
          <table:table-cell office:value-type="float" office:value="38">
            <text:p>38</text:p>
          </table:table-cell>
          <table:table-cell office:value-type="float" office:value="162928">
            <text:p>16292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02418">
            <text:p>2002418</text:p>
          </table:table-cell>
          <table:table-cell table:style-name="ce1" office:value-type="string">
            <text:p>213694</text:p>
          </table:table-cell>
          <table:table-cell office:value-type="float" office:value="38">
            <text:p>38</text:p>
          </table:table-cell>
          <table:table-cell office:value-type="string">
            <text:p>Gmünd - Lieser mit Malta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table:formula="of:=LEFT([.L39];2)+(RIGHT(LEFT([.L39];4);2)*60+RIGHT([.L39];2))/3600" office:value-type="float" office:value="0">
            <text:p>#VALUE!</text:p>
          </table:table-cell>
          <table:table-cell table:formula="of:=LEFT([.M39];2)+(RIGHT(LEFT([.M39];4);2)*60+RIGHT([.M39];2))/3600" office:value-type="float" office:value="0">
            <text:p>#VALUE!</text:p>
          </table:table-cell>
          <table:table-cell office:value-type="float" office:value="415001">
            <text:p>415001</text:p>
          </table:table-cell>
          <table:table-cell office:value-type="float" office:value="333476">
            <text:p>333476</text:p>
          </table:table-cell>
          <table:table-cell table:number-columns-repeated="2"/>
          <table:table-cell office:value-type="float" office:value="333476">
            <text:p>333476</text:p>
          </table:table-cell>
          <table:table-cell office:value-type="float" office:value="415001">
            <text:p>415001</text:p>
          </table:table-cell>
          <table:table-cell table:number-columns-repeated="11"/>
        </table:table-row>
        <table:table-row table:style-name="ro1">
          <table:table-cell office:value-type="float" office:value="2002432">
            <text:p>2002432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Villach Tschinowitsch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table:formula="of:=LEFT([.L40];2)+(RIGHT(LEFT([.L40];4);2)*60+RIGHT([.L40];2))/3600" office:value-type="float" office:value="0">
            <text:p>#VALUE!</text:p>
          </table:table-cell>
          <table:table-cell table:formula="of:=LEFT([.M40];2)+(RIGHT(LEFT([.M40];4);2)*60+RIGHT([.M40];2))/3600" office:value-type="float" office:value="0">
            <text:p>#VALUE!</text:p>
          </table:table-cell>
          <table:table-cell office:value-type="float" office:value="440197">
            <text:p>440197</text:p>
          </table:table-cell>
          <table:table-cell office:value-type="float" office:value="299462">
            <text:p>299462</text:p>
          </table:table-cell>
          <table:table-cell table:number-columns-repeated="2"/>
          <table:table-cell office:value-type="float" office:value="299462">
            <text:p>299462</text:p>
          </table:table-cell>
          <table:table-cell office:value-type="float" office:value="440197">
            <text:p>440197</text:p>
          </table:table-cell>
          <table:table-cell table:number-columns-repeated="11"/>
        </table:table-row>
        <table:table-row table:style-name="ro1">
          <table:table-cell office:value-type="float" office:value="3001005">
            <text:p>3001005</text:p>
          </table:table-cell>
          <table:table-cell table:style-name="ce1" office:value-type="string">
            <text:p>207654</text:p>
          </table:table-cell>
          <table:table-cell office:value-type="float" office:value="40">
            <text:p>40</text:p>
          </table:table-cell>
          <table:table-cell office:value-type="string">
            <text:p>Opponitz (Mirenau)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L41];2)+(RIGHT(LEFT([.L41];4);2)*60+RIGHT([.L41];2))/3600" office:value-type="float" office:value="47.89">
            <text:p>47.89</text:p>
          </table:table-cell>
          <table:table-cell table:formula="of:=LEFT([.M41];2)+(RIGHT(LEFT([.M41];4);2)*60+RIGHT([.M41];2))/3600" office:value-type="float" office:value="14.8288888888889">
            <text:p>14.8288888889</text:p>
          </table:table-cell>
          <table:table-cell office:value-type="float" office:value="511788">
            <text:p>511788</text:p>
          </table:table-cell>
          <table:table-cell office:value-type="float" office:value="444419">
            <text:p>444419</text:p>
          </table:table-cell>
          <table:table-cell office:value-type="float" office:value="475324">
            <text:p>475324</text:p>
          </table:table-cell>
          <table:table-cell office:value-type="float" office:value="144944">
            <text:p>144944</text:p>
          </table:table-cell>
          <table:table-cell office:value-type="float" office:value="444419">
            <text:p>444419</text:p>
          </table:table-cell>
          <table:table-cell office:value-type="float" office:value="2">
            <text:p>2</text:p>
          </table:table-cell>
          <table:table-cell office:value-type="float" office:value="511787">
            <text:p>511787</text:p>
          </table:table-cell>
          <table:table-cell office:value-type="float" office:value="6">
            <text:p>6</text:p>
          </table:table-cell>
          <table:table-cell office:value-type="float" office:value="5306752">
            <text:p>5306752</text:p>
          </table:table-cell>
          <table:table-cell office:value-type="float" office:value="4">
            <text:p>4</text:p>
          </table:table-cell>
          <table:table-cell office:value-type="float" office:value="-112492">
            <text:p>-112492</text:p>
          </table:table-cell>
          <table:table-cell office:value-type="float" office:value="8">
            <text:p>8</text:p>
          </table:table-cell>
          <table:table-cell office:value-type="float" office:value="637507">
            <text:p>637507</text:p>
          </table:table-cell>
          <table:table-cell office:value-type="float" office:value="2">
            <text:p>2</text:p>
          </table:table-cell>
          <table:table-cell office:value-type="float" office:value="306752">
            <text:p>30675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08">
            <text:p>3001008</text:p>
          </table:table-cell>
          <table:table-cell table:style-name="ce1" office:value-type="string">
            <text:p>207688</text:p>
          </table:table-cell>
          <table:table-cell office:value-type="float" office:value="41">
            <text:p>41</text:p>
          </table:table-cell>
          <table:table-cell office:value-type="string">
            <text:p>Greimpersdorf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/>
          <table:table-cell table:formula="of:=LEFT([.L42];2)+(RIGHT(LEFT([.L42];4);2)*60+RIGHT([.L42];2))/3600" office:value-type="float" office:value="48.1113888888889">
            <text:p>48.1113888889</text:p>
          </table:table-cell>
          <table:table-cell table:formula="of:=LEFT([.M42];2)+(RIGHT(LEFT([.M42];4);2)*60+RIGHT([.M42];2))/3600" office:value-type="float" office:value="14.8919444444444">
            <text:p>14.8919444444</text:p>
          </table:table-cell>
          <table:table-cell office:value-type="float" office:value="516012">
            <text:p>516012</text:p>
          </table:table-cell>
          <table:table-cell office:value-type="float" office:value="469115">
            <text:p>469115</text:p>
          </table:table-cell>
          <table:table-cell office:value-type="float" office:value="480641">
            <text:p>480641</text:p>
          </table:table-cell>
          <table:table-cell office:value-type="float" office:value="145331">
            <text:p>145331</text:p>
          </table:table-cell>
          <table:table-cell office:value-type="float" office:value="469114">
            <text:p>469114</text:p>
          </table:table-cell>
          <table:table-cell office:value-type="float" office:value="7">
            <text:p>7</text:p>
          </table:table-cell>
          <table:table-cell office:value-type="float" office:value="516012">
            <text:p>516012</text:p>
          </table:table-cell>
          <table:table-cell office:value-type="float" office:value="1">
            <text:p>1</text:p>
          </table:table-cell>
          <table:table-cell office:value-type="float" office:value="5331277">
            <text:p>5331277</text:p>
          </table:table-cell>
          <table:table-cell office:value-type="float" office:value="2">
            <text:p>2</text:p>
          </table:table-cell>
          <table:table-cell office:value-type="float" office:value="-107312">
            <text:p>-107312</text:p>
          </table:table-cell>
          <table:table-cell office:value-type="float" office:value="4">
            <text:p>4</text:p>
          </table:table-cell>
          <table:table-cell office:value-type="float" office:value="642687">
            <text:p>642687</text:p>
          </table:table-cell>
          <table:table-cell office:value-type="float" office:value="6">
            <text:p>6</text:p>
          </table:table-cell>
          <table:table-cell office:value-type="float" office:value="331277">
            <text:p>33127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20">
            <text:p>3001020</text:p>
          </table:table-cell>
          <table:table-cell table:style-name="ce1" office:value-type="string">
            <text:p>207803</text:p>
          </table:table-cell>
          <table:table-cell office:value-type="float" office:value="42">
            <text:p>42</text:p>
          </table:table-cell>
          <table:table-cell office:value-type="string">
            <text:p>Niederndorf</text:p>
          </table:table-cell>
          <table:table-cell office:value-type="string">
            <text:p>Erlauf</text:p>
          </table:table-cell>
          <table:table-cell office:value-type="string">
            <text:p>Niederösterreich</text:p>
          </table:table-cell>
          <table:table-cell office:value-type="string">
            <text:p>Melk</text:p>
          </table:table-cell>
          <table:table-cell table:formula="of:=LEFT([.L43];2)+(RIGHT(LEFT([.L43];4);2)*60+RIGHT([.L43];2))/3600" office:value-type="float" office:value="48.1705555555556">
            <text:p>48.1705555556</text:p>
          </table:table-cell>
          <table:table-cell table:formula="of:=LEFT([.M43];2)+(RIGHT(LEFT([.M43];4);2)*60+RIGHT([.M43];2))/3600" office:value-type="float" office:value="15.1747222222222">
            <text:p>15.1747222222</text:p>
          </table:table-cell>
          <table:table-cell office:value-type="float" office:value="536899">
            <text:p>536899</text:p>
          </table:table-cell>
          <table:table-cell office:value-type="float" office:value="476132">
            <text:p>476132</text:p>
          </table:table-cell>
          <table:table-cell office:value-type="float" office:value="481014">
            <text:p>481014</text:p>
          </table:table-cell>
          <table:table-cell office:value-type="float" office:value="151029">
            <text:p>151029</text:p>
          </table:table-cell>
          <table:table-cell office:value-type="float" office:value="476132">
            <text:p>476132</text:p>
          </table:table-cell>
          <table:table-cell office:value-type="float" office:value="2">
            <text:p>2</text:p>
          </table:table-cell>
          <table:table-cell office:value-type="float" office:value="536898">
            <text:p>536898</text:p>
          </table:table-cell>
          <table:table-cell office:value-type="float" office:value="9">
            <text:p>9</text:p>
          </table:table-cell>
          <table:table-cell office:value-type="float" office:value="5337481">
            <text:p>5337481</text:p>
          </table:table-cell>
          <table:table-cell office:value-type="float" office:value="8">
            <text:p>8</text:p>
          </table:table-cell>
          <table:table-cell office:value-type="float" office:value="-86160">
            <text:p>-86160</text:p>
          </table:table-cell>
          <table:table-cell office:value-type="float" office:value="7">
            <text:p>7</text:p>
          </table:table-cell>
          <table:table-cell office:value-type="float" office:value="663839">
            <text:p>663839</text:p>
          </table:table-cell>
          <table:table-cell office:value-type="float" office:value="3">
            <text:p>3</text:p>
          </table:table-cell>
          <table:table-cell office:value-type="float" office:value="337481">
            <text:p>33748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25">
            <text:p>3001025</text:p>
          </table:table-cell>
          <table:table-cell table:style-name="ce1" office:value-type="string">
            <text:p>207852</text:p>
          </table:table-cell>
          <table:table-cell office:value-type="float" office:value="43">
            <text:p>43</text:p>
          </table:table-cell>
          <table:table-cell office:value-type="string">
            <text:p>Hofstetten (Bad)</text:p>
          </table:table-cell>
          <table:table-cell office:value-type="string">
            <text:p>Pielach</text:p>
          </table:table-cell>
          <table:table-cell office:value-type="string">
            <text:p>Niederösterreich</text:p>
          </table:table-cell>
          <table:table-cell office:value-type="string">
            <text:p>St. Pölten Land</text:p>
          </table:table-cell>
          <table:table-cell table:formula="of:=LEFT([.L44];2)+(RIGHT(LEFT([.L44];4);2)*60+RIGHT([.L44];2))/3600" office:value-type="float" office:value="48.0963888888889">
            <text:p>48.0963888889</text:p>
          </table:table-cell>
          <table:table-cell table:formula="of:=LEFT([.M44];2)+(RIGHT(LEFT([.M44];4);2)*60+RIGHT([.M44];2))/3600" office:value-type="float" office:value="15.5136111111111">
            <text:p>15.5136111111</text:p>
          </table:table-cell>
          <table:table-cell office:value-type="float" office:value="562304">
            <text:p>562304</text:p>
          </table:table-cell>
          <table:table-cell office:value-type="float" office:value="468562">
            <text:p>468562</text:p>
          </table:table-cell>
          <table:table-cell office:value-type="float" office:value="480547">
            <text:p>480547</text:p>
          </table:table-cell>
          <table:table-cell office:value-type="float" office:value="153049">
            <text:p>153049</text:p>
          </table:table-cell>
          <table:table-cell office:value-type="float" office:value="468562">
            <text:p>468562</text:p>
          </table:table-cell>
          <table:table-cell office:value-type="float" office:value="2">
            <text:p>2</text:p>
          </table:table-cell>
          <table:table-cell office:value-type="float" office:value="562303">
            <text:p>562303</text:p>
          </table:table-cell>
          <table:table-cell office:value-type="float" office:value="5">
            <text:p>5</text:p>
          </table:table-cell>
          <table:table-cell office:value-type="float" office:value="5328930">
            <text:p>5328930</text:p>
          </table:table-cell>
          <table:table-cell office:value-type="float" office:value="8">
            <text:p>8</text:p>
          </table:table-cell>
          <table:table-cell office:value-type="float" office:value="-61059">
            <text:p>-61059</text:p>
          </table:table-cell>
          <table:table-cell office:value-type="float" office:value="7">
            <text:p>7</text:p>
          </table:table-cell>
          <table:table-cell office:value-type="float" office:value="688940">
            <text:p>688940</text:p>
          </table:table-cell>
          <table:table-cell office:value-type="float" office:value="3">
            <text:p>3</text:p>
          </table:table-cell>
          <table:table-cell office:value-type="float" office:value="328930">
            <text:p>32893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27">
            <text:p>3001027</text:p>
          </table:table-cell>
          <table:table-cell table:style-name="ce1" office:value-type="string">
            <text:p>207878</text:p>
          </table:table-cell>
          <table:table-cell office:value-type="float" office:value="44">
            <text:p>44</text:p>
          </table:table-cell>
          <table:table-cell office:value-type="string">
            <text:p>Imbach</text:p>
          </table:table-cell>
          <table:table-cell office:value-type="string">
            <text:p>Krems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L45];2)+(RIGHT(LEFT([.L45];4);2)*60+RIGHT([.L45];2))/3600" office:value-type="float" office:value="48.4458333333333">
            <text:p>48.4458333333</text:p>
          </table:table-cell>
          <table:table-cell table:formula="of:=LEFT([.M45];2)+(RIGHT(LEFT([.M45];4);2)*60+RIGHT([.M45];2))/3600" office:value-type="float" office:value="15.5680555555556">
            <text:p>15.5680555556</text:p>
          </table:table-cell>
          <table:table-cell office:value-type="float" office:value="565237">
            <text:p>565237</text:p>
          </table:table-cell>
          <table:table-cell office:value-type="float" office:value="507503">
            <text:p>507503</text:p>
          </table:table-cell>
          <table:table-cell office:value-type="float" office:value="482645">
            <text:p>482645</text:p>
          </table:table-cell>
          <table:table-cell office:value-type="float" office:value="153405">
            <text:p>153405</text:p>
          </table:table-cell>
          <table:table-cell office:value-type="float" office:value="507503">
            <text:p>507503</text:p>
          </table:table-cell>
          <table:table-cell office:value-type="float" office:value="2">
            <text:p>2</text:p>
          </table:table-cell>
          <table:table-cell office:value-type="float" office:value="565237">
            <text:p>565237</text:p>
          </table:table-cell>
          <table:table-cell office:value-type="float" office:value="5">
            <text:p>5</text:p>
          </table:table-cell>
          <table:table-cell office:value-type="float" office:value="5367740">
            <text:p>5367740</text:p>
          </table:table-cell>
          <table:table-cell office:value-type="float" office:value="1">
            <text:p>1</text:p>
          </table:table-cell>
          <table:table-cell office:value-type="float" office:value="-56618">
            <text:p>-56618</text:p>
          </table:table-cell>
          <table:table-cell office:value-type="float" office:value="7">
            <text:p>7</text:p>
          </table:table-cell>
          <table:table-cell office:value-type="float" office:value="693381">
            <text:p>693381</text:p>
          </table:table-cell>
          <table:table-cell office:value-type="float" office:value="3">
            <text:p>3</text:p>
          </table:table-cell>
          <table:table-cell office:value-type="float" office:value="367740">
            <text:p>3677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29">
            <text:p>3001029</text:p>
          </table:table-cell>
          <table:table-cell table:style-name="ce1" office:value-type="string">
            <text:p>207894</text:p>
          </table:table-cell>
          <table:table-cell office:value-type="float" office:value="45">
            <text:p>45</text:p>
          </table:table-cell>
          <table:table-cell office:value-type="string">
            <text:p>Lilienfeld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L46];2)+(RIGHT(LEFT([.L46];4);2)*60+RIGHT([.L46];2))/3600" office:value-type="float" office:value="48.0266666666667">
            <text:p>48.0266666667</text:p>
          </table:table-cell>
          <table:table-cell table:formula="of:=LEFT([.M46];2)+(RIGHT(LEFT([.M46];4);2)*60+RIGHT([.M46];2))/3600" office:value-type="float" office:value="15.6052777777778">
            <text:p>15.6052777778</text:p>
          </table:table-cell>
          <table:table-cell office:value-type="float" office:value="568255">
            <text:p>568255</text:p>
          </table:table-cell>
          <table:table-cell office:value-type="float" office:value="459490">
            <text:p>459490</text:p>
          </table:table-cell>
          <table:table-cell office:value-type="float" office:value="480136">
            <text:p>480136</text:p>
          </table:table-cell>
          <table:table-cell office:value-type="float" office:value="153619">
            <text:p>153619</text:p>
          </table:table-cell>
          <table:table-cell office:value-type="float" office:value="461017">
            <text:p>461017</text:p>
          </table:table-cell>
          <table:table-cell office:value-type="float" office:value="97">
            <text:p>97</text:p>
          </table:table-cell>
          <table:table-cell office:value-type="float" office:value="569364">
            <text:p>569364</text:p>
          </table:table-cell>
          <table:table-cell office:value-type="float" office:value="63">
            <text:p>63</text:p>
          </table:table-cell>
          <table:table-cell office:value-type="float" office:value="5321118">
            <text:p>5321118</text:p>
          </table:table-cell>
          <table:table-cell office:value-type="float" office:value="5">
            <text:p>5</text:p>
          </table:table-cell>
          <table:table-cell office:value-type="float" office:value="-54292">
            <text:p>-54292</text:p>
          </table:table-cell>
          <table:table-cell office:value-type="float" office:value="2">
            <text:p>2</text:p>
          </table:table-cell>
          <table:table-cell office:value-type="float" office:value="695708">
            <text:p>695708</text:p>
          </table:table-cell>
          <table:table-cell office:value-type="float" office:value="321116">
            <text:p>321116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001030">
            <text:p>3001030</text:p>
          </table:table-cell>
          <table:table-cell table:style-name="ce1" office:value-type="string">
            <text:p>207902</text:p>
          </table:table-cell>
          <table:table-cell office:value-type="float" office:value="46">
            <text:p>46</text:p>
          </table:table-cell>
          <table:table-cell office:value-type="string">
            <text:p>St. Veit an der Gölsen</text:p>
          </table:table-cell>
          <table:table-cell office:value-type="string">
            <text:p>Göl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L47];2)+(RIGHT(LEFT([.L47];4);2)*60+RIGHT([.L47];2))/3600" office:value-type="float" office:value="48.0455555555556">
            <text:p>48.0455555556</text:p>
          </table:table-cell>
          <table:table-cell table:formula="of:=LEFT([.M47];2)+(RIGHT(LEFT([.M47];4);2)*60+RIGHT([.M47];2))/3600" office:value-type="float" office:value="15.6933333333333">
            <text:p>15.6933333333</text:p>
          </table:table-cell>
          <table:table-cell office:value-type="float" office:value="575858">
            <text:p>575858</text:p>
          </table:table-cell>
          <table:table-cell office:value-type="float" office:value="463310">
            <text:p>463310</text:p>
          </table:table-cell>
          <table:table-cell office:value-type="float" office:value="480244">
            <text:p>480244</text:p>
          </table:table-cell>
          <table:table-cell office:value-type="float" office:value="154136">
            <text:p>154136</text:p>
          </table:table-cell>
          <table:table-cell office:value-type="float" office:value="463310">
            <text:p>463310</text:p>
          </table:table-cell>
          <table:table-cell office:value-type="float" office:value="4">
            <text:p>4</text:p>
          </table:table-cell>
          <table:table-cell office:value-type="float" office:value="575857">
            <text:p>575857</text:p>
          </table:table-cell>
          <table:table-cell office:value-type="float" office:value="9">
            <text:p>9</text:p>
          </table:table-cell>
          <table:table-cell office:value-type="float" office:value="5323156">
            <text:p>5323156</text:p>
          </table:table-cell>
          <table:table-cell office:value-type="float" office:value="3">
            <text:p>3</text:p>
          </table:table-cell>
          <table:table-cell office:value-type="float" office:value="-47714">
            <text:p>-47714</text:p>
          </table:table-cell>
          <table:table-cell office:value-type="float" office:value="702286">
            <text:p>702286</text:p>
          </table:table-cell>
          <table:table-cell office:value-type="float" office:value="323156">
            <text:p>32315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001031">
            <text:p>3001031</text:p>
          </table:table-cell>
          <table:table-cell table:style-name="ce1" office:value-type="string">
            <text:p>207910</text:p>
          </table:table-cell>
          <table:table-cell office:value-type="float" office:value="47">
            <text:p>47</text:p>
          </table:table-cell>
          <table:table-cell office:value-type="string">
            <text:p>Windpassin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St. Pölten, St. Pölten Land</text:p>
          </table:table-cell>
          <table:table-cell table:formula="of:=LEFT([.L48];2)+(RIGHT(LEFT([.L48];4);2)*60+RIGHT([.L48];2))/3600" office:value-type="float" office:value="48.1455555555556">
            <text:p>48.1455555556</text:p>
          </table:table-cell>
          <table:table-cell table:formula="of:=LEFT([.M48];2)+(RIGHT(LEFT([.M48];4);2)*60+RIGHT([.M48];2))/3600" office:value-type="float" office:value="15.6411111111111">
            <text:p>15.6411111111</text:p>
          </table:table-cell>
          <table:table-cell office:value-type="float" office:value="571629">
            <text:p>571629</text:p>
          </table:table-cell>
          <table:table-cell office:value-type="float" office:value="474297">
            <text:p>474297</text:p>
          </table:table-cell>
          <table:table-cell office:value-type="float" office:value="480844">
            <text:p>480844</text:p>
          </table:table-cell>
          <table:table-cell office:value-type="float" office:value="153828">
            <text:p>153828</text:p>
          </table:table-cell>
          <table:table-cell office:value-type="float" office:value="474297">
            <text:p>474297</text:p>
          </table:table-cell>
          <table:table-cell office:value-type="float" office:value="1">
            <text:p>1</text:p>
          </table:table-cell>
          <table:table-cell office:value-type="float" office:value="571629">
            <text:p>571629</text:p>
          </table:table-cell>
          <table:table-cell office:value-type="float" office:value="1">
            <text:p>1</text:p>
          </table:table-cell>
          <table:table-cell office:value-type="float" office:value="5334301">
            <text:p>5334301</text:p>
          </table:table-cell>
          <table:table-cell office:value-type="float" office:value="9">
            <text:p>9</text:p>
          </table:table-cell>
          <table:table-cell office:value-type="float" office:value="-51515">
            <text:p>-51515</text:p>
          </table:table-cell>
          <table:table-cell office:value-type="float" office:value="9">
            <text:p>9</text:p>
          </table:table-cell>
          <table:table-cell office:value-type="float" office:value="698484">
            <text:p>698484</text:p>
          </table:table-cell>
          <table:table-cell office:value-type="float" office:value="1">
            <text:p>1</text:p>
          </table:table-cell>
          <table:table-cell office:value-type="float" office:value="334301">
            <text:p>33430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34">
            <text:p>3001034</text:p>
          </table:table-cell>
          <table:table-cell table:style-name="ce1" office:value-type="string">
            <text:p>207944</text:p>
          </table:table-cell>
          <table:table-cell office:value-type="float" office:value="48">
            <text:p>48</text:p>
          </table:table-cell>
          <table:table-cell office:value-type="string">
            <text:p>Zwettl (Bahnbrücke)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L49];2)+(RIGHT(LEFT([.L49];4);2)*60+RIGHT([.L49];2))/3600" office:value-type="float" office:value="48.6108333333333">
            <text:p>48.6108333333</text:p>
          </table:table-cell>
          <table:table-cell table:formula="of:=LEFT([.M49];2)+(RIGHT(LEFT([.M49];4);2)*60+RIGHT([.M49];2))/3600" office:value-type="float" office:value="15.1733333333333">
            <text:p>15.1733333333</text:p>
          </table:table-cell>
          <table:table-cell office:value-type="float" office:value="535634">
            <text:p>535634</text:p>
          </table:table-cell>
          <table:table-cell office:value-type="float" office:value="525080">
            <text:p>525080</text:p>
          </table:table-cell>
          <table:table-cell office:value-type="float" office:value="483639">
            <text:p>483639</text:p>
          </table:table-cell>
          <table:table-cell office:value-type="float" office:value="151024">
            <text:p>151024</text:p>
          </table:table-cell>
          <table:table-cell office:value-type="float" office:value="525080">
            <text:p>525080</text:p>
          </table:table-cell>
          <table:table-cell office:value-type="float" office:value="535633">
            <text:p>535633</text:p>
          </table:table-cell>
          <table:table-cell office:value-type="float" office:value="6">
            <text:p>6</text:p>
          </table:table-cell>
          <table:table-cell office:value-type="float" office:value="5386456">
            <text:p>5386456</text:p>
          </table:table-cell>
          <table:table-cell office:value-type="float" office:value="8">
            <text:p>8</text:p>
          </table:table-cell>
          <table:table-cell office:value-type="float" office:value="-85525">
            <text:p>-85525</text:p>
          </table:table-cell>
          <table:table-cell office:value-type="float" office:value="5">
            <text:p>5</text:p>
          </table:table-cell>
          <table:table-cell office:value-type="float" office:value="664474">
            <text:p>664474</text:p>
          </table:table-cell>
          <table:table-cell office:value-type="float" office:value="5">
            <text:p>5</text:p>
          </table:table-cell>
          <table:table-cell office:value-type="float" office:value="386456">
            <text:p>3864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001039">
            <text:p>3001039</text:p>
          </table:table-cell>
          <table:table-cell table:style-name="ce1" office:value-type="string">
            <text:p>207993</text:p>
          </table:table-cell>
          <table:table-cell office:value-type="float" office:value="49">
            <text:p>49</text:p>
          </table:table-cell>
          <table:table-cell office:value-type="string">
            <text:p>Stiefern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L50];2)+(RIGHT(LEFT([.L50];4);2)*60+RIGHT([.L50];2))/3600" office:value-type="float" office:value="48.5352777777778">
            <text:p>48.5352777778</text:p>
          </table:table-cell>
          <table:table-cell table:formula="of:=LEFT([.M50];2)+(RIGHT(LEFT([.M50];4);2)*60+RIGHT([.M50];2))/3600" office:value-type="float" office:value="15.6911111111111">
            <text:p>15.6911111111</text:p>
          </table:table-cell>
          <table:table-cell office:value-type="float" office:value="574051">
            <text:p>574051</text:p>
          </table:table-cell>
          <table:table-cell office:value-type="float" office:value="517705">
            <text:p>517705</text:p>
          </table:table-cell>
          <table:table-cell office:value-type="float" office:value="483207">
            <text:p>483207</text:p>
          </table:table-cell>
          <table:table-cell office:value-type="float" office:value="154128">
            <text:p>154128</text:p>
          </table:table-cell>
          <table:table-cell office:value-type="float" office:value="517705">
            <text:p>517705</text:p>
          </table:table-cell>
          <table:table-cell office:value-type="float" office:value="2">
            <text:p>2</text:p>
          </table:table-cell>
          <table:table-cell office:value-type="float" office:value="574051">
            <text:p>574051</text:p>
          </table:table-cell>
          <table:table-cell office:value-type="float" office:value="4">
            <text:p>4</text:p>
          </table:table-cell>
          <table:table-cell office:value-type="float" office:value="5377595">
            <text:p>5377595</text:p>
          </table:table-cell>
          <table:table-cell office:value-type="float" office:value="-47413">
            <text:p>-47413</text:p>
          </table:table-cell>
          <table:table-cell office:value-type="float" office:value="9">
            <text:p>9</text:p>
          </table:table-cell>
          <table:table-cell office:value-type="float" office:value="702586">
            <text:p>702586</text:p>
          </table:table-cell>
          <table:table-cell office:value-type="float" office:value="1">
            <text:p>1</text:p>
          </table:table-cell>
          <table:table-cell office:value-type="float" office:value="377595">
            <text:p>377595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001040">
            <text:p>3001040</text:p>
          </table:table-cell>
          <table:table-cell table:style-name="ce1" office:value-type="string">
            <text:p>208009</text:p>
          </table:table-cell>
          <table:table-cell office:value-type="float" office:value="50">
            <text:p>50</text:p>
          </table:table-cell>
          <table:table-cell office:value-type="string">
            <text:p>Atzenbrugg (Bundesstrasse)</text:p>
          </table:table-cell>
          <table:table-cell office:value-type="string">
            <text:p>Perschling</text:p>
          </table:table-cell>
          <table:table-cell office:value-type="string">
            <text:p>Niederösterreich</text:p>
          </table:table-cell>
          <table:table-cell office:value-type="string">
            <text:p>Tulln</text:p>
          </table:table-cell>
          <table:table-cell table:formula="of:=LEFT([.L51];2)+(RIGHT(LEFT([.L51];4);2)*60+RIGHT([.L51];2))/3600" office:value-type="float" office:value="48.2897222222222">
            <text:p>48.2897222222</text:p>
          </table:table-cell>
          <table:table-cell table:formula="of:=LEFT([.M51];2)+(RIGHT(LEFT([.M51];4);2)*60+RIGHT([.M51];2))/3600" office:value-type="float" office:value="15.9108333333333">
            <text:p>15.9108333333</text:p>
          </table:table-cell>
          <table:table-cell office:value-type="float" office:value="591164">
            <text:p>591164</text:p>
          </table:table-cell>
          <table:table-cell office:value-type="float" office:value="490945">
            <text:p>490945</text:p>
          </table:table-cell>
          <table:table-cell office:value-type="float" office:value="481723">
            <text:p>481723</text:p>
          </table:table-cell>
          <table:table-cell office:value-type="float" office:value="155439">
            <text:p>155439</text:p>
          </table:table-cell>
          <table:table-cell office:value-type="float" office:value="490944">
            <text:p>490944</text:p>
          </table:table-cell>
          <table:table-cell office:value-type="float" office:value="8">
            <text:p>8</text:p>
          </table:table-cell>
          <table:table-cell office:value-type="float" office:value="591163">
            <text:p>591163</text:p>
          </table:table-cell>
          <table:table-cell office:value-type="float" office:value="5">
            <text:p>5</text:p>
          </table:table-cell>
          <table:table-cell office:value-type="float" office:value="5350186">
            <text:p>5350186</text:p>
          </table:table-cell>
          <table:table-cell office:value-type="float" office:value="5">
            <text:p>5</text:p>
          </table:table-cell>
          <table:table-cell office:value-type="float" office:value="-31346">
            <text:p>-31346</text:p>
          </table:table-cell>
          <table:table-cell office:value-type="float" office:value="5">
            <text:p>5</text:p>
          </table:table-cell>
          <table:table-cell office:value-type="float" office:value="718653">
            <text:p>718653</text:p>
          </table:table-cell>
          <table:table-cell office:value-type="float" office:value="5">
            <text:p>5</text:p>
          </table:table-cell>
          <table:table-cell office:value-type="float" office:value="350186">
            <text:p>35018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41">
            <text:p>3001041</text:p>
          </table:table-cell>
          <table:table-cell table:style-name="ce1" office:value-type="string">
            <text:p>208017</text:p>
          </table:table-cell>
          <table:table-cell office:value-type="float" office:value="51">
            <text:p>51</text:p>
          </table:table-cell>
          <table:table-cell office:value-type="string">
            <text:p>Siegersdorf</text:p>
          </table:table-cell>
          <table:table-cell office:value-type="string">
            <text:p>Gr. Tulln</text:p>
          </table:table-cell>
          <table:table-cell office:value-type="string">
            <text:p>Niederösterreich</text:p>
          </table:table-cell>
          <table:table-cell office:value-type="string">
            <text:p>St. Pölten Land, Tulln</text:p>
          </table:table-cell>
          <table:table-cell table:formula="of:=LEFT([.L52];2)+(RIGHT(LEFT([.L52];4);2)*60+RIGHT([.L52];2))/3600" office:value-type="float" office:value="48.2558333333333">
            <text:p>48.2558333333</text:p>
          </table:table-cell>
          <table:table-cell table:formula="of:=LEFT([.M52];2)+(RIGHT(LEFT([.M52];4);2)*60+RIGHT([.M52];2))/3600" office:value-type="float" office:value="15.9394444444444">
            <text:p>15.9394444444</text:p>
          </table:table-cell>
          <table:table-cell office:value-type="float" office:value="593400">
            <text:p>593400</text:p>
          </table:table-cell>
          <table:table-cell office:value-type="float" office:value="487243">
            <text:p>487243</text:p>
          </table:table-cell>
          <table:table-cell office:value-type="float" office:value="481521">
            <text:p>481521</text:p>
          </table:table-cell>
          <table:table-cell office:value-type="float" office:value="155622">
            <text:p>155622</text:p>
          </table:table-cell>
          <table:table-cell office:value-type="float" office:value="487243">
            <text:p>487243</text:p>
          </table:table-cell>
          <table:table-cell office:value-type="float" office:value="6">
            <text:p>6</text:p>
          </table:table-cell>
          <table:table-cell office:value-type="float" office:value="593399">
            <text:p>593399</text:p>
          </table:table-cell>
          <table:table-cell office:value-type="float" office:value="9">
            <text:p>9</text:p>
          </table:table-cell>
          <table:table-cell office:value-type="float" office:value="5346400">
            <text:p>5346400</text:p>
          </table:table-cell>
          <table:table-cell office:value-type="float" office:value="6">
            <text:p>6</text:p>
          </table:table-cell>
          <table:table-cell office:value-type="float" office:value="-29254">
            <text:p>-29254</text:p>
          </table:table-cell>
          <table:table-cell office:value-type="float" office:value="5">
            <text:p>5</text:p>
          </table:table-cell>
          <table:table-cell office:value-type="float" office:value="720745">
            <text:p>720745</text:p>
          </table:table-cell>
          <table:table-cell office:value-type="float" office:value="5">
            <text:p>5</text:p>
          </table:table-cell>
          <table:table-cell office:value-type="float" office:value="346400">
            <text:p>34640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44">
            <text:p>3001044</text:p>
          </table:table-cell>
          <table:table-cell table:style-name="ce1" office:value-type="string">
            <text:p>208041</text:p>
          </table:table-cell>
          <table:table-cell office:value-type="float" office:value="52">
            <text:p>52</text:p>
          </table:table-cell>
          <table:table-cell office:value-type="string">
            <text:p>Hollenstein</text:p>
          </table:table-cell>
          <table:table-cell office:value-type="string">
            <text:p>Schmida</text:p>
          </table:table-cell>
          <table:table-cell office:value-type="string">
            <text:p>Niederösterreich</text:p>
          </table:table-cell>
          <table:table-cell office:value-type="string">
            <text:p>Hollabrunn</text:p>
          </table:table-cell>
          <table:table-cell table:formula="of:=LEFT([.L53];2)+(RIGHT(LEFT([.L53];4);2)*60+RIGHT([.L53];2))/3600" office:value-type="float" office:value="48.5555555555556">
            <text:p>48.5555555556</text:p>
          </table:table-cell>
          <table:table-cell table:formula="of:=LEFT([.M53];2)+(RIGHT(LEFT([.M53];4);2)*60+RIGHT([.M53];2))/3600" office:value-type="float" office:value="15.9294444444444">
            <text:p>15.9294444444</text:p>
          </table:table-cell>
          <table:table-cell office:value-type="float" office:value="591562">
            <text:p>591562</text:p>
          </table:table-cell>
          <table:table-cell office:value-type="float" office:value="520507">
            <text:p>520507</text:p>
          </table:table-cell>
          <table:table-cell office:value-type="float" office:value="483320">
            <text:p>483320</text:p>
          </table:table-cell>
          <table:table-cell office:value-type="float" office:value="155546">
            <text:p>155546</text:p>
          </table:table-cell>
          <table:table-cell office:value-type="float" office:value="520507">
            <text:p>520507</text:p>
          </table:table-cell>
          <table:table-cell office:value-type="float" office:value="3">
            <text:p>3</text:p>
          </table:table-cell>
          <table:table-cell office:value-type="float" office:value="591562">
            <text:p>591562</text:p>
          </table:table-cell>
          <table:table-cell office:value-type="float" office:value="3">
            <text:p>3</text:p>
          </table:table-cell>
          <table:table-cell office:value-type="float" office:value="5379718">
            <text:p>5379718</text:p>
          </table:table-cell>
          <table:table-cell office:value-type="float" office:value="1">
            <text:p>1</text:p>
          </table:table-cell>
          <table:table-cell office:value-type="float" office:value="-29804">
            <text:p>-29804</text:p>
          </table:table-cell>
          <table:table-cell office:value-type="float" office:value="3">
            <text:p>3</text:p>
          </table:table-cell>
          <table:table-cell office:value-type="float" office:value="720195">
            <text:p>720195</text:p>
          </table:table-cell>
          <table:table-cell office:value-type="float" office:value="7">
            <text:p>7</text:p>
          </table:table-cell>
          <table:table-cell office:value-type="float" office:value="379718">
            <text:p>37971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45">
            <text:p>3001045</text:p>
          </table:table-cell>
          <table:table-cell table:style-name="ce1" office:value-type="string">
            <text:p>208058</text:p>
          </table:table-cell>
          <table:table-cell office:value-type="float" office:value="53">
            <text:p>53</text:p>
          </table:table-cell>
          <table:table-cell office:value-type="string">
            <text:p>Obermallebarn</text:p>
          </table:table-cell>
          <table:table-cell office:value-type="string">
            <text:p>Göllersbach</text:p>
          </table:table-cell>
          <table:table-cell office:value-type="string">
            <text:p>Niederösterreich</text:p>
          </table:table-cell>
          <table:table-cell office:value-type="string">
            <text:p>Korneuburg, Hollabrunn</text:p>
          </table:table-cell>
          <table:table-cell table:formula="of:=LEFT([.L54];2)+(RIGHT(LEFT([.L54];4);2)*60+RIGHT([.L54];2))/3600" office:value-type="float" office:value="48.4652777777778">
            <text:p>48.4652777778</text:p>
          </table:table-cell>
          <table:table-cell table:formula="of:=LEFT([.M54];2)+(RIGHT(LEFT([.M54];4);2)*60+RIGHT([.M54];2))/3600" office:value-type="float" office:value="16.1588888888889">
            <text:p>16.1588888889</text:p>
          </table:table-cell>
          <table:table-cell office:value-type="float" office:value="608831">
            <text:p>608831</text:p>
          </table:table-cell>
          <table:table-cell office:value-type="float" office:value="511079">
            <text:p>511079</text:p>
          </table:table-cell>
          <table:table-cell office:value-type="float" office:value="482755">
            <text:p>482755</text:p>
          </table:table-cell>
          <table:table-cell office:value-type="float" office:value="160932">
            <text:p>160932</text:p>
          </table:table-cell>
          <table:table-cell office:value-type="float" office:value="511079">
            <text:p>511079</text:p>
          </table:table-cell>
          <table:table-cell office:value-type="float" office:value="4">
            <text:p>4</text:p>
          </table:table-cell>
          <table:table-cell office:value-type="float" office:value="608830">
            <text:p>608830</text:p>
          </table:table-cell>
          <table:table-cell office:value-type="float" office:value="6">
            <text:p>6</text:p>
          </table:table-cell>
          <table:table-cell office:value-type="float" office:value="5369627">
            <text:p>5369627</text:p>
          </table:table-cell>
          <table:table-cell office:value-type="float" office:value="5">
            <text:p>5</text:p>
          </table:table-cell>
          <table:table-cell office:value-type="float" office:value="-12910">
            <text:p>-12910</text:p>
          </table:table-cell>
          <table:table-cell office:value-type="float" office:value="2">
            <text:p>2</text:p>
          </table:table-cell>
          <table:table-cell office:value-type="float" office:value="737089">
            <text:p>737089</text:p>
          </table:table-cell>
          <table:table-cell office:value-type="float" office:value="8">
            <text:p>8</text:p>
          </table:table-cell>
          <table:table-cell office:value-type="float" office:value="369627">
            <text:p>369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48">
            <text:p>3001048</text:p>
          </table:table-cell>
          <table:table-cell table:style-name="ce1" office:value-type="string">
            <text:p>208090</text:p>
          </table:table-cell>
          <table:table-cell office:value-type="float" office:value="54">
            <text:p>54</text:p>
          </table:table-cell>
          <table:table-cell office:value-type="string">
            <text:p>Cholerakapelle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/>
          <table:table-cell table:formula="of:=LEFT([.L55];2)+(RIGHT(LEFT([.L55];4);2)*60+RIGHT([.L55];2))/3600" office:value-type="float" office:value="48.0141666666667">
            <text:p>48.0141666667</text:p>
          </table:table-cell>
          <table:table-cell table:formula="of:=LEFT([.M55];2)+(RIGHT(LEFT([.M55];4);2)*60+RIGHT([.M55];2))/3600" office:value-type="float" office:value="16.1725">
            <text:p>16.1725</text:p>
          </table:table-cell>
          <table:table-cell office:value-type="float" office:value="611669">
            <text:p>611669</text:p>
          </table:table-cell>
          <table:table-cell office:value-type="float" office:value="461007">
            <text:p>461007</text:p>
          </table:table-cell>
          <table:table-cell office:value-type="float" office:value="480051">
            <text:p>480051</text:p>
          </table:table-cell>
          <table:table-cell office:value-type="float" office:value="161021">
            <text:p>161021</text:p>
          </table:table-cell>
          <table:table-cell office:value-type="float" office:value="461006">
            <text:p>461006</text:p>
          </table:table-cell>
          <table:table-cell office:value-type="float" office:value="5">
            <text:p>5</text:p>
          </table:table-cell>
          <table:table-cell office:value-type="float" office:value="611668">
            <text:p>611668</text:p>
          </table:table-cell>
          <table:table-cell office:value-type="float" office:value="8">
            <text:p>8</text:p>
          </table:table-cell>
          <table:table-cell office:value-type="float" office:value="5319469">
            <text:p>5319469</text:p>
          </table:table-cell>
          <table:table-cell office:value-type="float" office:value="6">
            <text:p>6</text:p>
          </table:table-cell>
          <table:table-cell office:value-type="float" office:value="-12008">
            <text:p>-12008</text:p>
          </table:table-cell>
          <table:table-cell office:value-type="float" office:value="737992">
            <text:p>737992</text:p>
          </table:table-cell>
          <table:table-cell office:value-type="float" office:value="319469">
            <text:p>31946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001050">
            <text:p>3001050</text:p>
          </table:table-cell>
          <table:table-cell table:style-name="ce1" office:value-type="string">
            <text:p>208116</text:p>
          </table:table-cell>
          <table:table-cell office:value-type="float" office:value="55">
            <text:p>55</text:p>
          </table:table-cell>
          <table:table-cell office:value-type="string">
            <text:p>Fahrafeld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L56];2)+(RIGHT(LEFT([.L56];4);2)*60+RIGHT([.L56];2))/3600" office:value-type="float" office:value="47.9797222222222">
            <text:p>47.9797222222</text:p>
          </table:table-cell>
          <table:table-cell table:formula="of:=LEFT([.M56];2)+(RIGHT(LEFT([.M56];4);2)*60+RIGHT([.M56];2))/3600" office:value-type="float" office:value="16.0683333333333">
            <text:p>16.0683333333</text:p>
          </table:table-cell>
          <table:table-cell office:value-type="float" office:value="604041">
            <text:p>604041</text:p>
          </table:table-cell>
          <table:table-cell office:value-type="float" office:value="456907">
            <text:p>456907</text:p>
          </table:table-cell>
          <table:table-cell office:value-type="float" office:value="475847">
            <text:p>475847</text:p>
          </table:table-cell>
          <table:table-cell office:value-type="float" office:value="160406">
            <text:p>160406</text:p>
          </table:table-cell>
          <table:table-cell office:value-type="float" office:value="456907">
            <text:p>456907</text:p>
          </table:table-cell>
          <table:table-cell office:value-type="float" office:value="604041">
            <text:p>604041</text:p>
          </table:table-cell>
          <table:table-cell office:value-type="float" office:value="2">
            <text:p>2</text:p>
          </table:table-cell>
          <table:table-cell office:value-type="float" office:value="5315666">
            <text:p>5315666</text:p>
          </table:table-cell>
          <table:table-cell office:value-type="float" office:value="4">
            <text:p>4</text:p>
          </table:table-cell>
          <table:table-cell office:value-type="float" office:value="-19790">
            <text:p>-19790</text:p>
          </table:table-cell>
          <table:table-cell office:value-type="float" office:value="4">
            <text:p>4</text:p>
          </table:table-cell>
          <table:table-cell office:value-type="float" office:value="730209">
            <text:p>730209</text:p>
          </table:table-cell>
          <table:table-cell office:value-type="float" office:value="6">
            <text:p>6</text:p>
          </table:table-cell>
          <table:table-cell office:value-type="float" office:value="315666">
            <text:p>31566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001051">
            <text:p>3001051</text:p>
          </table:table-cell>
          <table:table-cell table:style-name="ce1" office:value-type="string">
            <text:p>208124</text:p>
          </table:table-cell>
          <table:table-cell office:value-type="float" office:value="56">
            <text:p>56</text:p>
          </table:table-cell>
          <table:table-cell office:value-type="string">
            <text:p>Hirtenberg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L57];2)+(RIGHT(LEFT([.L57];4);2)*60+RIGHT([.L57];2))/3600" office:value-type="float" office:value="47.93">
            <text:p>47.93</text:p>
          </table:table-cell>
          <table:table-cell table:formula="of:=LEFT([.M57];2)+(RIGHT(LEFT([.M57];4);2)*60+RIGHT([.M57];2))/3600" office:value-type="float" office:value="16.1777777777778">
            <text:p>16.1777777778</text:p>
          </table:table-cell>
          <table:table-cell office:value-type="float" office:value="612424">
            <text:p>612424</text:p>
          </table:table-cell>
          <table:table-cell office:value-type="float" office:value="451666">
            <text:p>451666</text:p>
          </table:table-cell>
          <table:table-cell office:value-type="float" office:value="475548">
            <text:p>475548</text:p>
          </table:table-cell>
          <table:table-cell office:value-type="float" office:value="161040">
            <text:p>161040</text:p>
          </table:table-cell>
          <table:table-cell office:value-type="float" office:value="451665">
            <text:p>451665</text:p>
          </table:table-cell>
          <table:table-cell office:value-type="float" office:value="6">
            <text:p>6</text:p>
          </table:table-cell>
          <table:table-cell office:value-type="float" office:value="612423">
            <text:p>612423</text:p>
          </table:table-cell>
          <table:table-cell office:value-type="float" office:value="8">
            <text:p>8</text:p>
          </table:table-cell>
          <table:table-cell office:value-type="float" office:value="5310103">
            <text:p>5310103</text:p>
          </table:table-cell>
          <table:table-cell office:value-type="float" office:value="7">
            <text:p>7</text:p>
          </table:table-cell>
          <table:table-cell office:value-type="float" office:value="-11614">
            <text:p>-11614</text:p>
          </table:table-cell>
          <table:table-cell office:value-type="float" office:value="738386">
            <text:p>738386</text:p>
          </table:table-cell>
          <table:table-cell office:value-type="float" office:value="310103">
            <text:p>31010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001064">
            <text:p>3001064</text:p>
          </table:table-cell>
          <table:table-cell table:style-name="ce1" office:value-type="string">
            <text:p>208272</text:p>
          </table:table-cell>
          <table:table-cell office:value-type="float" office:value="57">
            <text:p>57</text:p>
          </table:table-cell>
          <table:table-cell office:value-type="string">
            <text:p>Gutenstein (Kirche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58];2)+(RIGHT(LEFT([.L58];4);2)*60+RIGHT([.L58];2))/3600" office:value-type="float" office:value="47.8758333333333">
            <text:p>47.8758333333</text:p>
          </table:table-cell>
          <table:table-cell table:formula="of:=LEFT([.M58];2)+(RIGHT(LEFT([.M58];4);2)*60+RIGHT([.M58];2))/3600" office:value-type="float" office:value="15.8869444444444">
            <text:p>15.8869444444</text:p>
          </table:table-cell>
          <table:table-cell office:value-type="float" office:value="590910">
            <text:p>590910</text:p>
          </table:table-cell>
          <table:table-cell office:value-type="float" office:value="444914">
            <text:p>444914</text:p>
          </table:table-cell>
          <table:table-cell office:value-type="float" office:value="475233">
            <text:p>475233</text:p>
          </table:table-cell>
          <table:table-cell office:value-type="float" office:value="155313">
            <text:p>155313</text:p>
          </table:table-cell>
          <table:table-cell office:value-type="float" office:value="444914">
            <text:p>444914</text:p>
          </table:table-cell>
          <table:table-cell office:value-type="float" office:value="3">
            <text:p>3</text:p>
          </table:table-cell>
          <table:table-cell office:value-type="float" office:value="590909">
            <text:p>590909</text:p>
          </table:table-cell>
          <table:table-cell office:value-type="float" office:value="9">
            <text:p>9</text:p>
          </table:table-cell>
          <table:table-cell office:value-type="float" office:value="5304185">
            <text:p>5304185</text:p>
          </table:table-cell>
          <table:table-cell office:value-type="float" office:value="9">
            <text:p>9</text:p>
          </table:table-cell>
          <table:table-cell office:value-type="float" office:value="-33379">
            <text:p>-33379</text:p>
          </table:table-cell>
          <table:table-cell office:value-type="float" office:value="5">
            <text:p>5</text:p>
          </table:table-cell>
          <table:table-cell office:value-type="float" office:value="716620">
            <text:p>716620</text:p>
          </table:table-cell>
          <table:table-cell office:value-type="float" office:value="5">
            <text:p>5</text:p>
          </table:table-cell>
          <table:table-cell office:value-type="float" office:value="304185">
            <text:p>3041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65">
            <text:p>3001065</text:p>
          </table:table-cell>
          <table:table-cell table:style-name="ce1" office:value-type="string">
            <text:p>208280</text:p>
          </table:table-cell>
          <table:table-cell office:value-type="float" office:value="58">
            <text:p>58</text:p>
          </table:table-cell>
          <table:table-cell office:value-type="string">
            <text:p>Wöllersdorf (Hydro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59];2)+(RIGHT(LEFT([.L59];4);2)*60+RIGHT([.L59];2))/3600" office:value-type="float" office:value="47.8647222222222">
            <text:p>47.8647222222</text:p>
          </table:table-cell>
          <table:table-cell table:formula="of:=LEFT([.M59];2)+(RIGHT(LEFT([.M59];4);2)*60+RIGHT([.M59];2))/3600" office:value-type="float" office:value="16.1805555555556">
            <text:p>16.1805555556</text:p>
          </table:table-cell>
          <table:table-cell office:value-type="float" office:value="612894">
            <text:p>612894</text:p>
          </table:table-cell>
          <table:table-cell office:value-type="float" office:value="444432">
            <text:p>444432</text:p>
          </table:table-cell>
          <table:table-cell office:value-type="float" office:value="475153">
            <text:p>475153</text:p>
          </table:table-cell>
          <table:table-cell office:value-type="float" office:value="161050">
            <text:p>161050</text:p>
          </table:table-cell>
          <table:table-cell office:value-type="float" office:value="444431">
            <text:p>444431</text:p>
          </table:table-cell>
          <table:table-cell office:value-type="float" office:value="9">
            <text:p>9</text:p>
          </table:table-cell>
          <table:table-cell office:value-type="float" office:value="612894">
            <text:p>612894</text:p>
          </table:table-cell>
          <table:table-cell office:value-type="float" office:value="4">
            <text:p>4</text:p>
          </table:table-cell>
          <table:table-cell office:value-type="float" office:value="5302854">
            <text:p>5302854</text:p>
          </table:table-cell>
          <table:table-cell office:value-type="float" office:value="6">
            <text:p>6</text:p>
          </table:table-cell>
          <table:table-cell office:value-type="float" office:value="-11423">
            <text:p>-11423</text:p>
          </table:table-cell>
          <table:table-cell office:value-type="float" office:value="738577">
            <text:p>738577</text:p>
          </table:table-cell>
          <table:table-cell office:value-type="float" office:value="302854">
            <text:p>30285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001082">
            <text:p>3001082</text:p>
          </table:table-cell>
          <table:table-cell table:style-name="ce1" office:value-type="string">
            <text:p>208462</text:p>
          </table:table-cell>
          <table:table-cell office:value-type="float" office:value="59">
            <text:p>59</text:p>
          </table:table-cell>
          <table:table-cell office:value-type="string">
            <text:p>Ehrendorf</text:p>
          </table:table-cell>
          <table:table-cell office:value-type="string">
            <text:p>Lainsitz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L60];2)+(RIGHT(LEFT([.L60];4);2)*60+RIGHT([.L60];2))/3600" office:value-type="float" office:value="48.7577777777778">
            <text:p>48.7577777778</text:p>
          </table:table-cell>
          <table:table-cell table:formula="of:=LEFT([.M60];2)+(RIGHT(LEFT([.M60];4);2)*60+RIGHT([.M60];2))/3600" office:value-type="float" office:value="14.9583333333333">
            <text:p>14.9583333333</text:p>
          </table:table-cell>
          <table:table-cell office:value-type="float" office:value="519444">
            <text:p>519444</text:p>
          </table:table-cell>
          <table:table-cell office:value-type="float" office:value="541038">
            <text:p>541038</text:p>
          </table:table-cell>
          <table:table-cell office:value-type="float" office:value="484528">
            <text:p>484528</text:p>
          </table:table-cell>
          <table:table-cell office:value-type="float" office:value="145730">
            <text:p>145730</text:p>
          </table:table-cell>
          <table:table-cell office:value-type="float" office:value="541037">
            <text:p>541037</text:p>
          </table:table-cell>
          <table:table-cell office:value-type="float" office:value="8">
            <text:p>8</text:p>
          </table:table-cell>
          <table:table-cell office:value-type="float" office:value="519443">
            <text:p>519443</text:p>
          </table:table-cell>
          <table:table-cell office:value-type="float" office:value="8">
            <text:p>8</text:p>
          </table:table-cell>
          <table:table-cell office:value-type="float" office:value="5403036">
            <text:p>5403036</text:p>
          </table:table-cell>
          <table:table-cell office:value-type="float" office:value="7">
            <text:p>7</text:p>
          </table:table-cell>
          <table:table-cell office:value-type="float" office:value="-101085">
            <text:p>-101085</text:p>
          </table:table-cell>
          <table:table-cell office:value-type="float" office:value="7">
            <text:p>7</text:p>
          </table:table-cell>
          <table:table-cell office:value-type="float" office:value="648914">
            <text:p>648914</text:p>
          </table:table-cell>
          <table:table-cell office:value-type="float" office:value="3">
            <text:p>3</text:p>
          </table:table-cell>
          <table:table-cell office:value-type="float" office:value="403036">
            <text:p>40303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85">
            <text:p>3001085</text:p>
          </table:table-cell>
          <table:table-cell table:style-name="ce1" office:value-type="string">
            <text:p>208579</text:p>
          </table:table-cell>
          <table:table-cell office:value-type="float" office:value="60">
            <text:p>60</text:p>
          </table:table-cell>
          <table:table-cell office:value-type="string">
            <text:p>Hoheneich</text:p>
          </table:table-cell>
          <table:table-cell office:value-type="string">
            <text:p>Braunaubach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L61];2)+(RIGHT(LEFT([.L61];4);2)*60+RIGHT([.L61];2))/3600" office:value-type="float" office:value="48.7719444444444">
            <text:p>48.7719444444</text:p>
          </table:table-cell>
          <table:table-cell table:formula="of:=LEFT([.M61];2)+(RIGHT(LEFT([.M61];4);2)*60+RIGHT([.M61];2))/3600" office:value-type="float" office:value="15.0088888888889">
            <text:p>15.0088888889</text:p>
          </table:table-cell>
          <table:table-cell office:value-type="float" office:value="523122">
            <text:p>523122</text:p>
          </table:table-cell>
          <table:table-cell office:value-type="float" office:value="542700">
            <text:p>542700</text:p>
          </table:table-cell>
          <table:table-cell office:value-type="float" office:value="484619">
            <text:p>484619</text:p>
          </table:table-cell>
          <table:table-cell office:value-type="float" office:value="150032">
            <text:p>150032</text:p>
          </table:table-cell>
          <table:table-cell office:value-type="float" office:value="542700">
            <text:p>542700</text:p>
          </table:table-cell>
          <table:table-cell office:value-type="float" office:value="4">
            <text:p>4</text:p>
          </table:table-cell>
          <table:table-cell office:value-type="float" office:value="523122">
            <text:p>523122</text:p>
          </table:table-cell>
          <table:table-cell office:value-type="float" office:value="3">
            <text:p>3</text:p>
          </table:table-cell>
          <table:table-cell office:value-type="float" office:value="5404554">
            <text:p>5404554</text:p>
          </table:table-cell>
          <table:table-cell office:value-type="float" office:value="8">
            <text:p>8</text:p>
          </table:table-cell>
          <table:table-cell office:value-type="float" office:value="-97344">
            <text:p>-97344</text:p>
          </table:table-cell>
          <table:table-cell office:value-type="float" office:value="5">
            <text:p>5</text:p>
          </table:table-cell>
          <table:table-cell office:value-type="float" office:value="652655">
            <text:p>652655</text:p>
          </table:table-cell>
          <table:table-cell office:value-type="float" office:value="5">
            <text:p>5</text:p>
          </table:table-cell>
          <table:table-cell office:value-type="float" office:value="404554">
            <text:p>40455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88">
            <text:p>3001088</text:p>
          </table:table-cell>
          <table:table-cell table:style-name="ce1" office:value-type="string">
            <text:p>208611</text:p>
          </table:table-cell>
          <table:table-cell office:value-type="float" office:value="61">
            <text:p>61</text:p>
          </table:table-cell>
          <table:table-cell office:value-type="string">
            <text:p>Schwarzenau (Süd)</text:p>
          </table:table-cell>
          <table:table-cell office:value-type="string">
            <text:p>Deutsche Thaya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L62];2)+(RIGHT(LEFT([.L62];4);2)*60+RIGHT([.L62];2))/3600" office:value-type="float" office:value="48.7419444444444">
            <text:p>48.7419444444</text:p>
          </table:table-cell>
          <table:table-cell table:formula="of:=LEFT([.M62];2)+(RIGHT(LEFT([.M62];4);2)*60+RIGHT([.M62];2))/3600" office:value-type="float" office:value="15.2591666666667">
            <text:p>15.2591666667</text:p>
          </table:table-cell>
          <table:table-cell office:value-type="float" office:value="541590">
            <text:p>541590</text:p>
          </table:table-cell>
          <table:table-cell office:value-type="float" office:value="539791">
            <text:p>539791</text:p>
          </table:table-cell>
          <table:table-cell office:value-type="float" office:value="484431">
            <text:p>484431</text:p>
          </table:table-cell>
          <table:table-cell office:value-type="float" office:value="151533">
            <text:p>151533</text:p>
          </table:table-cell>
          <table:table-cell office:value-type="float" office:value="539791">
            <text:p>539791</text:p>
          </table:table-cell>
          <table:table-cell office:value-type="float" office:value="1">
            <text:p>1</text:p>
          </table:table-cell>
          <table:table-cell office:value-type="float" office:value="541590">
            <text:p>541590</text:p>
          </table:table-cell>
          <table:table-cell office:value-type="float" office:value="1">
            <text:p>1</text:p>
          </table:table-cell>
          <table:table-cell office:value-type="float" office:value="5400928">
            <text:p>5400928</text:p>
          </table:table-cell>
          <table:table-cell office:value-type="float" office:value="7">
            <text:p>7</text:p>
          </table:table-cell>
          <table:table-cell office:value-type="float" office:value="-79000">
            <text:p>-79000</text:p>
          </table:table-cell>
          <table:table-cell office:value-type="float" office:value="3">
            <text:p>3</text:p>
          </table:table-cell>
          <table:table-cell office:value-type="float" office:value="670999">
            <text:p>670999</text:p>
          </table:table-cell>
          <table:table-cell office:value-type="float" office:value="7">
            <text:p>7</text:p>
          </table:table-cell>
          <table:table-cell office:value-type="float" office:value="400928">
            <text:p>40092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89">
            <text:p>3001089</text:p>
          </table:table-cell>
          <table:table-cell table:style-name="ce1" office:value-type="string">
            <text:p>208629</text:p>
          </table:table-cell>
          <table:table-cell office:value-type="float" office:value="62">
            <text:p>62</text:p>
          </table:table-cell>
          <table:table-cell office:value-type="string">
            <text:p>Raabs an der Thaya</text:p>
          </table:table-cell>
          <table:table-cell office:value-type="string">
            <text:p>Thaya</text:p>
          </table:table-cell>
          <table:table-cell office:value-type="string">
            <text:p>Niederösterreich</text:p>
          </table:table-cell>
          <table:table-cell office:value-type="string">
            <text:p>Waidhofen/Thaya</text:p>
          </table:table-cell>
          <table:table-cell table:formula="of:=LEFT([.L63];2)+(RIGHT(LEFT([.L63];4);2)*60+RIGHT([.L63];2))/3600" office:value-type="float" office:value="48.8455555555556">
            <text:p>48.8455555556</text:p>
          </table:table-cell>
          <table:table-cell table:formula="of:=LEFT([.M63];2)+(RIGHT(LEFT([.M63];4);2)*60+RIGHT([.M63];2))/3600" office:value-type="float" office:value="15.5002777777778">
            <text:p>15.5002777778</text:p>
          </table:table-cell>
          <table:table-cell office:value-type="float" office:value="559001">
            <text:p>559001</text:p>
          </table:table-cell>
          <table:table-cell office:value-type="float" office:value="551783">
            <text:p>551783</text:p>
          </table:table-cell>
          <table:table-cell office:value-type="float" office:value="485044">
            <text:p>485044</text:p>
          </table:table-cell>
          <table:table-cell office:value-type="float" office:value="153001">
            <text:p>153001</text:p>
          </table:table-cell>
          <table:table-cell office:value-type="float" office:value="551783">
            <text:p>551783</text:p>
          </table:table-cell>
          <table:table-cell office:value-type="float" office:value="4">
            <text:p>4</text:p>
          </table:table-cell>
          <table:table-cell office:value-type="float" office:value="559000">
            <text:p>559000</text:p>
          </table:table-cell>
          <table:table-cell office:value-type="float" office:value="9">
            <text:p>9</text:p>
          </table:table-cell>
          <table:table-cell office:value-type="float" office:value="5412236">
            <text:p>5412236</text:p>
          </table:table-cell>
          <table:table-cell office:value-type="float" office:value="8">
            <text:p>8</text:p>
          </table:table-cell>
          <table:table-cell office:value-type="float" office:value="-61134">
            <text:p>-61134</text:p>
          </table:table-cell>
          <table:table-cell office:value-type="float" office:value="1">
            <text:p>1</text:p>
          </table:table-cell>
          <table:table-cell office:value-type="float" office:value="688865">
            <text:p>688865</text:p>
          </table:table-cell>
          <table:table-cell office:value-type="float" office:value="9">
            <text:p>9</text:p>
          </table:table-cell>
          <table:table-cell office:value-type="float" office:value="412236">
            <text:p>41223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90">
            <text:p>3001090</text:p>
          </table:table-cell>
          <table:table-cell table:style-name="ce1" office:value-type="string">
            <text:p>208637</text:p>
          </table:table-cell>
          <table:table-cell office:value-type="float" office:value="63">
            <text:p>63</text:p>
          </table:table-cell>
          <table:table-cell office:value-type="string">
            <text:p>Zwingen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L64];2)+(RIGHT(LEFT([.L64];4);2)*60+RIGHT([.L64];2))/3600" office:value-type="float" office:value="48.7202777777778">
            <text:p>48.7202777778</text:p>
          </table:table-cell>
          <table:table-cell table:formula="of:=LEFT([.M64];2)+(RIGHT(LEFT([.M64];4);2)*60+RIGHT([.M64];2))/3600" office:value-type="float" office:value="16.2436111111111">
            <text:p>16.2436111111</text:p>
          </table:table-cell>
          <table:table-cell office:value-type="float" office:value="614031">
            <text:p>614031</text:p>
          </table:table-cell>
          <table:table-cell office:value-type="float" office:value="539653">
            <text:p>539653</text:p>
          </table:table-cell>
          <table:table-cell office:value-type="float" office:value="484313">
            <text:p>484313</text:p>
          </table:table-cell>
          <table:table-cell office:value-type="float" office:value="161437">
            <text:p>161437</text:p>
          </table:table-cell>
          <table:table-cell office:value-type="float" office:value="539652">
            <text:p>539652</text:p>
          </table:table-cell>
          <table:table-cell office:value-type="float" office:value="9">
            <text:p>9</text:p>
          </table:table-cell>
          <table:table-cell office:value-type="float" office:value="614030">
            <text:p>614030</text:p>
          </table:table-cell>
          <table:table-cell office:value-type="float" office:value="8">
            <text:p>8</text:p>
          </table:table-cell>
          <table:table-cell office:value-type="float" office:value="5397983">
            <text:p>5397983</text:p>
          </table:table-cell>
          <table:table-cell office:value-type="float" office:value="4">
            <text:p>4</text:p>
          </table:table-cell>
          <table:table-cell office:value-type="float" office:value="-6609">
            <text:p>-6609</text:p>
          </table:table-cell>
          <table:table-cell office:value-type="float" office:value="1">
            <text:p>1</text:p>
          </table:table-cell>
          <table:table-cell office:value-type="float" office:value="743390">
            <text:p>743390</text:p>
          </table:table-cell>
          <table:table-cell office:value-type="float" office:value="9">
            <text:p>9</text:p>
          </table:table-cell>
          <table:table-cell office:value-type="float" office:value="397983">
            <text:p>39798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098">
            <text:p>3001098</text:p>
          </table:table-cell>
          <table:table-cell table:style-name="ce1" office:value-type="string">
            <text:p>208710</text:p>
          </table:table-cell>
          <table:table-cell office:value-type="float" office:value="64">
            <text:p>64</text:p>
          </table:table-cell>
          <table:table-cell office:value-type="string">
            <text:p>Gloggnitz (Adlerbrücke)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L65];2)+(RIGHT(LEFT([.L65];4);2)*60+RIGHT([.L65];2))/3600" office:value-type="float" office:value="47.6772222222222">
            <text:p>47.6772222222</text:p>
          </table:table-cell>
          <table:table-cell table:formula="of:=LEFT([.M65];2)+(RIGHT(LEFT([.M65];4);2)*60+RIGHT([.M65];2))/3600" office:value-type="float" office:value="15.9394444444444">
            <text:p>15.9394444444</text:p>
          </table:table-cell>
          <table:table-cell office:value-type="float" office:value="595566">
            <text:p>595566</text:p>
          </table:table-cell>
          <table:table-cell office:value-type="float" office:value="422975">
            <text:p>422975</text:p>
          </table:table-cell>
          <table:table-cell office:value-type="float" office:value="474038">
            <text:p>474038</text:p>
          </table:table-cell>
          <table:table-cell office:value-type="float" office:value="155622">
            <text:p>155622</text:p>
          </table:table-cell>
          <table:table-cell office:value-type="float" office:value="422975">
            <text:p>422975</text:p>
          </table:table-cell>
          <table:table-cell office:value-type="float" office:value="595566">
            <text:p>595566</text:p>
          </table:table-cell>
          <table:table-cell office:value-type="float" office:value="1">
            <text:p>1</text:p>
          </table:table-cell>
          <table:table-cell office:value-type="float" office:value="5282076">
            <text:p>5282076</text:p>
          </table:table-cell>
          <table:table-cell office:value-type="float" office:value="1">
            <text:p>1</text:p>
          </table:table-cell>
          <table:table-cell office:value-type="float" office:value="-29572">
            <text:p>-29572</text:p>
          </table:table-cell>
          <table:table-cell office:value-type="float" office:value="8">
            <text:p>8</text:p>
          </table:table-cell>
          <table:table-cell office:value-type="float" office:value="720427">
            <text:p>720427</text:p>
          </table:table-cell>
          <table:table-cell office:value-type="float" office:value="2">
            <text:p>2</text:p>
          </table:table-cell>
          <table:table-cell office:value-type="float" office:value="282076">
            <text:p>28207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001107">
            <text:p>3001107</text:p>
          </table:table-cell>
          <table:table-cell table:style-name="ce1" office:value-type="string">
            <text:p>208835</text:p>
          </table:table-cell>
          <table:table-cell office:value-type="float" office:value="65">
            <text:p>65</text:p>
          </table:table-cell>
          <table:table-cell office:value-type="string">
            <text:p>Wart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L66];2)+(RIGHT(LEFT([.L66];4);2)*60+RIGHT([.L66];2))/3600" office:value-type="float" office:value="47.6547222222222">
            <text:p>47.6547222222</text:p>
          </table:table-cell>
          <table:table-cell table:formula="of:=LEFT([.M66];2)+(RIGHT(LEFT([.M66];4);2)*60+RIGHT([.M66];2))/3600" office:value-type="float" office:value="16.1313888888889">
            <text:p>16.1313888889</text:p>
          </table:table-cell>
          <table:table-cell office:value-type="float" office:value="610061">
            <text:p>610061</text:p>
          </table:table-cell>
          <table:table-cell office:value-type="float" office:value="420986">
            <text:p>420986</text:p>
          </table:table-cell>
          <table:table-cell office:value-type="float" office:value="473917">
            <text:p>473917</text:p>
          </table:table-cell>
          <table:table-cell office:value-type="float" office:value="160753">
            <text:p>160753</text:p>
          </table:table-cell>
          <table:table-cell office:value-type="float" office:value="420985">
            <text:p>420985</text:p>
          </table:table-cell>
          <table:table-cell office:value-type="float" office:value="8">
            <text:p>8</text:p>
          </table:table-cell>
          <table:table-cell office:value-type="float" office:value="610060">
            <text:p>610060</text:p>
          </table:table-cell>
          <table:table-cell office:value-type="float" office:value="8">
            <text:p>8</text:p>
          </table:table-cell>
          <table:table-cell office:value-type="float" office:value="5279527">
            <text:p>5279527</text:p>
          </table:table-cell>
          <table:table-cell office:value-type="float" office:value="5">
            <text:p>5</text:p>
          </table:table-cell>
          <table:table-cell office:value-type="float" office:value="-15160">
            <text:p>-15160</text:p>
          </table:table-cell>
          <table:table-cell office:value-type="float" office:value="9">
            <text:p>9</text:p>
          </table:table-cell>
          <table:table-cell office:value-type="float" office:value="734839">
            <text:p>734839</text:p>
          </table:table-cell>
          <table:table-cell office:value-type="float" office:value="1">
            <text:p>1</text:p>
          </table:table-cell>
          <table:table-cell office:value-type="float" office:value="279527">
            <text:p>2795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109">
            <text:p>3001109</text:p>
          </table:table-cell>
          <table:table-cell table:style-name="ce1" office:value-type="string">
            <text:p>208850</text:p>
          </table:table-cell>
          <table:table-cell office:value-type="float" office:value="66">
            <text:p>66</text:p>
          </table:table-cell>
          <table:table-cell office:value-type="string">
            <text:p>Erlaufboden (EVN)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L67];2)+(RIGHT(LEFT([.L67];4);2)*60+RIGHT([.L67];2))/3600" office:value-type="float" office:value="47.8816666666667">
            <text:p>47.8816666667</text:p>
          </table:table-cell>
          <table:table-cell table:formula="of:=LEFT([.M67];2)+(RIGHT(LEFT([.M67];4);2)*60+RIGHT([.M67];2))/3600" office:value-type="float" office:value="15.265">
            <text:p>15.265</text:p>
          </table:table-cell>
          <table:table-cell office:value-type="float" office:value="544400">
            <text:p>544400</text:p>
          </table:table-cell>
          <table:table-cell office:value-type="float" office:value="444219">
            <text:p>444219</text:p>
          </table:table-cell>
          <table:table-cell office:value-type="float" office:value="475254">
            <text:p>475254</text:p>
          </table:table-cell>
          <table:table-cell office:value-type="float" office:value="151554">
            <text:p>151554</text:p>
          </table:table-cell>
          <table:table-cell office:value-type="float" office:value="444218">
            <text:p>444218</text:p>
          </table:table-cell>
          <table:table-cell office:value-type="float" office:value="6">
            <text:p>6</text:p>
          </table:table-cell>
          <table:table-cell office:value-type="float" office:value="544399">
            <text:p>544399</text:p>
          </table:table-cell>
          <table:table-cell office:value-type="float" office:value="9">
            <text:p>9</text:p>
          </table:table-cell>
          <table:table-cell office:value-type="float" office:value="5305289">
            <text:p>5305289</text:p>
          </table:table-cell>
          <table:table-cell office:value-type="float" office:value="1">
            <text:p>1</text:p>
          </table:table-cell>
          <table:table-cell office:value-type="float" office:value="-79898">
            <text:p>-79898</text:p>
          </table:table-cell>
          <table:table-cell office:value-type="float" office:value="7">
            <text:p>7</text:p>
          </table:table-cell>
          <table:table-cell office:value-type="float" office:value="670101">
            <text:p>670101</text:p>
          </table:table-cell>
          <table:table-cell office:value-type="float" office:value="3">
            <text:p>3</text:p>
          </table:table-cell>
          <table:table-cell office:value-type="float" office:value="305289">
            <text:p>30528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121">
            <text:p>3001121</text:p>
          </table:table-cell>
          <table:table-cell table:style-name="ce1" office:value-type="string">
            <text:p>208991</text:p>
          </table:table-cell>
          <table:table-cell office:value-type="float" office:value="67">
            <text:p>67</text:p>
          </table:table-cell>
          <table:table-cell office:value-type="string">
            <text:p>Deutsch Brodersdorf (Strassenbrüc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Eisenstadt Umgebung, Baden</text:p>
          </table:table-cell>
          <table:table-cell table:formula="of:=LEFT([.L68];2)+(RIGHT(LEFT([.L68];4);2)*60+RIGHT([.L68];2))/3600" office:value-type="float" office:value="47.9383333333333">
            <text:p>47.9383333333</text:p>
          </table:table-cell>
          <table:table-cell table:formula="of:=LEFT([.M68];2)+(RIGHT(LEFT([.M68];4);2)*60+RIGHT([.M68];2))/3600" office:value-type="float" office:value="16.4786111111111">
            <text:p>16.4786111111</text:p>
          </table:table-cell>
          <table:table-cell office:value-type="float" office:value="634815">
            <text:p>634815</text:p>
          </table:table-cell>
          <table:table-cell office:value-type="float" office:value="453471">
            <text:p>453471</text:p>
          </table:table-cell>
          <table:table-cell office:value-type="float" office:value="475618">
            <text:p>475618</text:p>
          </table:table-cell>
          <table:table-cell office:value-type="float" office:value="162843">
            <text:p>162843</text:p>
          </table:table-cell>
          <table:table-cell office:value-type="float" office:value="453470">
            <text:p>453470</text:p>
          </table:table-cell>
          <table:table-cell office:value-type="float" office:value="6">
            <text:p>6</text:p>
          </table:table-cell>
          <table:table-cell office:value-type="float" office:value="634815">
            <text:p>634815</text:p>
          </table:table-cell>
          <table:table-cell office:value-type="float" office:value="1">
            <text:p>1</text:p>
          </table:table-cell>
          <table:table-cell office:value-type="float" office:value="5311043">
            <text:p>5311043</text:p>
          </table:table-cell>
          <table:table-cell office:value-type="float" office:value="10837">
            <text:p>10837</text:p>
          </table:table-cell>
          <table:table-cell office:value-type="float" office:value="3">
            <text:p>3</text:p>
          </table:table-cell>
          <table:table-cell office:value-type="float" office:value="760837">
            <text:p>760837</text:p>
          </table:table-cell>
          <table:table-cell office:value-type="float" office:value="3">
            <text:p>3</text:p>
          </table:table-cell>
          <table:table-cell office:value-type="float" office:value="311043">
            <text:p>311043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001122">
            <text:p>3001122</text:p>
          </table:table-cell>
          <table:table-cell table:style-name="ce1" office:value-type="string">
            <text:p>209007</text:p>
          </table:table-cell>
          <table:table-cell office:value-type="float" office:value="68">
            <text:p>68</text:p>
          </table:table-cell>
          <table:table-cell office:value-type="string">
            <text:p>Deutsch Haslau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Bruck/Leitha, Neusiedl am See</text:p>
          </table:table-cell>
          <table:table-cell table:formula="of:=LEFT([.L69];2)+(RIGHT(LEFT([.L69];4);2)*60+RIGHT([.L69];2))/3600" office:value-type="float" office:value="48.0466666666667">
            <text:p>48.0466666667</text:p>
          </table:table-cell>
          <table:table-cell table:formula="of:=LEFT([.M69];2)+(RIGHT(LEFT([.M69];4);2)*60+RIGHT([.M69];2))/3600" office:value-type="float" office:value="16.9447222222222">
            <text:p>16.9447222222</text:p>
          </table:table-cell>
          <table:table-cell office:value-type="float" office:value="669015">
            <text:p>669015</text:p>
          </table:table-cell>
          <table:table-cell office:value-type="float" office:value="467163">
            <text:p>467163</text:p>
          </table:table-cell>
          <table:table-cell office:value-type="float" office:value="480248">
            <text:p>480248</text:p>
          </table:table-cell>
          <table:table-cell office:value-type="float" office:value="165641">
            <text:p>165641</text:p>
          </table:table-cell>
          <table:table-cell office:value-type="float" office:value="467163">
            <text:p>467163</text:p>
          </table:table-cell>
          <table:table-cell office:value-type="float" office:value="4">
            <text:p>4</text:p>
          </table:table-cell>
          <table:table-cell office:value-type="float" office:value="669014">
            <text:p>669014</text:p>
          </table:table-cell>
          <table:table-cell office:value-type="float" office:value="5">
            <text:p>5</text:p>
          </table:table-cell>
          <table:table-cell office:value-type="float" office:value="5323411">
            <text:p>5323411</text:p>
          </table:table-cell>
          <table:table-cell office:value-type="float" office:value="1">
            <text:p>1</text:p>
          </table:table-cell>
          <table:table-cell office:value-type="float" office:value="45550">
            <text:p>45550</text:p>
          </table:table-cell>
          <table:table-cell office:value-type="float" office:value="5">
            <text:p>5</text:p>
          </table:table-cell>
          <table:table-cell office:value-type="float" office:value="795550">
            <text:p>795550</text:p>
          </table:table-cell>
          <table:table-cell office:value-type="float" office:value="5">
            <text:p>5</text:p>
          </table:table-cell>
          <table:table-cell office:value-type="float" office:value="323411">
            <text:p>3234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135">
            <text:p>3001135</text:p>
          </table:table-cell>
          <table:table-cell table:style-name="ce1" office:value-type="string">
            <text:p>209189</text:p>
          </table:table-cell>
          <table:table-cell office:value-type="float" office:value="69">
            <text:p>69</text:p>
          </table:table-cell>
          <table:table-cell office:value-type="string">
            <text:p>Niederabsdorf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Gänserndorf</text:p>
          </table:table-cell>
          <table:table-cell table:formula="of:=LEFT([.L70];2)+(RIGHT(LEFT([.L70];4);2)*60+RIGHT([.L70];2))/3600" office:value-type="float" office:value="48.575">
            <text:p>48.575</text:p>
          </table:table-cell>
          <table:table-cell table:formula="of:=LEFT([.M70];2)+(RIGHT(LEFT([.M70];4);2)*60+RIGHT([.M70];2))/3600" office:value-type="float" office:value="16.8675">
            <text:p>16.8675</text:p>
          </table:table-cell>
          <table:table-cell office:value-type="float" office:value="660600">
            <text:p>660600</text:p>
          </table:table-cell>
          <table:table-cell office:value-type="float" office:value="525512">
            <text:p>525512</text:p>
          </table:table-cell>
          <table:table-cell office:value-type="float" office:value="483430">
            <text:p>483430</text:p>
          </table:table-cell>
          <table:table-cell office:value-type="float" office:value="165203">
            <text:p>165203</text:p>
          </table:table-cell>
          <table:table-cell office:value-type="float" office:value="525511">
            <text:p>525511</text:p>
          </table:table-cell>
          <table:table-cell office:value-type="float" office:value="6">
            <text:p>6</text:p>
          </table:table-cell>
          <table:table-cell office:value-type="float" office:value="660599">
            <text:p>660599</text:p>
          </table:table-cell>
          <table:table-cell office:value-type="float" office:value="9">
            <text:p>9</text:p>
          </table:table-cell>
          <table:table-cell office:value-type="float" office:value="5382055">
            <text:p>5382055</text:p>
          </table:table-cell>
          <table:table-cell office:value-type="float" office:value="2">
            <text:p>2</text:p>
          </table:table-cell>
          <table:table-cell office:value-type="float" office:value="39387">
            <text:p>39387</text:p>
          </table:table-cell>
          <table:table-cell office:value-type="float" office:value="1">
            <text:p>1</text:p>
          </table:table-cell>
          <table:table-cell office:value-type="float" office:value="789387">
            <text:p>789387</text:p>
          </table:table-cell>
          <table:table-cell office:value-type="float" office:value="1">
            <text:p>1</text:p>
          </table:table-cell>
          <table:table-cell office:value-type="float" office:value="382055">
            <text:p>38205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150">
            <text:p>3001150</text:p>
          </table:table-cell>
          <table:table-cell table:style-name="ce1" office:value-type="string">
            <text:p>209338</text:p>
          </table:table-cell>
          <table:table-cell office:value-type="float" office:value="70">
            <text:p>70</text:p>
          </table:table-cell>
          <table:table-cell office:value-type="string">
            <text:p>Frauenhofen</text:p>
          </table:table-cell>
          <table:table-cell office:value-type="string">
            <text:p>Taffa</text:p>
          </table:table-cell>
          <table:table-cell office:value-type="string">
            <text:p>Niederösterreich</text:p>
          </table:table-cell>
          <table:table-cell office:value-type="string">
            <text:p>Horn</text:p>
          </table:table-cell>
          <table:table-cell table:formula="of:=LEFT([.L71];2)+(RIGHT(LEFT([.L71];4);2)*60+RIGHT([.L71];2))/3600" office:value-type="float" office:value="48.6775">
            <text:p>48.6775</text:p>
          </table:table-cell>
          <table:table-cell table:formula="of:=LEFT([.M71];2)+(RIGHT(LEFT([.M71];4);2)*60+RIGHT([.M71];2))/3600" office:value-type="float" office:value="15.6369444444444">
            <text:p>15.6369444444</text:p>
          </table:table-cell>
          <table:table-cell office:value-type="float" office:value="569577">
            <text:p>569577</text:p>
          </table:table-cell>
          <table:table-cell office:value-type="float" office:value="533385">
            <text:p>533385</text:p>
          </table:table-cell>
          <table:table-cell office:value-type="float" office:value="484039">
            <text:p>484039</text:p>
          </table:table-cell>
          <table:table-cell office:value-type="float" office:value="153813">
            <text:p>153813</text:p>
          </table:table-cell>
          <table:table-cell office:value-type="float" office:value="533384">
            <text:p>533384</text:p>
          </table:table-cell>
          <table:table-cell office:value-type="float" office:value="6">
            <text:p>6</text:p>
          </table:table-cell>
          <table:table-cell office:value-type="float" office:value="569577">
            <text:p>569577</text:p>
          </table:table-cell>
          <table:table-cell office:value-type="float" office:value="4">
            <text:p>4</text:p>
          </table:table-cell>
          <table:table-cell office:value-type="float" office:value="5393439">
            <text:p>5393439</text:p>
          </table:table-cell>
          <table:table-cell office:value-type="float" office:value="2">
            <text:p>2</text:p>
          </table:table-cell>
          <table:table-cell office:value-type="float" office:value="-51277">
            <text:p>-51277</text:p>
          </table:table-cell>
          <table:table-cell office:value-type="float" office:value="8">
            <text:p>8</text:p>
          </table:table-cell>
          <table:table-cell office:value-type="float" office:value="698722">
            <text:p>698722</text:p>
          </table:table-cell>
          <table:table-cell office:value-type="float" office:value="2">
            <text:p>2</text:p>
          </table:table-cell>
          <table:table-cell office:value-type="float" office:value="393439">
            <text:p>39343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152">
            <text:p>3001152</text:p>
          </table:table-cell>
          <table:table-cell table:style-name="ce1" office:value-type="string">
            <text:p>209361</text:p>
          </table:table-cell>
          <table:table-cell office:value-type="float" office:value="71">
            <text:p>71</text:p>
          </table:table-cell>
          <table:table-cell office:value-type="string">
            <text:p>Türnitz (Markt)</text:p>
          </table:table-cell>
          <table:table-cell office:value-type="string">
            <text:p>Türnitz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L72];2)+(RIGHT(LEFT([.L72];4);2)*60+RIGHT([.L72];2))/3600" office:value-type="float" office:value="47.9283333333333">
            <text:p>47.9283333333</text:p>
          </table:table-cell>
          <table:table-cell table:formula="of:=LEFT([.M72];2)+(RIGHT(LEFT([.M72];4);2)*60+RIGHT([.M72];2))/3600" office:value-type="float" office:value="15.4888888888889">
            <text:p>15.4888888889</text:p>
          </table:table-cell>
          <table:table-cell office:value-type="float" office:value="560995">
            <text:p>560995</text:p>
          </table:table-cell>
          <table:table-cell office:value-type="float" office:value="449836">
            <text:p>449836</text:p>
          </table:table-cell>
          <table:table-cell office:value-type="float" office:value="475542">
            <text:p>475542</text:p>
          </table:table-cell>
          <table:table-cell office:value-type="float" office:value="152920">
            <text:p>152920</text:p>
          </table:table-cell>
          <table:table-cell office:value-type="float" office:value="449836">
            <text:p>449836</text:p>
          </table:table-cell>
          <table:table-cell office:value-type="float" office:value="4">
            <text:p>4</text:p>
          </table:table-cell>
          <table:table-cell office:value-type="float" office:value="560994">
            <text:p>560994</text:p>
          </table:table-cell>
          <table:table-cell office:value-type="float" office:value="9">
            <text:p>9</text:p>
          </table:table-cell>
          <table:table-cell office:value-type="float" office:value="5310263">
            <text:p>5310263</text:p>
          </table:table-cell>
          <table:table-cell office:value-type="float" office:value="2">
            <text:p>2</text:p>
          </table:table-cell>
          <table:table-cell office:value-type="float" office:value="-63092">
            <text:p>-63092</text:p>
          </table:table-cell>
          <table:table-cell office:value-type="float" office:value="3">
            <text:p>3</text:p>
          </table:table-cell>
          <table:table-cell office:value-type="float" office:value="686907">
            <text:p>686907</text:p>
          </table:table-cell>
          <table:table-cell office:value-type="float" office:value="7">
            <text:p>7</text:p>
          </table:table-cell>
          <table:table-cell office:value-type="float" office:value="310263">
            <text:p>31026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161">
            <text:p>3001161</text:p>
          </table:table-cell>
          <table:table-cell table:style-name="ce1" office:value-type="string">
            <text:p>209452</text:p>
          </table:table-cell>
          <table:table-cell office:value-type="float" office:value="72">
            <text:p>72</text:p>
          </table:table-cell>
          <table:table-cell office:value-type="string">
            <text:p>Asparn an der Zaya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Mistelbach</text:p>
          </table:table-cell>
          <table:table-cell table:formula="of:=LEFT([.L73];2)+(RIGHT(LEFT([.L73];4);2)*60+RIGHT([.L73];2))/3600" office:value-type="float" office:value="48.5897222222222">
            <text:p>48.5897222222</text:p>
          </table:table-cell>
          <table:table-cell table:formula="of:=LEFT([.M73];2)+(RIGHT(LEFT([.M73];4);2)*60+RIGHT([.M73];2))/3600" office:value-type="float" office:value="16.4952777777778">
            <text:p>16.4952777778</text:p>
          </table:table-cell>
          <table:table-cell office:value-type="float" office:value="633121">
            <text:p>633121</text:p>
          </table:table-cell>
          <table:table-cell office:value-type="float" office:value="525859">
            <text:p>525859</text:p>
          </table:table-cell>
          <table:table-cell office:value-type="float" office:value="483523">
            <text:p>483523</text:p>
          </table:table-cell>
          <table:table-cell office:value-type="float" office:value="162943">
            <text:p>162943</text:p>
          </table:table-cell>
          <table:table-cell office:value-type="float" office:value="525859">
            <text:p>525859</text:p>
          </table:table-cell>
          <table:table-cell office:value-type="float" office:value="1">
            <text:p>1</text:p>
          </table:table-cell>
          <table:table-cell office:value-type="float" office:value="633121">
            <text:p>633121</text:p>
          </table:table-cell>
          <table:table-cell office:value-type="float" office:value="3">
            <text:p>3</text:p>
          </table:table-cell>
          <table:table-cell office:value-type="float" office:value="5383461">
            <text:p>5383461</text:p>
          </table:table-cell>
          <table:table-cell office:value-type="float" office:value="3">
            <text:p>3</text:p>
          </table:table-cell>
          <table:table-cell office:value-type="float" office:value="11937">
            <text:p>11937</text:p>
          </table:table-cell>
          <table:table-cell office:value-type="float" office:value="6">
            <text:p>6</text:p>
          </table:table-cell>
          <table:table-cell office:value-type="float" office:value="761937">
            <text:p>761937</text:p>
          </table:table-cell>
          <table:table-cell office:value-type="float" office:value="6">
            <text:p>6</text:p>
          </table:table-cell>
          <table:table-cell office:value-type="float" office:value="383461">
            <text:p>38346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163">
            <text:p>3001163</text:p>
          </table:table-cell>
          <table:table-cell table:style-name="ce1" office:value-type="string">
            <text:p>209478</text:p>
          </table:table-cell>
          <table:table-cell office:value-type="float" office:value="73">
            <text:p>73</text:p>
          </table:table-cell>
          <table:table-cell office:value-type="string">
            <text:p>Klausenleopoldsdorf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L74];2)+(RIGHT(LEFT([.L74];4);2)*60+RIGHT([.L74];2))/3600" office:value-type="float" office:value="48.0880555555556">
            <text:p>48.0880555556</text:p>
          </table:table-cell>
          <table:table-cell table:formula="of:=LEFT([.M74];2)+(RIGHT(LEFT([.M74];4);2)*60+RIGHT([.M74];2))/3600" office:value-type="float" office:value="16.0177777777778">
            <text:p>16.0177777778</text:p>
          </table:table-cell>
          <table:table-cell office:value-type="float" office:value="599861">
            <text:p>599861</text:p>
          </table:table-cell>
          <table:table-cell office:value-type="float" office:value="468805">
            <text:p>468805</text:p>
          </table:table-cell>
          <table:table-cell office:value-type="float" office:value="480517">
            <text:p>480517</text:p>
          </table:table-cell>
          <table:table-cell office:value-type="float" office:value="160104">
            <text:p>160104</text:p>
          </table:table-cell>
          <table:table-cell office:value-type="float" office:value="468804">
            <text:p>468804</text:p>
          </table:table-cell>
          <table:table-cell office:value-type="float" office:value="7">
            <text:p>7</text:p>
          </table:table-cell>
          <table:table-cell office:value-type="float" office:value="599861">
            <text:p>599861</text:p>
          </table:table-cell>
          <table:table-cell office:value-type="float" office:value="2">
            <text:p>2</text:p>
          </table:table-cell>
          <table:table-cell office:value-type="float" office:value="5327720">
            <text:p>5327720</text:p>
          </table:table-cell>
          <table:table-cell office:value-type="float" office:value="7">
            <text:p>7</text:p>
          </table:table-cell>
          <table:table-cell office:value-type="float" office:value="-23508">
            <text:p>-23508</text:p>
          </table:table-cell>
          <table:table-cell office:value-type="float" office:value="8">
            <text:p>8</text:p>
          </table:table-cell>
          <table:table-cell office:value-type="float" office:value="726491">
            <text:p>726491</text:p>
          </table:table-cell>
          <table:table-cell office:value-type="float" office:value="2">
            <text:p>2</text:p>
          </table:table-cell>
          <table:table-cell office:value-type="float" office:value="327720">
            <text:p>32772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171">
            <text:p>3001171</text:p>
          </table:table-cell>
          <table:table-cell table:style-name="ce1" office:value-type="string">
            <text:p>209551</text:p>
          </table:table-cell>
          <table:table-cell office:value-type="float" office:value="74">
            <text:p>74</text:p>
          </table:table-cell>
          <table:table-cell office:value-type="string">
            <text:p>Lunz am See (Seestrasse)</text:p>
          </table:table-cell>
          <table:table-cell office:value-type="string">
            <text:p>Oi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L75];2)+(RIGHT(LEFT([.L75];4);2)*60+RIGHT([.L75];2))/3600" office:value-type="float" office:value="47.8611111111111">
            <text:p>47.8611111111</text:p>
          </table:table-cell>
          <table:table-cell table:formula="of:=LEFT([.M75];2)+(RIGHT(LEFT([.M75];4);2)*60+RIGHT([.M75];2))/3600" office:value-type="float" office:value="15.0327777777778">
            <text:p>15.0327777778</text:p>
          </table:table-cell>
          <table:table-cell office:value-type="float" office:value="527084">
            <text:p>527084</text:p>
          </table:table-cell>
          <table:table-cell office:value-type="float" office:value="441516">
            <text:p>441516</text:p>
          </table:table-cell>
          <table:table-cell office:value-type="float" office:value="475140">
            <text:p>475140</text:p>
          </table:table-cell>
          <table:table-cell office:value-type="float" office:value="150158">
            <text:p>150158</text:p>
          </table:table-cell>
          <table:table-cell office:value-type="float" office:value="441515">
            <text:p>441515</text:p>
          </table:table-cell>
          <table:table-cell office:value-type="float" office:value="5">
            <text:p>5</text:p>
          </table:table-cell>
          <table:table-cell office:value-type="float" office:value="527084">
            <text:p>527084</text:p>
          </table:table-cell>
          <table:table-cell office:value-type="float" office:value="4">
            <text:p>4</text:p>
          </table:table-cell>
          <table:table-cell office:value-type="float" office:value="5303256">
            <text:p>5303256</text:p>
          </table:table-cell>
          <table:table-cell office:value-type="float" office:value="9">
            <text:p>9</text:p>
          </table:table-cell>
          <table:table-cell office:value-type="float" office:value="-97313">
            <text:p>-97313</text:p>
          </table:table-cell>
          <table:table-cell office:value-type="float" office:value="652687">
            <text:p>652687</text:p>
          </table:table-cell>
          <table:table-cell office:value-type="float" office:value="303256">
            <text:p>303256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003017">
            <text:p>3003017</text:p>
          </table:table-cell>
          <table:table-cell table:style-name="ce1" office:value-type="string">
            <text:p>208140</text:p>
          </table:table-cell>
          <table:table-cell office:value-type="float" office:value="75">
            <text:p>75</text:p>
          </table:table-cell>
          <table:table-cell office:value-type="string">
            <text:p>Oed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76];2)+(RIGHT(LEFT([.L76];4);2)*60+RIGHT([.L76];2))/3600" office:value-type="float" office:value="47.8791666666667">
            <text:p>47.8791666667</text:p>
          </table:table-cell>
          <table:table-cell table:formula="of:=LEFT([.M76];2)+(RIGHT(LEFT([.M76];4);2)*60+RIGHT([.M76];2))/3600" office:value-type="float" office:value="16.0236111111111">
            <text:p>16.0236111111</text:p>
          </table:table-cell>
          <table:table-cell office:value-type="float" office:value="601107">
            <text:p>601107</text:p>
          </table:table-cell>
          <table:table-cell office:value-type="float" office:value="445626">
            <text:p>445626</text:p>
          </table:table-cell>
          <table:table-cell office:value-type="float" office:value="475245">
            <text:p>475245</text:p>
          </table:table-cell>
          <table:table-cell office:value-type="float" office:value="160125">
            <text:p>160125</text:p>
          </table:table-cell>
          <table:table-cell office:value-type="float" office:value="445625">
            <text:p>445625</text:p>
          </table:table-cell>
          <table:table-cell office:value-type="float" office:value="54">
            <text:p>54</text:p>
          </table:table-cell>
          <table:table-cell office:value-type="float" office:value="601107">
            <text:p>601107</text:p>
          </table:table-cell>
          <table:table-cell office:value-type="float" office:value="7">
            <text:p>7</text:p>
          </table:table-cell>
          <table:table-cell office:value-type="float" office:value="5304503">
            <text:p>5304503</text:p>
          </table:table-cell>
          <table:table-cell office:value-type="float" office:value="-23159">
            <text:p>-23159</text:p>
          </table:table-cell>
          <table:table-cell office:value-type="float" office:value="726841">
            <text:p>726841</text:p>
          </table:table-cell>
          <table:table-cell office:value-type="float" office:value="304503">
            <text:p>304503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003041">
            <text:p>3003041</text:p>
          </table:table-cell>
          <table:table-cell table:style-name="ce1" office:value-type="string">
            <text:p>208769</text:p>
          </table:table-cell>
          <table:table-cell office:value-type="float" office:value="76">
            <text:p>76</text:p>
          </table:table-cell>
          <table:table-cell office:value-type="string">
            <text:p>Wolkersdorf</text:p>
          </table:table-cell>
          <table:table-cell office:value-type="string">
            <text:p>Russbach</text:p>
          </table:table-cell>
          <table:table-cell office:value-type="string">
            <text:p>Niederösterreich</text:p>
          </table:table-cell>
          <table:table-cell/>
          <table:table-cell table:formula="of:=LEFT([.L77];2)+(RIGHT(LEFT([.L77];4);2)*60+RIGHT([.L77];2))/3600" office:value-type="float" office:value="0">
            <text:p>#VALUE!</text:p>
          </table:table-cell>
          <table:table-cell table:formula="of:=LEFT([.M77];2)+(RIGHT(LEFT([.M77];4);2)*60+RIGHT([.M77];2))/3600" office:value-type="float" office:value="0">
            <text:p>#VALUE!</text:p>
          </table:table-cell>
          <table:table-cell office:value-type="float" office:value="635862">
            <text:p>635862</text:p>
          </table:table-cell>
          <table:table-cell office:value-type="float" office:value="502703">
            <text:p>502703</text:p>
          </table:table-cell>
          <table:table-cell table:number-columns-repeated="2"/>
          <table:table-cell office:value-type="float" office:value="502703">
            <text:p>502703</text:p>
          </table:table-cell>
          <table:table-cell office:value-type="float" office:value="635862">
            <text:p>635862</text:p>
          </table:table-cell>
          <table:table-cell table:number-columns-repeated="2"/>
          <table:table-cell office:value-type="float" office:value="762745">
            <text:p>762745</text:p>
          </table:table-cell>
          <table:table-cell office:value-type="float" office:value="361552">
            <text:p>361552</text:p>
          </table:table-cell>
          <table:table-cell office:value-type="float" office:value="34">
            <text:p>34</text:p>
          </table:table-cell>
          <table:table-cell table:number-columns-repeated="6"/>
        </table:table-row>
        <table:table-row table:style-name="ro1">
          <table:table-cell office:value-type="float" office:value="3003047">
            <text:p>3003047</text:p>
          </table:table-cell>
          <table:table-cell table:style-name="ce1" office:value-type="string">
            <text:p>208777</text:p>
          </table:table-cell>
          <table:table-cell office:value-type="float" office:value="77">
            <text:p>77</text:p>
          </table:table-cell>
          <table:table-cell office:value-type="string">
            <text:p>Herzogenbur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table:formula="of:=LEFT([.L78];2)+(RIGHT(LEFT([.L78];4);2)*60+RIGHT([.L78];2))/3600" office:value-type="float" office:value="0">
            <text:p>#VALUE!</text:p>
          </table:table-cell>
          <table:table-cell table:formula="of:=LEFT([.M78];2)+(RIGHT(LEFT([.M78];4);2)*60+RIGHT([.M78];2))/3600" office:value-type="float" office:value="0">
            <text:p>#VALUE!</text:p>
          </table:table-cell>
          <table:table-cell office:value-type="float" office:value="575883">
            <text:p>575883</text:p>
          </table:table-cell>
          <table:table-cell office:value-type="float" office:value="489776">
            <text:p>489776</text:p>
          </table:table-cell>
          <table:table-cell table:number-columns-repeated="2"/>
          <table:table-cell office:value-type="float" office:value="489776">
            <text:p>489776</text:p>
          </table:table-cell>
          <table:table-cell office:value-type="float" office:value="575883">
            <text:p>575883</text:p>
          </table:table-cell>
          <table:table-cell table:number-columns-repeated="11"/>
        </table:table-row>
        <table:table-row table:style-name="ro1">
          <table:table-cell office:value-type="float" office:value="3003048">
            <text:p>3003048</text:p>
          </table:table-cell>
          <table:table-cell table:style-name="ce1" office:value-type="string">
            <text:p>208793</text:p>
          </table:table-cell>
          <table:table-cell office:value-type="float" office:value="78">
            <text:p>78</text:p>
          </table:table-cell>
          <table:table-cell office:value-type="string">
            <text:p>Ramsau</text:p>
          </table:table-cell>
          <table:table-cell office:value-type="string">
            <text:p>Ramsaubach</text:p>
          </table:table-cell>
          <table:table-cell office:value-type="string">
            <text:p>Niederösterreich</text:p>
          </table:table-cell>
          <table:table-cell/>
          <table:table-cell table:formula="of:=LEFT([.L79];2)+(RIGHT(LEFT([.L79];4);2)*60+RIGHT([.L79];2))/3600" office:value-type="float" office:value="0">
            <text:p>#VALUE!</text:p>
          </table:table-cell>
          <table:table-cell table:formula="of:=LEFT([.M79];2)+(RIGHT(LEFT([.M79];4);2)*60+RIGHT([.M79];2))/3600" office:value-type="float" office:value="0">
            <text:p>#VALUE!</text:p>
          </table:table-cell>
          <table:table-cell office:value-type="float" office:value="584577">
            <text:p>584577</text:p>
          </table:table-cell>
          <table:table-cell office:value-type="float" office:value="458848">
            <text:p>458848</text:p>
          </table:table-cell>
          <table:table-cell table:number-columns-repeated="2"/>
          <table:table-cell office:value-type="float" office:value="458848">
            <text:p>458848</text:p>
          </table:table-cell>
          <table:table-cell office:value-type="float" office:value="584577">
            <text:p>584577</text:p>
          </table:table-cell>
          <table:table-cell table:number-columns-repeated="11"/>
        </table:table-row>
        <table:table-row table:style-name="ro1">
          <table:table-cell office:value-type="float" office:value="3001108">
            <text:p>3001108</text:p>
          </table:table-cell>
          <table:table-cell table:style-name="ce1" office:value-type="string">
            <text:p>208843</text:p>
          </table:table-cell>
          <table:table-cell office:value-type="float" office:value="79">
            <text:p>79</text:p>
          </table:table-cell>
          <table:table-cell office:value-type="string">
            <text:p>Bad Erlac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80];2)+(RIGHT(LEFT([.L80];4);2)*60+RIGHT([.L80];2))/3600" office:value-type="float" office:value="47.7272222222222">
            <text:p>47.7272222222</text:p>
          </table:table-cell>
          <table:table-cell table:formula="of:=LEFT([.M80];2)+(RIGHT(LEFT([.M80];4);2)*60+RIGHT([.M80];2))/3600" office:value-type="float" office:value="16.2144444444444">
            <text:p>16.2144444444</text:p>
          </table:table-cell>
          <table:table-cell office:value-type="float" office:value="615980">
            <text:p>615980</text:p>
          </table:table-cell>
          <table:table-cell office:value-type="float" office:value="429264">
            <text:p>429264</text:p>
          </table:table-cell>
          <table:table-cell office:value-type="float" office:value="474338">
            <text:p>474338</text:p>
          </table:table-cell>
          <table:table-cell office:value-type="float" office:value="161252">
            <text:p>161252</text:p>
          </table:table-cell>
          <table:table-cell office:value-type="float" office:value="429264">
            <text:p>429264</text:p>
          </table:table-cell>
          <table:table-cell office:value-type="float" office:value="3">
            <text:p>3</text:p>
          </table:table-cell>
          <table:table-cell office:value-type="float" office:value="615980">
            <text:p>615980</text:p>
          </table:table-cell>
          <table:table-cell office:value-type="float" office:value="4">
            <text:p>4</text:p>
          </table:table-cell>
          <table:table-cell office:value-type="float" office:value="5287574">
            <text:p>5287574</text:p>
          </table:table-cell>
          <table:table-cell office:value-type="float" office:value="1">
            <text:p>1</text:p>
          </table:table-cell>
          <table:table-cell office:value-type="float" office:value="-8923">
            <text:p>-8923</text:p>
          </table:table-cell>
          <table:table-cell office:value-type="float" office:value="9">
            <text:p>9</text:p>
          </table:table-cell>
          <table:table-cell office:value-type="float" office:value="741076">
            <text:p>741076</text:p>
          </table:table-cell>
          <table:table-cell office:value-type="float" office:value="1">
            <text:p>1</text:p>
          </table:table-cell>
          <table:table-cell office:value-type="float" office:value="287574">
            <text:p>2875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3114">
            <text:p>3003114</text:p>
          </table:table-cell>
          <table:table-cell table:style-name="ce1" office:value-type="string">
            <text:p>214254</text:p>
          </table:table-cell>
          <table:table-cell office:value-type="float" office:value="80">
            <text:p>80</text:p>
          </table:table-cell>
          <table:table-cell office:value-type="string">
            <text:p>Göstling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L81];2)+(RIGHT(LEFT([.L81];4);2)*60+RIGHT([.L81];2))/3600" office:value-type="float" office:value="47.8127777777778">
            <text:p>47.8127777778</text:p>
          </table:table-cell>
          <table:table-cell table:formula="of:=LEFT([.M81];2)+(RIGHT(LEFT([.M81];4);2)*60+RIGHT([.M81];2))/3600" office:value-type="float" office:value="14.9294444444444">
            <text:p>14.9294444444</text:p>
          </table:table-cell>
          <table:table-cell office:value-type="float" office:value="519830">
            <text:p>519830</text:p>
          </table:table-cell>
          <table:table-cell office:value-type="float" office:value="435680">
            <text:p>435680</text:p>
          </table:table-cell>
          <table:table-cell office:value-type="float" office:value="474846">
            <text:p>474846</text:p>
          </table:table-cell>
          <table:table-cell office:value-type="float" office:value="145546">
            <text:p>145546</text:p>
          </table:table-cell>
          <table:table-cell office:value-type="float" office:value="436000">
            <text:p>436000</text:p>
          </table:table-cell>
          <table:table-cell office:value-type="float" office:value="59">
            <text:p>59</text:p>
          </table:table-cell>
          <table:table-cell office:value-type="float" office:value="519477">
            <text:p>519477</text:p>
          </table:table-cell>
          <table:table-cell office:value-type="float" office:value="16">
            <text:p>16</text:p>
          </table:table-cell>
          <table:table-cell office:value-type="float" office:value="5298038">
            <text:p>5298038</text:p>
          </table:table-cell>
          <table:table-cell office:value-type="float" office:value="-105120">
            <text:p>-105120</text:p>
          </table:table-cell>
          <table:table-cell office:value-type="float" office:value="644880">
            <text:p>644880</text:p>
          </table:table-cell>
          <table:table-cell office:value-type="float" office:value="31">
            <text:p>31</text:p>
          </table:table-cell>
          <table:table-cell office:value-type="float" office:value="298038">
            <text:p>29803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003088">
            <text:p>3003088</text:p>
          </table:table-cell>
          <table:table-cell table:style-name="ce1" office:value-type="string">
            <text:p>209155</text:p>
          </table:table-cell>
          <table:table-cell office:value-type="float" office:value="81">
            <text:p>81</text:p>
          </table:table-cell>
          <table:table-cell office:value-type="string">
            <text:p>Haugs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L82];2)+(RIGHT(LEFT([.L82];4);2)*60+RIGHT([.L82];2))/3600" office:value-type="float" office:value="48.7102777777778">
            <text:p>48.7102777778</text:p>
          </table:table-cell>
          <table:table-cell table:formula="of:=LEFT([.M82];2)+(RIGHT(LEFT([.M82];4);2)*60+RIGHT([.M82];2))/3600" office:value-type="float" office:value="16.6072222222222">
            <text:p>16.6072222222</text:p>
          </table:table-cell>
          <table:table-cell office:value-type="float" office:value="602030">
            <text:p>602030</text:p>
          </table:table-cell>
          <table:table-cell office:value-type="float" office:value="538180">
            <text:p>538180</text:p>
          </table:table-cell>
          <table:table-cell office:value-type="float" office:value="484237">
            <text:p>484237</text:p>
          </table:table-cell>
          <table:table-cell office:value-type="float" office:value="163626">
            <text:p>163626</text:p>
          </table:table-cell>
          <table:table-cell office:value-type="float" office:value="539579">
            <text:p>539579</text:p>
          </table:table-cell>
          <table:table-cell office:value-type="float" office:value="94">
            <text:p>94</text:p>
          </table:table-cell>
          <table:table-cell office:value-type="float" office:value="640809">
            <text:p>640809</text:p>
          </table:table-cell>
          <table:table-cell office:value-type="float" office:value="75">
            <text:p>75</text:p>
          </table:table-cell>
          <table:table-cell office:value-type="float" office:value="5396877">
            <text:p>5396877</text:p>
          </table:table-cell>
          <table:table-cell office:value-type="float" office:value="20150">
            <text:p>20150</text:p>
          </table:table-cell>
          <table:table-cell office:value-type="float" office:value="770150">
            <text:p>770150</text:p>
          </table:table-cell>
          <table:table-cell office:value-type="float" office:value="3">
            <text:p>3</text:p>
          </table:table-cell>
          <table:table-cell office:value-type="float" office:value="396877">
            <text:p>39687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001009">
            <text:p>3001009</text:p>
          </table:table-cell>
          <table:table-cell table:style-name="ce1" office:value-type="string">
            <text:p>207696</text:p>
          </table:table-cell>
          <table:table-cell office:value-type="float" office:value="82">
            <text:p>82</text:p>
          </table:table-cell>
          <table:table-cell office:value-type="string">
            <text:p>Krenstetten</text:p>
          </table:table-cell>
          <table:table-cell office:value-type="string">
            <text:p>Urlbach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L83];2)+(RIGHT(LEFT([.L83];4);2)*60+RIGHT([.L83];2))/3600" office:value-type="float" office:value="48.0586111111111">
            <text:p>48.0586111111</text:p>
          </table:table-cell>
          <table:table-cell table:formula="of:=LEFT([.M83];2)+(RIGHT(LEFT([.M83];4);2)*60+RIGHT([.M83];2))/3600" office:value-type="float" office:value="14.7025">
            <text:p>14.7025</text:p>
          </table:table-cell>
          <table:table-cell office:value-type="float" office:value="502013">
            <text:p>502013</text:p>
          </table:table-cell>
          <table:table-cell office:value-type="float" office:value="462967">
            <text:p>462967</text:p>
          </table:table-cell>
          <table:table-cell office:value-type="float" office:value="480331">
            <text:p>480331</text:p>
          </table:table-cell>
          <table:table-cell office:value-type="float" office:value="144209">
            <text:p>144209</text:p>
          </table:table-cell>
          <table:table-cell office:value-type="float" office:value="462967">
            <text:p>462967</text:p>
          </table:table-cell>
          <table:table-cell office:value-type="float" office:value="2">
            <text:p>2</text:p>
          </table:table-cell>
          <table:table-cell office:value-type="float" office:value="502011">
            <text:p>502011</text:p>
          </table:table-cell>
          <table:table-cell office:value-type="float" office:value="8">
            <text:p>8</text:p>
          </table:table-cell>
          <table:table-cell office:value-type="float" office:value="5325674">
            <text:p>5325674</text:p>
          </table:table-cell>
          <table:table-cell office:value-type="float" office:value="5">
            <text:p>5</text:p>
          </table:table-cell>
          <table:table-cell office:value-type="float" office:value="-121546">
            <text:p>-121546</text:p>
          </table:table-cell>
          <table:table-cell office:value-type="float" office:value="8">
            <text:p>8</text:p>
          </table:table-cell>
          <table:table-cell office:value-type="float" office:value="628453">
            <text:p>628453</text:p>
          </table:table-cell>
          <table:table-cell office:value-type="float" office:value="2">
            <text:p>2</text:p>
          </table:table-cell>
          <table:table-cell office:value-type="float" office:value="325674">
            <text:p>32567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1103">
            <text:p>3001103</text:p>
          </table:table-cell>
          <table:table-cell table:style-name="ce1" office:value-type="string">
            <text:p>208785</text:p>
          </table:table-cell>
          <table:table-cell office:value-type="float" office:value="83">
            <text:p>83</text:p>
          </table:table-cell>
          <table:table-cell office:value-type="string">
            <text:p>Loipersbach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L84];2)+(RIGHT(LEFT([.L84];4);2)*60+RIGHT([.L84];2))/3600" office:value-type="float" office:value="47.7208333333333">
            <text:p>47.7208333333</text:p>
          </table:table-cell>
          <table:table-cell table:formula="of:=LEFT([.M84];2)+(RIGHT(LEFT([.M84];4);2)*60+RIGHT([.M84];2))/3600" office:value-type="float" office:value="16.1230555555556">
            <text:p>16.1230555556</text:p>
          </table:table-cell>
          <table:table-cell office:value-type="float" office:value="609457">
            <text:p>609457</text:p>
          </table:table-cell>
          <table:table-cell office:value-type="float" office:value="428306">
            <text:p>428306</text:p>
          </table:table-cell>
          <table:table-cell office:value-type="float" office:value="474315">
            <text:p>474315</text:p>
          </table:table-cell>
          <table:table-cell office:value-type="float" office:value="160723">
            <text:p>160723</text:p>
          </table:table-cell>
          <table:table-cell office:value-type="float" office:value="428306">
            <text:p>428306</text:p>
          </table:table-cell>
          <table:table-cell office:value-type="float" office:value="1">
            <text:p>1</text:p>
          </table:table-cell>
          <table:table-cell office:value-type="float" office:value="609156">
            <text:p>609156</text:p>
          </table:table-cell>
          <table:table-cell office:value-type="float" office:value="6">
            <text:p>6</text:p>
          </table:table-cell>
          <table:table-cell office:value-type="float" office:value="5286880">
            <text:p>5286880</text:p>
          </table:table-cell>
          <table:table-cell office:value-type="float" office:value="-15781">
            <text:p>-15781</text:p>
          </table:table-cell>
          <table:table-cell office:value-type="float" office:value="9">
            <text:p>9</text:p>
          </table:table-cell>
          <table:table-cell office:value-type="float" office:value="734218">
            <text:p>734218</text:p>
          </table:table-cell>
          <table:table-cell office:value-type="float" office:value="1">
            <text:p>1</text:p>
          </table:table-cell>
          <table:table-cell office:value-type="float" office:value="286880">
            <text:p>286880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003093">
            <text:p>3003093</text:p>
          </table:table-cell>
          <table:table-cell table:style-name="ce1" office:value-type="string">
            <text:p>209882</text:p>
          </table:table-cell>
          <table:table-cell office:value-type="float" office:value="84">
            <text:p>84</text:p>
          </table:table-cell>
          <table:table-cell office:value-type="string">
            <text:p>Scheibbs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L85];2)+(RIGHT(LEFT([.L85];4);2)*60+RIGHT([.L85];2))/3600" office:value-type="float" office:value="48.0036111111111">
            <text:p>48.0036111111</text:p>
          </table:table-cell>
          <table:table-cell table:formula="of:=LEFT([.M85];2)+(RIGHT(LEFT([.M85];4);2)*60+RIGHT([.M85];2))/3600" office:value-type="float" office:value="15.1672222222222">
            <text:p>15.1672222222</text:p>
          </table:table-cell>
          <table:table-cell office:value-type="float" office:value="536110">
            <text:p>536110</text:p>
          </table:table-cell>
          <table:table-cell office:value-type="float" office:value="458900">
            <text:p>458900</text:p>
          </table:table-cell>
          <table:table-cell office:value-type="float" office:value="480013">
            <text:p>480013</text:p>
          </table:table-cell>
          <table:table-cell office:value-type="float" office:value="151002">
            <text:p>151002</text:p>
          </table:table-cell>
          <table:table-cell office:value-type="float" office:value="457588">
            <text:p>457588</text:p>
          </table:table-cell>
          <table:table-cell office:value-type="float" office:value="34">
            <text:p>34</text:p>
          </table:table-cell>
          <table:table-cell office:value-type="float" office:value="536779">
            <text:p>536779</text:p>
          </table:table-cell>
          <table:table-cell office:value-type="float" office:value="81">
            <text:p>81</text:p>
          </table:table-cell>
          <table:table-cell office:value-type="float" office:value="5318949">
            <text:p>5318949</text:p>
          </table:table-cell>
          <table:table-cell office:value-type="float" office:value="-86992">
            <text:p>-86992</text:p>
          </table:table-cell>
          <table:table-cell office:value-type="float" office:value="663008">
            <text:p>663008</text:p>
          </table:table-cell>
          <table:table-cell office:value-type="float" office:value="31">
            <text:p>31</text:p>
          </table:table-cell>
          <table:table-cell office:value-type="float" office:value="318949">
            <text:p>31894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003059">
            <text:p>3003059</text:p>
          </table:table-cell>
          <table:table-cell table:style-name="ce1" office:value-type="string">
            <text:p>209130</text:p>
          </table:table-cell>
          <table:table-cell office:value-type="float" office:value="85">
            <text:p>85</text:p>
          </table:table-cell>
          <table:table-cell office:value-type="string">
            <text:p>Ybbsitz (Obergurhof)</text:p>
          </table:table-cell>
          <table:table-cell office:value-type="string">
            <text:p>Kleine 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L86];2)+(RIGHT(LEFT([.L86];4);2)*60+RIGHT([.L86];2))/3600" office:value-type="float" office:value="47.9455555555556">
            <text:p>47.9455555556</text:p>
          </table:table-cell>
          <table:table-cell table:formula="of:=LEFT([.M86];2)+(RIGHT(LEFT([.M86];4);2)*60+RIGHT([.M86];2))/3600" office:value-type="float" office:value="14.8811111111111">
            <text:p>14.8811111111</text:p>
          </table:table-cell>
          <table:table-cell office:value-type="float" office:value="515440">
            <text:p>515440</text:p>
          </table:table-cell>
          <table:table-cell office:value-type="float" office:value="450690">
            <text:p>450690</text:p>
          </table:table-cell>
          <table:table-cell office:value-type="float" office:value="475644">
            <text:p>475644</text:p>
          </table:table-cell>
          <table:table-cell office:value-type="float" office:value="145252">
            <text:p>145252</text:p>
          </table:table-cell>
          <table:table-cell office:value-type="float" office:value="450681">
            <text:p>450681</text:p>
          </table:table-cell>
          <table:table-cell office:value-type="float" office:value="53">
            <text:p>53</text:p>
          </table:table-cell>
          <table:table-cell office:value-type="float" office:value="515569">
            <text:p>515569</text:p>
          </table:table-cell>
          <table:table-cell office:value-type="float" office:value="22">
            <text:p>22</text:p>
          </table:table-cell>
          <table:table-cell office:value-type="float" office:value="5312866">
            <text:p>5312866</text:p>
          </table:table-cell>
          <table:table-cell office:value-type="float" office:value="-108457">
            <text:p>-108457</text:p>
          </table:table-cell>
          <table:table-cell office:value-type="float" office:value="641543">
            <text:p>641543</text:p>
          </table:table-cell>
          <table:table-cell office:value-type="float" office:value="31">
            <text:p>31</text:p>
          </table:table-cell>
          <table:table-cell office:value-type="float" office:value="312866">
            <text:p>31286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001145">
            <text:p>3001145</text:p>
          </table:table-cell>
          <table:table-cell table:style-name="ce1" office:value-type="string">
            <text:p>209288</text:p>
          </table:table-cell>
          <table:table-cell office:value-type="float" office:value="86">
            <text:p>86</text:p>
          </table:table-cell>
          <table:table-cell office:value-type="string">
            <text:p>Zillingdorf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87];2)+(RIGHT(LEFT([.L87];4);2)*60+RIGHT([.L87];2))/3600" office:value-type="float" office:value="47.8572222222222">
            <text:p>47.8572222222</text:p>
          </table:table-cell>
          <table:table-cell table:formula="of:=LEFT([.M87];2)+(RIGHT(LEFT([.M87];4);2)*60+RIGHT([.M87];2))/3600" office:value-type="float" office:value="16.3258333333333">
            <text:p>16.3258333333</text:p>
          </table:table-cell>
          <table:table-cell office:value-type="float" office:value="623775">
            <text:p>623775</text:p>
          </table:table-cell>
          <table:table-cell office:value-type="float" office:value="444010">
            <text:p>444010</text:p>
          </table:table-cell>
          <table:table-cell office:value-type="float" office:value="475126">
            <text:p>475126</text:p>
          </table:table-cell>
          <table:table-cell office:value-type="float" office:value="161933">
            <text:p>161933</text:p>
          </table:table-cell>
          <table:table-cell office:value-type="float" office:value="444009">
            <text:p>444009</text:p>
          </table:table-cell>
          <table:table-cell office:value-type="float" office:value="5">
            <text:p>5</text:p>
          </table:table-cell>
          <table:table-cell office:value-type="float" office:value="623775">
            <text:p>623775</text:p>
          </table:table-cell>
          <table:table-cell office:value-type="float" office:value="1">
            <text:p>1</text:p>
          </table:table-cell>
          <table:table-cell office:value-type="float" office:value="5302011">
            <text:p>5302011</text:p>
          </table:table-cell>
          <table:table-cell office:value-type="float" office:value="8">
            <text:p>8</text:p>
          </table:table-cell>
          <table:table-cell office:value-type="float" office:value="-563">
            <text:p>-563</text:p>
          </table:table-cell>
          <table:table-cell office:value-type="float" office:value="1">
            <text:p>1</text:p>
          </table:table-cell>
          <table:table-cell office:value-type="float" office:value="749436">
            <text:p>749436</text:p>
          </table:table-cell>
          <table:table-cell office:value-type="float" office:value="9">
            <text:p>9</text:p>
          </table:table-cell>
          <table:table-cell office:value-type="float" office:value="302011">
            <text:p>30201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03049">
            <text:p>3003049</text:p>
          </table:table-cell>
          <table:table-cell table:style-name="ce1" office:value-type="string">
            <text:p>208868</text:p>
          </table:table-cell>
          <table:table-cell office:value-type="float" office:value="87">
            <text:p>87</text:p>
          </table:table-cell>
          <table:table-cell office:value-type="string">
            <text:p>Hohenberg (Süd)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table:formula="of:=LEFT([.L88];2)+(RIGHT(LEFT([.L88];4);2)*60+RIGHT([.L88];2))/3600" office:value-type="float" office:value="0">
            <text:p>#VALUE!</text:p>
          </table:table-cell>
          <table:table-cell table:formula="of:=LEFT([.M88];2)+(RIGHT(LEFT([.M88];4);2)*60+RIGHT([.M88];2))/3600" office:value-type="float" office:value="0">
            <text:p>#VALUE!</text:p>
          </table:table-cell>
          <table:table-cell office:value-type="float" office:value="570988">
            <text:p>570988</text:p>
          </table:table-cell>
          <table:table-cell office:value-type="float" office:value="447312">
            <text:p>447312</text:p>
          </table:table-cell>
          <table:table-cell table:number-columns-repeated="2"/>
          <table:table-cell office:value-type="float" office:value="447312">
            <text:p>447312</text:p>
          </table:table-cell>
          <table:table-cell office:value-type="float" office:value="570988">
            <text:p>570988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001024">
            <text:p>4001024</text:p>
          </table:table-cell>
          <table:table-cell table:style-name="ce1" office:value-type="string">
            <text:p>204750</text:p>
          </table:table-cell>
          <table:table-cell office:value-type="float" office:value="88">
            <text:p>88</text:p>
          </table:table-cell>
          <table:table-cell office:value-type="string">
            <text:p>Haging</text:p>
          </table:table-cell>
          <table:table-cell office:value-type="string">
            <text:p>Antiesen</text:p>
          </table:table-cell>
          <table:table-cell office:value-type="string">
            <text:p>Oberösterreich</text:p>
          </table:table-cell>
          <table:table-cell office:value-type="string">
            <text:p>Ried/Innkreis</text:p>
          </table:table-cell>
          <table:table-cell table:formula="of:=LEFT([.L89];2)+(RIGHT(LEFT([.L89];4);2)*60+RIGHT([.L89];2))/3600" office:value-type="float" office:value="48.2736111111111">
            <text:p>48.2736111111</text:p>
          </table:table-cell>
          <table:table-cell table:formula="of:=LEFT([.M89];2)+(RIGHT(LEFT([.M89];4);2)*60+RIGHT([.M89];2))/3600" office:value-type="float" office:value="13.4511111111111">
            <text:p>13.4511111111</text:p>
          </table:table-cell>
          <table:table-cell office:value-type="float" office:value="408739">
            <text:p>408739</text:p>
          </table:table-cell>
          <table:table-cell office:value-type="float" office:value="485987">
            <text:p>485987</text:p>
          </table:table-cell>
          <table:table-cell office:value-type="float" office:value="481625">
            <text:p>481625</text:p>
          </table:table-cell>
          <table:table-cell office:value-type="float" office:value="132704">
            <text:p>132704</text:p>
          </table:table-cell>
          <table:table-cell office:value-type="float" office:value="485994">
            <text:p>485994</text:p>
          </table:table-cell>
          <table:table-cell office:value-type="float" office:value="1">
            <text:p>1</text:p>
          </table:table-cell>
          <table:table-cell office:value-type="float" office:value="408737">
            <text:p>408737</text:p>
          </table:table-cell>
          <table:table-cell office:value-type="float" office:value="8">
            <text:p>8</text:p>
          </table:table-cell>
          <table:table-cell office:value-type="float" office:value="5348320">
            <text:p>5348320</text:p>
          </table:table-cell>
          <table:table-cell office:value-type="float" office:value="8740">
            <text:p>8740</text:p>
          </table:table-cell>
          <table:table-cell office:value-type="float" office:value="458740">
            <text:p>458740</text:p>
          </table:table-cell>
          <table:table-cell office:value-type="float" office:value="348320">
            <text:p>34832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001026">
            <text:p>4001026</text:p>
          </table:table-cell>
          <table:table-cell table:style-name="ce1" office:value-type="string">
            <text:p>204776</text:p>
          </table:table-cell>
          <table:table-cell office:value-type="float" office:value="89">
            <text:p>89</text:p>
          </table:table-cell>
          <table:table-cell office:value-type="string">
            <text:p>Schärding</text:p>
          </table:table-cell>
          <table:table-cell office:value-type="string">
            <text:p>Inn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L90];2)+(RIGHT(LEFT([.L90];4);2)*60+RIGHT([.L90];2))/3600" office:value-type="float" office:value="48.4361111111111">
            <text:p>48.4361111111</text:p>
          </table:table-cell>
          <table:table-cell table:formula="of:=LEFT([.M90];2)+(RIGHT(LEFT([.M90];4);2)*60+RIGHT([.M90];2))/3600" office:value-type="float" office:value="13.4416666666667">
            <text:p>13.4416666667</text:p>
          </table:table-cell>
          <table:table-cell office:value-type="float" office:value="407045">
            <text:p>407045</text:p>
          </table:table-cell>
          <table:table-cell office:value-type="float" office:value="506363">
            <text:p>506363</text:p>
          </table:table-cell>
          <table:table-cell office:value-type="float" office:value="482610">
            <text:p>482610</text:p>
          </table:table-cell>
          <table:table-cell office:value-type="float" office:value="132630">
            <text:p>132630</text:p>
          </table:table-cell>
          <table:table-cell office:value-type="float" office:value="504017">
            <text:p>504017</text:p>
          </table:table-cell>
          <table:table-cell office:value-type="float" office:value="85">
            <text:p>85</text:p>
          </table:table-cell>
          <table:table-cell office:value-type="float" office:value="407992">
            <text:p>407992</text:p>
          </table:table-cell>
          <table:table-cell office:value-type="float" office:value="88">
            <text:p>88</text:p>
          </table:table-cell>
          <table:table-cell office:value-type="float" office:value="5366373">
            <text:p>5366373</text:p>
          </table:table-cell>
          <table:table-cell office:value-type="float" office:value="8013">
            <text:p>8013</text:p>
          </table:table-cell>
          <table:table-cell office:value-type="float" office:value="458013">
            <text:p>458013</text:p>
          </table:table-cell>
          <table:table-cell office:value-type="float" office:value="366373">
            <text:p>366373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001035">
            <text:p>4001035</text:p>
          </table:table-cell>
          <table:table-cell table:style-name="ce1" office:value-type="string">
            <text:p>204867</text:p>
          </table:table-cell>
          <table:table-cell office:value-type="float" office:value="90">
            <text:p>90</text:p>
          </table:table-cell>
          <table:table-cell office:value-type="string">
            <text:p>Pramerdorf</text:p>
          </table:table-cell>
          <table:table-cell office:value-type="string">
            <text:p>Pram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L91];2)+(RIGHT(LEFT([.L91];4);2)*60+RIGHT([.L91];2))/3600" office:value-type="float" office:value="48.4316666666667">
            <text:p>48.4316666667</text:p>
          </table:table-cell>
          <table:table-cell table:formula="of:=LEFT([.M91];2)+(RIGHT(LEFT([.M91];4);2)*60+RIGHT([.M91];2))/3600" office:value-type="float" office:value="13.4633333333333">
            <text:p>13.4633333333</text:p>
          </table:table-cell>
          <table:table-cell office:value-type="float" office:value="409617">
            <text:p>409617</text:p>
          </table:table-cell>
          <table:table-cell office:value-type="float" office:value="503557">
            <text:p>503557</text:p>
          </table:table-cell>
          <table:table-cell office:value-type="float" office:value="482554">
            <text:p>482554</text:p>
          </table:table-cell>
          <table:table-cell office:value-type="float" office:value="132748">
            <text:p>132748</text:p>
          </table:table-cell>
          <table:table-cell office:value-type="float" office:value="503570">
            <text:p>503570</text:p>
          </table:table-cell>
          <table:table-cell office:value-type="float" office:value="3">
            <text:p>3</text:p>
          </table:table-cell>
          <table:table-cell office:value-type="float" office:value="409608">
            <text:p>409608</text:p>
          </table:table-cell>
          <table:table-cell office:value-type="float" office:value="5365900">
            <text:p>5365900</text:p>
          </table:table-cell>
          <table:table-cell office:value-type="float" office:value="9610">
            <text:p>9610</text:p>
          </table:table-cell>
          <table:table-cell office:value-type="float" office:value="459610">
            <text:p>459610</text:p>
          </table:table-cell>
          <table:table-cell office:value-type="float" office:value="365900">
            <text:p>365900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4001088">
            <text:p>4001088</text:p>
          </table:table-cell>
          <table:table-cell table:style-name="ce1" office:value-type="string">
            <text:p>205419</text:p>
          </table:table-cell>
          <table:table-cell office:value-type="float" office:value="91">
            <text:p>91</text:p>
          </table:table-cell>
          <table:table-cell office:value-type="string">
            <text:p>Vöcklabruck</text:p>
          </table:table-cell>
          <table:table-cell office:value-type="string">
            <text:p>Vöckla</text:p>
          </table:table-cell>
          <table:table-cell office:value-type="string">
            <text:p>Oberösterreich</text:p>
          </table:table-cell>
          <table:table-cell office:value-type="string">
            <text:p>Vöcklabruck</text:p>
          </table:table-cell>
          <table:table-cell table:formula="of:=LEFT([.L92];2)+(RIGHT(LEFT([.L92];4);2)*60+RIGHT([.L92];2))/3600" office:value-type="float" office:value="48.0097222222222">
            <text:p>48.0097222222</text:p>
          </table:table-cell>
          <table:table-cell table:formula="of:=LEFT([.M92];2)+(RIGHT(LEFT([.M92];4);2)*60+RIGHT([.M92];2))/3600" office:value-type="float" office:value="13.6594444444444">
            <text:p>13.6594444444</text:p>
          </table:table-cell>
          <table:table-cell office:value-type="float" office:value="424300">
            <text:p>424300</text:p>
          </table:table-cell>
          <table:table-cell office:value-type="float" office:value="456761">
            <text:p>456761</text:p>
          </table:table-cell>
          <table:table-cell office:value-type="float" office:value="480035">
            <text:p>480035</text:p>
          </table:table-cell>
          <table:table-cell office:value-type="float" office:value="133934">
            <text:p>133934</text:p>
          </table:table-cell>
          <table:table-cell office:value-type="float" office:value="456752">
            <text:p>456752</text:p>
          </table:table-cell>
          <table:table-cell office:value-type="float" office:value="2">
            <text:p>2</text:p>
          </table:table-cell>
          <table:table-cell office:value-type="float" office:value="424302">
            <text:p>424302</text:p>
          </table:table-cell>
          <table:table-cell office:value-type="float" office:value="7">
            <text:p>7</text:p>
          </table:table-cell>
          <table:table-cell office:value-type="float" office:value="5319070">
            <text:p>5319070</text:p>
          </table:table-cell>
          <table:table-cell office:value-type="float" office:value="24310">
            <text:p>24310</text:p>
          </table:table-cell>
          <table:table-cell office:value-type="float" office:value="474310">
            <text:p>474310</text:p>
          </table:table-cell>
          <table:table-cell office:value-type="float" office:value="319070">
            <text:p>31907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001092">
            <text:p>4001092</text:p>
          </table:table-cell>
          <table:table-cell table:style-name="ce1" office:value-type="string">
            <text:p>205450</text:p>
          </table:table-cell>
          <table:table-cell office:value-type="float" office:value="92">
            <text:p>92</text:p>
          </table:table-cell>
          <table:table-cell office:value-type="string">
            <text:p>Fischerau</text:p>
          </table:table-cell>
          <table:table-cell office:value-type="string">
            <text:p>Ager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L93];2)+(RIGHT(LEFT([.L93];4);2)*60+RIGHT([.L93];2))/3600" office:value-type="float" office:value="48.0855555555556">
            <text:p>48.0855555556</text:p>
          </table:table-cell>
          <table:table-cell table:formula="of:=LEFT([.M93];2)+(RIGHT(LEFT([.M93];4);2)*60+RIGHT([.M93];2))/3600" office:value-type="float" office:value="13.8391666666667">
            <text:p>13.8391666667</text:p>
          </table:table-cell>
          <table:table-cell office:value-type="float" office:value="437649">
            <text:p>437649</text:p>
          </table:table-cell>
          <table:table-cell office:value-type="float" office:value="465292">
            <text:p>465292</text:p>
          </table:table-cell>
          <table:table-cell office:value-type="float" office:value="480508">
            <text:p>480508</text:p>
          </table:table-cell>
          <table:table-cell office:value-type="float" office:value="135021">
            <text:p>135021</text:p>
          </table:table-cell>
          <table:table-cell office:value-type="float" office:value="465298">
            <text:p>465298</text:p>
          </table:table-cell>
          <table:table-cell office:value-type="float" office:value="8">
            <text:p>8</text:p>
          </table:table-cell>
          <table:table-cell office:value-type="float" office:value="437638">
            <text:p>437638</text:p>
          </table:table-cell>
          <table:table-cell office:value-type="float" office:value="8">
            <text:p>8</text:p>
          </table:table-cell>
          <table:table-cell office:value-type="float" office:value="5327620">
            <text:p>5327620</text:p>
          </table:table-cell>
          <table:table-cell office:value-type="float" office:value="37650">
            <text:p>37650</text:p>
          </table:table-cell>
          <table:table-cell office:value-type="float" office:value="487650">
            <text:p>487650</text:p>
          </table:table-cell>
          <table:table-cell office:value-type="float" office:value="327620">
            <text:p>32762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001097">
            <text:p>4001097</text:p>
          </table:table-cell>
          <table:table-cell table:style-name="ce1" office:value-type="string">
            <text:p>205518</text:p>
          </table:table-cell>
          <table:table-cell office:value-type="float" office:value="93">
            <text:p>93</text:p>
          </table:table-cell>
          <table:table-cell office:value-type="string">
            <text:p>Penningersteg</text:p>
          </table:table-cell>
          <table:table-cell office:value-type="string">
            <text:p>Alm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L94];2)+(RIGHT(LEFT([.L94];4);2)*60+RIGHT([.L94];2))/3600" office:value-type="float" office:value="48.0522222222222">
            <text:p>48.0522222222</text:p>
          </table:table-cell>
          <table:table-cell table:formula="of:=LEFT([.M94];2)+(RIGHT(LEFT([.M94];4);2)*60+RIGHT([.M94];2))/3600" office:value-type="float" office:value="13.9241666666667">
            <text:p>13.9241666667</text:p>
          </table:table-cell>
          <table:table-cell office:value-type="float" office:value="443985">
            <text:p>443985</text:p>
          </table:table-cell>
          <table:table-cell office:value-type="float" office:value="461694">
            <text:p>461694</text:p>
          </table:table-cell>
          <table:table-cell office:value-type="float" office:value="480308">
            <text:p>480308</text:p>
          </table:table-cell>
          <table:table-cell office:value-type="float" office:value="135527">
            <text:p>135527</text:p>
          </table:table-cell>
          <table:table-cell office:value-type="float" office:value="461684">
            <text:p>461684</text:p>
          </table:table-cell>
          <table:table-cell office:value-type="float" office:value="7">
            <text:p>7</text:p>
          </table:table-cell>
          <table:table-cell office:value-type="float" office:value="443986">
            <text:p>443986</text:p>
          </table:table-cell>
          <table:table-cell office:value-type="float" office:value="7">
            <text:p>7</text:p>
          </table:table-cell>
          <table:table-cell office:value-type="float" office:value="5324005">
            <text:p>5324005</text:p>
          </table:table-cell>
          <table:table-cell office:value-type="float" office:value="44000">
            <text:p>44000</text:p>
          </table:table-cell>
          <table:table-cell office:value-type="float" office:value="494000">
            <text:p>494000</text:p>
          </table:table-cell>
          <table:table-cell office:value-type="float" office:value="324005">
            <text:p>324005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001117">
            <text:p>4001117</text:p>
          </table:table-cell>
          <table:table-cell table:style-name="ce1" office:value-type="string">
            <text:p>205740</text:p>
          </table:table-cell>
          <table:table-cell office:value-type="float" office:value="94">
            <text:p>94</text:p>
          </table:table-cell>
          <table:table-cell office:value-type="string">
            <text:p>Reichraming</text:p>
          </table:table-cell>
          <table:table-cell office:value-type="string">
            <text:p>Reichramingbach</text:p>
          </table:table-cell>
          <table:table-cell office:value-type="string">
            <text:p>Oberösterreich</text:p>
          </table:table-cell>
          <table:table-cell office:value-type="string">
            <text:p>Steyr Land</text:p>
          </table:table-cell>
          <table:table-cell table:formula="of:=LEFT([.L95];2)+(RIGHT(LEFT([.L95];4);2)*60+RIGHT([.L95];2))/3600" office:value-type="float" office:value="47.8822222222222">
            <text:p>47.8822222222</text:p>
          </table:table-cell>
          <table:table-cell table:formula="of:=LEFT([.M95];2)+(RIGHT(LEFT([.M95];4);2)*60+RIGHT([.M95];2))/3600" office:value-type="float" office:value="14.4566666666667">
            <text:p>14.4566666667</text:p>
          </table:table-cell>
          <table:table-cell office:value-type="float" office:value="483910">
            <text:p>483910</text:p>
          </table:table-cell>
          <table:table-cell office:value-type="float" office:value="443609">
            <text:p>443609</text:p>
          </table:table-cell>
          <table:table-cell office:value-type="float" office:value="475256">
            <text:p>475256</text:p>
          </table:table-cell>
          <table:table-cell office:value-type="float" office:value="142724">
            <text:p>142724</text:p>
          </table:table-cell>
          <table:table-cell office:value-type="float" office:value="443602">
            <text:p>443602</text:p>
          </table:table-cell>
          <table:table-cell office:value-type="float" office:value="1">
            <text:p>1</text:p>
          </table:table-cell>
          <table:table-cell office:value-type="float" office:value="483907">
            <text:p>483907</text:p>
          </table:table-cell>
          <table:table-cell office:value-type="float" office:value="9">
            <text:p>9</text:p>
          </table:table-cell>
          <table:table-cell office:value-type="float" office:value="5305919">
            <text:p>5305919</text:p>
          </table:table-cell>
          <table:table-cell office:value-type="float" office:value="83937">
            <text:p>83937</text:p>
          </table:table-cell>
          <table:table-cell office:value-type="float" office:value="533937">
            <text:p>533937</text:p>
          </table:table-cell>
          <table:table-cell office:value-type="float" office:value="305919">
            <text:p>305919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001129">
            <text:p>4001129</text:p>
          </table:table-cell>
          <table:table-cell table:style-name="ce1" office:value-type="string">
            <text:p>205864</text:p>
          </table:table-cell>
          <table:table-cell office:value-type="float" office:value="95">
            <text:p>95</text:p>
          </table:table-cell>
          <table:table-cell office:value-type="string">
            <text:p>Klaus an der Pyhrnbahn</text:p>
          </table:table-cell>
          <table:table-cell office:value-type="string">
            <text:p>Steyr</text:p>
          </table:table-cell>
          <table:table-cell office:value-type="string">
            <text:p>Oberösterreich</text:p>
          </table:table-cell>
          <table:table-cell office:value-type="string">
            <text:p>Steyr, Kirchdorf/Krems</text:p>
          </table:table-cell>
          <table:table-cell table:formula="of:=LEFT([.L96];2)+(RIGHT(LEFT([.L96];4);2)*60+RIGHT([.L96];2))/3600" office:value-type="float" office:value="47.8283333333333">
            <text:p>47.8283333333</text:p>
          </table:table-cell>
          <table:table-cell table:formula="of:=LEFT([.M96];2)+(RIGHT(LEFT([.M96];4);2)*60+RIGHT([.M96];2))/3600" office:value-type="float" office:value="14.1608333333333">
            <text:p>14.1608333333</text:p>
          </table:table-cell>
          <table:table-cell office:value-type="float" office:value="461884">
            <text:p>461884</text:p>
          </table:table-cell>
          <table:table-cell office:value-type="float" office:value="437096">
            <text:p>437096</text:p>
          </table:table-cell>
          <table:table-cell office:value-type="float" office:value="474942">
            <text:p>474942</text:p>
          </table:table-cell>
          <table:table-cell office:value-type="float" office:value="140939">
            <text:p>140939</text:p>
          </table:table-cell>
          <table:table-cell office:value-type="float" office:value="437097">
            <text:p>437097</text:p>
          </table:table-cell>
          <table:table-cell office:value-type="float" office:value="461889">
            <text:p>461889</text:p>
          </table:table-cell>
          <table:table-cell office:value-type="float" office:value="5299410">
            <text:p>5299410</text:p>
          </table:table-cell>
          <table:table-cell office:value-type="float" office:value="61910">
            <text:p>61910</text:p>
          </table:table-cell>
          <table:table-cell office:value-type="float" office:value="511910">
            <text:p>511910</text:p>
          </table:table-cell>
          <table:table-cell office:value-type="float" office:value="299410">
            <text:p>299410</text:p>
          </table:table-cell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float" office:value="4001132">
            <text:p>4001132</text:p>
          </table:table-cell>
          <table:table-cell table:style-name="ce1" office:value-type="string">
            <text:p>205898</text:p>
          </table:table-cell>
          <table:table-cell office:value-type="float" office:value="96">
            <text:p>96</text:p>
          </table:table-cell>
          <table:table-cell office:value-type="string">
            <text:p>Molln</text:p>
          </table:table-cell>
          <table:table-cell/>
          <table:table-cell office:value-type="string">
            <text:p>Oberösterreich</text:p>
          </table:table-cell>
          <table:table-cell/>
          <table:table-cell table:formula="of:=LEFT([.L97];2)+(RIGHT(LEFT([.L97];4);2)*60+RIGHT([.L97];2))/3600" office:value-type="float" office:value="47.8905555555556">
            <text:p>47.8905555556</text:p>
          </table:table-cell>
          <table:table-cell table:formula="of:=LEFT([.M97];2)+(RIGHT(LEFT([.M97];4);2)*60+RIGHT([.M97];2))/3600" office:value-type="float" office:value="14.2813888888889">
            <text:p>14.2813888889</text:p>
          </table:table-cell>
          <table:table-cell office:value-type="float" office:value="470799">
            <text:p>470799</text:p>
          </table:table-cell>
          <table:table-cell office:value-type="float" office:value="444206">
            <text:p>444206</text:p>
          </table:table-cell>
          <table:table-cell office:value-type="float" office:value="475326">
            <text:p>475326</text:p>
          </table:table-cell>
          <table:table-cell office:value-type="float" office:value="141653">
            <text:p>141653</text:p>
          </table:table-cell>
          <table:table-cell office:value-type="float" office:value="444208">
            <text:p>444208</text:p>
          </table:table-cell>
          <table:table-cell office:value-type="float" office:value="8">
            <text:p>8</text:p>
          </table:table-cell>
          <table:table-cell office:value-type="float" office:value="470803">
            <text:p>470803</text:p>
          </table:table-cell>
          <table:table-cell office:value-type="float" office:value="2">
            <text:p>2</text:p>
          </table:table-cell>
          <table:table-cell office:value-type="float" office:value="5306525">
            <text:p>5306525</text:p>
          </table:table-cell>
          <table:table-cell office:value-type="float" office:value="70827">
            <text:p>70827</text:p>
          </table:table-cell>
          <table:table-cell office:value-type="float" office:value="520827">
            <text:p>520827</text:p>
          </table:table-cell>
          <table:table-cell office:value-type="float" office:value="306525">
            <text:p>306525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001134">
            <text:p>4001134</text:p>
          </table:table-cell>
          <table:table-cell table:style-name="ce1" office:value-type="string">
            <text:p>205922</text:p>
          </table:table-cell>
          <table:table-cell office:value-type="float" office:value="97">
            <text:p>97</text:p>
          </table:table-cell>
          <table:table-cell office:value-type="string">
            <text:p>Steyr (Ortskai)</text:p>
          </table:table-cell>
          <table:table-cell office:value-type="string">
            <text:p>Enns</text:p>
          </table:table-cell>
          <table:table-cell office:value-type="string">
            <text:p>Oberösterreich</text:p>
          </table:table-cell>
          <table:table-cell office:value-type="string">
            <text:p>Steyr, Steyr Land</text:p>
          </table:table-cell>
          <table:table-cell table:formula="of:=LEFT([.L98];2)+(RIGHT(LEFT([.L98];4);2)*60+RIGHT([.L98];2))/3600" office:value-type="float" office:value="48.0394444444444">
            <text:p>48.0394444444</text:p>
          </table:table-cell>
          <table:table-cell table:formula="of:=LEFT([.M98];2)+(RIGHT(LEFT([.M98];4);2)*60+RIGHT([.M98];2))/3600" office:value-type="float" office:value="14.4266666666667">
            <text:p>14.4266666667</text:p>
          </table:table-cell>
          <table:table-cell office:value-type="float" office:value="481424">
            <text:p>481424</text:p>
          </table:table-cell>
          <table:table-cell office:value-type="float" office:value="461016">
            <text:p>461016</text:p>
          </table:table-cell>
          <table:table-cell office:value-type="float" office:value="480222">
            <text:p>480222</text:p>
          </table:table-cell>
          <table:table-cell office:value-type="float" office:value="142536">
            <text:p>142536</text:p>
          </table:table-cell>
          <table:table-cell office:value-type="float" office:value="461016">
            <text:p>461016</text:p>
          </table:table-cell>
          <table:table-cell office:value-type="float" office:value="2">
            <text:p>2</text:p>
          </table:table-cell>
          <table:table-cell office:value-type="float" office:value="481423">
            <text:p>481423</text:p>
          </table:table-cell>
          <table:table-cell office:value-type="float" office:value="6">
            <text:p>6</text:p>
          </table:table-cell>
          <table:table-cell office:value-type="float" office:value="5323340">
            <text:p>5323340</text:p>
          </table:table-cell>
          <table:table-cell office:value-type="float" office:value="81450">
            <text:p>81450</text:p>
          </table:table-cell>
          <table:table-cell office:value-type="float" office:value="531450">
            <text:p>531450</text:p>
          </table:table-cell>
          <table:table-cell office:value-type="float" office:value="323340">
            <text:p>32334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001154">
            <text:p>4001154</text:p>
          </table:table-cell>
          <table:table-cell table:style-name="ce1" office:value-type="string">
            <text:p>206128</text:p>
          </table:table-cell>
          <table:table-cell office:value-type="float" office:value="98">
            <text:p>98</text:p>
          </table:table-cell>
          <table:table-cell office:value-type="string">
            <text:p>Theresienthal (Gmunden)</text:p>
          </table:table-cell>
          <table:table-cell office:value-type="string">
            <text:p>Traun</text:p>
          </table:table-cell>
          <table:table-cell office:value-type="string">
            <text:p>Oberösterreich</text:p>
          </table:table-cell>
          <table:table-cell office:value-type="string">
            <text:p>Gmunden</text:p>
          </table:table-cell>
          <table:table-cell table:formula="of:=LEFT([.L99];2)+(RIGHT(LEFT([.L99];4);2)*60+RIGHT([.L99];2))/3600" office:value-type="float" office:value="47.9363888888889">
            <text:p>47.9363888889</text:p>
          </table:table-cell>
          <table:table-cell table:formula="of:=LEFT([.M99];2)+(RIGHT(LEFT([.M99];4);2)*60+RIGHT([.M99];2))/3600" office:value-type="float" office:value="13.8011111111111">
            <text:p>13.8011111111</text:p>
          </table:table-cell>
          <table:table-cell office:value-type="float" office:value="434900">
            <text:p>434900</text:p>
          </table:table-cell>
          <table:table-cell office:value-type="float" office:value="448696">
            <text:p>448696</text:p>
          </table:table-cell>
          <table:table-cell office:value-type="float" office:value="475611">
            <text:p>475611</text:p>
          </table:table-cell>
          <table:table-cell office:value-type="float" office:value="134804">
            <text:p>134804</text:p>
          </table:table-cell>
          <table:table-cell office:value-type="float" office:value="448704">
            <text:p>448704</text:p>
          </table:table-cell>
          <table:table-cell office:value-type="float" office:value="434899">
            <text:p>434899</text:p>
          </table:table-cell>
          <table:table-cell office:value-type="float" office:value="5311020">
            <text:p>5311020</text:p>
          </table:table-cell>
          <table:table-cell office:value-type="float" office:value="34910">
            <text:p>34910</text:p>
          </table:table-cell>
          <table:table-cell office:value-type="float" office:value="484910">
            <text:p>484910</text:p>
          </table:table-cell>
          <table:table-cell office:value-type="float" office:value="311020">
            <text:p>311020</text:p>
          </table:table-cell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float" office:value="4001181">
            <text:p>4001181</text:p>
          </table:table-cell>
          <table:table-cell table:style-name="ce1" office:value-type="string">
            <text:p>206391</text:p>
          </table:table-cell>
          <table:table-cell office:value-type="float" office:value="99">
            <text:p>99</text:p>
          </table:table-cell>
          <table:table-cell office:value-type="string">
            <text:p>Wels-Lichtenegg</text:p>
          </table:table-cell>
          <table:table-cell office:value-type="string">
            <text:p>Traun (ohne Mühlbach</text:p>
          </table:table-cell>
          <table:table-cell office:value-type="string">
            <text:p>Oberösterreich</text:p>
          </table:table-cell>
          <table:table-cell office:value-type="string">
            <text:p>Wels Land, Wels</text:p>
          </table:table-cell>
          <table:table-cell table:formula="of:=LEFT([.L100];2)+(RIGHT(LEFT([.L100];4);2)*60+RIGHT([.L100];2))/3600" office:value-type="float" office:value="48.14">
            <text:p>48.14</text:p>
          </table:table-cell>
          <table:table-cell table:formula="of:=LEFT([.M100];2)+(RIGHT(LEFT([.M100];4);2)*60+RIGHT([.M100];2))/3600" office:value-type="float" office:value="13.9972222222222">
            <text:p>13.9972222222</text:p>
          </table:table-cell>
          <table:table-cell office:value-type="float" office:value="449345">
            <text:p>449345</text:p>
          </table:table-cell>
          <table:table-cell office:value-type="float" office:value="471524">
            <text:p>471524</text:p>
          </table:table-cell>
          <table:table-cell office:value-type="float" office:value="480824">
            <text:p>480824</text:p>
          </table:table-cell>
          <table:table-cell office:value-type="float" office:value="135950">
            <text:p>135950</text:p>
          </table:table-cell>
          <table:table-cell office:value-type="float" office:value="471516">
            <text:p>471516</text:p>
          </table:table-cell>
          <table:table-cell office:value-type="float" office:value="1">
            <text:p>1</text:p>
          </table:table-cell>
          <table:table-cell office:value-type="float" office:value="449345">
            <text:p>449345</text:p>
          </table:table-cell>
          <table:table-cell office:value-type="float" office:value="7">
            <text:p>7</text:p>
          </table:table-cell>
          <table:table-cell office:value-type="float" office:value="5333840">
            <text:p>5333840</text:p>
          </table:table-cell>
          <table:table-cell office:value-type="float" office:value="49360">
            <text:p>49360</text:p>
          </table:table-cell>
          <table:table-cell office:value-type="float" office:value="499360">
            <text:p>499360</text:p>
          </table:table-cell>
          <table:table-cell office:value-type="float" office:value="333840">
            <text:p>33384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02">
            <text:p>5001002</text:p>
          </table:table-cell>
          <table:table-cell table:style-name="ce1" office:value-type="string">
            <text:p>203026</text:p>
          </table:table-cell>
          <table:table-cell office:value-type="float" office:value="100">
            <text:p>100</text:p>
          </table:table-cell>
          <table:table-cell office:value-type="string">
            <text:p>Wald i. Pzg.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01];2)+(RIGHT(LEFT([.L101];4);2)*60+RIGHT([.L101];2))/3600" office:value-type="float" office:value="47.2438888888889">
            <text:p>47.2438888889</text:p>
          </table:table-cell>
          <table:table-cell table:formula="of:=LEFT([.M101];2)+(RIGHT(LEFT([.M101];4);2)*60+RIGHT([.M101];2))/3600" office:value-type="float" office:value="12.2330555555556">
            <text:p>12.2330555556</text:p>
          </table:table-cell>
          <table:table-cell office:value-type="float" office:value="316739">
            <text:p>316739</text:p>
          </table:table-cell>
          <table:table-cell office:value-type="float" office:value="372128">
            <text:p>372128</text:p>
          </table:table-cell>
          <table:table-cell office:value-type="float" office:value="471438">
            <text:p>471438</text:p>
          </table:table-cell>
          <table:table-cell office:value-type="float" office:value="121359">
            <text:p>121359</text:p>
          </table:table-cell>
          <table:table-cell office:value-type="float" office:value="372128">
            <text:p>372128</text:p>
          </table:table-cell>
          <table:table-cell office:value-type="float" office:value="21">
            <text:p>21</text:p>
          </table:table-cell>
          <table:table-cell office:value-type="float" office:value="316739">
            <text:p>316739</text:p>
          </table:table-cell>
          <table:table-cell office:value-type="float" office:value="48">
            <text:p>48</text:p>
          </table:table-cell>
          <table:table-cell office:value-type="float" office:value="5234415">
            <text:p>5234415</text:p>
          </table:table-cell>
          <table:table-cell office:value-type="float" office:value="-83285">
            <text:p>-83285</text:p>
          </table:table-cell>
          <table:table-cell office:value-type="float" office:value="366715">
            <text:p>366715</text:p>
          </table:table-cell>
          <table:table-cell office:value-type="float" office:value="234415">
            <text:p>234415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03">
            <text:p>5001003</text:p>
          </table:table-cell>
          <table:table-cell table:style-name="ce1" office:value-type="string">
            <text:p>203034</text:p>
          </table:table-cell>
          <table:table-cell office:value-type="float" office:value="101">
            <text:p>101</text:p>
          </table:table-cell>
          <table:table-cell office:value-type="string">
            <text:p>Sulzau</text:p>
          </table:table-cell>
          <table:table-cell office:value-type="string">
            <text:p>Obersulzb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02];2)+(RIGHT(LEFT([.L102];4);2)*60+RIGHT([.L102];2))/3600" office:value-type="float" office:value="47.2319444444444">
            <text:p>47.2319444444</text:p>
          </table:table-cell>
          <table:table-cell table:formula="of:=LEFT([.M102];2)+(RIGHT(LEFT([.M102];4);2)*60+RIGHT([.M102];2))/3600" office:value-type="float" office:value="12.2469444444444">
            <text:p>12.2469444444</text:p>
          </table:table-cell>
          <table:table-cell office:value-type="float" office:value="317774">
            <text:p>317774</text:p>
          </table:table-cell>
          <table:table-cell office:value-type="float" office:value="370774">
            <text:p>370774</text:p>
          </table:table-cell>
          <table:table-cell office:value-type="float" office:value="471355">
            <text:p>471355</text:p>
          </table:table-cell>
          <table:table-cell office:value-type="float" office:value="121449">
            <text:p>121449</text:p>
          </table:table-cell>
          <table:table-cell office:value-type="float" office:value="370773">
            <text:p>370773</text:p>
          </table:table-cell>
          <table:table-cell office:value-type="float" office:value="71">
            <text:p>71</text:p>
          </table:table-cell>
          <table:table-cell office:value-type="float" office:value="317774">
            <text:p>317774</text:p>
          </table:table-cell>
          <table:table-cell office:value-type="float" office:value="18">
            <text:p>18</text:p>
          </table:table-cell>
          <table:table-cell office:value-type="float" office:value="5233060">
            <text:p>5233060</text:p>
          </table:table-cell>
          <table:table-cell office:value-type="float" office:value="-82250">
            <text:p>-82250</text:p>
          </table:table-cell>
          <table:table-cell office:value-type="float" office:value="367750">
            <text:p>367750</text:p>
          </table:table-cell>
          <table:table-cell office:value-type="float" office:value="233060">
            <text:p>23306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07">
            <text:p>5001007</text:p>
          </table:table-cell>
          <table:table-cell table:style-name="ce1" office:value-type="string">
            <text:p>203075</text:p>
          </table:table-cell>
          <table:table-cell office:value-type="float" office:value="102">
            <text:p>102</text:p>
          </table:table-cell>
          <table:table-cell office:value-type="string">
            <text:p>Mittersill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03];2)+(RIGHT(LEFT([.L103];4);2)*60+RIGHT([.L103];2))/3600" office:value-type="float" office:value="47.2836111111111">
            <text:p>47.2836111111</text:p>
          </table:table-cell>
          <table:table-cell table:formula="of:=LEFT([.M103];2)+(RIGHT(LEFT([.M103];4);2)*60+RIGHT([.M103];2))/3600" office:value-type="float" office:value="12.4808333333333">
            <text:p>12.4808333333</text:p>
          </table:table-cell>
          <table:table-cell office:value-type="float" office:value="335530">
            <text:p>335530</text:p>
          </table:table-cell>
          <table:table-cell office:value-type="float" office:value="376321">
            <text:p>376321</text:p>
          </table:table-cell>
          <table:table-cell office:value-type="float" office:value="471701">
            <text:p>471701</text:p>
          </table:table-cell>
          <table:table-cell office:value-type="float" office:value="122851">
            <text:p>122851</text:p>
          </table:table-cell>
          <table:table-cell office:value-type="float" office:value="376320">
            <text:p>376320</text:p>
          </table:table-cell>
          <table:table-cell office:value-type="float" office:value="57">
            <text:p>57</text:p>
          </table:table-cell>
          <table:table-cell office:value-type="float" office:value="335530">
            <text:p>335530</text:p>
          </table:table-cell>
          <table:table-cell office:value-type="float" office:value="11">
            <text:p>11</text:p>
          </table:table-cell>
          <table:table-cell office:value-type="float" office:value="5238610">
            <text:p>5238610</text:p>
          </table:table-cell>
          <table:table-cell office:value-type="float" office:value="-64490">
            <text:p>-64490</text:p>
          </table:table-cell>
          <table:table-cell office:value-type="float" office:value="385510">
            <text:p>385510</text:p>
          </table:table-cell>
          <table:table-cell office:value-type="float" office:value="238610">
            <text:p>23861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11">
            <text:p>5001011</text:p>
          </table:table-cell>
          <table:table-cell table:style-name="ce1" office:value-type="string">
            <text:p>203117</text:p>
          </table:table-cell>
          <table:table-cell office:value-type="float" office:value="103">
            <text:p>103</text:p>
          </table:table-cell>
          <table:table-cell office:value-type="string">
            <text:p>Zell am See</text:p>
          </table:table-cell>
          <table:table-cell office:value-type="string">
            <text:p>Zeller See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04];2)+(RIGHT(LEFT([.L104];4);2)*60+RIGHT([.L104];2))/3600" office:value-type="float" office:value="47.3233333333333">
            <text:p>47.3233333333</text:p>
          </table:table-cell>
          <table:table-cell table:formula="of:=LEFT([.M104];2)+(RIGHT(LEFT([.M104];4);2)*60+RIGHT([.M104];2))/3600" office:value-type="float" office:value="12.8008333333333">
            <text:p>12.8008333333</text:p>
          </table:table-cell>
          <table:table-cell office:value-type="float" office:value="359763">
            <text:p>359763</text:p>
          </table:table-cell>
          <table:table-cell office:value-type="float" office:value="380498">
            <text:p>380498</text:p>
          </table:table-cell>
          <table:table-cell office:value-type="float" office:value="471924">
            <text:p>471924</text:p>
          </table:table-cell>
          <table:table-cell office:value-type="float" office:value="124803">
            <text:p>124803</text:p>
          </table:table-cell>
          <table:table-cell office:value-type="float" office:value="380498">
            <text:p>380498</text:p>
          </table:table-cell>
          <table:table-cell office:value-type="float" office:value="29">
            <text:p>29</text:p>
          </table:table-cell>
          <table:table-cell office:value-type="float" office:value="359763">
            <text:p>359763</text:p>
          </table:table-cell>
          <table:table-cell office:value-type="float" office:value="21">
            <text:p>21</text:p>
          </table:table-cell>
          <table:table-cell office:value-type="float" office:value="5242790">
            <text:p>5242790</text:p>
          </table:table-cell>
          <table:table-cell office:value-type="float" office:value="-40250">
            <text:p>-40250</text:p>
          </table:table-cell>
          <table:table-cell office:value-type="float" office:value="409750">
            <text:p>409750</text:p>
          </table:table-cell>
          <table:table-cell office:value-type="float" office:value="242790">
            <text:p>24279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19">
            <text:p>5001019</text:p>
          </table:table-cell>
          <table:table-cell table:style-name="ce1" office:value-type="string">
            <text:p>203208</text:p>
          </table:table-cell>
          <table:table-cell office:value-type="float" office:value="104">
            <text:p>104</text:p>
          </table:table-cell>
          <table:table-cell office:value-type="string">
            <text:p>Bad Hofgastein</text:p>
          </table:table-cell>
          <table:table-cell office:value-type="string">
            <text:p>Gasteiner Ache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L105];2)+(RIGHT(LEFT([.L105];4);2)*60+RIGHT([.L105];2))/3600" office:value-type="float" office:value="47.1636111111111">
            <text:p>47.1636111111</text:p>
          </table:table-cell>
          <table:table-cell table:formula="of:=LEFT([.M105];2)+(RIGHT(LEFT([.M105];4);2)*60+RIGHT([.M105];2))/3600" office:value-type="float" office:value="13.1094444444444">
            <text:p>13.1094444444</text:p>
          </table:table-cell>
          <table:table-cell office:value-type="float" office:value="383021">
            <text:p>383021</text:p>
          </table:table-cell>
          <table:table-cell office:value-type="float" office:value="362634">
            <text:p>362634</text:p>
          </table:table-cell>
          <table:table-cell office:value-type="float" office:value="470949">
            <text:p>470949</text:p>
          </table:table-cell>
          <table:table-cell office:value-type="float" office:value="130634">
            <text:p>130634</text:p>
          </table:table-cell>
          <table:table-cell office:value-type="float" office:value="362633">
            <text:p>362633</text:p>
          </table:table-cell>
          <table:table-cell office:value-type="float" office:value="93">
            <text:p>93</text:p>
          </table:table-cell>
          <table:table-cell office:value-type="float" office:value="383020">
            <text:p>383020</text:p>
          </table:table-cell>
          <table:table-cell office:value-type="float" office:value="5">
            <text:p>5</text:p>
          </table:table-cell>
          <table:table-cell office:value-type="float" office:value="5224920">
            <text:p>5224920</text:p>
          </table:table-cell>
          <table:table-cell office:value-type="float" office:value="-16985">
            <text:p>-16985</text:p>
          </table:table-cell>
          <table:table-cell office:value-type="float" office:value="433015">
            <text:p>433015</text:p>
          </table:table-cell>
          <table:table-cell office:value-type="float" office:value="224920">
            <text:p>22492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25">
            <text:p>5001025</text:p>
          </table:table-cell>
          <table:table-cell table:style-name="ce1" office:value-type="string">
            <text:p>203265</text:p>
          </table:table-cell>
          <table:table-cell office:value-type="float" office:value="105">
            <text:p>105</text:p>
          </table:table-cell>
          <table:table-cell office:value-type="string">
            <text:p>Schwaighofbrücke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L106];2)+(RIGHT(LEFT([.L106];4);2)*60+RIGHT([.L106];2))/3600" office:value-type="float" office:value="47.5744444444444">
            <text:p>47.5744444444</text:p>
          </table:table-cell>
          <table:table-cell table:formula="of:=LEFT([.M106];2)+(RIGHT(LEFT([.M106];4);2)*60+RIGHT([.M106];2))/3600" office:value-type="float" office:value="13.3855555555556">
            <text:p>13.3855555556</text:p>
          </table:table-cell>
          <table:table-cell office:value-type="float" office:value="403919">
            <text:p>403919</text:p>
          </table:table-cell>
          <table:table-cell office:value-type="float" office:value="408268">
            <text:p>408268</text:p>
          </table:table-cell>
          <table:table-cell office:value-type="float" office:value="473428">
            <text:p>473428</text:p>
          </table:table-cell>
          <table:table-cell office:value-type="float" office:value="132308">
            <text:p>132308</text:p>
          </table:table-cell>
          <table:table-cell office:value-type="float" office:value="408268">
            <text:p>408268</text:p>
          </table:table-cell>
          <table:table-cell office:value-type="float" office:value="42">
            <text:p>42</text:p>
          </table:table-cell>
          <table:table-cell office:value-type="float" office:value="403918">
            <text:p>403918</text:p>
          </table:table-cell>
          <table:table-cell office:value-type="float" office:value="69">
            <text:p>69</text:p>
          </table:table-cell>
          <table:table-cell office:value-type="float" office:value="5270570">
            <text:p>5270570</text:p>
          </table:table-cell>
          <table:table-cell office:value-type="float" office:value="3920">
            <text:p>3920</text:p>
          </table:table-cell>
          <table:table-cell office:value-type="float" office:value="453920">
            <text:p>453920</text:p>
          </table:table-cell>
          <table:table-cell office:value-type="float" office:value="270570">
            <text:p>27057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26">
            <text:p>5001026</text:p>
          </table:table-cell>
          <table:table-cell table:style-name="ce1" office:value-type="string">
            <text:p>203307</text:p>
          </table:table-cell>
          <table:table-cell office:value-type="float" office:value="106">
            <text:p>106</text:p>
          </table:table-cell>
          <table:table-cell office:value-type="string">
            <text:p>Obergäu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L107];2)+(RIGHT(LEFT([.L107];4);2)*60+RIGHT([.L107];2))/3600" office:value-type="float" office:value="47.5844444444445">
            <text:p>47.5844444444</text:p>
          </table:table-cell>
          <table:table-cell table:formula="of:=LEFT([.M107];2)+(RIGHT(LEFT([.M107];4);2)*60+RIGHT([.M107];2))/3600" office:value-type="float" office:value="13.1827777777778">
            <text:p>13.1827777778</text:p>
          </table:table-cell>
          <table:table-cell office:value-type="float" office:value="388674">
            <text:p>388674</text:p>
          </table:table-cell>
          <table:table-cell office:value-type="float" office:value="409383">
            <text:p>409383</text:p>
          </table:table-cell>
          <table:table-cell office:value-type="float" office:value="473504">
            <text:p>473504</text:p>
          </table:table-cell>
          <table:table-cell office:value-type="float" office:value="131058">
            <text:p>131058</text:p>
          </table:table-cell>
          <table:table-cell office:value-type="float" office:value="409383">
            <text:p>409383</text:p>
          </table:table-cell>
          <table:table-cell office:value-type="float" office:value="3">
            <text:p>3</text:p>
          </table:table-cell>
          <table:table-cell office:value-type="float" office:value="388673">
            <text:p>388673</text:p>
          </table:table-cell>
          <table:table-cell office:value-type="float" office:value="88">
            <text:p>88</text:p>
          </table:table-cell>
          <table:table-cell office:value-type="float" office:value="5271685">
            <text:p>5271685</text:p>
          </table:table-cell>
          <table:table-cell office:value-type="float" office:value="-11330">
            <text:p>-11330</text:p>
          </table:table-cell>
          <table:table-cell office:value-type="float" office:value="438670">
            <text:p>438670</text:p>
          </table:table-cell>
          <table:table-cell office:value-type="float" office:value="271685">
            <text:p>271685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28">
            <text:p>5001028</text:p>
          </table:table-cell>
          <table:table-cell table:style-name="ce1" office:value-type="string">
            <text:p>203323</text:p>
          </table:table-cell>
          <table:table-cell office:value-type="float" office:value="107">
            <text:p>107</text:p>
          </table:table-cell>
          <table:table-cell office:value-type="string">
            <text:p>Gollin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L108];2)+(RIGHT(LEFT([.L108];4);2)*60+RIGHT([.L108];2))/3600" office:value-type="float" office:value="47.5963888888889">
            <text:p>47.5963888889</text:p>
          </table:table-cell>
          <table:table-cell table:formula="of:=LEFT([.M108];2)+(RIGHT(LEFT([.M108];4);2)*60+RIGHT([.M108];2))/3600" office:value-type="float" office:value="13.1641666666667">
            <text:p>13.1641666667</text:p>
          </table:table-cell>
          <table:table-cell office:value-type="float" office:value="387284">
            <text:p>387284</text:p>
          </table:table-cell>
          <table:table-cell office:value-type="float" office:value="410718">
            <text:p>410718</text:p>
          </table:table-cell>
          <table:table-cell office:value-type="float" office:value="473547">
            <text:p>473547</text:p>
          </table:table-cell>
          <table:table-cell office:value-type="float" office:value="130951">
            <text:p>130951</text:p>
          </table:table-cell>
          <table:table-cell office:value-type="float" office:value="410717">
            <text:p>410717</text:p>
          </table:table-cell>
          <table:table-cell office:value-type="float" office:value="57">
            <text:p>57</text:p>
          </table:table-cell>
          <table:table-cell office:value-type="float" office:value="387284">
            <text:p>387284</text:p>
          </table:table-cell>
          <table:table-cell office:value-type="float" office:value="34">
            <text:p>34</text:p>
          </table:table-cell>
          <table:table-cell office:value-type="float" office:value="5273020">
            <text:p>5273020</text:p>
          </table:table-cell>
          <table:table-cell office:value-type="float" office:value="-12720">
            <text:p>-12720</text:p>
          </table:table-cell>
          <table:table-cell office:value-type="float" office:value="437280">
            <text:p>437280</text:p>
          </table:table-cell>
          <table:table-cell office:value-type="float" office:value="273020">
            <text:p>27302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30">
            <text:p>5001030</text:p>
          </table:table-cell>
          <table:table-cell table:style-name="ce1" office:value-type="string">
            <text:p>203349</text:p>
          </table:table-cell>
          <table:table-cell office:value-type="float" office:value="108">
            <text:p>108</text:p>
          </table:table-cell>
          <table:table-cell office:value-type="string">
            <text:p>Adnet</text:p>
          </table:table-cell>
          <table:table-cell office:value-type="string">
            <text:p>Almb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L109];2)+(RIGHT(LEFT([.L109];4);2)*60+RIGHT([.L109];2))/3600" office:value-type="float" office:value="47.7086111111111">
            <text:p>47.7086111111</text:p>
          </table:table-cell>
          <table:table-cell table:formula="of:=LEFT([.M109];2)+(RIGHT(LEFT([.M109];4);2)*60+RIGHT([.M109];2))/3600" office:value-type="float" office:value="13.1319444444444">
            <text:p>13.1319444444</text:p>
          </table:table-cell>
          <table:table-cell office:value-type="float" office:value="384895">
            <text:p>384895</text:p>
          </table:table-cell>
          <table:table-cell office:value-type="float" office:value="423213">
            <text:p>423213</text:p>
          </table:table-cell>
          <table:table-cell office:value-type="float" office:value="474231">
            <text:p>474231</text:p>
          </table:table-cell>
          <table:table-cell office:value-type="float" office:value="130755">
            <text:p>130755</text:p>
          </table:table-cell>
          <table:table-cell office:value-type="float" office:value="423213">
            <text:p>423213</text:p>
          </table:table-cell>
          <table:table-cell office:value-type="float" office:value="3">
            <text:p>3</text:p>
          </table:table-cell>
          <table:table-cell office:value-type="float" office:value="384895">
            <text:p>384895</text:p>
          </table:table-cell>
          <table:table-cell office:value-type="float" office:value="7">
            <text:p>7</text:p>
          </table:table-cell>
          <table:table-cell office:value-type="float" office:value="5285520">
            <text:p>5285520</text:p>
          </table:table-cell>
          <table:table-cell office:value-type="float" office:value="-15110">
            <text:p>-15110</text:p>
          </table:table-cell>
          <table:table-cell office:value-type="float" office:value="434890">
            <text:p>434890</text:p>
          </table:table-cell>
          <table:table-cell office:value-type="float" office:value="285520">
            <text:p>28552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34">
            <text:p>5001034</text:p>
          </table:table-cell>
          <table:table-cell table:style-name="ce1" office:value-type="string">
            <text:p>203398</text:p>
          </table:table-cell>
          <table:table-cell office:value-type="float" office:value="109">
            <text:p>109</text:p>
          </table:table-cell>
          <table:table-cell office:value-type="string">
            <text:p>Salzbur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/>
          <table:table-cell table:formula="of:=LEFT([.L110];2)+(RIGHT(LEFT([.L110];4);2)*60+RIGHT([.L110];2))/3600" office:value-type="float" office:value="47.8169444444445">
            <text:p>47.8169444444</text:p>
          </table:table-cell>
          <table:table-cell table:formula="of:=LEFT([.M110];2)+(RIGHT(LEFT([.M110];4);2)*60+RIGHT([.M110];2))/3600" office:value-type="float" office:value="13.0375">
            <text:p>13.0375</text:p>
          </table:table-cell>
          <table:table-cell office:value-type="float" office:value="377857">
            <text:p>377857</text:p>
          </table:table-cell>
          <table:table-cell office:value-type="float" office:value="435259">
            <text:p>435259</text:p>
          </table:table-cell>
          <table:table-cell office:value-type="float" office:value="474901">
            <text:p>474901</text:p>
          </table:table-cell>
          <table:table-cell office:value-type="float" office:value="130215">
            <text:p>130215</text:p>
          </table:table-cell>
          <table:table-cell office:value-type="float" office:value="435259">
            <text:p>435259</text:p>
          </table:table-cell>
          <table:table-cell office:value-type="float" office:value="16">
            <text:p>16</text:p>
          </table:table-cell>
          <table:table-cell office:value-type="float" office:value="377857">
            <text:p>377857</text:p>
          </table:table-cell>
          <table:table-cell office:value-type="float" office:value="2">
            <text:p>2</text:p>
          </table:table-cell>
          <table:table-cell office:value-type="float" office:value="5297570">
            <text:p>5297570</text:p>
          </table:table-cell>
          <table:table-cell office:value-type="float" office:value="-22150">
            <text:p>-22150</text:p>
          </table:table-cell>
          <table:table-cell office:value-type="float" office:value="427850">
            <text:p>427850</text:p>
          </table:table-cell>
          <table:table-cell office:value-type="float" office:value="297570">
            <text:p>29757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44">
            <text:p>5001044</text:p>
          </table:table-cell>
          <table:table-cell table:style-name="ce1" office:value-type="string">
            <text:p>203497</text:p>
          </table:table-cell>
          <table:table-cell office:value-type="float" office:value="110">
            <text:p>110</text:p>
          </table:table-cell>
          <table:table-cell office:value-type="string">
            <text:p>Weißbach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11];2)+(RIGHT(LEFT([.L111];4);2)*60+RIGHT([.L111];2))/3600" office:value-type="float" office:value="47.5227777777778">
            <text:p>47.5227777778</text:p>
          </table:table-cell>
          <table:table-cell table:style-name="ce3" table:formula="of:=LEFT([.M111];2)+(RIGHT(LEFT([.M111];4);2)*60+RIGHT([.M111];2))/3600" office:value-type="float" office:value="12.75">
            <text:p>12.75</text:p>
          </table:table-cell>
          <table:table-cell office:value-type="float" office:value="356095">
            <text:p>356095</text:p>
          </table:table-cell>
          <table:table-cell office:value-type="float" office:value="402700">
            <text:p>402700</text:p>
          </table:table-cell>
          <table:table-cell office:value-type="float" office:value="473122">
            <text:p>473122</text:p>
          </table:table-cell>
          <table:table-cell office:value-type="float" office:value="124500">
            <text:p>124500</text:p>
          </table:table-cell>
          <table:table-cell office:value-type="float" office:value="402700">
            <text:p>402700</text:p>
          </table:table-cell>
          <table:table-cell office:value-type="float" office:value="29">
            <text:p>29</text:p>
          </table:table-cell>
          <table:table-cell office:value-type="float" office:value="356094">
            <text:p>356094</text:p>
          </table:table-cell>
          <table:table-cell office:value-type="float" office:value="55">
            <text:p>55</text:p>
          </table:table-cell>
          <table:table-cell office:value-type="float" office:value="5265000">
            <text:p>5265000</text:p>
          </table:table-cell>
          <table:table-cell office:value-type="float" office:value="-43920">
            <text:p>-43920</text:p>
          </table:table-cell>
          <table:table-cell office:value-type="float" office:value="406080">
            <text:p>406080</text:p>
          </table:table-cell>
          <table:table-cell office:value-type="float" office:value="265000">
            <text:p>26500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48">
            <text:p>5001048</text:p>
          </table:table-cell>
          <table:table-cell table:style-name="ce1" office:value-type="string">
            <text:p>203539</text:p>
          </table:table-cell>
          <table:table-cell office:value-type="float" office:value="111">
            <text:p>111</text:p>
          </table:table-cell>
          <table:table-cell office:value-type="string">
            <text:p>Obern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2];2)+(RIGHT(LEFT([.L112];4);2)*60+RIGHT([.L112];2))/3600" office:value-type="float" office:value="47.9402777777778">
            <text:p>47.9402777778</text:p>
          </table:table-cell>
          <table:table-cell table:style-name="ce3" table:formula="of:=LEFT([.M112];2)+(RIGHT(LEFT([.M112];4);2)*60+RIGHT([.M112];2))/3600" office:value-type="float" office:value="12.9275">
            <text:p>12.9275</text:p>
          </table:table-cell>
          <table:table-cell office:value-type="float" office:value="369689">
            <text:p>369689</text:p>
          </table:table-cell>
          <table:table-cell office:value-type="float" office:value="449004">
            <text:p>449004</text:p>
          </table:table-cell>
          <table:table-cell office:value-type="float" office:value="475625">
            <text:p>475625</text:p>
          </table:table-cell>
          <table:table-cell office:value-type="float" office:value="125539">
            <text:p>125539</text:p>
          </table:table-cell>
          <table:table-cell office:value-type="float" office:value="449004">
            <text:p>449004</text:p>
          </table:table-cell>
          <table:table-cell office:value-type="float" office:value="42">
            <text:p>42</text:p>
          </table:table-cell>
          <table:table-cell office:value-type="float" office:value="369689">
            <text:p>369689</text:p>
          </table:table-cell>
          <table:table-cell office:value-type="float" office:value="35">
            <text:p>35</text:p>
          </table:table-cell>
          <table:table-cell office:value-type="float" office:value="5311320">
            <text:p>5311320</text:p>
          </table:table-cell>
          <table:table-cell office:value-type="float" office:value="-30320">
            <text:p>-30320</text:p>
          </table:table-cell>
          <table:table-cell office:value-type="float" office:value="419680">
            <text:p>419680</text:p>
          </table:table-cell>
          <table:table-cell office:value-type="float" office:value="311320">
            <text:p>31132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41">
            <text:p>5001041</text:p>
          </table:table-cell>
          <table:table-cell table:style-name="ce1" office:value-type="string">
            <text:p>203463</text:p>
          </table:table-cell>
          <table:table-cell office:value-type="float" office:value="112">
            <text:p>112</text:p>
          </table:table-cell>
          <table:table-cell office:value-type="string">
            <text:p>Viehhofen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13];2)+(RIGHT(LEFT([.L113];4);2)*60+RIGHT([.L113];2))/3600" office:value-type="float" office:value="47.3661111111111">
            <text:p>47.3661111111</text:p>
          </table:table-cell>
          <table:table-cell table:formula="of:=LEFT([.M113];2)+(RIGHT(LEFT([.M113];4);2)*60+RIGHT([.M113];2))/3600" office:value-type="float" office:value="12.7363888888889">
            <text:p>12.7363888889</text:p>
          </table:table-cell>
          <table:table-cell office:value-type="float" office:value="354925">
            <text:p>354925</text:p>
          </table:table-cell>
          <table:table-cell office:value-type="float" office:value="385307">
            <text:p>385307</text:p>
          </table:table-cell>
          <table:table-cell office:value-type="float" office:value="472158">
            <text:p>472158</text:p>
          </table:table-cell>
          <table:table-cell office:value-type="float" office:value="124411">
            <text:p>124411</text:p>
          </table:table-cell>
          <table:table-cell office:value-type="float" office:value="385306">
            <text:p>385306</text:p>
          </table:table-cell>
          <table:table-cell office:value-type="float" office:value="65">
            <text:p>65</text:p>
          </table:table-cell>
          <table:table-cell office:value-type="float" office:value="354924">
            <text:p>354924</text:p>
          </table:table-cell>
          <table:table-cell office:value-type="float" office:value="79">
            <text:p>79</text:p>
          </table:table-cell>
          <table:table-cell office:value-type="float" office:value="5247600">
            <text:p>5247600</text:p>
          </table:table-cell>
          <table:table-cell office:value-type="float" office:value="-45090">
            <text:p>-45090</text:p>
          </table:table-cell>
          <table:table-cell office:value-type="float" office:value="404910">
            <text:p>404910</text:p>
          </table:table-cell>
          <table:table-cell office:value-type="float" office:value="247600">
            <text:p>24760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52">
            <text:p>5001052</text:p>
          </table:table-cell>
          <table:table-cell table:style-name="ce1" office:value-type="string">
            <text:p>203570</text:p>
          </table:table-cell>
          <table:table-cell office:value-type="float" office:value="113">
            <text:p>113</text:p>
          </table:table-cell>
          <table:table-cell office:value-type="string">
            <text:p>Siezenheim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4];2)+(RIGHT(LEFT([.L114];4);2)*60+RIGHT([.L114];2))/3600" office:value-type="float" office:value="47.8122222222222">
            <text:p>47.8122222222</text:p>
          </table:table-cell>
          <table:table-cell table:formula="of:=LEFT([.M114];2)+(RIGHT(LEFT([.M114];4);2)*60+RIGHT([.M114];2))/3600" office:value-type="float" office:value="12.975">
            <text:p>12.975</text:p>
          </table:table-cell>
          <table:table-cell office:value-type="float" office:value="373169">
            <text:p>373169</text:p>
          </table:table-cell>
          <table:table-cell office:value-type="float" office:value="434749">
            <text:p>434749</text:p>
          </table:table-cell>
          <table:table-cell office:value-type="float" office:value="474844">
            <text:p>474844</text:p>
          </table:table-cell>
          <table:table-cell office:value-type="float" office:value="125830">
            <text:p>125830</text:p>
          </table:table-cell>
          <table:table-cell office:value-type="float" office:value="434749">
            <text:p>434749</text:p>
          </table:table-cell>
          <table:table-cell office:value-type="float" office:value="23">
            <text:p>23</text:p>
          </table:table-cell>
          <table:table-cell office:value-type="float" office:value="373168">
            <text:p>373168</text:p>
          </table:table-cell>
          <table:table-cell office:value-type="float" office:value="7">
            <text:p>7</text:p>
          </table:table-cell>
          <table:table-cell office:value-type="float" office:value="5297060">
            <text:p>5297060</text:p>
          </table:table-cell>
          <table:table-cell office:value-type="float" office:value="-26840">
            <text:p>-26840</text:p>
          </table:table-cell>
          <table:table-cell office:value-type="float" office:value="423160">
            <text:p>423160</text:p>
          </table:table-cell>
          <table:table-cell office:value-type="float" office:value="297060">
            <text:p>29706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53">
            <text:p>5001053</text:p>
          </table:table-cell>
          <table:table-cell table:style-name="ce1" office:value-type="string">
            <text:p>203588</text:p>
          </table:table-cell>
          <table:table-cell office:value-type="float" office:value="114">
            <text:p>114</text:p>
          </table:table-cell>
          <table:table-cell office:value-type="string">
            <text:p>Wallersee (SP)</text:p>
          </table:table-cell>
          <table:table-cell office:value-type="string">
            <text:p>Waller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5];2)+(RIGHT(LEFT([.L115];4);2)*60+RIGHT([.L115];2))/3600" office:value-type="float" office:value="47.9163888888889">
            <text:p>47.9163888889</text:p>
          </table:table-cell>
          <table:table-cell table:formula="of:=LEFT([.M115];2)+(RIGHT(LEFT([.M115];4);2)*60+RIGHT([.M115];2))/3600" office:value-type="float" office:value="13.1583333333333">
            <text:p>13.1583333333</text:p>
          </table:table-cell>
          <table:table-cell office:value-type="float" office:value="386934">
            <text:p>386934</text:p>
          </table:table-cell>
          <table:table-cell office:value-type="float" office:value="446296">
            <text:p>446296</text:p>
          </table:table-cell>
          <table:table-cell office:value-type="float" office:value="475459">
            <text:p>475459</text:p>
          </table:table-cell>
          <table:table-cell office:value-type="float" office:value="130930">
            <text:p>130930</text:p>
          </table:table-cell>
          <table:table-cell office:value-type="float" office:value="446295">
            <text:p>446295</text:p>
          </table:table-cell>
          <table:table-cell office:value-type="float" office:value="72">
            <text:p>72</text:p>
          </table:table-cell>
          <table:table-cell office:value-type="float" office:value="386934">
            <text:p>386934</text:p>
          </table:table-cell>
          <table:table-cell office:value-type="float" office:value="14">
            <text:p>14</text:p>
          </table:table-cell>
          <table:table-cell office:value-type="float" office:value="5308610">
            <text:p>5308610</text:p>
          </table:table-cell>
          <table:table-cell office:value-type="float" office:value="-13070">
            <text:p>-13070</text:p>
          </table:table-cell>
          <table:table-cell office:value-type="float" office:value="436930">
            <text:p>436930</text:p>
          </table:table-cell>
          <table:table-cell office:value-type="float" office:value="308610">
            <text:p>30861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55">
            <text:p>5001055</text:p>
          </table:table-cell>
          <table:table-cell table:style-name="ce1" office:value-type="string">
            <text:p>203604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Matt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6];2)+(RIGHT(LEFT([.L116];4);2)*60+RIGHT([.L116];2))/3600" office:value-type="float" office:value="47.9719444444445">
            <text:p>47.9719444444</text:p>
          </table:table-cell>
          <table:table-cell table:formula="of:=LEFT([.M116];2)+(RIGHT(LEFT([.M116];4);2)*60+RIGHT([.M116];2))/3600" office:value-type="float" office:value="13.1080555555556">
            <text:p>13.1080555556</text:p>
          </table:table-cell>
          <table:table-cell office:value-type="float" office:value="383190">
            <text:p>383190</text:p>
          </table:table-cell>
          <table:table-cell office:value-type="float" office:value="452484">
            <text:p>452484</text:p>
          </table:table-cell>
          <table:table-cell office:value-type="float" office:value="475819">
            <text:p>475819</text:p>
          </table:table-cell>
          <table:table-cell office:value-type="float" office:value="130629">
            <text:p>130629</text:p>
          </table:table-cell>
          <table:table-cell office:value-type="float" office:value="452483">
            <text:p>452483</text:p>
          </table:table-cell>
          <table:table-cell office:value-type="float" office:value="7">
            <text:p>7</text:p>
          </table:table-cell>
          <table:table-cell office:value-type="float" office:value="383190">
            <text:p>383190</text:p>
          </table:table-cell>
          <table:table-cell office:value-type="float" office:value="19">
            <text:p>19</text:p>
          </table:table-cell>
          <table:table-cell office:value-type="float" office:value="5314800">
            <text:p>5314800</text:p>
          </table:table-cell>
          <table:table-cell office:value-type="float" office:value="-16815">
            <text:p>-16815</text:p>
          </table:table-cell>
          <table:table-cell office:value-type="float" office:value="433185">
            <text:p>433185</text:p>
          </table:table-cell>
          <table:table-cell office:value-type="float" office:value="314800">
            <text:p>31480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56">
            <text:p>5001056</text:p>
          </table:table-cell>
          <table:table-cell table:style-name="ce1" office:value-type="string">
            <text:p>203612</text:p>
          </table:table-cell>
          <table:table-cell office:value-type="float" office:value="116">
            <text:p>116</text:p>
          </table:table-cell>
          <table:table-cell office:value-type="string">
            <text:p>Obertrum</text:p>
          </table:table-cell>
          <table:table-cell office:value-type="string">
            <text:p>Obertrumer 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7];2)+(RIGHT(LEFT([.L117];4);2)*60+RIGHT([.L117];2))/3600" office:value-type="float" office:value="47.9430555555556">
            <text:p>47.9430555556</text:p>
          </table:table-cell>
          <table:table-cell table:formula="of:=LEFT([.M117];2)+(RIGHT(LEFT([.M117];4);2)*60+RIGHT([.M117];2))/3600" office:value-type="float" office:value="13.0738888888889">
            <text:p>13.0738888889</text:p>
          </table:table-cell>
          <table:table-cell office:value-type="float" office:value="380616">
            <text:p>380616</text:p>
          </table:table-cell>
          <table:table-cell office:value-type="float" office:value="449270">
            <text:p>449270</text:p>
          </table:table-cell>
          <table:table-cell office:value-type="float" office:value="475635">
            <text:p>475635</text:p>
          </table:table-cell>
          <table:table-cell office:value-type="float" office:value="130426">
            <text:p>130426</text:p>
          </table:table-cell>
          <table:table-cell office:value-type="float" office:value="449269">
            <text:p>449269</text:p>
          </table:table-cell>
          <table:table-cell office:value-type="float" office:value="65">
            <text:p>65</text:p>
          </table:table-cell>
          <table:table-cell office:value-type="float" office:value="380616">
            <text:p>380616</text:p>
          </table:table-cell>
          <table:table-cell office:value-type="float" office:value="4">
            <text:p>4</text:p>
          </table:table-cell>
          <table:table-cell office:value-type="float" office:value="5311585">
            <text:p>5311585</text:p>
          </table:table-cell>
          <table:table-cell office:value-type="float" office:value="-19390">
            <text:p>-19390</text:p>
          </table:table-cell>
          <table:table-cell office:value-type="float" office:value="430610">
            <text:p>430610</text:p>
          </table:table-cell>
          <table:table-cell office:value-type="float" office:value="311585">
            <text:p>311585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59">
            <text:p>5001059</text:p>
          </table:table-cell>
          <table:table-cell table:style-name="ce1" office:value-type="string">
            <text:p>203646</text:p>
          </table:table-cell>
          <table:table-cell office:value-type="float" office:value="117">
            <text:p>117</text:p>
          </table:table-cell>
          <table:table-cell office:value-type="string">
            <text:p>St.Gilgen</text:p>
          </table:table-cell>
          <table:table-cell office:value-type="string">
            <text:p>Wolfgang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8];2)+(RIGHT(LEFT([.L118];4);2)*60+RIGHT([.L118];2))/3600" office:value-type="float" office:value="47.7663888888889">
            <text:p>47.7663888889</text:p>
          </table:table-cell>
          <table:table-cell table:formula="of:=LEFT([.M118];2)+(RIGHT(LEFT([.M118];4);2)*60+RIGHT([.M118];2))/3600" office:value-type="float" office:value="13.3694444444444">
            <text:p>13.3694444444</text:p>
          </table:table-cell>
          <table:table-cell office:value-type="float" office:value="402714">
            <text:p>402714</text:p>
          </table:table-cell>
          <table:table-cell office:value-type="float" office:value="429611">
            <text:p>429611</text:p>
          </table:table-cell>
          <table:table-cell office:value-type="float" office:value="474559">
            <text:p>474559</text:p>
          </table:table-cell>
          <table:table-cell office:value-type="float" office:value="132210">
            <text:p>132210</text:p>
          </table:table-cell>
          <table:table-cell office:value-type="float" office:value="429611">
            <text:p>429611</text:p>
          </table:table-cell>
          <table:table-cell office:value-type="float" office:value="22">
            <text:p>22</text:p>
          </table:table-cell>
          <table:table-cell office:value-type="float" office:value="402714">
            <text:p>402714</text:p>
          </table:table-cell>
          <table:table-cell office:value-type="float" office:value="12">
            <text:p>12</text:p>
          </table:table-cell>
          <table:table-cell office:value-type="float" office:value="5291920">
            <text:p>5291920</text:p>
          </table:table-cell>
          <table:table-cell office:value-type="float" office:value="2715">
            <text:p>2715</text:p>
          </table:table-cell>
          <table:table-cell office:value-type="float" office:value="452715">
            <text:p>452715</text:p>
          </table:table-cell>
          <table:table-cell office:value-type="float" office:value="291920">
            <text:p>29192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60">
            <text:p>5001060</text:p>
          </table:table-cell>
          <table:table-cell table:style-name="ce1" office:value-type="string">
            <text:p>203653</text:p>
          </table:table-cell>
          <table:table-cell office:value-type="float" office:value="118">
            <text:p>118</text:p>
          </table:table-cell>
          <table:table-cell office:value-type="string">
            <text:p>Fuschl am See</text:p>
          </table:table-cell>
          <table:table-cell office:value-type="string">
            <text:p>Fuschl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9];2)+(RIGHT(LEFT([.L119];4);2)*60+RIGHT([.L119];2))/3600" office:value-type="float" office:value="47.7986111111111">
            <text:p>47.7986111111</text:p>
          </table:table-cell>
          <table:table-cell table:formula="of:=LEFT([.M119];2)+(RIGHT(LEFT([.M119];4);2)*60+RIGHT([.M119];2))/3600" office:value-type="float" office:value="13.2997222222222">
            <text:p>13.2997222222</text:p>
          </table:table-cell>
          <table:table-cell office:value-type="float" office:value="397492">
            <text:p>397492</text:p>
          </table:table-cell>
          <table:table-cell office:value-type="float" office:value="433194">
            <text:p>433194</text:p>
          </table:table-cell>
          <table:table-cell office:value-type="float" office:value="474755">
            <text:p>474755</text:p>
          </table:table-cell>
          <table:table-cell office:value-type="float" office:value="131759">
            <text:p>131759</text:p>
          </table:table-cell>
          <table:table-cell office:value-type="float" office:value="433194">
            <text:p>433194</text:p>
          </table:table-cell>
          <table:table-cell office:value-type="float" office:value="4">
            <text:p>4</text:p>
          </table:table-cell>
          <table:table-cell office:value-type="float" office:value="397491">
            <text:p>397491</text:p>
          </table:table-cell>
          <table:table-cell office:value-type="float" office:value="54">
            <text:p>54</text:p>
          </table:table-cell>
          <table:table-cell office:value-type="float" office:value="5295504">
            <text:p>5295504</text:p>
          </table:table-cell>
          <table:table-cell office:value-type="float" office:value="-2509">
            <text:p>-2509</text:p>
          </table:table-cell>
          <table:table-cell office:value-type="float" office:value="31">
            <text:p>31</text:p>
          </table:table-cell>
          <table:table-cell office:value-type="float" office:value="447490">
            <text:p>447490</text:p>
          </table:table-cell>
          <table:table-cell office:value-type="float" office:value="69">
            <text:p>69</text:p>
          </table:table-cell>
          <table:table-cell office:value-type="float" office:value="295504">
            <text:p>295504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5001066">
            <text:p>5001066</text:p>
          </table:table-cell>
          <table:table-cell table:style-name="ce1" office:value-type="string">
            <text:p>203711</text:p>
          </table:table-cell>
          <table:table-cell office:value-type="float" office:value="119">
            <text:p>119</text:p>
          </table:table-cell>
          <table:table-cell office:value-type="string">
            <text:p>Altenmarkt im Pongau</text:p>
          </table:table-cell>
          <table:table-cell office:value-type="string">
            <text:p>Enns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L120];2)+(RIGHT(LEFT([.L120];4);2)*60+RIGHT([.L120];2))/3600" office:value-type="float" office:value="47.3827777777778">
            <text:p>47.3827777778</text:p>
          </table:table-cell>
          <table:table-cell table:formula="of:=LEFT([.M120];2)+(RIGHT(LEFT([.M120];4);2)*60+RIGHT([.M120];2))/3600" office:value-type="float" office:value="13.4258333333333">
            <text:p>13.4258333333</text:p>
          </table:table-cell>
          <table:table-cell office:value-type="float" office:value="406973">
            <text:p>406973</text:p>
          </table:table-cell>
          <table:table-cell office:value-type="float" office:value="386986">
            <text:p>386986</text:p>
          </table:table-cell>
          <table:table-cell office:value-type="float" office:value="472258">
            <text:p>472258</text:p>
          </table:table-cell>
          <table:table-cell office:value-type="float" office:value="132533">
            <text:p>132533</text:p>
          </table:table-cell>
          <table:table-cell office:value-type="float" office:value="386985">
            <text:p>386985</text:p>
          </table:table-cell>
          <table:table-cell office:value-type="float" office:value="69">
            <text:p>69</text:p>
          </table:table-cell>
          <table:table-cell office:value-type="float" office:value="406972">
            <text:p>406972</text:p>
          </table:table-cell>
          <table:table-cell office:value-type="float" office:value="66">
            <text:p>66</text:p>
          </table:table-cell>
          <table:table-cell office:value-type="float" office:value="5249280">
            <text:p>5249280</text:p>
          </table:table-cell>
          <table:table-cell office:value-type="float" office:value="6975">
            <text:p>6975</text:p>
          </table:table-cell>
          <table:table-cell office:value-type="float" office:value="456975">
            <text:p>456975</text:p>
          </table:table-cell>
          <table:table-cell office:value-type="float" office:value="249280">
            <text:p>24928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73">
            <text:p>5001073</text:p>
          </table:table-cell>
          <table:table-cell table:style-name="ce1" office:value-type="string">
            <text:p>203786</text:p>
          </table:table-cell>
          <table:table-cell office:value-type="float" office:value="120">
            <text:p>120</text:p>
          </table:table-cell>
          <table:table-cell office:value-type="string">
            <text:p>Tamsweg</text:p>
          </table:table-cell>
          <table:table-cell office:value-type="string">
            <text:p>Taurach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L121];2)+(RIGHT(LEFT([.L121];4);2)*60+RIGHT([.L121];2))/3600" office:value-type="float" office:value="47.1352777777778">
            <text:p>47.1352777778</text:p>
          </table:table-cell>
          <table:table-cell table:formula="of:=LEFT([.M121];2)+(RIGHT(LEFT([.M121];4);2)*60+RIGHT([.M121];2))/3600" office:value-type="float" office:value="13.8036111111111">
            <text:p>13.8036111111</text:p>
          </table:table-cell>
          <table:table-cell office:value-type="float" office:value="435669">
            <text:p>435669</text:p>
          </table:table-cell>
          <table:table-cell office:value-type="float" office:value="359585">
            <text:p>359585</text:p>
          </table:table-cell>
          <table:table-cell office:value-type="float" office:value="470807">
            <text:p>470807</text:p>
          </table:table-cell>
          <table:table-cell office:value-type="float" office:value="134813">
            <text:p>134813</text:p>
          </table:table-cell>
          <table:table-cell office:value-type="float" office:value="359585">
            <text:p>359585</text:p>
          </table:table-cell>
          <table:table-cell office:value-type="float" office:value="42">
            <text:p>42</text:p>
          </table:table-cell>
          <table:table-cell office:value-type="float" office:value="435668">
            <text:p>435668</text:p>
          </table:table-cell>
          <table:table-cell office:value-type="float" office:value="82">
            <text:p>82</text:p>
          </table:table-cell>
          <table:table-cell office:value-type="float" office:value="5221870">
            <text:p>5221870</text:p>
          </table:table-cell>
          <table:table-cell office:value-type="float" office:value="35680">
            <text:p>35680</text:p>
          </table:table-cell>
          <table:table-cell office:value-type="float" office:value="485680">
            <text:p>485680</text:p>
          </table:table-cell>
          <table:table-cell office:value-type="float" office:value="221870">
            <text:p>22187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74">
            <text:p>5001074</text:p>
          </table:table-cell>
          <table:table-cell table:style-name="ce1" office:value-type="string">
            <text:p>203794</text:p>
          </table:table-cell>
          <table:table-cell office:value-type="float" office:value="121">
            <text:p>121</text:p>
          </table:table-cell>
          <table:table-cell office:value-type="string">
            <text:p>Mörtelsdorf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L122];2)+(RIGHT(LEFT([.L122];4);2)*60+RIGHT([.L122];2))/3600" office:value-type="float" office:value="47.1272222222222">
            <text:p>47.1272222222</text:p>
          </table:table-cell>
          <table:table-cell table:formula="of:=LEFT([.M122];2)+(RIGHT(LEFT([.M122];4);2)*60+RIGHT([.M122];2))/3600" office:value-type="float" office:value="13.7888888888889">
            <text:p>13.7888888889</text:p>
          </table:table-cell>
          <table:table-cell office:value-type="float" office:value="434539">
            <text:p>434539</text:p>
          </table:table-cell>
          <table:table-cell office:value-type="float" office:value="358686">
            <text:p>358686</text:p>
          </table:table-cell>
          <table:table-cell office:value-type="float" office:value="470738">
            <text:p>470738</text:p>
          </table:table-cell>
          <table:table-cell office:value-type="float" office:value="134720">
            <text:p>134720</text:p>
          </table:table-cell>
          <table:table-cell office:value-type="float" office:value="358685">
            <text:p>358685</text:p>
          </table:table-cell>
          <table:table-cell office:value-type="float" office:value="68">
            <text:p>68</text:p>
          </table:table-cell>
          <table:table-cell office:value-type="float" office:value="434539">
            <text:p>434539</text:p>
          </table:table-cell>
          <table:table-cell office:value-type="float" office:value="19">
            <text:p>19</text:p>
          </table:table-cell>
          <table:table-cell office:value-type="float" office:value="5220970">
            <text:p>5220970</text:p>
          </table:table-cell>
          <table:table-cell office:value-type="float" office:value="34550">
            <text:p>34550</text:p>
          </table:table-cell>
          <table:table-cell office:value-type="float" office:value="484550">
            <text:p>484550</text:p>
          </table:table-cell>
          <table:table-cell office:value-type="float" office:value="220970">
            <text:p>22097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85">
            <text:p>5001085</text:p>
          </table:table-cell>
          <table:table-cell table:style-name="ce1" office:value-type="string">
            <text:p>203901</text:p>
          </table:table-cell>
          <table:table-cell office:value-type="float" office:value="122">
            <text:p>122</text:p>
          </table:table-cell>
          <table:table-cell office:value-type="string">
            <text:p>Wallnerau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L123];2)+(RIGHT(LEFT([.L123];4);2)*60+RIGHT([.L123];2))/3600" office:value-type="float" office:value="47.3111111111111">
            <text:p>47.3111111111</text:p>
          </table:table-cell>
          <table:table-cell table:formula="of:=LEFT([.M123];2)+(RIGHT(LEFT([.M123];4);2)*60+RIGHT([.M123];2))/3600" office:value-type="float" office:value="13.1255555555556">
            <text:p>13.1255555556</text:p>
          </table:table-cell>
          <table:table-cell office:value-type="float" office:value="383945">
            <text:p>383945</text:p>
          </table:table-cell>
          <table:table-cell office:value-type="float" office:value="378978">
            <text:p>378978</text:p>
          </table:table-cell>
          <table:table-cell office:value-type="float" office:value="471840">
            <text:p>471840</text:p>
          </table:table-cell>
          <table:table-cell office:value-type="float" office:value="130732">
            <text:p>130732</text:p>
          </table:table-cell>
          <table:table-cell office:value-type="float" office:value="379013">
            <text:p>379013</text:p>
          </table:table-cell>
          <table:table-cell office:value-type="float" office:value="47">
            <text:p>47</text:p>
          </table:table-cell>
          <table:table-cell office:value-type="float" office:value="384298">
            <text:p>384298</text:p>
          </table:table-cell>
          <table:table-cell office:value-type="float" office:value="63">
            <text:p>63</text:p>
          </table:table-cell>
          <table:table-cell office:value-type="float" office:value="5241304">
            <text:p>5241304</text:p>
          </table:table-cell>
          <table:table-cell office:value-type="float" office:value="87">
            <text:p>87</text:p>
          </table:table-cell>
          <table:table-cell office:value-type="float" office:value="-15706">
            <text:p>-15706</text:p>
          </table:table-cell>
          <table:table-cell office:value-type="float" office:value="81">
            <text:p>81</text:p>
          </table:table-cell>
          <table:table-cell office:value-type="float" office:value="434293">
            <text:p>434293</text:p>
          </table:table-cell>
          <table:table-cell office:value-type="float" office:value="34">
            <text:p>34</text:p>
          </table:table-cell>
          <table:table-cell office:value-type="float" office:value="241304">
            <text:p>241304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001092">
            <text:p>5001092</text:p>
          </table:table-cell>
          <table:table-cell table:style-name="ce1" office:value-type="string">
            <text:p>203976</text:p>
          </table:table-cell>
          <table:table-cell office:value-type="float" office:value="123">
            <text:p>123</text:p>
          </table:table-cell>
          <table:table-cell office:value-type="string">
            <text:p>Kendlbruck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/>
          <table:table-cell table:formula="of:=LEFT([.L124];2)+(RIGHT(LEFT([.L124];4);2)*60+RIGHT([.L124];2))/3600" office:value-type="float" office:value="47.07">
            <text:p>47.07</text:p>
          </table:table-cell>
          <table:table-cell table:formula="of:=LEFT([.M124];2)+(RIGHT(LEFT([.M124];4);2)*60+RIGHT([.M124];2))/3600" office:value-type="float" office:value="13.8825">
            <text:p>13.8825</text:p>
          </table:table-cell>
          <table:table-cell office:value-type="float" office:value="441687">
            <text:p>441687</text:p>
          </table:table-cell>
          <table:table-cell office:value-type="float" office:value="352368">
            <text:p>352368</text:p>
          </table:table-cell>
          <table:table-cell office:value-type="float" office:value="470412">
            <text:p>470412</text:p>
          </table:table-cell>
          <table:table-cell office:value-type="float" office:value="135257">
            <text:p>135257</text:p>
          </table:table-cell>
          <table:table-cell office:value-type="float" office:value="352368">
            <text:p>352368</text:p>
          </table:table-cell>
          <table:table-cell office:value-type="float" office:value="1">
            <text:p>1</text:p>
          </table:table-cell>
          <table:table-cell office:value-type="float" office:value="441687">
            <text:p>441687</text:p>
          </table:table-cell>
          <table:table-cell office:value-type="float" office:value="36">
            <text:p>36</text:p>
          </table:table-cell>
          <table:table-cell office:value-type="float" office:value="5214650">
            <text:p>5214650</text:p>
          </table:table-cell>
          <table:table-cell office:value-type="float" office:value="41700">
            <text:p>41700</text:p>
          </table:table-cell>
          <table:table-cell office:value-type="float" office:value="491700">
            <text:p>491700</text:p>
          </table:table-cell>
          <table:table-cell office:value-type="float" office:value="214650">
            <text:p>21465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1098">
            <text:p>5001098</text:p>
          </table:table-cell>
          <table:table-cell table:style-name="ce1" office:value-type="string">
            <text:p>204032</text:p>
          </table:table-cell>
          <table:table-cell office:value-type="float" office:value="124">
            <text:p>124</text:p>
          </table:table-cell>
          <table:table-cell office:value-type="string">
            <text:p>Werfen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L125];2)+(RIGHT(LEFT([.L125];4);2)*60+RIGHT([.L125];2))/3600" office:value-type="float" office:value="47.4805555555556">
            <text:p>47.4805555556</text:p>
          </table:table-cell>
          <table:table-cell table:formula="of:=LEFT([.M125];2)+(RIGHT(LEFT([.M125];4);2)*60+RIGHT([.M125];2))/3600" office:value-type="float" office:value="13.1919444444444">
            <text:p>13.1919444444</text:p>
          </table:table-cell>
          <table:table-cell office:value-type="float" office:value="389339">
            <text:p>389339</text:p>
          </table:table-cell>
          <table:table-cell office:value-type="float" office:value="397832">
            <text:p>397832</text:p>
          </table:table-cell>
          <table:table-cell office:value-type="float" office:value="472850">
            <text:p>472850</text:p>
          </table:table-cell>
          <table:table-cell office:value-type="float" office:value="131131">
            <text:p>131131</text:p>
          </table:table-cell>
          <table:table-cell office:value-type="float" office:value="397831">
            <text:p>397831</text:p>
          </table:table-cell>
          <table:table-cell office:value-type="float" office:value="99">
            <text:p>99</text:p>
          </table:table-cell>
          <table:table-cell office:value-type="float" office:value="389338">
            <text:p>389338</text:p>
          </table:table-cell>
          <table:table-cell office:value-type="float" office:value="66">
            <text:p>66</text:p>
          </table:table-cell>
          <table:table-cell office:value-type="float" office:value="5260130">
            <text:p>5260130</text:p>
          </table:table-cell>
          <table:table-cell office:value-type="float" office:value="-10665">
            <text:p>-10665</text:p>
          </table:table-cell>
          <table:table-cell office:value-type="float" office:value="439335">
            <text:p>439335</text:p>
          </table:table-cell>
          <table:table-cell office:value-type="float" office:value="260130">
            <text:p>26013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5002212">
            <text:p>5002212</text:p>
          </table:table-cell>
          <table:table-cell table:style-name="ce1" office:value-type="string">
            <text:p>204131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Grabensee</text:p>
          </table:table-cell>
          <table:table-cell office:value-type="string">
            <text:p>Salzburg</text:p>
          </table:table-cell>
          <table:table-cell office:value-type="string">
            <text:p>Salzburg Umgebung, Braunau/Inn</text:p>
          </table:table-cell>
          <table:table-cell table:formula="of:=LEFT([.L126];2)+(RIGHT(LEFT([.L126];4);2)*60+RIGHT([.L126];2))/3600" office:value-type="float" office:value="47.9972222222222">
            <text:p>47.9972222222</text:p>
          </table:table-cell>
          <table:table-cell table:formula="of:=LEFT([.M126];2)+(RIGHT(LEFT([.M126];4);2)*60+RIGHT([.M126];2))/3600" office:value-type="float" office:value="13.0969444444444">
            <text:p>13.0969444444</text:p>
          </table:table-cell>
          <table:table-cell office:value-type="float" office:value="382375">
            <text:p>382375</text:p>
          </table:table-cell>
          <table:table-cell office:value-type="float" office:value="455283">
            <text:p>455283</text:p>
          </table:table-cell>
          <table:table-cell office:value-type="float" office:value="475950">
            <text:p>475950</text:p>
          </table:table-cell>
          <table:table-cell office:value-type="float" office:value="130549">
            <text:p>130549</text:p>
          </table:table-cell>
          <table:table-cell office:value-type="float" office:value="455282">
            <text:p>455282</text:p>
          </table:table-cell>
          <table:table-cell office:value-type="float" office:value="66">
            <text:p>66</text:p>
          </table:table-cell>
          <table:table-cell office:value-type="float" office:value="382374">
            <text:p>382374</text:p>
          </table:table-cell>
          <table:table-cell office:value-type="float" office:value="65">
            <text:p>65</text:p>
          </table:table-cell>
          <table:table-cell office:value-type="float" office:value="5317599">
            <text:p>5317599</text:p>
          </table:table-cell>
          <table:table-cell office:value-type="float" office:value="85">
            <text:p>85</text:p>
          </table:table-cell>
          <table:table-cell office:value-type="float" office:value="-17630">
            <text:p>-17630</text:p>
          </table:table-cell>
          <table:table-cell office:value-type="float" office:value="72">
            <text:p>72</text:p>
          </table:table-cell>
          <table:table-cell office:value-type="float" office:value="432369">
            <text:p>432369</text:p>
          </table:table-cell>
          <table:table-cell office:value-type="float" office:value="28">
            <text:p>28</text:p>
          </table:table-cell>
          <table:table-cell office:value-type="float" office:value="317599">
            <text:p>317599</text:p>
          </table:table-cell>
          <table:table-cell office:value-type="float" office:value="85">
            <text:p>8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002228">
            <text:p>5002228</text:p>
          </table:table-cell>
          <table:table-cell table:style-name="ce1" office:value-type="string">
            <text:p>203168</text:p>
          </table:table-cell>
          <table:table-cell office:value-type="float" office:value="126">
            <text:p>126</text:p>
          </table:table-cell>
          <table:table-cell office:value-type="string">
            <text:p>Hunds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27];2)+(RIGHT(LEFT([.L127];4);2)*60+RIGHT([.L127];2))/3600" office:value-type="float" office:value="47.2836111111111">
            <text:p>47.2836111111</text:p>
          </table:table-cell>
          <table:table-cell table:formula="of:=LEFT([.M127];2)+(RIGHT(LEFT([.M127];4);2)*60+RIGHT([.M127];2))/3600" office:value-type="float" office:value="12.8413888888889">
            <text:p>12.8413888889</text:p>
          </table:table-cell>
          <table:table-cell office:value-type="float" office:value="362809">
            <text:p>362809</text:p>
          </table:table-cell>
          <table:table-cell office:value-type="float" office:value="376072">
            <text:p>376072</text:p>
          </table:table-cell>
          <table:table-cell office:value-type="float" office:value="471701">
            <text:p>471701</text:p>
          </table:table-cell>
          <table:table-cell office:value-type="float" office:value="125029">
            <text:p>125029</text:p>
          </table:table-cell>
          <table:table-cell office:value-type="float" office:value="376071">
            <text:p>376071</text:p>
          </table:table-cell>
          <table:table-cell office:value-type="float" office:value="79">
            <text:p>79</text:p>
          </table:table-cell>
          <table:table-cell office:value-type="float" office:value="362809">
            <text:p>362809</text:p>
          </table:table-cell>
          <table:table-cell office:value-type="float" office:value="17">
            <text:p>17</text:p>
          </table:table-cell>
          <table:table-cell office:value-type="float" office:value="5238362">
            <text:p>5238362</text:p>
          </table:table-cell>
          <table:table-cell office:value-type="float" office:value="-37203">
            <text:p>-37203</text:p>
          </table:table-cell>
          <table:table-cell office:value-type="float" office:value="412797">
            <text:p>412797</text:p>
          </table:table-cell>
          <table:table-cell office:value-type="float" office:value="238362">
            <text:p>238362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6001015">
            <text:p>6001015</text:p>
          </table:table-cell>
          <table:table-cell table:style-name="ce1" office:value-type="string">
            <text:p>210641</text:p>
          </table:table-cell>
          <table:table-cell office:value-type="float" office:value="127">
            <text:p>127</text:p>
          </table:table-cell>
          <table:table-cell office:value-type="string">
            <text:p>Schladming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L128];2)+(RIGHT(LEFT([.L128];4);2)*60+RIGHT([.L128];2))/3600" office:value-type="float" office:value="47.3977777777778">
            <text:p>47.3977777778</text:p>
          </table:table-cell>
          <table:table-cell table:formula="of:=LEFT([.M128];2)+(RIGHT(LEFT([.M128];4);2)*60+RIGHT([.M128];2))/3600" office:value-type="float" office:value="13.6969444444444">
            <text:p>13.6969444444</text:p>
          </table:table-cell>
          <table:table-cell office:value-type="float" office:value="427438">
            <text:p>427438</text:p>
          </table:table-cell>
          <table:table-cell office:value-type="float" office:value="388713">
            <text:p>388713</text:p>
          </table:table-cell>
          <table:table-cell office:value-type="float" office:value="472352">
            <text:p>472352</text:p>
          </table:table-cell>
          <table:table-cell office:value-type="float" office:value="134149">
            <text:p>134149</text:p>
          </table:table-cell>
          <table:table-cell office:value-type="float" office:value="388713">
            <text:p>388713</text:p>
          </table:table-cell>
          <table:table-cell office:value-type="float" office:value="3">
            <text:p>3</text:p>
          </table:table-cell>
          <table:table-cell office:value-type="float" office:value="427438">
            <text:p>427438</text:p>
          </table:table-cell>
          <table:table-cell office:value-type="float" office:value="29">
            <text:p>29</text:p>
          </table:table-cell>
          <table:table-cell office:value-type="float" office:value="5254311">
            <text:p>5254311</text:p>
          </table:table-cell>
          <table:table-cell office:value-type="float" office:value="7">
            <text:p>7</text:p>
          </table:table-cell>
          <table:table-cell office:value-type="float" office:value="-198911">
            <text:p>-198911</text:p>
          </table:table-cell>
          <table:table-cell office:value-type="float" office:value="7">
            <text:p>7</text:p>
          </table:table-cell>
          <table:table-cell office:value-type="float" office:value="551088">
            <text:p>551088</text:p>
          </table:table-cell>
          <table:table-cell office:value-type="float" office:value="3">
            <text:p>3</text:p>
          </table:table-cell>
          <table:table-cell office:value-type="float" office:value="254311">
            <text:p>25431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25">
            <text:p>6001025</text:p>
          </table:table-cell>
          <table:table-cell table:style-name="ce1" office:value-type="string">
            <text:p>210740</text:p>
          </table:table-cell>
          <table:table-cell office:value-type="float" office:value="128">
            <text:p>128</text:p>
          </table:table-cell>
          <table:table-cell office:value-type="string">
            <text:p>Trautenfels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L129];2)+(RIGHT(LEFT([.L129];4);2)*60+RIGHT([.L129];2))/3600" office:value-type="float" office:value="47.515">
            <text:p>47.515</text:p>
          </table:table-cell>
          <table:table-cell table:formula="of:=LEFT([.M129];2)+(RIGHT(LEFT([.M129];4);2)*60+RIGHT([.M129];2))/3600" office:value-type="float" office:value="14.0863888888889">
            <text:p>14.0863888889</text:p>
          </table:table-cell>
          <table:table-cell office:value-type="float" office:value="456688">
            <text:p>456688</text:p>
          </table:table-cell>
          <table:table-cell office:value-type="float" office:value="401950">
            <text:p>401950</text:p>
          </table:table-cell>
          <table:table-cell office:value-type="float" office:value="473054">
            <text:p>473054</text:p>
          </table:table-cell>
          <table:table-cell office:value-type="float" office:value="140511">
            <text:p>140511</text:p>
          </table:table-cell>
          <table:table-cell office:value-type="float" office:value="401949">
            <text:p>401949</text:p>
          </table:table-cell>
          <table:table-cell office:value-type="float" office:value="72">
            <text:p>72</text:p>
          </table:table-cell>
          <table:table-cell office:value-type="float" office:value="456687">
            <text:p>456687</text:p>
          </table:table-cell>
          <table:table-cell office:value-type="float" office:value="82">
            <text:p>82</text:p>
          </table:table-cell>
          <table:table-cell office:value-type="float" office:value="5266420">
            <text:p>5266420</text:p>
          </table:table-cell>
          <table:table-cell office:value-type="float" office:value="6">
            <text:p>6</text:p>
          </table:table-cell>
          <table:table-cell office:value-type="float" office:value="-169179">
            <text:p>-169179</text:p>
          </table:table-cell>
          <table:table-cell office:value-type="float" office:value="6">
            <text:p>6</text:p>
          </table:table-cell>
          <table:table-cell office:value-type="float" office:value="580820">
            <text:p>580820</text:p>
          </table:table-cell>
          <table:table-cell office:value-type="float" office:value="4">
            <text:p>4</text:p>
          </table:table-cell>
          <table:table-cell office:value-type="float" office:value="266420">
            <text:p>26642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30">
            <text:p>6001030</text:p>
          </table:table-cell>
          <table:table-cell table:style-name="ce1" office:value-type="string">
            <text:p>210799</text:p>
          </table:table-cell>
          <table:table-cell office:value-type="float" office:value="129">
            <text:p>129</text:p>
          </table:table-cell>
          <table:table-cell office:value-type="string">
            <text:p>Liezen (Roethelbruecke)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/>
          <table:table-cell table:formula="of:=LEFT([.L130];2)+(RIGHT(LEFT([.L130];4);2)*60+RIGHT([.L130];2))/3600" office:value-type="float" office:value="47.5522222222222">
            <text:p>47.5522222222</text:p>
          </table:table-cell>
          <table:table-cell table:formula="of:=LEFT([.M130];2)+(RIGHT(LEFT([.M130];4);2)*60+RIGHT([.M130];2))/3600" office:value-type="float" office:value="14.2519444444444">
            <text:p>14.2519444444</text:p>
          </table:table-cell>
          <table:table-cell office:value-type="float" office:value="469108">
            <text:p>469108</text:p>
          </table:table-cell>
          <table:table-cell office:value-type="float" office:value="406219">
            <text:p>406219</text:p>
          </table:table-cell>
          <table:table-cell office:value-type="float" office:value="473308">
            <text:p>473308</text:p>
          </table:table-cell>
          <table:table-cell office:value-type="float" office:value="141507">
            <text:p>141507</text:p>
          </table:table-cell>
          <table:table-cell office:value-type="float" office:value="406218">
            <text:p>406218</text:p>
          </table:table-cell>
          <table:table-cell office:value-type="float" office:value="7">
            <text:p>7</text:p>
          </table:table-cell>
          <table:table-cell office:value-type="float" office:value="469108">
            <text:p>469108</text:p>
          </table:table-cell>
          <table:table-cell office:value-type="float" office:value="19">
            <text:p>19</text:p>
          </table:table-cell>
          <table:table-cell office:value-type="float" office:value="5270209">
            <text:p>5270209</text:p>
          </table:table-cell>
          <table:table-cell office:value-type="float" office:value="7">
            <text:p>7</text:p>
          </table:table-cell>
          <table:table-cell office:value-type="float" office:value="-156604">
            <text:p>-156604</text:p>
          </table:table-cell>
          <table:table-cell office:value-type="float" office:value="9">
            <text:p>9</text:p>
          </table:table-cell>
          <table:table-cell office:value-type="float" office:value="593395">
            <text:p>593395</text:p>
          </table:table-cell>
          <table:table-cell office:value-type="float" office:value="1">
            <text:p>1</text:p>
          </table:table-cell>
          <table:table-cell office:value-type="float" office:value="270209">
            <text:p>27020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33">
            <text:p>6001033</text:p>
          </table:table-cell>
          <table:table-cell table:style-name="ce1" office:value-type="string">
            <text:p>210823</text:p>
          </table:table-cell>
          <table:table-cell office:value-type="float" office:value="130">
            <text:p>130</text:p>
          </table:table-cell>
          <table:table-cell office:value-type="string">
            <text:p>Admont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L131];2)+(RIGHT(LEFT([.L131];4);2)*60+RIGHT([.L131];2))/3600" office:value-type="float" office:value="47.5816666666667">
            <text:p>47.5816666667</text:p>
          </table:table-cell>
          <table:table-cell table:formula="of:=LEFT([.M131];2)+(RIGHT(LEFT([.M131];4);2)*60+RIGHT([.M131];2))/3600" office:value-type="float" office:value="14.4627777777778">
            <text:p>14.4627777778</text:p>
          </table:table-cell>
          <table:table-cell office:value-type="float" office:value="484911">
            <text:p>484911</text:p>
          </table:table-cell>
          <table:table-cell office:value-type="float" office:value="409694">
            <text:p>409694</text:p>
          </table:table-cell>
          <table:table-cell office:value-type="float" office:value="473454">
            <text:p>473454</text:p>
          </table:table-cell>
          <table:table-cell office:value-type="float" office:value="142746">
            <text:p>142746</text:p>
          </table:table-cell>
          <table:table-cell office:value-type="float" office:value="409693">
            <text:p>409693</text:p>
          </table:table-cell>
          <table:table-cell office:value-type="float" office:value="65">
            <text:p>65</text:p>
          </table:table-cell>
          <table:table-cell office:value-type="float" office:value="484910">
            <text:p>484910</text:p>
          </table:table-cell>
          <table:table-cell office:value-type="float" office:value="66">
            <text:p>66</text:p>
          </table:table-cell>
          <table:table-cell office:value-type="float" office:value="5273073">
            <text:p>5273073</text:p>
          </table:table-cell>
          <table:table-cell office:value-type="float" office:value="8">
            <text:p>8</text:p>
          </table:table-cell>
          <table:table-cell office:value-type="float" office:value="-140680">
            <text:p>-140680</text:p>
          </table:table-cell>
          <table:table-cell office:value-type="float" office:value="5">
            <text:p>5</text:p>
          </table:table-cell>
          <table:table-cell office:value-type="float" office:value="609319">
            <text:p>609319</text:p>
          </table:table-cell>
          <table:table-cell office:value-type="float" office:value="5">
            <text:p>5</text:p>
          </table:table-cell>
          <table:table-cell office:value-type="float" office:value="273073">
            <text:p>27307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49">
            <text:p>6001049</text:p>
          </table:table-cell>
          <table:table-cell table:style-name="ce1" office:value-type="string">
            <text:p>210989</text:p>
          </table:table-cell>
          <table:table-cell office:value-type="float" office:value="131">
            <text:p>131</text:p>
          </table:table-cell>
          <table:table-cell office:value-type="string">
            <text:p>Feldbach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Feldbach</text:p>
          </table:table-cell>
          <table:table-cell table:formula="of:=LEFT([.L132];2)+(RIGHT(LEFT([.L132];4);2)*60+RIGHT([.L132];2))/3600" office:value-type="float" office:value="46.9575">
            <text:p>46.9575</text:p>
          </table:table-cell>
          <table:table-cell table:formula="of:=LEFT([.M132];2)+(RIGHT(LEFT([.M132];4);2)*60+RIGHT([.M132];2))/3600" office:value-type="float" office:value="15.8886111111111">
            <text:p>15.8886111111</text:p>
          </table:table-cell>
          <table:table-cell office:value-type="float" office:value="594371">
            <text:p>594371</text:p>
          </table:table-cell>
          <table:table-cell office:value-type="float" office:value="342907">
            <text:p>342907</text:p>
          </table:table-cell>
          <table:table-cell office:value-type="float" office:value="465727">
            <text:p>465727</text:p>
          </table:table-cell>
          <table:table-cell office:value-type="float" office:value="155319">
            <text:p>155319</text:p>
          </table:table-cell>
          <table:table-cell office:value-type="float" office:value="342906">
            <text:p>342906</text:p>
          </table:table-cell>
          <table:table-cell office:value-type="float" office:value="8">
            <text:p>8</text:p>
          </table:table-cell>
          <table:table-cell office:value-type="float" office:value="594370">
            <text:p>594370</text:p>
          </table:table-cell>
          <table:table-cell office:value-type="float" office:value="82">
            <text:p>82</text:p>
          </table:table-cell>
          <table:table-cell office:value-type="float" office:value="5202085">
            <text:p>5202085</text:p>
          </table:table-cell>
          <table:table-cell office:value-type="float" office:value="9">
            <text:p>9</text:p>
          </table:table-cell>
          <table:table-cell office:value-type="float" office:value="-33857">
            <text:p>-33857</text:p>
          </table:table-cell>
          <table:table-cell office:value-type="float" office:value="5">
            <text:p>5</text:p>
          </table:table-cell>
          <table:table-cell office:value-type="float" office:value="716142">
            <text:p>716142</text:p>
          </table:table-cell>
          <table:table-cell office:value-type="float" office:value="5">
            <text:p>5</text:p>
          </table:table-cell>
          <table:table-cell office:value-type="float" office:value="202085">
            <text:p>2020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50">
            <text:p>6001050</text:p>
          </table:table-cell>
          <table:table-cell table:style-name="ce1" office:value-type="string">
            <text:p>210997</text:p>
          </table:table-cell>
          <table:table-cell office:value-type="float" office:value="132">
            <text:p>132</text:p>
          </table:table-cell>
          <table:table-cell office:value-type="string">
            <text:p>Rohrbach</text:p>
          </table:table-cell>
          <table:table-cell office:value-type="string">
            <text:p>Lafnitz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L133];2)+(RIGHT(LEFT([.L133];4);2)*60+RIGHT([.L133];2))/3600" office:value-type="float" office:value="47.3844444444445">
            <text:p>47.3844444444</text:p>
          </table:table-cell>
          <table:table-cell table:formula="of:=LEFT([.M133];2)+(RIGHT(LEFT([.M133];4);2)*60+RIGHT([.M133];2))/3600" office:value-type="float" office:value="16.0041666666667">
            <text:p>16.0041666667</text:p>
          </table:table-cell>
          <table:table-cell office:value-type="float" office:value="601544">
            <text:p>601544</text:p>
          </table:table-cell>
          <table:table-cell office:value-type="float" office:value="390622">
            <text:p>390622</text:p>
          </table:table-cell>
          <table:table-cell office:value-type="float" office:value="472304">
            <text:p>472304</text:p>
          </table:table-cell>
          <table:table-cell office:value-type="float" office:value="160015">
            <text:p>160015</text:p>
          </table:table-cell>
          <table:table-cell office:value-type="float" office:value="390622">
            <text:p>390622</text:p>
          </table:table-cell>
          <table:table-cell office:value-type="float" office:value="4">
            <text:p>4</text:p>
          </table:table-cell>
          <table:table-cell office:value-type="float" office:value="601544">
            <text:p>601544</text:p>
          </table:table-cell>
          <table:table-cell office:value-type="float" office:value="33">
            <text:p>33</text:p>
          </table:table-cell>
          <table:table-cell office:value-type="float" office:value="5249505">
            <text:p>5249505</text:p>
          </table:table-cell>
          <table:table-cell office:value-type="float" office:value="1">
            <text:p>1</text:p>
          </table:table-cell>
          <table:table-cell office:value-type="float" office:value="-24846">
            <text:p>-24846</text:p>
          </table:table-cell>
          <table:table-cell office:value-type="float" office:value="1">
            <text:p>1</text:p>
          </table:table-cell>
          <table:table-cell office:value-type="float" office:value="725153">
            <text:p>725153</text:p>
          </table:table-cell>
          <table:table-cell office:value-type="float" office:value="9">
            <text:p>9</text:p>
          </table:table-cell>
          <table:table-cell office:value-type="float" office:value="249505">
            <text:p>24950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52">
            <text:p>6001052</text:p>
          </table:table-cell>
          <table:table-cell table:style-name="ce1" office:value-type="string">
            <text:p>211011</text:p>
          </table:table-cell>
          <table:table-cell office:value-type="float" office:value="133">
            <text:p>133</text:p>
          </table:table-cell>
          <table:table-cell office:value-type="string">
            <text:p>Waltersdorf</text:p>
          </table:table-cell>
          <table:table-cell office:value-type="string">
            <text:p>Safen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L134];2)+(RIGHT(LEFT([.L134];4);2)*60+RIGHT([.L134];2))/3600" office:value-type="float" office:value="47.1702777777778">
            <text:p>47.1702777778</text:p>
          </table:table-cell>
          <table:table-cell table:formula="of:=LEFT([.M134];2)+(RIGHT(LEFT([.M134];4);2)*60+RIGHT([.M134];2))/3600" office:value-type="float" office:value="16.0105555555556">
            <text:p>16.0105555556</text:p>
          </table:table-cell>
          <table:table-cell office:value-type="float" office:value="602846">
            <text:p>602846</text:p>
          </table:table-cell>
          <table:table-cell office:value-type="float" office:value="366854">
            <text:p>366854</text:p>
          </table:table-cell>
          <table:table-cell office:value-type="float" office:value="471013">
            <text:p>471013</text:p>
          </table:table-cell>
          <table:table-cell office:value-type="float" office:value="160038">
            <text:p>160038</text:p>
          </table:table-cell>
          <table:table-cell office:value-type="float" office:value="366854">
            <text:p>366854</text:p>
          </table:table-cell>
          <table:table-cell office:value-type="float" office:value="13">
            <text:p>13</text:p>
          </table:table-cell>
          <table:table-cell office:value-type="float" office:value="602845">
            <text:p>602845</text:p>
          </table:table-cell>
          <table:table-cell office:value-type="float" office:value="94">
            <text:p>94</text:p>
          </table:table-cell>
          <table:table-cell office:value-type="float" office:value="5225696">
            <text:p>5225696</text:p>
          </table:table-cell>
          <table:table-cell office:value-type="float" office:value="2">
            <text:p>2</text:p>
          </table:table-cell>
          <table:table-cell office:value-type="float" office:value="-24462">
            <text:p>-24462</text:p>
          </table:table-cell>
          <table:table-cell office:value-type="float" office:value="4">
            <text:p>4</text:p>
          </table:table-cell>
          <table:table-cell office:value-type="float" office:value="725537">
            <text:p>725537</text:p>
          </table:table-cell>
          <table:table-cell office:value-type="float" office:value="6">
            <text:p>6</text:p>
          </table:table-cell>
          <table:table-cell office:value-type="float" office:value="225696">
            <text:p>22569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53">
            <text:p>6001053</text:p>
          </table:table-cell>
          <table:table-cell table:style-name="ce1" office:value-type="string">
            <text:p>211029</text:p>
          </table:table-cell>
          <table:table-cell office:value-type="float" office:value="134">
            <text:p>134</text:p>
          </table:table-cell>
          <table:table-cell office:value-type="string">
            <text:p>Anger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L135];2)+(RIGHT(LEFT([.L135];4);2)*60+RIGHT([.L135];2))/3600" office:value-type="float" office:value="47.2786111111111">
            <text:p>47.2786111111</text:p>
          </table:table-cell>
          <table:table-cell table:formula="of:=LEFT([.M135];2)+(RIGHT(LEFT([.M135];4);2)*60+RIGHT([.M135];2))/3600" office:value-type="float" office:value="15.6908333333333">
            <text:p>15.6908333333</text:p>
          </table:table-cell>
          <table:table-cell office:value-type="float" office:value="578264">
            <text:p>578264</text:p>
          </table:table-cell>
          <table:table-cell office:value-type="float" office:value="378113">
            <text:p>378113</text:p>
          </table:table-cell>
          <table:table-cell office:value-type="float" office:value="471643">
            <text:p>471643</text:p>
          </table:table-cell>
          <table:table-cell office:value-type="float" office:value="154127">
            <text:p>154127</text:p>
          </table:table-cell>
          <table:table-cell office:value-type="float" office:value="378113">
            <text:p>378113</text:p>
          </table:table-cell>
          <table:table-cell office:value-type="float" office:value="4">
            <text:p>4</text:p>
          </table:table-cell>
          <table:table-cell office:value-type="float" office:value="578263">
            <text:p>578263</text:p>
          </table:table-cell>
          <table:table-cell office:value-type="float" office:value="98">
            <text:p>98</text:p>
          </table:table-cell>
          <table:table-cell office:value-type="float" office:value="5237899">
            <text:p>5237899</text:p>
          </table:table-cell>
          <table:table-cell office:value-type="float" office:value="1">
            <text:p>1</text:p>
          </table:table-cell>
          <table:table-cell office:value-type="float" office:value="-48599">
            <text:p>-48599</text:p>
          </table:table-cell>
          <table:table-cell office:value-type="float" office:value="2">
            <text:p>2</text:p>
          </table:table-cell>
          <table:table-cell office:value-type="float" office:value="701400">
            <text:p>701400</text:p>
          </table:table-cell>
          <table:table-cell office:value-type="float" office:value="8">
            <text:p>8</text:p>
          </table:table-cell>
          <table:table-cell office:value-type="float" office:value="237899">
            <text:p>23789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55">
            <text:p>6001055</text:p>
          </table:table-cell>
          <table:table-cell table:style-name="ce1" office:value-type="string">
            <text:p>211045</text:p>
          </table:table-cell>
          <table:table-cell office:value-type="float" office:value="135">
            <text:p>135</text:p>
          </table:table-cell>
          <table:table-cell office:value-type="string">
            <text:p>Maierhofen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Fürstenfeld</text:p>
          </table:table-cell>
          <table:table-cell table:formula="of:=LEFT([.L136];2)+(RIGHT(LEFT([.L136];4);2)*60+RIGHT([.L136];2))/3600" office:value-type="float" office:value="47.0627777777778">
            <text:p>47.0627777778</text:p>
          </table:table-cell>
          <table:table-cell table:formula="of:=LEFT([.M136];2)+(RIGHT(LEFT([.M136];4);2)*60+RIGHT([.M136];2))/3600" office:value-type="float" office:value="16.0091666666667">
            <text:p>16.0091666667</text:p>
          </table:table-cell>
          <table:table-cell office:value-type="float" office:value="603149">
            <text:p>603149</text:p>
          </table:table-cell>
          <table:table-cell office:value-type="float" office:value="354901">
            <text:p>354901</text:p>
          </table:table-cell>
          <table:table-cell office:value-type="float" office:value="470346">
            <text:p>470346</text:p>
          </table:table-cell>
          <table:table-cell office:value-type="float" office:value="160033">
            <text:p>160033</text:p>
          </table:table-cell>
          <table:table-cell office:value-type="float" office:value="354900">
            <text:p>354900</text:p>
          </table:table-cell>
          <table:table-cell office:value-type="float" office:value="92">
            <text:p>92</text:p>
          </table:table-cell>
          <table:table-cell office:value-type="float" office:value="603148">
            <text:p>603148</text:p>
          </table:table-cell>
          <table:table-cell office:value-type="float" office:value="78">
            <text:p>78</text:p>
          </table:table-cell>
          <table:table-cell office:value-type="float" office:value="5213736">
            <text:p>5213736</text:p>
          </table:table-cell>
          <table:table-cell office:value-type="float" office:value="3">
            <text:p>3</text:p>
          </table:table-cell>
          <table:table-cell office:value-type="float" office:value="-24620">
            <text:p>-24620</text:p>
          </table:table-cell>
          <table:table-cell office:value-type="float" office:value="9">
            <text:p>9</text:p>
          </table:table-cell>
          <table:table-cell office:value-type="float" office:value="725379">
            <text:p>725379</text:p>
          </table:table-cell>
          <table:table-cell office:value-type="float" office:value="1">
            <text:p>1</text:p>
          </table:table-cell>
          <table:table-cell office:value-type="float" office:value="213736">
            <text:p>21373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59">
            <text:p>6001059</text:p>
          </table:table-cell>
          <table:table-cell table:style-name="ce1" office:value-type="string">
            <text:p>211086</text:p>
          </table:table-cell>
          <table:table-cell office:value-type="float" office:value="136">
            <text:p>136</text:p>
          </table:table-cell>
          <table:table-cell office:value-type="string">
            <text:p>Gestuethof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Murau</text:p>
          </table:table-cell>
          <table:table-cell table:formula="of:=LEFT([.L137];2)+(RIGHT(LEFT([.L137];4);2)*60+RIGHT([.L137];2))/3600" office:value-type="float" office:value="47.1111111111111">
            <text:p>47.1111111111</text:p>
          </table:table-cell>
          <table:table-cell table:formula="of:=LEFT([.M137];2)+(RIGHT(LEFT([.M137];4);2)*60+RIGHT([.M137];2))/3600" office:value-type="float" office:value="14.2102777777778">
            <text:p>14.2102777778</text:p>
          </table:table-cell>
          <table:table-cell office:value-type="float" office:value="466530">
            <text:p>466530</text:p>
          </table:table-cell>
          <table:table-cell office:value-type="float" office:value="357159">
            <text:p>357159</text:p>
          </table:table-cell>
          <table:table-cell office:value-type="float" office:value="470640">
            <text:p>470640</text:p>
          </table:table-cell>
          <table:table-cell office:value-type="float" office:value="141237">
            <text:p>141237</text:p>
          </table:table-cell>
          <table:table-cell office:value-type="float" office:value="357159">
            <text:p>357159</text:p>
          </table:table-cell>
          <table:table-cell office:value-type="float" office:value="39">
            <text:p>39</text:p>
          </table:table-cell>
          <table:table-cell office:value-type="float" office:value="466530">
            <text:p>466530</text:p>
          </table:table-cell>
          <table:table-cell office:value-type="float" office:value="45">
            <text:p>45</text:p>
          </table:table-cell>
          <table:table-cell office:value-type="float" office:value="5221254">
            <text:p>5221254</text:p>
          </table:table-cell>
          <table:table-cell office:value-type="float" office:value="5">
            <text:p>5</text:p>
          </table:table-cell>
          <table:table-cell office:value-type="float" office:value="-161071">
            <text:p>-161071</text:p>
          </table:table-cell>
          <table:table-cell office:value-type="float" office:value="7">
            <text:p>7</text:p>
          </table:table-cell>
          <table:table-cell office:value-type="float" office:value="588928">
            <text:p>588928</text:p>
          </table:table-cell>
          <table:table-cell office:value-type="float" office:value="3">
            <text:p>3</text:p>
          </table:table-cell>
          <table:table-cell office:value-type="float" office:value="221254">
            <text:p>22125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60">
            <text:p>6001060</text:p>
          </table:table-cell>
          <table:table-cell table:style-name="ce1" office:value-type="string">
            <text:p>211102</text:p>
          </table:table-cell>
          <table:table-cell office:value-type="float" office:value="137">
            <text:p>137</text:p>
          </table:table-cell>
          <table:table-cell office:value-type="string">
            <text:p>St.Georgen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</text:p>
          </table:table-cell>
          <table:table-cell table:formula="of:=LEFT([.L138];2)+(RIGHT(LEFT([.L138];4);2)*60+RIGHT([.L138];2))/3600" office:value-type="float" office:value="47.21">
            <text:p>47.21</text:p>
          </table:table-cell>
          <table:table-cell table:formula="of:=LEFT([.M138];2)+(RIGHT(LEFT([.M138];4);2)*60+RIGHT([.M138];2))/3600" office:value-type="float" office:value="14.5394444444444">
            <text:p>14.5394444444</text:p>
          </table:table-cell>
          <table:table-cell office:value-type="float" office:value="488337">
            <text:p>488337</text:p>
          </table:table-cell>
          <table:table-cell office:value-type="float" office:value="368683">
            <text:p>368683</text:p>
          </table:table-cell>
          <table:table-cell office:value-type="float" office:value="471236">
            <text:p>471236</text:p>
          </table:table-cell>
          <table:table-cell office:value-type="float" office:value="143222">
            <text:p>143222</text:p>
          </table:table-cell>
          <table:table-cell office:value-type="float" office:value="368487">
            <text:p>368487</text:p>
          </table:table-cell>
          <table:table-cell office:value-type="float" office:value="69">
            <text:p>69</text:p>
          </table:table-cell>
          <table:table-cell office:value-type="float" office:value="491325">
            <text:p>491325</text:p>
          </table:table-cell>
          <table:table-cell office:value-type="float" office:value="53">
            <text:p>53</text:p>
          </table:table-cell>
          <table:table-cell office:value-type="float" office:value="5231627">
            <text:p>5231627</text:p>
          </table:table-cell>
          <table:table-cell office:value-type="float" office:value="5">
            <text:p>5</text:p>
          </table:table-cell>
          <table:table-cell office:value-type="float" office:value="-135859">
            <text:p>-135859</text:p>
          </table:table-cell>
          <table:table-cell office:value-type="float" office:value="9">
            <text:p>9</text:p>
          </table:table-cell>
          <table:table-cell office:value-type="float" office:value="614140">
            <text:p>614140</text:p>
          </table:table-cell>
          <table:table-cell office:value-type="float" office:value="1">
            <text:p>1</text:p>
          </table:table-cell>
          <table:table-cell office:value-type="float" office:value="231627">
            <text:p>231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63">
            <text:p>6001063</text:p>
          </table:table-cell>
          <table:table-cell table:style-name="ce1" office:value-type="string">
            <text:p>211136</text:p>
          </table:table-cell>
          <table:table-cell office:value-type="float" office:value="138">
            <text:p>138</text:p>
          </table:table-cell>
          <table:table-cell office:value-type="string">
            <text:p>Zeltweg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, Knittelfeld</text:p>
          </table:table-cell>
          <table:table-cell table:formula="of:=LEFT([.L139];2)+(RIGHT(LEFT([.L139];4);2)*60+RIGHT([.L139];2))/3600" office:value-type="float" office:value="47.1855555555556">
            <text:p>47.1855555556</text:p>
          </table:table-cell>
          <table:table-cell table:formula="of:=LEFT([.M139];2)+(RIGHT(LEFT([.M139];4);2)*60+RIGHT([.M139];2))/3600" office:value-type="float" office:value="14.7536111111111">
            <text:p>14.7536111111</text:p>
          </table:table-cell>
          <table:table-cell office:value-type="float" office:value="507586">
            <text:p>507586</text:p>
          </table:table-cell>
          <table:table-cell office:value-type="float" office:value="366033">
            <text:p>366033</text:p>
          </table:table-cell>
          <table:table-cell office:value-type="float" office:value="471108">
            <text:p>471108</text:p>
          </table:table-cell>
          <table:table-cell office:value-type="float" office:value="144513">
            <text:p>144513</text:p>
          </table:table-cell>
          <table:table-cell office:value-type="float" office:value="366032">
            <text:p>366032</text:p>
          </table:table-cell>
          <table:table-cell office:value-type="float" office:value="87">
            <text:p>87</text:p>
          </table:table-cell>
          <table:table-cell office:value-type="float" office:value="507585">
            <text:p>507585</text:p>
          </table:table-cell>
          <table:table-cell office:value-type="float" office:value="52">
            <text:p>52</text:p>
          </table:table-cell>
          <table:table-cell office:value-type="float" office:value="5228547">
            <text:p>5228547</text:p>
          </table:table-cell>
          <table:table-cell office:value-type="float" office:value="2">
            <text:p>2</text:p>
          </table:table-cell>
          <table:table-cell office:value-type="float" office:value="-119705">
            <text:p>-119705</text:p>
          </table:table-cell>
          <table:table-cell office:value-type="float" office:value="5">
            <text:p>5</text:p>
          </table:table-cell>
          <table:table-cell office:value-type="float" office:value="630294">
            <text:p>630294</text:p>
          </table:table-cell>
          <table:table-cell office:value-type="float" office:value="5">
            <text:p>5</text:p>
          </table:table-cell>
          <table:table-cell office:value-type="float" office:value="228547">
            <text:p>22854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72">
            <text:p>6001072</text:p>
          </table:table-cell>
          <table:table-cell table:style-name="ce1" office:value-type="string">
            <text:p>211227</text:p>
          </table:table-cell>
          <table:table-cell office:value-type="float" office:value="139">
            <text:p>139</text:p>
          </table:table-cell>
          <table:table-cell office:value-type="string">
            <text:p>Neuberg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L140];2)+(RIGHT(LEFT([.L140];4);2)*60+RIGHT([.L140];2))/3600" office:value-type="float" office:value="47.6572222222222">
            <text:p>47.6572222222</text:p>
          </table:table-cell>
          <table:table-cell table:formula="of:=LEFT([.M140];2)+(RIGHT(LEFT([.M140];4);2)*60+RIGHT([.M140];2))/3600" office:value-type="float" office:value="15.5938888888889">
            <text:p>15.5938888889</text:p>
          </table:table-cell>
          <table:table-cell office:value-type="float" office:value="569698">
            <text:p>569698</text:p>
          </table:table-cell>
          <table:table-cell office:value-type="float" office:value="419945">
            <text:p>419945</text:p>
          </table:table-cell>
          <table:table-cell office:value-type="float" office:value="473926">
            <text:p>473926</text:p>
          </table:table-cell>
          <table:table-cell office:value-type="float" office:value="153538">
            <text:p>153538</text:p>
          </table:table-cell>
          <table:table-cell office:value-type="float" office:value="419944">
            <text:p>419944</text:p>
          </table:table-cell>
          <table:table-cell office:value-type="float" office:value="81">
            <text:p>81</text:p>
          </table:table-cell>
          <table:table-cell office:value-type="float" office:value="569698">
            <text:p>569698</text:p>
          </table:table-cell>
          <table:table-cell office:value-type="float" office:value="36">
            <text:p>36</text:p>
          </table:table-cell>
          <table:table-cell office:value-type="float" office:value="5280046">
            <text:p>5280046</text:p>
          </table:table-cell>
          <table:table-cell office:value-type="float" office:value="-55546">
            <text:p>-55546</text:p>
          </table:table-cell>
          <table:table-cell office:value-type="float" office:value="694454">
            <text:p>694454</text:p>
          </table:table-cell>
          <table:table-cell office:value-type="float" office:value="280046">
            <text:p>280046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6001074">
            <text:p>6001074</text:p>
          </table:table-cell>
          <table:table-cell table:style-name="ce1" office:value-type="string">
            <text:p>211243</text:p>
          </table:table-cell>
          <table:table-cell office:value-type="float" office:value="140">
            <text:p>140</text:p>
          </table:table-cell>
          <table:table-cell office:value-type="string">
            <text:p>Kindthal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L141];2)+(RIGHT(LEFT([.L141];4);2)*60+RIGHT([.L141];2))/3600" office:value-type="float" office:value="47.5261111111111">
            <text:p>47.5261111111</text:p>
          </table:table-cell>
          <table:table-cell table:formula="of:=LEFT([.M141];2)+(RIGHT(LEFT([.M141];4);2)*60+RIGHT([.M141];2))/3600" office:value-type="float" office:value="15.4730555555556">
            <text:p>15.4730555556</text:p>
          </table:table-cell>
          <table:table-cell office:value-type="float" office:value="561042">
            <text:p>561042</text:p>
          </table:table-cell>
          <table:table-cell office:value-type="float" office:value="405026">
            <text:p>405026</text:p>
          </table:table-cell>
          <table:table-cell office:value-type="float" office:value="473134">
            <text:p>473134</text:p>
          </table:table-cell>
          <table:table-cell office:value-type="float" office:value="152823">
            <text:p>152823</text:p>
          </table:table-cell>
          <table:table-cell office:value-type="float" office:value="405130">
            <text:p>405130</text:p>
          </table:table-cell>
          <table:table-cell office:value-type="float" office:value="18">
            <text:p>18</text:p>
          </table:table-cell>
          <table:table-cell office:value-type="float" office:value="561043">
            <text:p>561043</text:p>
          </table:table-cell>
          <table:table-cell office:value-type="float" office:value="92">
            <text:p>92</text:p>
          </table:table-cell>
          <table:table-cell office:value-type="float" office:value="5265571">
            <text:p>5265571</text:p>
          </table:table-cell>
          <table:table-cell office:value-type="float" office:value="-64768">
            <text:p>-64768</text:p>
          </table:table-cell>
          <table:table-cell office:value-type="float" office:value="6">
            <text:p>6</text:p>
          </table:table-cell>
          <table:table-cell office:value-type="float" office:value="685231">
            <text:p>685231</text:p>
          </table:table-cell>
          <table:table-cell office:value-type="float" office:value="4">
            <text:p>4</text:p>
          </table:table-cell>
          <table:table-cell office:value-type="float" office:value="265571">
            <text:p>265571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6001079">
            <text:p>6001079</text:p>
          </table:table-cell>
          <table:table-cell table:style-name="ce1" office:value-type="string">
            <text:p>211292</text:p>
          </table:table-cell>
          <table:table-cell office:value-type="float" office:value="141">
            <text:p>141</text:p>
          </table:table-cell>
          <table:table-cell office:value-type="string">
            <text:p>Bruck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Bruck/Mur</text:p>
          </table:table-cell>
          <table:table-cell table:formula="of:=LEFT([.L142];2)+(RIGHT(LEFT([.L142];4);2)*60+RIGHT([.L142];2))/3600" office:value-type="float" office:value="47.4105555555556">
            <text:p>47.4105555556</text:p>
          </table:table-cell>
          <table:table-cell table:formula="of:=LEFT([.M142];2)+(RIGHT(LEFT([.M142];4);2)*60+RIGHT([.M142];2))/3600" office:value-type="float" office:value="15.2825">
            <text:p>15.2825</text:p>
          </table:table-cell>
          <table:table-cell office:value-type="float" office:value="547018">
            <text:p>547018</text:p>
          </table:table-cell>
          <table:table-cell office:value-type="float" office:value="391888">
            <text:p>391888</text:p>
          </table:table-cell>
          <table:table-cell office:value-type="float" office:value="472438">
            <text:p>472438</text:p>
          </table:table-cell>
          <table:table-cell office:value-type="float" office:value="151657">
            <text:p>151657</text:p>
          </table:table-cell>
          <table:table-cell office:value-type="float" office:value="391887">
            <text:p>391887</text:p>
          </table:table-cell>
          <table:table-cell office:value-type="float" office:value="91">
            <text:p>91</text:p>
          </table:table-cell>
          <table:table-cell office:value-type="float" office:value="547017">
            <text:p>547017</text:p>
          </table:table-cell>
          <table:table-cell office:value-type="float" office:value="73">
            <text:p>73</text:p>
          </table:table-cell>
          <table:table-cell office:value-type="float" office:value="5252874">
            <text:p>5252874</text:p>
          </table:table-cell>
          <table:table-cell office:value-type="float" office:value="7">
            <text:p>7</text:p>
          </table:table-cell>
          <table:table-cell office:value-type="float" office:value="-79299">
            <text:p>-79299</text:p>
          </table:table-cell>
          <table:table-cell office:value-type="float" office:value="1">
            <text:p>1</text:p>
          </table:table-cell>
          <table:table-cell office:value-type="float" office:value="670700">
            <text:p>670700</text:p>
          </table:table-cell>
          <table:table-cell office:value-type="float" office:value="9">
            <text:p>9</text:p>
          </table:table-cell>
          <table:table-cell office:value-type="float" office:value="252874">
            <text:p>25287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82">
            <text:p>6001082</text:p>
          </table:table-cell>
          <table:table-cell table:style-name="ce1" office:value-type="string">
            <text:p>211326</text:p>
          </table:table-cell>
          <table:table-cell office:value-type="float" office:value="142">
            <text:p>142</text:p>
          </table:table-cell>
          <table:table-cell office:value-type="string">
            <text:p>Graz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Graz, Graz Umgebung</text:p>
          </table:table-cell>
          <table:table-cell table:formula="of:=LEFT([.L143];2)+(RIGHT(LEFT([.L143];4);2)*60+RIGHT([.L143];2))/3600" office:value-type="float" office:value="47.0327777777778">
            <text:p>47.0327777778</text:p>
          </table:table-cell>
          <table:table-cell table:formula="of:=LEFT([.M143];2)+(RIGHT(LEFT([.M143];4);2)*60+RIGHT([.M143];2))/3600" office:value-type="float" office:value="15.4516666666667">
            <text:p>15.4516666667</text:p>
          </table:table-cell>
          <table:table-cell office:value-type="float" office:value="560930">
            <text:p>560930</text:p>
          </table:table-cell>
          <table:table-cell office:value-type="float" office:value="350265">
            <text:p>350265</text:p>
          </table:table-cell>
          <table:table-cell office:value-type="float" office:value="470158">
            <text:p>470158</text:p>
          </table:table-cell>
          <table:table-cell office:value-type="float" office:value="152706">
            <text:p>152706</text:p>
          </table:table-cell>
          <table:table-cell office:value-type="float" office:value="350265">
            <text:p>350265</text:p>
          </table:table-cell>
          <table:table-cell office:value-type="float" office:value="17">
            <text:p>17</text:p>
          </table:table-cell>
          <table:table-cell office:value-type="float" office:value="560930">
            <text:p>560930</text:p>
          </table:table-cell>
          <table:table-cell office:value-type="float" office:value="49">
            <text:p>49</text:p>
          </table:table-cell>
          <table:table-cell office:value-type="float" office:value="5210730">
            <text:p>5210730</text:p>
          </table:table-cell>
          <table:table-cell office:value-type="float" office:value="1">
            <text:p>1</text:p>
          </table:table-cell>
          <table:table-cell office:value-type="float" office:value="-66998">
            <text:p>-66998</text:p>
          </table:table-cell>
          <table:table-cell office:value-type="float" office:value="1">
            <text:p>1</text:p>
          </table:table-cell>
          <table:table-cell office:value-type="float" office:value="683001">
            <text:p>683001</text:p>
          </table:table-cell>
          <table:table-cell office:value-type="float" office:value="9">
            <text:p>9</text:p>
          </table:table-cell>
          <table:table-cell office:value-type="float" office:value="210730">
            <text:p>2107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84">
            <text:p>6001084</text:p>
          </table:table-cell>
          <table:table-cell table:style-name="ce1" office:value-type="string">
            <text:p>211342</text:p>
          </table:table-cell>
          <table:table-cell office:value-type="float" office:value="143">
            <text:p>143</text:p>
          </table:table-cell>
          <table:table-cell office:value-type="string">
            <text:p>Lieboch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Graz Umgebung</text:p>
          </table:table-cell>
          <table:table-cell table:formula="of:=LEFT([.L144];2)+(RIGHT(LEFT([.L144];4);2)*60+RIGHT([.L144];2))/3600" office:value-type="float" office:value="46.9558333333333">
            <text:p>46.9558333333</text:p>
          </table:table-cell>
          <table:table-cell table:formula="of:=LEFT([.M144];2)+(RIGHT(LEFT([.M144];4);2)*60+RIGHT([.M144];2))/3600" office:value-type="float" office:value="15.3466666666667">
            <text:p>15.3466666667</text:p>
          </table:table-cell>
          <table:table-cell office:value-type="float" office:value="553178">
            <text:p>553178</text:p>
          </table:table-cell>
          <table:table-cell office:value-type="float" office:value="341516">
            <text:p>341516</text:p>
          </table:table-cell>
          <table:table-cell office:value-type="float" office:value="465721">
            <text:p>465721</text:p>
          </table:table-cell>
          <table:table-cell office:value-type="float" office:value="152048">
            <text:p>152048</text:p>
          </table:table-cell>
          <table:table-cell office:value-type="float" office:value="341516">
            <text:p>341516</text:p>
          </table:table-cell>
          <table:table-cell office:value-type="float" office:value="12">
            <text:p>12</text:p>
          </table:table-cell>
          <table:table-cell office:value-type="float" office:value="553178">
            <text:p>553178</text:p>
          </table:table-cell>
          <table:table-cell office:value-type="float" office:value="29">
            <text:p>29</text:p>
          </table:table-cell>
          <table:table-cell office:value-type="float" office:value="5202282">
            <text:p>5202282</text:p>
          </table:table-cell>
          <table:table-cell office:value-type="float" office:value="9">
            <text:p>9</text:p>
          </table:table-cell>
          <table:table-cell office:value-type="float" office:value="-75083">
            <text:p>-75083</text:p>
          </table:table-cell>
          <table:table-cell office:value-type="float" office:value="2">
            <text:p>2</text:p>
          </table:table-cell>
          <table:table-cell office:value-type="float" office:value="674916">
            <text:p>674916</text:p>
          </table:table-cell>
          <table:table-cell office:value-type="float" office:value="8">
            <text:p>8</text:p>
          </table:table-cell>
          <table:table-cell office:value-type="float" office:value="202282">
            <text:p>20228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88">
            <text:p>6001088</text:p>
          </table:table-cell>
          <table:table-cell table:style-name="ce1" office:value-type="string">
            <text:p>211383</text:p>
          </table:table-cell>
          <table:table-cell office:value-type="float" office:value="144">
            <text:p>144</text:p>
          </table:table-cell>
          <table:table-cell office:value-type="string">
            <text:p>Schwanberg</text:p>
          </table:table-cell>
          <table:table-cell office:value-type="string">
            <text:p>Schwarze Sulm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L145];2)+(RIGHT(LEFT([.L145];4);2)*60+RIGHT([.L145];2))/3600" office:value-type="float" office:value="46.7561111111111">
            <text:p>46.7561111111</text:p>
          </table:table-cell>
          <table:table-cell table:formula="of:=LEFT([.M145];2)+(RIGHT(LEFT([.M145];4);2)*60+RIGHT([.M145];2))/3600" office:value-type="float" office:value="15.2052777777778">
            <text:p>15.2052777778</text:p>
          </table:table-cell>
          <table:table-cell office:value-type="float" office:value="542974">
            <text:p>542974</text:p>
          </table:table-cell>
          <table:table-cell office:value-type="float" office:value="318995">
            <text:p>318995</text:p>
          </table:table-cell>
          <table:table-cell office:value-type="float" office:value="464522">
            <text:p>464522</text:p>
          </table:table-cell>
          <table:table-cell office:value-type="float" office:value="151219">
            <text:p>151219</text:p>
          </table:table-cell>
          <table:table-cell office:value-type="float" office:value="319065">
            <text:p>319065</text:p>
          </table:table-cell>
          <table:table-cell office:value-type="float" office:value="48">
            <text:p>48</text:p>
          </table:table-cell>
          <table:table-cell office:value-type="float" office:value="542949">
            <text:p>542949</text:p>
          </table:table-cell>
          <table:table-cell office:value-type="float" office:value="91">
            <text:p>91</text:p>
          </table:table-cell>
          <table:table-cell office:value-type="float" office:value="5180234">
            <text:p>5180234</text:p>
          </table:table-cell>
          <table:table-cell office:value-type="float" office:value="3">
            <text:p>3</text:p>
          </table:table-cell>
          <table:table-cell office:value-type="float" office:value="-86169">
            <text:p>-86169</text:p>
          </table:table-cell>
          <table:table-cell office:value-type="float" office:value="4">
            <text:p>4</text:p>
          </table:table-cell>
          <table:table-cell office:value-type="float" office:value="663830">
            <text:p>663830</text:p>
          </table:table-cell>
          <table:table-cell office:value-type="float" office:value="6">
            <text:p>6</text:p>
          </table:table-cell>
          <table:table-cell office:value-type="float" office:value="180234">
            <text:p>1802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095">
            <text:p>6001095</text:p>
          </table:table-cell>
          <table:table-cell table:style-name="ce1" office:value-type="string">
            <text:p>211458</text:p>
          </table:table-cell>
          <table:table-cell office:value-type="float" office:value="145">
            <text:p>145</text:p>
          </table:table-cell>
          <table:table-cell office:value-type="string">
            <text:p>Leibnitz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L146];2)+(RIGHT(LEFT([.L146];4);2)*60+RIGHT([.L146];2))/3600" office:value-type="float" office:value="46.78">
            <text:p>46.78</text:p>
          </table:table-cell>
          <table:table-cell table:formula="of:=LEFT([.M146];2)+(RIGHT(LEFT([.M146];4);2)*60+RIGHT([.M146];2))/3600" office:value-type="float" office:value="15.5283333333333">
            <text:p>15.5283333333</text:p>
          </table:table-cell>
          <table:table-cell office:value-type="float" office:value="568117">
            <text:p>568117</text:p>
          </table:table-cell>
          <table:table-cell office:value-type="float" office:value="321416">
            <text:p>321416</text:p>
          </table:table-cell>
          <table:table-cell office:value-type="float" office:value="464648">
            <text:p>464648</text:p>
          </table:table-cell>
          <table:table-cell office:value-type="float" office:value="153142">
            <text:p>153142</text:p>
          </table:table-cell>
          <table:table-cell office:value-type="float" office:value="322358">
            <text:p>322358</text:p>
          </table:table-cell>
          <table:table-cell office:value-type="float" office:value="28">
            <text:p>28</text:p>
          </table:table-cell>
          <table:table-cell office:value-type="float" office:value="567535">
            <text:p>567535</text:p>
          </table:table-cell>
          <table:table-cell office:value-type="float" office:value="88">
            <text:p>88</text:p>
          </table:table-cell>
          <table:table-cell office:value-type="float" office:value="5182582">
            <text:p>5182582</text:p>
          </table:table-cell>
          <table:table-cell office:value-type="float" office:value="5">
            <text:p>5</text:p>
          </table:table-cell>
          <table:table-cell office:value-type="float" office:value="-61471">
            <text:p>-61471</text:p>
          </table:table-cell>
          <table:table-cell office:value-type="float" office:value="2">
            <text:p>2</text:p>
          </table:table-cell>
          <table:table-cell office:value-type="float" office:value="688529">
            <text:p>688529</text:p>
          </table:table-cell>
          <table:table-cell office:value-type="float" office:value="182580">
            <text:p>182580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6001099">
            <text:p>6001099</text:p>
          </table:table-cell>
          <table:table-cell table:style-name="ce1" office:value-type="string">
            <text:p>211490</text:p>
          </table:table-cell>
          <table:table-cell office:value-type="float" office:value="146">
            <text:p>146</text:p>
          </table:table-cell>
          <table:table-cell office:value-type="string">
            <text:p>Mureck (ohne Ausleitung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Radkersburg</text:p>
          </table:table-cell>
          <table:table-cell table:formula="of:=LEFT([.L147];2)+(RIGHT(LEFT([.L147];4);2)*60+RIGHT([.L147];2))/3600" office:value-type="float" office:value="46.7116666666667">
            <text:p>46.7116666667</text:p>
          </table:table-cell>
          <table:table-cell table:formula="of:=LEFT([.M147];2)+(RIGHT(LEFT([.M147];4);2)*60+RIGHT([.M147];2))/3600" office:value-type="float" office:value="15.7933333333333">
            <text:p>15.7933333333</text:p>
          </table:table-cell>
          <table:table-cell office:value-type="float" office:value="587990">
            <text:p>587990</text:p>
          </table:table-cell>
          <table:table-cell office:value-type="float" office:value="315385">
            <text:p>315385</text:p>
          </table:table-cell>
          <table:table-cell office:value-type="float" office:value="464242">
            <text:p>464242</text:p>
          </table:table-cell>
          <table:table-cell office:value-type="float" office:value="154736">
            <text:p>154736</text:p>
          </table:table-cell>
          <table:table-cell office:value-type="float" office:value="315385">
            <text:p>315385</text:p>
          </table:table-cell>
          <table:table-cell office:value-type="float" office:value="2">
            <text:p>2</text:p>
          </table:table-cell>
          <table:table-cell office:value-type="float" office:value="587989">
            <text:p>587989</text:p>
          </table:table-cell>
          <table:table-cell office:value-type="float" office:value="55">
            <text:p>55</text:p>
          </table:table-cell>
          <table:table-cell office:value-type="float" office:value="5174822">
            <text:p>5174822</text:p>
          </table:table-cell>
          <table:table-cell office:value-type="float" office:value="7">
            <text:p>7</text:p>
          </table:table-cell>
          <table:table-cell office:value-type="float" office:value="-41296">
            <text:p>-41296</text:p>
          </table:table-cell>
          <table:table-cell office:value-type="float" office:value="3">
            <text:p>3</text:p>
          </table:table-cell>
          <table:table-cell office:value-type="float" office:value="708703">
            <text:p>708703</text:p>
          </table:table-cell>
          <table:table-cell office:value-type="float" office:value="7">
            <text:p>7</text:p>
          </table:table-cell>
          <table:table-cell office:value-type="float" office:value="174822">
            <text:p>17482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114">
            <text:p>6001114</text:p>
          </table:table-cell>
          <table:table-cell table:style-name="ce1" office:value-type="string">
            <text:p>211656</text:p>
          </table:table-cell>
          <table:table-cell office:value-type="float" office:value="147">
            <text:p>147</text:p>
          </table:table-cell>
          <table:table-cell office:value-type="string">
            <text:p>Guen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L148];2)+(RIGHT(LEFT([.L148];4);2)*60+RIGHT([.L148];2))/3600" office:value-type="float" office:value="46.7202777777778">
            <text:p>46.7202777778</text:p>
          </table:table-cell>
          <table:table-cell table:formula="of:=LEFT([.M148];2)+(RIGHT(LEFT([.M148];4);2)*60+RIGHT([.M148];2))/3600" office:value-type="float" office:value="15.4080555555556">
            <text:p>15.4080555556</text:p>
          </table:table-cell>
          <table:table-cell office:value-type="float" office:value="558485">
            <text:p>558485</text:p>
          </table:table-cell>
          <table:table-cell office:value-type="float" office:value="315128">
            <text:p>315128</text:p>
          </table:table-cell>
          <table:table-cell office:value-type="float" office:value="464313">
            <text:p>464313</text:p>
          </table:table-cell>
          <table:table-cell office:value-type="float" office:value="152429">
            <text:p>152429</text:p>
          </table:table-cell>
          <table:table-cell office:value-type="float" office:value="315468">
            <text:p>315468</text:p>
          </table:table-cell>
          <table:table-cell office:value-type="float" office:value="63">
            <text:p>63</text:p>
          </table:table-cell>
          <table:table-cell office:value-type="float" office:value="558528">
            <text:p>558528</text:p>
          </table:table-cell>
          <table:table-cell office:value-type="float" office:value="65">
            <text:p>65</text:p>
          </table:table-cell>
          <table:table-cell office:value-type="float" office:value="5176040">
            <text:p>5176040</text:p>
          </table:table-cell>
          <table:table-cell office:value-type="float" office:value="-70738">
            <text:p>-70738</text:p>
          </table:table-cell>
          <table:table-cell office:value-type="float" office:value="679262">
            <text:p>679262</text:p>
          </table:table-cell>
          <table:table-cell office:value-type="float" office:value="176040">
            <text:p>17604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6001115">
            <text:p>6001115</text:p>
          </table:table-cell>
          <table:table-cell table:style-name="ce1" office:value-type="string">
            <text:p>211664</text:p>
          </table:table-cell>
          <table:table-cell office:value-type="float" office:value="148">
            <text:p>148</text:p>
          </table:table-cell>
          <table:table-cell office:value-type="string">
            <text:p>Frauental</text:p>
          </table:table-cell>
          <table:table-cell office:value-type="string">
            <text:p>Lassnitz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L149];2)+(RIGHT(LEFT([.L149];4);2)*60+RIGHT([.L149];2))/3600" office:value-type="float" office:value="46.8275">
            <text:p>46.8275</text:p>
          </table:table-cell>
          <table:table-cell table:formula="of:=LEFT([.M149];2)+(RIGHT(LEFT([.M149];4);2)*60+RIGHT([.M149];2))/3600" office:value-type="float" office:value="15.2630555555556">
            <text:p>15.2630555556</text:p>
          </table:table-cell>
          <table:table-cell office:value-type="float" office:value="547161">
            <text:p>547161</text:p>
          </table:table-cell>
          <table:table-cell office:value-type="float" office:value="327079">
            <text:p>327079</text:p>
          </table:table-cell>
          <table:table-cell office:value-type="float" office:value="464939">
            <text:p>464939</text:p>
          </table:table-cell>
          <table:table-cell office:value-type="float" office:value="151547">
            <text:p>151547</text:p>
          </table:table-cell>
          <table:table-cell office:value-type="float" office:value="327079">
            <text:p>327079</text:p>
          </table:table-cell>
          <table:table-cell office:value-type="float" office:value="27">
            <text:p>27</text:p>
          </table:table-cell>
          <table:table-cell office:value-type="float" office:value="547160">
            <text:p>547160</text:p>
          </table:table-cell>
          <table:table-cell office:value-type="float" office:value="67">
            <text:p>67</text:p>
          </table:table-cell>
          <table:table-cell office:value-type="float" office:value="5188083">
            <text:p>5188083</text:p>
          </table:table-cell>
          <table:table-cell office:value-type="float" office:value="1">
            <text:p>1</text:p>
          </table:table-cell>
          <table:table-cell office:value-type="float" office:value="-81653">
            <text:p>-81653</text:p>
          </table:table-cell>
          <table:table-cell office:value-type="float" office:value="668347">
            <text:p>668347</text:p>
          </table:table-cell>
          <table:table-cell office:value-type="float" office:value="188083">
            <text:p>18808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6001083">
            <text:p>6001083</text:p>
          </table:table-cell>
          <table:table-cell table:style-name="ce1" office:value-type="string">
            <text:p>211334</text:p>
          </table:table-cell>
          <table:table-cell office:value-type="float" office:value="149">
            <text:p>149</text:p>
          </table:table-cell>
          <table:table-cell office:value-type="string">
            <text:p>Voitsberg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Voitsberg</text:p>
          </table:table-cell>
          <table:table-cell table:formula="of:=LEFT([.L150];2)+(RIGHT(LEFT([.L150];4);2)*60+RIGHT([.L150];2))/3600" office:value-type="float" office:value="47.0486111111111">
            <text:p>47.0486111111</text:p>
          </table:table-cell>
          <table:table-cell table:formula="of:=LEFT([.M150];2)+(RIGHT(LEFT([.M150];4);2)*60+RIGHT([.M150];2))/3600" office:value-type="float" office:value="15.1488888888889">
            <text:p>15.1488888889</text:p>
          </table:table-cell>
          <table:table-cell office:value-type="float" office:value="537876">
            <text:p>537876</text:p>
          </table:table-cell>
          <table:table-cell office:value-type="float" office:value="351452">
            <text:p>351452</text:p>
          </table:table-cell>
          <table:table-cell office:value-type="float" office:value="470255">
            <text:p>470255</text:p>
          </table:table-cell>
          <table:table-cell office:value-type="float" office:value="150856">
            <text:p>150856</text:p>
          </table:table-cell>
          <table:table-cell office:value-type="float" office:value="351451">
            <text:p>351451</text:p>
          </table:table-cell>
          <table:table-cell office:value-type="float" office:value="93">
            <text:p>93</text:p>
          </table:table-cell>
          <table:table-cell office:value-type="float" office:value="537875">
            <text:p>537875</text:p>
          </table:table-cell>
          <table:table-cell office:value-type="float" office:value="73">
            <text:p>73</text:p>
          </table:table-cell>
          <table:table-cell office:value-type="float" office:value="5212804">
            <text:p>5212804</text:p>
          </table:table-cell>
          <table:table-cell office:value-type="float" office:value="3">
            <text:p>3</text:p>
          </table:table-cell>
          <table:table-cell office:value-type="float" office:value="-89994">
            <text:p>-89994</text:p>
          </table:table-cell>
          <table:table-cell office:value-type="float" office:value="9">
            <text:p>9</text:p>
          </table:table-cell>
          <table:table-cell office:value-type="float" office:value="660005">
            <text:p>660005</text:p>
          </table:table-cell>
          <table:table-cell office:value-type="float" office:value="1">
            <text:p>1</text:p>
          </table:table-cell>
          <table:table-cell office:value-type="float" office:value="212804">
            <text:p>21280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119">
            <text:p>6001119</text:p>
          </table:table-cell>
          <table:table-cell table:style-name="ce1" office:value-type="string">
            <text:p>211706</text:p>
          </table:table-cell>
          <table:table-cell office:value-type="float" office:value="150">
            <text:p>150</text:p>
          </table:table-cell>
          <table:table-cell office:value-type="string">
            <text:p>St. Ruprecht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L151];2)+(RIGHT(LEFT([.L151];4);2)*60+RIGHT([.L151];2))/3600" office:value-type="float" office:value="47.1488888888889">
            <text:p>47.1488888889</text:p>
          </table:table-cell>
          <table:table-cell table:formula="of:=LEFT([.M151];2)+(RIGHT(LEFT([.M151];4);2)*60+RIGHT([.M151];2))/3600" office:value-type="float" office:value="15.6677777777778">
            <text:p>15.6677777778</text:p>
          </table:table-cell>
          <table:table-cell office:value-type="float" office:value="576948">
            <text:p>576948</text:p>
          </table:table-cell>
          <table:table-cell office:value-type="float" office:value="363640">
            <text:p>363640</text:p>
          </table:table-cell>
          <table:table-cell office:value-type="float" office:value="470856">
            <text:p>470856</text:p>
          </table:table-cell>
          <table:table-cell office:value-type="float" office:value="154004">
            <text:p>154004</text:p>
          </table:table-cell>
          <table:table-cell office:value-type="float" office:value="363640">
            <text:p>363640</text:p>
          </table:table-cell>
          <table:table-cell office:value-type="float" office:value="11">
            <text:p>11</text:p>
          </table:table-cell>
          <table:table-cell office:value-type="float" office:value="576948">
            <text:p>576948</text:p>
          </table:table-cell>
          <table:table-cell office:value-type="float" office:value="32">
            <text:p>32</text:p>
          </table:table-cell>
          <table:table-cell office:value-type="float" office:value="5223482">
            <text:p>5223482</text:p>
          </table:table-cell>
          <table:table-cell office:value-type="float" office:value="5">
            <text:p>5</text:p>
          </table:table-cell>
          <table:table-cell office:value-type="float" office:value="-50472">
            <text:p>-50472</text:p>
          </table:table-cell>
          <table:table-cell office:value-type="float" office:value="5">
            <text:p>5</text:p>
          </table:table-cell>
          <table:table-cell office:value-type="float" office:value="699527">
            <text:p>699527</text:p>
          </table:table-cell>
          <table:table-cell office:value-type="float" office:value="5">
            <text:p>5</text:p>
          </table:table-cell>
          <table:table-cell office:value-type="float" office:value="223482">
            <text:p>22348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132">
            <text:p>6001132</text:p>
          </table:table-cell>
          <table:table-cell table:style-name="ce1" office:value-type="string">
            <text:p>211847</text:p>
          </table:table-cell>
          <table:table-cell office:value-type="float" office:value="151">
            <text:p>151</text:p>
          </table:table-cell>
          <table:table-cell office:value-type="string">
            <text:p>Mellach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L152];2)+(RIGHT(LEFT([.L152];4);2)*60+RIGHT([.L152];2))/3600" office:value-type="float" office:value="46.9025">
            <text:p>46.9025</text:p>
          </table:table-cell>
          <table:table-cell table:formula="of:=LEFT([.M152];2)+(RIGHT(LEFT([.M152];4);2)*60+RIGHT([.M152];2))/3600" office:value-type="float" office:value="15.4938888888889">
            <text:p>15.4938888889</text:p>
          </table:table-cell>
          <table:table-cell office:value-type="float" office:value="564532">
            <text:p>564532</text:p>
          </table:table-cell>
          <table:table-cell office:value-type="float" office:value="335883">
            <text:p>335883</text:p>
          </table:table-cell>
          <table:table-cell office:value-type="float" office:value="465409">
            <text:p>465409</text:p>
          </table:table-cell>
          <table:table-cell office:value-type="float" office:value="152938">
            <text:p>152938</text:p>
          </table:table-cell>
          <table:table-cell office:value-type="float" office:value="335883">
            <text:p>335883</text:p>
          </table:table-cell>
          <table:table-cell office:value-type="float" office:value="34">
            <text:p>34</text:p>
          </table:table-cell>
          <table:table-cell office:value-type="float" office:value="564531">
            <text:p>564531</text:p>
          </table:table-cell>
          <table:table-cell office:value-type="float" office:value="73">
            <text:p>73</text:p>
          </table:table-cell>
          <table:table-cell office:value-type="float" office:value="5196215">
            <text:p>5196215</text:p>
          </table:table-cell>
          <table:table-cell office:value-type="float" office:value="2">
            <text:p>2</text:p>
          </table:table-cell>
          <table:table-cell office:value-type="float" office:value="-63952">
            <text:p>-63952</text:p>
          </table:table-cell>
          <table:table-cell office:value-type="float" office:value="6">
            <text:p>6</text:p>
          </table:table-cell>
          <table:table-cell office:value-type="float" office:value="686047">
            <text:p>686047</text:p>
          </table:table-cell>
          <table:table-cell office:value-type="float" office:value="4">
            <text:p>4</text:p>
          </table:table-cell>
          <table:table-cell office:value-type="float" office:value="196215">
            <text:p>19621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138">
            <text:p>6001138</text:p>
          </table:table-cell>
          <table:table-cell table:style-name="ce1" office:value-type="string">
            <text:p>211904</text:p>
          </table:table-cell>
          <table:table-cell office:value-type="float" office:value="152">
            <text:p>152</text:p>
          </table:table-cell>
          <table:table-cell office:value-type="string">
            <text:p>Gleinstaetten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L153];2)+(RIGHT(LEFT([.L153];4);2)*60+RIGHT([.L153];2))/3600" office:value-type="float" office:value="46.7533333333333">
            <text:p>46.7533333333</text:p>
          </table:table-cell>
          <table:table-cell table:formula="of:=LEFT([.M153];2)+(RIGHT(LEFT([.M153];4);2)*60+RIGHT([.M153];2))/3600" office:value-type="float" office:value="15.3725">
            <text:p>15.3725</text:p>
          </table:table-cell>
          <table:table-cell office:value-type="float" office:value="555720">
            <text:p>555720</text:p>
          </table:table-cell>
          <table:table-cell office:value-type="float" office:value="319076">
            <text:p>319076</text:p>
          </table:table-cell>
          <table:table-cell office:value-type="float" office:value="464512">
            <text:p>464512</text:p>
          </table:table-cell>
          <table:table-cell office:value-type="float" office:value="152221">
            <text:p>152221</text:p>
          </table:table-cell>
          <table:table-cell office:value-type="float" office:value="319076">
            <text:p>319076</text:p>
          </table:table-cell>
          <table:table-cell office:value-type="float" office:value="34">
            <text:p>34</text:p>
          </table:table-cell>
          <table:table-cell office:value-type="float" office:value="555720">
            <text:p>555720</text:p>
          </table:table-cell>
          <table:table-cell office:value-type="float" office:value="12">
            <text:p>12</text:p>
          </table:table-cell>
          <table:table-cell office:value-type="float" office:value="5179754">
            <text:p>5179754</text:p>
          </table:table-cell>
          <table:table-cell office:value-type="float" office:value="2">
            <text:p>2</text:p>
          </table:table-cell>
          <table:table-cell office:value-type="float" office:value="-73406">
            <text:p>-73406</text:p>
          </table:table-cell>
          <table:table-cell office:value-type="float" office:value="2">
            <text:p>2</text:p>
          </table:table-cell>
          <table:table-cell office:value-type="float" office:value="676593">
            <text:p>676593</text:p>
          </table:table-cell>
          <table:table-cell office:value-type="float" office:value="8">
            <text:p>8</text:p>
          </table:table-cell>
          <table:table-cell office:value-type="float" office:value="179754">
            <text:p>17975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01141">
            <text:p>6001141</text:p>
          </table:table-cell>
          <table:table-cell table:style-name="ce1" office:value-type="string">
            <text:p>211961</text:p>
          </table:table-cell>
          <table:table-cell office:value-type="float" office:value="153">
            <text:p>153</text:p>
          </table:table-cell>
          <table:table-cell office:value-type="string">
            <text:p>Hoerms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L154];2)+(RIGHT(LEFT([.L154];4);2)*60+RIGHT([.L154];2))/3600" office:value-type="float" office:value="46.6966666666667">
            <text:p>46.6966666667</text:p>
          </table:table-cell>
          <table:table-cell table:formula="of:=LEFT([.M154];2)+(RIGHT(LEFT([.M154];4);2)*60+RIGHT([.M154];2))/3600" office:value-type="float" office:value="15.2655555555556">
            <text:p>15.2655555556</text:p>
          </table:table-cell>
          <table:table-cell office:value-type="float" office:value="547719">
            <text:p>547719</text:p>
          </table:table-cell>
          <table:table-cell office:value-type="float" office:value="312556">
            <text:p>312556</text:p>
          </table:table-cell>
          <table:table-cell office:value-type="float" office:value="464148">
            <text:p>464148</text:p>
          </table:table-cell>
          <table:table-cell office:value-type="float" office:value="151556">
            <text:p>151556</text:p>
          </table:table-cell>
          <table:table-cell office:value-type="float" office:value="312556">
            <text:p>312556</text:p>
          </table:table-cell>
          <table:table-cell office:value-type="float" office:value="33">
            <text:p>33</text:p>
          </table:table-cell>
          <table:table-cell office:value-type="float" office:value="547718">
            <text:p>547718</text:p>
          </table:table-cell>
          <table:table-cell office:value-type="float" office:value="91">
            <text:p>91</text:p>
          </table:table-cell>
          <table:table-cell office:value-type="float" office:value="5173544">
            <text:p>5173544</text:p>
          </table:table-cell>
          <table:table-cell office:value-type="float" office:value="5">
            <text:p>5</text:p>
          </table:table-cell>
          <table:table-cell office:value-type="float" office:value="-81653">
            <text:p>-81653</text:p>
          </table:table-cell>
          <table:table-cell office:value-type="float" office:value="4">
            <text:p>4</text:p>
          </table:table-cell>
          <table:table-cell office:value-type="float" office:value="668346">
            <text:p>668346</text:p>
          </table:table-cell>
          <table:table-cell office:value-type="float" office:value="6">
            <text:p>6</text:p>
          </table:table-cell>
          <table:table-cell office:value-type="float" office:value="173544">
            <text:p>17354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7001001">
            <text:p>7001001</text:p>
          </table:table-cell>
          <table:table-cell table:style-name="ce1" office:value-type="string">
            <text:p>201012</text:p>
          </table:table-cell>
          <table:table-cell office:value-type="float" office:value="154">
            <text:p>154</text:p>
          </table:table-cell>
          <table:table-cell office:value-type="string">
            <text:p>Steeg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L155];2)+(RIGHT(LEFT([.L155];4);2)*60+RIGHT([.L155];2))/3600" office:value-type="float" office:value="47.2425">
            <text:p>47.2425</text:p>
          </table:table-cell>
          <table:table-cell table:formula="of:=LEFT([.M155];2)+(RIGHT(LEFT([.M155];4);2)*60+RIGHT([.M155];2))/3600" office:value-type="float" office:value="10.2938888888889">
            <text:p>10.2938888889</text:p>
          </table:table-cell>
          <table:table-cell office:value-type="float" office:value="170070">
            <text:p>170070</text:p>
          </table:table-cell>
          <table:table-cell office:value-type="float" office:value="375884">
            <text:p>375884</text:p>
          </table:table-cell>
          <table:table-cell office:value-type="float" office:value="471433">
            <text:p>471433</text:p>
          </table:table-cell>
          <table:table-cell office:value-type="float" office:value="101738">
            <text:p>101738</text:p>
          </table:table-cell>
          <table:table-cell office:value-type="float" office:value="375877">
            <text:p>375877</text:p>
          </table:table-cell>
          <table:table-cell office:value-type="float" office:value="57">
            <text:p>57</text:p>
          </table:table-cell>
          <table:table-cell office:value-type="float" office:value="170036">
            <text:p>170036</text:p>
          </table:table-cell>
          <table:table-cell office:value-type="float" office:value="74">
            <text:p>74</text:p>
          </table:table-cell>
          <table:table-cell office:value-type="float" office:value="5233669">
            <text:p>5233669</text:p>
          </table:table-cell>
          <table:table-cell office:value-type="float" office:value="-2992">
            <text:p>-2992</text:p>
          </table:table-cell>
          <table:table-cell office:value-type="float" office:value="147008">
            <text:p>147008</text:p>
          </table:table-cell>
          <table:table-cell office:value-type="float" office:value="1">
            <text:p>1</text:p>
          </table:table-cell>
          <table:table-cell office:value-type="float" office:value="233669">
            <text:p>23366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7001007">
            <text:p>7001007</text:p>
          </table:table-cell>
          <table:table-cell table:style-name="ce1" office:value-type="string">
            <text:p>201087</text:p>
          </table:table-cell>
          <table:table-cell office:value-type="float" office:value="155">
            <text:p>155</text:p>
          </table:table-cell>
          <table:table-cell office:value-type="string">
            <text:p>Lechaschau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L156];2)+(RIGHT(LEFT([.L156];4);2)*60+RIGHT([.L156];2))/3600" office:value-type="float" office:value="47.4975">
            <text:p>47.4975</text:p>
          </table:table-cell>
          <table:table-cell table:style-name="ce3" table:formula="of:=LEFT([.M156];2)+(RIGHT(LEFT([.M156];4);2)*60+RIGHT([.M156];2))/3600" office:value-type="float" office:value="10.71">
            <text:p>10.71</text:p>
          </table:table-cell>
          <table:table-cell office:value-type="float" office:value="202473">
            <text:p>202473</text:p>
          </table:table-cell>
          <table:table-cell office:value-type="float" office:value="403069">
            <text:p>403069</text:p>
          </table:table-cell>
          <table:table-cell office:value-type="float" office:value="472951">
            <text:p>472951</text:p>
          </table:table-cell>
          <table:table-cell office:value-type="float" office:value="104236">
            <text:p>104236</text:p>
          </table:table-cell>
          <table:table-cell office:value-type="float" office:value="403069">
            <text:p>403069</text:p>
          </table:table-cell>
          <table:table-cell office:value-type="float" office:value="34">
            <text:p>34</text:p>
          </table:table-cell>
          <table:table-cell office:value-type="float" office:value="202472">
            <text:p>202472</text:p>
          </table:table-cell>
          <table:table-cell office:value-type="float" office:value="72">
            <text:p>72</text:p>
          </table:table-cell>
          <table:table-cell office:value-type="float" office:value="5262102">
            <text:p>5262102</text:p>
          </table:table-cell>
          <table:table-cell office:value-type="float" office:value="2">
            <text:p>2</text:p>
          </table:table-cell>
          <table:table-cell office:value-type="float" office:value="28380">
            <text:p>28380</text:p>
          </table:table-cell>
          <table:table-cell office:value-type="float" office:value="9">
            <text:p>9</text:p>
          </table:table-cell>
          <table:table-cell office:value-type="float" office:value="178380">
            <text:p>178380</text:p>
          </table:table-cell>
          <table:table-cell office:value-type="float" office:value="9">
            <text:p>9</text:p>
          </table:table-cell>
          <table:table-cell office:value-type="float" office:value="262102">
            <text:p>26210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01008">
            <text:p>7001008</text:p>
          </table:table-cell>
          <table:table-cell table:style-name="ce1" office:value-type="string">
            <text:p>201095</text:p>
          </table:table-cell>
          <table:table-cell office:value-type="float" office:value="156">
            <text:p>156</text:p>
          </table:table-cell>
          <table:table-cell office:value-type="string">
            <text:p>Scharnitz (Weidach)</text:p>
          </table:table-cell>
          <table:table-cell office:value-type="string">
            <text:p>Isar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L157];2)+(RIGHT(LEFT([.L157];4);2)*60+RIGHT([.L157];2))/3600" office:value-type="float" office:value="47.3902777777778">
            <text:p>47.3902777778</text:p>
          </table:table-cell>
          <table:table-cell table:formula="of:=LEFT([.M157];2)+(RIGHT(LEFT([.M157];4);2)*60+RIGHT([.M157];2))/3600" office:value-type="float" office:value="11.2644444444444">
            <text:p>11.2644444444</text:p>
          </table:table-cell>
          <table:table-cell office:value-type="float" office:value="243871">
            <text:p>243871</text:p>
          </table:table-cell>
          <table:table-cell office:value-type="float" office:value="389866">
            <text:p>389866</text:p>
          </table:table-cell>
          <table:table-cell office:value-type="float" office:value="472325">
            <text:p>472325</text:p>
          </table:table-cell>
          <table:table-cell office:value-type="float" office:value="111552">
            <text:p>111552</text:p>
          </table:table-cell>
          <table:table-cell office:value-type="float" office:value="389874">
            <text:p>389874</text:p>
          </table:table-cell>
          <table:table-cell office:value-type="float" office:value="62">
            <text:p>62</text:p>
          </table:table-cell>
          <table:table-cell office:value-type="float" office:value="243887">
            <text:p>243887</text:p>
          </table:table-cell>
          <table:table-cell office:value-type="float" office:value="9">
            <text:p>9</text:p>
          </table:table-cell>
          <table:table-cell office:value-type="float" office:value="5250511">
            <text:p>5250511</text:p>
          </table:table-cell>
          <table:table-cell office:value-type="float" office:value="70286">
            <text:p>70286</text:p>
          </table:table-cell>
          <table:table-cell office:value-type="float" office:value="220286">
            <text:p>220286</text:p>
          </table:table-cell>
          <table:table-cell office:value-type="float" office:value="1">
            <text:p>1</text:p>
          </table:table-cell>
          <table:table-cell office:value-type="float" office:value="250511">
            <text:p>25051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7001009">
            <text:p>7001009</text:p>
          </table:table-cell>
          <table:table-cell table:style-name="ce1" office:value-type="string">
            <text:p>201111</text:p>
          </table:table-cell>
          <table:table-cell office:value-type="float" office:value="157">
            <text:p>157</text:p>
          </table:table-cell>
          <table:table-cell office:value-type="string">
            <text:p>Vils (Lände)</text:p>
          </table:table-cell>
          <table:table-cell office:value-type="string">
            <text:p>Vils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L158];2)+(RIGHT(LEFT([.L158];4);2)*60+RIGHT([.L158];2))/3600" office:value-type="float" office:value="47.5522222222222">
            <text:p>47.5522222222</text:p>
          </table:table-cell>
          <table:table-cell table:formula="of:=LEFT([.M158];2)+(RIGHT(LEFT([.M158];4);2)*60+RIGHT([.M158];2))/3600" office:value-type="float" office:value="10.6511111111111">
            <text:p>10.6511111111</text:p>
          </table:table-cell>
          <table:table-cell office:value-type="float" office:value="198255">
            <text:p>198255</text:p>
          </table:table-cell>
          <table:table-cell office:value-type="float" office:value="409273">
            <text:p>409273</text:p>
          </table:table-cell>
          <table:table-cell office:value-type="float" office:value="473308">
            <text:p>473308</text:p>
          </table:table-cell>
          <table:table-cell office:value-type="float" office:value="103904">
            <text:p>103904</text:p>
          </table:table-cell>
          <table:table-cell office:value-type="float" office:value="409273">
            <text:p>409273</text:p>
          </table:table-cell>
          <table:table-cell office:value-type="float" office:value="46">
            <text:p>46</text:p>
          </table:table-cell>
          <table:table-cell office:value-type="float" office:value="198254">
            <text:p>198254</text:p>
          </table:table-cell>
          <table:table-cell office:value-type="float" office:value="62">
            <text:p>62</text:p>
          </table:table-cell>
          <table:table-cell office:value-type="float" office:value="5268141">
            <text:p>5268141</text:p>
          </table:table-cell>
          <table:table-cell office:value-type="float" office:value="23925">
            <text:p>23925</text:p>
          </table:table-cell>
          <table:table-cell office:value-type="float" office:value="173925">
            <text:p>173925</text:p>
          </table:table-cell>
          <table:table-cell office:value-type="float" office:value="268141">
            <text:p>268141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7001015">
            <text:p>7001015</text:p>
          </table:table-cell>
          <table:table-cell table:style-name="ce1" office:value-type="string">
            <text:p>201178</text:p>
          </table:table-cell>
          <table:table-cell office:value-type="float" office:value="158">
            <text:p>158</text:p>
          </table:table-cell>
          <table:table-cell office:value-type="string">
            <text:p>Kajetansbrücke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/>
          <table:table-cell table:formula="of:=LEFT([.L159];2)+(RIGHT(LEFT([.L159];4);2)*60+RIGHT([.L159];2))/3600" office:value-type="float" office:value="46.9525">
            <text:p>46.9525</text:p>
          </table:table-cell>
          <table:table-cell table:formula="of:=LEFT([.M159];2)+(RIGHT(LEFT([.M159];4);2)*60+RIGHT([.M159];2))/3600" office:value-type="float" office:value="10.5119444444444">
            <text:p>10.5119444444</text:p>
          </table:table-cell>
          <table:table-cell office:value-type="float" office:value="185364">
            <text:p>185364</text:p>
          </table:table-cell>
          <table:table-cell office:value-type="float" office:value="343057">
            <text:p>343057</text:p>
          </table:table-cell>
          <table:table-cell office:value-type="float" office:value="465709">
            <text:p>465709</text:p>
          </table:table-cell>
          <table:table-cell office:value-type="float" office:value="103043">
            <text:p>103043</text:p>
          </table:table-cell>
          <table:table-cell office:value-type="float" office:value="343056">
            <text:p>343056</text:p>
          </table:table-cell>
          <table:table-cell office:value-type="float" office:value="68">
            <text:p>68</text:p>
          </table:table-cell>
          <table:table-cell office:value-type="float" office:value="185364">
            <text:p>185364</text:p>
          </table:table-cell>
          <table:table-cell office:value-type="float" office:value="23">
            <text:p>23</text:p>
          </table:table-cell>
          <table:table-cell office:value-type="float" office:value="5201454">
            <text:p>5201454</text:p>
          </table:table-cell>
          <table:table-cell office:value-type="float" office:value="13596">
            <text:p>13596</text:p>
          </table:table-cell>
          <table:table-cell office:value-type="float" office:value="163596">
            <text:p>163596</text:p>
          </table:table-cell>
          <table:table-cell office:value-type="float" office:value="201454">
            <text:p>201454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7001017">
            <text:p>7001017</text:p>
          </table:table-cell>
          <table:table-cell table:style-name="ce1" office:value-type="string">
            <text:p>201194</text:p>
          </table:table-cell>
          <table:table-cell office:value-type="float" office:value="159">
            <text:p>159</text:p>
          </table:table-cell>
          <table:table-cell office:value-type="string">
            <text:p>Prut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L160];2)+(RIGHT(LEFT([.L160];4);2)*60+RIGHT([.L160];2))/3600" office:value-type="float" office:value="47.0772222222222">
            <text:p>47.0772222222</text:p>
          </table:table-cell>
          <table:table-cell table:formula="of:=LEFT([.M160];2)+(RIGHT(LEFT([.M160];4);2)*60+RIGHT([.M160];2))/3600" office:value-type="float" office:value="10.6613888888889">
            <text:p>10.6613888889</text:p>
          </table:table-cell>
          <table:table-cell office:value-type="float" office:value="197194">
            <text:p>197194</text:p>
          </table:table-cell>
          <table:table-cell office:value-type="float" office:value="356514">
            <text:p>356514</text:p>
          </table:table-cell>
          <table:table-cell office:value-type="float" office:value="470438">
            <text:p>470438</text:p>
          </table:table-cell>
          <table:table-cell office:value-type="float" office:value="103941">
            <text:p>103941</text:p>
          </table:table-cell>
          <table:table-cell office:value-type="float" office:value="356514">
            <text:p>356514</text:p>
          </table:table-cell>
          <table:table-cell office:value-type="float" office:value="8">
            <text:p>8</text:p>
          </table:table-cell>
          <table:table-cell office:value-type="float" office:value="197193">
            <text:p>197193</text:p>
          </table:table-cell>
          <table:table-cell office:value-type="float" office:value="76">
            <text:p>76</text:p>
          </table:table-cell>
          <table:table-cell office:value-type="float" office:value="5215362">
            <text:p>5215362</text:p>
          </table:table-cell>
          <table:table-cell office:value-type="float" office:value="24901">
            <text:p>24901</text:p>
          </table:table-cell>
          <table:table-cell office:value-type="float" office:value="174901">
            <text:p>174901</text:p>
          </table:table-cell>
          <table:table-cell office:value-type="float" office:value="215362">
            <text:p>215362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7001027">
            <text:p>7001027</text:p>
          </table:table-cell>
          <table:table-cell table:style-name="ce1" office:value-type="string">
            <text:p>201293</text:p>
          </table:table-cell>
          <table:table-cell office:value-type="float" office:value="160">
            <text:p>160</text:p>
          </table:table-cell>
          <table:table-cell office:value-type="string">
            <text:p>Perjen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L161];2)+(RIGHT(LEFT([.L161];4);2)*60+RIGHT([.L161];2))/3600" office:value-type="float" office:value="47.1475">
            <text:p>47.1475</text:p>
          </table:table-cell>
          <table:table-cell table:formula="of:=LEFT([.M161];2)+(RIGHT(LEFT([.M161];4);2)*60+RIGHT([.M161];2))/3600" office:value-type="float" office:value="10.5719444444444">
            <text:p>10.5719444444</text:p>
          </table:table-cell>
          <table:table-cell office:value-type="float" office:value="190692">
            <text:p>190692</text:p>
          </table:table-cell>
          <table:table-cell office:value-type="float" office:value="364531">
            <text:p>364531</text:p>
          </table:table-cell>
          <table:table-cell office:value-type="float" office:value="470851">
            <text:p>470851</text:p>
          </table:table-cell>
          <table:table-cell office:value-type="float" office:value="103419">
            <text:p>103419</text:p>
          </table:table-cell>
          <table:table-cell office:value-type="float" office:value="364531">
            <text:p>364531</text:p>
          </table:table-cell>
          <table:table-cell office:value-type="float" office:value="33">
            <text:p>33</text:p>
          </table:table-cell>
          <table:table-cell office:value-type="float" office:value="190692">
            <text:p>190692</text:p>
          </table:table-cell>
          <table:table-cell office:value-type="float" office:value="3">
            <text:p>3</text:p>
          </table:table-cell>
          <table:table-cell office:value-type="float" office:value="5223125">
            <text:p>5223125</text:p>
          </table:table-cell>
          <table:table-cell office:value-type="float" office:value="18093">
            <text:p>18093</text:p>
          </table:table-cell>
          <table:table-cell office:value-type="float" office:value="168093">
            <text:p>168093</text:p>
          </table:table-cell>
          <table:table-cell office:value-type="float" office:value="223125">
            <text:p>223125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7001043">
            <text:p>7001043</text:p>
          </table:table-cell>
          <table:table-cell table:style-name="ce1" office:value-type="string">
            <text:p>201459</text:p>
          </table:table-cell>
          <table:table-cell office:value-type="float" office:value="161">
            <text:p>161</text:p>
          </table:table-cell>
          <table:table-cell office:value-type="string">
            <text:p>Magerbach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mst</text:p>
          </table:table-cell>
          <table:table-cell table:formula="of:=LEFT([.L162];2)+(RIGHT(LEFT([.L162];4);2)*60+RIGHT([.L162];2))/3600" office:value-type="float" office:value="47.2594444444445">
            <text:p>47.2594444444</text:p>
          </table:table-cell>
          <table:table-cell table:formula="of:=LEFT([.M162];2)+(RIGHT(LEFT([.M162];4);2)*60+RIGHT([.M162];2))/3600" office:value-type="float" office:value="10.875">
            <text:p>10.875</text:p>
          </table:table-cell>
          <table:table-cell office:value-type="float" office:value="214058">
            <text:p>214058</text:p>
          </table:table-cell>
          <table:table-cell office:value-type="float" office:value="376194">
            <text:p>376194</text:p>
          </table:table-cell>
          <table:table-cell office:value-type="float" office:value="471534">
            <text:p>471534</text:p>
          </table:table-cell>
          <table:table-cell office:value-type="float" office:value="105230">
            <text:p>105230</text:p>
          </table:table-cell>
          <table:table-cell office:value-type="float" office:value="376194">
            <text:p>376194</text:p>
          </table:table-cell>
          <table:table-cell office:value-type="float" office:value="42">
            <text:p>42</text:p>
          </table:table-cell>
          <table:table-cell office:value-type="float" office:value="214058">
            <text:p>214058</text:p>
          </table:table-cell>
          <table:table-cell office:value-type="float" office:value="43">
            <text:p>43</text:p>
          </table:table-cell>
          <table:table-cell office:value-type="float" office:value="5235685">
            <text:p>5235685</text:p>
          </table:table-cell>
          <table:table-cell office:value-type="float" office:value="40999">
            <text:p>40999</text:p>
          </table:table-cell>
          <table:table-cell office:value-type="float" office:value="190999">
            <text:p>190999</text:p>
          </table:table-cell>
          <table:table-cell office:value-type="float" office:value="235685">
            <text:p>235685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7001049">
            <text:p>7001049</text:p>
          </table:table-cell>
          <table:table-cell table:style-name="ce1" office:value-type="string">
            <text:p>201525</text:p>
          </table:table-cell>
          <table:table-cell office:value-type="float" office:value="162">
            <text:p>162</text:p>
          </table:table-cell>
          <table:table-cell office:value-type="string">
            <text:p>Innsbruck (oberh. Sill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L163];2)+(RIGHT(LEFT([.L163];4);2)*60+RIGHT([.L163];2))/3600" office:value-type="float" office:value="47.2627777777778">
            <text:p>47.2627777778</text:p>
          </table:table-cell>
          <table:table-cell table:formula="of:=LEFT([.M163];2)+(RIGHT(LEFT([.M163];4);2)*60+RIGHT([.M163];2))/3600" office:value-type="float" office:value="11.3813888888889">
            <text:p>11.3813888889</text:p>
          </table:table-cell>
          <table:table-cell office:value-type="float" office:value="253570">
            <text:p>253570</text:p>
          </table:table-cell>
          <table:table-cell office:value-type="float" office:value="376950">
            <text:p>376950</text:p>
          </table:table-cell>
          <table:table-cell office:value-type="float" office:value="471546">
            <text:p>471546</text:p>
          </table:table-cell>
          <table:table-cell office:value-type="float" office:value="112253">
            <text:p>112253</text:p>
          </table:table-cell>
          <table:table-cell office:value-type="float" office:value="375478">
            <text:p>375478</text:p>
          </table:table-cell>
          <table:table-cell office:value-type="float" office:value="91">
            <text:p>91</text:p>
          </table:table-cell>
          <table:table-cell office:value-type="float" office:value="252360">
            <text:p>252360</text:p>
          </table:table-cell>
          <table:table-cell office:value-type="float" office:value="3">
            <text:p>3</text:p>
          </table:table-cell>
          <table:table-cell office:value-type="float" office:value="5236447">
            <text:p>5236447</text:p>
          </table:table-cell>
          <table:table-cell office:value-type="float" office:value="79310">
            <text:p>79310</text:p>
          </table:table-cell>
          <table:table-cell office:value-type="float" office:value="229310">
            <text:p>229310</text:p>
          </table:table-cell>
          <table:table-cell office:value-type="float" office:value="1">
            <text:p>1</text:p>
          </table:table-cell>
          <table:table-cell office:value-type="float" office:value="236447">
            <text:p>23644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7001054">
            <text:p>7001054</text:p>
          </table:table-cell>
          <table:table-cell table:style-name="ce1" office:value-type="string">
            <text:p>201574</text:p>
          </table:table-cell>
          <table:table-cell office:value-type="float" office:value="163">
            <text:p>163</text:p>
          </table:table-cell>
          <table:table-cell office:value-type="string">
            <text:p>Puig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L164];2)+(RIGHT(LEFT([.L164];4);2)*60+RIGHT([.L164];2))/3600" office:value-type="float" office:value="47.1136111111111">
            <text:p>47.1136111111</text:p>
          </table:table-cell>
          <table:table-cell table:formula="of:=LEFT([.M164];2)+(RIGHT(LEFT([.M164];4);2)*60+RIGHT([.M164];2))/3600" office:value-type="float" office:value="11.4530555555556">
            <text:p>11.4530555556</text:p>
          </table:table-cell>
          <table:table-cell office:value-type="float" office:value="257368">
            <text:p>257368</text:p>
          </table:table-cell>
          <table:table-cell office:value-type="float" office:value="358784">
            <text:p>358784</text:p>
          </table:table-cell>
          <table:table-cell office:value-type="float" office:value="470649">
            <text:p>470649</text:p>
          </table:table-cell>
          <table:table-cell office:value-type="float" office:value="112711">
            <text:p>112711</text:p>
          </table:table-cell>
          <table:table-cell office:value-type="float" office:value="358784">
            <text:p>358784</text:p>
          </table:table-cell>
          <table:table-cell office:value-type="float" office:value="48">
            <text:p>48</text:p>
          </table:table-cell>
          <table:table-cell office:value-type="float" office:value="257367">
            <text:p>257367</text:p>
          </table:table-cell>
          <table:table-cell office:value-type="float" office:value="78">
            <text:p>78</text:p>
          </table:table-cell>
          <table:table-cell office:value-type="float" office:value="5219951">
            <text:p>5219951</text:p>
          </table:table-cell>
          <table:table-cell office:value-type="float" office:value="24">
            <text:p>24</text:p>
          </table:table-cell>
          <table:table-cell office:value-type="float" office:value="84958">
            <text:p>84958</text:p>
          </table:table-cell>
          <table:table-cell office:value-type="float" office:value="61">
            <text:p>61</text:p>
          </table:table-cell>
          <table:table-cell office:value-type="float" office:value="234958">
            <text:p>234958</text:p>
          </table:table-cell>
          <table:table-cell office:value-type="float" office:value="61">
            <text:p>61</text:p>
          </table:table-cell>
          <table:table-cell office:value-type="float" office:value="219951">
            <text:p>21995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01057">
            <text:p>7001057</text:p>
          </table:table-cell>
          <table:table-cell table:style-name="ce1" office:value-type="string">
            <text:p>201624</text:p>
          </table:table-cell>
          <table:table-cell office:value-type="float" office:value="164">
            <text:p>164</text:p>
          </table:table-cell>
          <table:table-cell office:value-type="string">
            <text:p>Innsbruck-Reichenau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L165];2)+(RIGHT(LEFT([.L165];4);2)*60+RIGHT([.L165];2))/3600" office:value-type="float" office:value="47.2752777777778">
            <text:p>47.2752777778</text:p>
          </table:table-cell>
          <table:table-cell table:formula="of:=LEFT([.M165];2)+(RIGHT(LEFT([.M165];4);2)*60+RIGHT([.M165];2))/3600" office:value-type="float" office:value="11.4141666666667">
            <text:p>11.4141666667</text:p>
          </table:table-cell>
          <table:table-cell office:value-type="float" office:value="254857">
            <text:p>254857</text:p>
          </table:table-cell>
          <table:table-cell office:value-type="float" office:value="376833">
            <text:p>376833</text:p>
          </table:table-cell>
          <table:table-cell office:value-type="float" office:value="471631">
            <text:p>471631</text:p>
          </table:table-cell>
          <table:table-cell office:value-type="float" office:value="112451">
            <text:p>112451</text:p>
          </table:table-cell>
          <table:table-cell office:value-type="float" office:value="376833">
            <text:p>376833</text:p>
          </table:table-cell>
          <table:table-cell office:value-type="float" office:value="37">
            <text:p>37</text:p>
          </table:table-cell>
          <table:table-cell office:value-type="float" office:value="254857">
            <text:p>254857</text:p>
          </table:table-cell>
          <table:table-cell office:value-type="float" office:value="15">
            <text:p>15</text:p>
          </table:table-cell>
          <table:table-cell office:value-type="float" office:value="5237897">
            <text:p>5237897</text:p>
          </table:table-cell>
          <table:table-cell office:value-type="float" office:value="4">
            <text:p>4</text:p>
          </table:table-cell>
          <table:table-cell office:value-type="float" office:value="81753">
            <text:p>81753</text:p>
          </table:table-cell>
          <table:table-cell office:value-type="float" office:value="7">
            <text:p>7</text:p>
          </table:table-cell>
          <table:table-cell office:value-type="float" office:value="231753">
            <text:p>231753</text:p>
          </table:table-cell>
          <table:table-cell office:value-type="float" office:value="7">
            <text:p>7</text:p>
          </table:table-cell>
          <table:table-cell office:value-type="float" office:value="237897">
            <text:p>23789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01062">
            <text:p>7001062</text:p>
          </table:table-cell>
          <table:table-cell table:style-name="ce1" office:value-type="string">
            <text:p>201681</text:p>
          </table:table-cell>
          <table:table-cell office:value-type="float" office:value="165">
            <text:p>165</text:p>
          </table:table-cell>
          <table:table-cell office:value-type="string">
            <text:p>Jenbach-Rothol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66];2)+(RIGHT(LEFT([.L166];4);2)*60+RIGHT([.L166];2))/3600" office:value-type="float" office:value="47.3894444444444">
            <text:p>47.3894444444</text:p>
          </table:table-cell>
          <table:table-cell table:formula="of:=LEFT([.M166];2)+(RIGHT(LEFT([.M166];4);2)*60+RIGHT([.M166];2))/3600" office:value-type="float" office:value="11.7897222222222">
            <text:p>11.7897222222</text:p>
          </table:table-cell>
          <table:table-cell office:value-type="float" office:value="283519">
            <text:p>283519</text:p>
          </table:table-cell>
          <table:table-cell office:value-type="float" office:value="388867">
            <text:p>388867</text:p>
          </table:table-cell>
          <table:table-cell office:value-type="float" office:value="472322">
            <text:p>472322</text:p>
          </table:table-cell>
          <table:table-cell office:value-type="float" office:value="114723">
            <text:p>114723</text:p>
          </table:table-cell>
          <table:table-cell office:value-type="float" office:value="388866">
            <text:p>388866</text:p>
          </table:table-cell>
          <table:table-cell office:value-type="float" office:value="83">
            <text:p>83</text:p>
          </table:table-cell>
          <table:table-cell office:value-type="float" office:value="283518">
            <text:p>283518</text:p>
          </table:table-cell>
          <table:table-cell office:value-type="float" office:value="89">
            <text:p>89</text:p>
          </table:table-cell>
          <table:table-cell office:value-type="float" office:value="5251032">
            <text:p>5251032</text:p>
          </table:table-cell>
          <table:table-cell office:value-type="float" office:value="7">
            <text:p>7</text:p>
          </table:table-cell>
          <table:table-cell office:value-type="float" office:value="109935">
            <text:p>109935</text:p>
          </table:table-cell>
          <table:table-cell office:value-type="float" office:value="3">
            <text:p>3</text:p>
          </table:table-cell>
          <table:table-cell office:value-type="float" office:value="259935">
            <text:p>259935</text:p>
          </table:table-cell>
          <table:table-cell office:value-type="float" office:value="3">
            <text:p>3</text:p>
          </table:table-cell>
          <table:table-cell office:value-type="float" office:value="251032">
            <text:p>25103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01067">
            <text:p>7001067</text:p>
          </table:table-cell>
          <table:table-cell table:style-name="ce1" office:value-type="string">
            <text:p>201749</text:p>
          </table:table-cell>
          <table:table-cell office:value-type="float" office:value="166">
            <text:p>166</text:p>
          </table:table-cell>
          <table:table-cell office:value-type="string">
            <text:p>Mayrhofen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67];2)+(RIGHT(LEFT([.L167];4);2)*60+RIGHT([.L167];2))/3600" office:value-type="float" office:value="47.1691666666667">
            <text:p>47.1691666667</text:p>
          </table:table-cell>
          <table:table-cell table:style-name="ce3" table:formula="of:=LEFT([.M167];2)+(RIGHT(LEFT([.M167];4);2)*60+RIGHT([.M167];2))/3600" office:value-type="float" office:value="11.86">
            <text:p>11.86</text:p>
          </table:table-cell>
          <table:table-cell office:value-type="float" office:value="288359">
            <text:p>288359</text:p>
          </table:table-cell>
          <table:table-cell office:value-type="float" office:value="364304">
            <text:p>364304</text:p>
          </table:table-cell>
          <table:table-cell office:value-type="float" office:value="471009">
            <text:p>471009</text:p>
          </table:table-cell>
          <table:table-cell office:value-type="float" office:value="115136">
            <text:p>115136</text:p>
          </table:table-cell>
          <table:table-cell office:value-type="float" office:value="364304">
            <text:p>364304</text:p>
          </table:table-cell>
          <table:table-cell office:value-type="float" office:value="14">
            <text:p>14</text:p>
          </table:table-cell>
          <table:table-cell office:value-type="float" office:value="288358">
            <text:p>288358</text:p>
          </table:table-cell>
          <table:table-cell office:value-type="float" office:value="8">
            <text:p>8</text:p>
          </table:table-cell>
          <table:table-cell office:value-type="float" office:value="5226585">
            <text:p>5226585</text:p>
          </table:table-cell>
          <table:table-cell office:value-type="float" office:value="-111670">
            <text:p>-111670</text:p>
          </table:table-cell>
          <table:table-cell office:value-type="float" office:value="338330">
            <text:p>338330</text:p>
          </table:table-cell>
          <table:table-cell office:value-type="float" office:value="226585">
            <text:p>226585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068">
            <text:p>7001068</text:p>
          </table:table-cell>
          <table:table-cell table:style-name="ce1" office:value-type="string">
            <text:p>201756</text:p>
          </table:table-cell>
          <table:table-cell office:value-type="float" office:value="167">
            <text:p>167</text:p>
          </table:table-cell>
          <table:table-cell office:value-type="string">
            <text:p>Zel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68];2)+(RIGHT(LEFT([.L168];4);2)*60+RIGHT([.L168];2))/3600" office:value-type="float" office:value="47.2352777777778">
            <text:p>47.2352777778</text:p>
          </table:table-cell>
          <table:table-cell table:formula="of:=LEFT([.M168];2)+(RIGHT(LEFT([.M168];4);2)*60+RIGHT([.M168];2))/3600" office:value-type="float" office:value="11.8805555555556">
            <text:p>11.8805555556</text:p>
          </table:table-cell>
          <table:table-cell office:value-type="float" office:value="290038">
            <text:p>290038</text:p>
          </table:table-cell>
          <table:table-cell office:value-type="float" office:value="371607">
            <text:p>371607</text:p>
          </table:table-cell>
          <table:table-cell office:value-type="float" office:value="471407">
            <text:p>471407</text:p>
          </table:table-cell>
          <table:table-cell office:value-type="float" office:value="115250">
            <text:p>115250</text:p>
          </table:table-cell>
          <table:table-cell office:value-type="float" office:value="371607">
            <text:p>371607</text:p>
          </table:table-cell>
          <table:table-cell office:value-type="float" office:value="47">
            <text:p>47</text:p>
          </table:table-cell>
          <table:table-cell office:value-type="float" office:value="290038">
            <text:p>290038</text:p>
          </table:table-cell>
          <table:table-cell office:value-type="float" office:value="19">
            <text:p>19</text:p>
          </table:table-cell>
          <table:table-cell office:value-type="float" office:value="5233892">
            <text:p>5233892</text:p>
          </table:table-cell>
          <table:table-cell office:value-type="float" office:value="-109991">
            <text:p>-109991</text:p>
          </table:table-cell>
          <table:table-cell office:value-type="float" office:value="340009">
            <text:p>340009</text:p>
          </table:table-cell>
          <table:table-cell office:value-type="float" office:value="233892">
            <text:p>233892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070">
            <text:p>7001070</text:p>
          </table:table-cell>
          <table:table-cell table:style-name="ce1" office:value-type="string">
            <text:p>201772</text:p>
          </table:table-cell>
          <table:table-cell office:value-type="float" office:value="168">
            <text:p>168</text:p>
          </table:table-cell>
          <table:table-cell office:value-type="string">
            <text:p>Rohr</text:p>
          </table:table-cell>
          <table:table-cell office:value-type="string">
            <text:p>Gerlosbach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69];2)+(RIGHT(LEFT([.L169];4);2)*60+RIGHT([.L169];2))/3600" office:value-type="float" office:value="47.2375">
            <text:p>47.2375</text:p>
          </table:table-cell>
          <table:table-cell table:formula="of:=LEFT([.M169];2)+(RIGHT(LEFT([.M169];4);2)*60+RIGHT([.M169];2))/3600" office:value-type="float" office:value="11.8977777777778">
            <text:p>11.8977777778</text:p>
          </table:table-cell>
          <table:table-cell office:value-type="float" office:value="291358">
            <text:p>291358</text:p>
          </table:table-cell>
          <table:table-cell office:value-type="float" office:value="371833">
            <text:p>371833</text:p>
          </table:table-cell>
          <table:table-cell office:value-type="float" office:value="471415">
            <text:p>471415</text:p>
          </table:table-cell>
          <table:table-cell office:value-type="float" office:value="115352">
            <text:p>115352</text:p>
          </table:table-cell>
          <table:table-cell office:value-type="float" office:value="371833">
            <text:p>371833</text:p>
          </table:table-cell>
          <table:table-cell office:value-type="float" office:value="25">
            <text:p>25</text:p>
          </table:table-cell>
          <table:table-cell office:value-type="float" office:value="291358">
            <text:p>291358</text:p>
          </table:table-cell>
          <table:table-cell office:value-type="float" office:value="2">
            <text:p>2</text:p>
          </table:table-cell>
          <table:table-cell office:value-type="float" office:value="5234118">
            <text:p>5234118</text:p>
          </table:table-cell>
          <table:table-cell office:value-type="float" office:value="-108671">
            <text:p>-108671</text:p>
          </table:table-cell>
          <table:table-cell office:value-type="float" office:value="341329">
            <text:p>341329</text:p>
          </table:table-cell>
          <table:table-cell office:value-type="float" office:value="234118">
            <text:p>234118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071">
            <text:p>7001071</text:p>
          </table:table-cell>
          <table:table-cell table:style-name="ce1" office:value-type="string">
            <text:p>201780</text:p>
          </table:table-cell>
          <table:table-cell office:value-type="float" office:value="169">
            <text:p>169</text:p>
          </table:table-cell>
          <table:table-cell office:value-type="string">
            <text:p>Hart im Zillerta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70];2)+(RIGHT(LEFT([.L170];4);2)*60+RIGHT([.L170];2))/3600" office:value-type="float" office:value="47.3469444444445">
            <text:p>47.3469444444</text:p>
          </table:table-cell>
          <table:table-cell table:formula="of:=LEFT([.M170];2)+(RIGHT(LEFT([.M170];4);2)*60+RIGHT([.M170];2))/3600" office:value-type="float" office:value="11.8630555555556">
            <text:p>11.8630555556</text:p>
          </table:table-cell>
          <table:table-cell office:value-type="float" office:value="288958">
            <text:p>288958</text:p>
          </table:table-cell>
          <table:table-cell office:value-type="float" office:value="384031">
            <text:p>384031</text:p>
          </table:table-cell>
          <table:table-cell office:value-type="float" office:value="472049">
            <text:p>472049</text:p>
          </table:table-cell>
          <table:table-cell office:value-type="float" office:value="115147">
            <text:p>115147</text:p>
          </table:table-cell>
          <table:table-cell office:value-type="float" office:value="384030">
            <text:p>384030</text:p>
          </table:table-cell>
          <table:table-cell office:value-type="float" office:value="57">
            <text:p>57</text:p>
          </table:table-cell>
          <table:table-cell office:value-type="float" office:value="288957">
            <text:p>288957</text:p>
          </table:table-cell>
          <table:table-cell office:value-type="float" office:value="8">
            <text:p>8</text:p>
          </table:table-cell>
          <table:table-cell office:value-type="float" office:value="5246407">
            <text:p>5246407</text:p>
          </table:table-cell>
          <table:table-cell office:value-type="float" office:value="4">
            <text:p>4</text:p>
          </table:table-cell>
          <table:table-cell office:value-type="float" office:value="115557">
            <text:p>115557</text:p>
          </table:table-cell>
          <table:table-cell office:value-type="float" office:value="4">
            <text:p>4</text:p>
          </table:table-cell>
          <table:table-cell office:value-type="float" office:value="265557">
            <text:p>265557</text:p>
          </table:table-cell>
          <table:table-cell office:value-type="float" office:value="4">
            <text:p>4</text:p>
          </table:table-cell>
          <table:table-cell office:value-type="float" office:value="246407">
            <text:p>24640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01073">
            <text:p>7001073</text:p>
          </table:table-cell>
          <table:table-cell table:style-name="ce1" office:value-type="string">
            <text:p>201806</text:p>
          </table:table-cell>
          <table:table-cell office:value-type="float" office:value="170">
            <text:p>170</text:p>
          </table:table-cell>
          <table:table-cell office:value-type="string">
            <text:p>Brixlegg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L171];2)+(RIGHT(LEFT([.L171];4);2)*60+RIGHT([.L171];2))/3600" office:value-type="float" office:value="47.4330555555556">
            <text:p>47.4330555556</text:p>
          </table:table-cell>
          <table:table-cell table:formula="of:=LEFT([.M171];2)+(RIGHT(LEFT([.M171];4);2)*60+RIGHT([.M171];2))/3600" office:value-type="float" office:value="11.8733333333333">
            <text:p>11.8733333333</text:p>
          </table:table-cell>
          <table:table-cell office:value-type="float" office:value="289925">
            <text:p>289925</text:p>
          </table:table-cell>
          <table:table-cell office:value-type="float" office:value="393600">
            <text:p>393600</text:p>
          </table:table-cell>
          <table:table-cell office:value-type="float" office:value="472559">
            <text:p>472559</text:p>
          </table:table-cell>
          <table:table-cell office:value-type="float" office:value="115224">
            <text:p>115224</text:p>
          </table:table-cell>
          <table:table-cell office:value-type="float" office:value="393600">
            <text:p>393600</text:p>
          </table:table-cell>
          <table:table-cell office:value-type="float" office:value="25">
            <text:p>25</text:p>
          </table:table-cell>
          <table:table-cell office:value-type="float" office:value="289925">
            <text:p>289925</text:p>
          </table:table-cell>
          <table:table-cell office:value-type="float" office:value="19">
            <text:p>19</text:p>
          </table:table-cell>
          <table:table-cell office:value-type="float" office:value="5256012">
            <text:p>5256012</text:p>
          </table:table-cell>
          <table:table-cell office:value-type="float" office:value="1">
            <text:p>1</text:p>
          </table:table-cell>
          <table:table-cell office:value-type="float" office:value="116155">
            <text:p>116155</text:p>
          </table:table-cell>
          <table:table-cell office:value-type="float" office:value="266155">
            <text:p>266155</text:p>
          </table:table-cell>
          <table:table-cell office:value-type="float" office:value="256012">
            <text:p>2560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7001075">
            <text:p>7001075</text:p>
          </table:table-cell>
          <table:table-cell table:style-name="ce1" office:value-type="string">
            <text:p>201822</text:p>
          </table:table-cell>
          <table:table-cell office:value-type="float" office:value="171">
            <text:p>171</text:p>
          </table:table-cell>
          <table:table-cell office:value-type="string">
            <text:p>Mariathal</text:p>
          </table:table-cell>
          <table:table-cell office:value-type="string">
            <text:p>Brandenberger Ache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L172];2)+(RIGHT(LEFT([.L172];4);2)*60+RIGHT([.L172];2))/3600" office:value-type="float" office:value="47.4552777777778">
            <text:p>47.4552777778</text:p>
          </table:table-cell>
          <table:table-cell table:formula="of:=LEFT([.M172];2)+(RIGHT(LEFT([.M172];4);2)*60+RIGHT([.M172];2))/3600" office:value-type="float" office:value="11.8655555555556">
            <text:p>11.8655555556</text:p>
          </table:table-cell>
          <table:table-cell office:value-type="float" office:value="289363">
            <text:p>289363</text:p>
          </table:table-cell>
          <table:table-cell office:value-type="float" office:value="396038">
            <text:p>396038</text:p>
          </table:table-cell>
          <table:table-cell office:value-type="float" office:value="472719">
            <text:p>472719</text:p>
          </table:table-cell>
          <table:table-cell office:value-type="float" office:value="115156">
            <text:p>115156</text:p>
          </table:table-cell>
          <table:table-cell office:value-type="float" office:value="396075">
            <text:p>396075</text:p>
          </table:table-cell>
          <table:table-cell office:value-type="float" office:value="61">
            <text:p>61</text:p>
          </table:table-cell>
          <table:table-cell office:value-type="float" office:value="289367">
            <text:p>289367</text:p>
          </table:table-cell>
          <table:table-cell office:value-type="float" office:value="23">
            <text:p>23</text:p>
          </table:table-cell>
          <table:table-cell office:value-type="float" office:value="5258372">
            <text:p>5258372</text:p>
          </table:table-cell>
          <table:table-cell office:value-type="float" office:value="-110663">
            <text:p>-110663</text:p>
          </table:table-cell>
          <table:table-cell office:value-type="float" office:value="339337">
            <text:p>339337</text:p>
          </table:table-cell>
          <table:table-cell office:value-type="float" office:value="258372">
            <text:p>258372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077">
            <text:p>7001077</text:p>
          </table:table-cell>
          <table:table-cell table:style-name="ce1" office:value-type="string">
            <text:p>201848</text:p>
          </table:table-cell>
          <table:table-cell office:value-type="float" office:value="172">
            <text:p>172</text:p>
          </table:table-cell>
          <table:table-cell office:value-type="string">
            <text:p>Hörbrunn</text:p>
          </table:table-cell>
          <table:table-cell office:value-type="string">
            <text:p>Kelchs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73];2)+(RIGHT(LEFT([.L173];4);2)*60+RIGHT([.L173];2))/3600" office:value-type="float" office:value="47.4208333333333">
            <text:p>47.4208333333</text:p>
          </table:table-cell>
          <table:table-cell table:formula="of:=LEFT([.M173];2)+(RIGHT(LEFT([.M173];4);2)*60+RIGHT([.M173];2))/3600" office:value-type="float" office:value="12.1402777777778">
            <text:p>12.1402777778</text:p>
          </table:table-cell>
          <table:table-cell office:value-type="float" office:value="310023">
            <text:p>310023</text:p>
          </table:table-cell>
          <table:table-cell office:value-type="float" office:value="391899">
            <text:p>391899</text:p>
          </table:table-cell>
          <table:table-cell office:value-type="float" office:value="472515">
            <text:p>472515</text:p>
          </table:table-cell>
          <table:table-cell office:value-type="float" office:value="120825">
            <text:p>120825</text:p>
          </table:table-cell>
          <table:table-cell office:value-type="float" office:value="391899">
            <text:p>391899</text:p>
          </table:table-cell>
          <table:table-cell office:value-type="float" office:value="3">
            <text:p>3</text:p>
          </table:table-cell>
          <table:table-cell office:value-type="float" office:value="310022">
            <text:p>310022</text:p>
          </table:table-cell>
          <table:table-cell office:value-type="float" office:value="63">
            <text:p>63</text:p>
          </table:table-cell>
          <table:table-cell office:value-type="float" office:value="5254194">
            <text:p>5254194</text:p>
          </table:table-cell>
          <table:table-cell office:value-type="float" office:value="-90004">
            <text:p>-90004</text:p>
          </table:table-cell>
          <table:table-cell office:value-type="float" office:value="359996">
            <text:p>359996</text:p>
          </table:table-cell>
          <table:table-cell office:value-type="float" office:value="254194">
            <text:p>254194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079">
            <text:p>7001079</text:p>
          </table:table-cell>
          <table:table-cell table:style-name="ce1" office:value-type="string">
            <text:p>201863</text:p>
          </table:table-cell>
          <table:table-cell office:value-type="float" office:value="173">
            <text:p>173</text:p>
          </table:table-cell>
          <table:table-cell office:value-type="string">
            <text:p>Bruckhäusl</text:p>
          </table:table-cell>
          <table:table-cell office:value-type="string">
            <text:p>Brixentaler Ache</text:p>
          </table:table-cell>
          <table:table-cell office:value-type="string">
            <text:p>Tirol</text:p>
          </table:table-cell>
          <table:table-cell/>
          <table:table-cell table:formula="of:=LEFT([.L174];2)+(RIGHT(LEFT([.L174];4);2)*60+RIGHT([.L174];2))/3600" office:value-type="float" office:value="47.4911111111111">
            <text:p>47.4911111111</text:p>
          </table:table-cell>
          <table:table-cell table:formula="of:=LEFT([.M174];2)+(RIGHT(LEFT([.M174];4);2)*60+RIGHT([.M174];2))/3600" office:value-type="float" office:value="12.1044444444444">
            <text:p>12.1044444444</text:p>
          </table:table-cell>
          <table:table-cell office:value-type="float" office:value="307353">
            <text:p>307353</text:p>
          </table:table-cell>
          <table:table-cell office:value-type="float" office:value="399785">
            <text:p>399785</text:p>
          </table:table-cell>
          <table:table-cell office:value-type="float" office:value="472928">
            <text:p>472928</text:p>
          </table:table-cell>
          <table:table-cell office:value-type="float" office:value="120616">
            <text:p>120616</text:p>
          </table:table-cell>
          <table:table-cell office:value-type="float" office:value="399757">
            <text:p>399757</text:p>
          </table:table-cell>
          <table:table-cell office:value-type="float" office:value="59">
            <text:p>59</text:p>
          </table:table-cell>
          <table:table-cell office:value-type="float" office:value="307432">
            <text:p>307432</text:p>
          </table:table-cell>
          <table:table-cell office:value-type="float" office:value="2">
            <text:p>2</text:p>
          </table:table-cell>
          <table:table-cell office:value-type="float" office:value="5262056">
            <text:p>5262056</text:p>
          </table:table-cell>
          <table:table-cell office:value-type="float" office:value="-92595">
            <text:p>-92595</text:p>
          </table:table-cell>
          <table:table-cell office:value-type="float" office:value="357405">
            <text:p>357405</text:p>
          </table:table-cell>
          <table:table-cell office:value-type="float" office:value="262056">
            <text:p>262056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081">
            <text:p>7001081</text:p>
          </table:table-cell>
          <table:table-cell table:style-name="ce1" office:value-type="string">
            <text:p>201889</text:p>
          </table:table-cell>
          <table:table-cell office:value-type="float" office:value="174">
            <text:p>174</text:p>
          </table:table-cell>
          <table:table-cell office:value-type="string">
            <text:p>Kirchbichl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L175];2)+(RIGHT(LEFT([.L175];4);2)*60+RIGHT([.L175];2))/3600" office:value-type="float" office:value="47.5233333333333">
            <text:p>47.5233333333</text:p>
          </table:table-cell>
          <table:table-cell table:formula="of:=LEFT([.M175];2)+(RIGHT(LEFT([.M175];4);2)*60+RIGHT([.M175];2))/3600" office:value-type="float" office:value="12.0938888888889">
            <text:p>12.0938888889</text:p>
          </table:table-cell>
          <table:table-cell office:value-type="float" office:value="306704">
            <text:p>306704</text:p>
          </table:table-cell>
          <table:table-cell office:value-type="float" office:value="403337">
            <text:p>403337</text:p>
          </table:table-cell>
          <table:table-cell office:value-type="float" office:value="473124">
            <text:p>473124</text:p>
          </table:table-cell>
          <table:table-cell office:value-type="float" office:value="120538">
            <text:p>120538</text:p>
          </table:table-cell>
          <table:table-cell office:value-type="float" office:value="403337">
            <text:p>403337</text:p>
          </table:table-cell>
          <table:table-cell office:value-type="float" office:value="13">
            <text:p>13</text:p>
          </table:table-cell>
          <table:table-cell office:value-type="float" office:value="306704">
            <text:p>306704</text:p>
          </table:table-cell>
          <table:table-cell office:value-type="float" office:value="42">
            <text:p>42</text:p>
          </table:table-cell>
          <table:table-cell office:value-type="float" office:value="5265637">
            <text:p>5265637</text:p>
          </table:table-cell>
          <table:table-cell office:value-type="float" office:value="28">
            <text:p>28</text:p>
          </table:table-cell>
          <table:table-cell office:value-type="float" office:value="-93330">
            <text:p>-93330</text:p>
          </table:table-cell>
          <table:table-cell office:value-type="float" office:value="81">
            <text:p>81</text:p>
          </table:table-cell>
          <table:table-cell office:value-type="float" office:value="356669">
            <text:p>356669</text:p>
          </table:table-cell>
          <table:table-cell office:value-type="float" office:value="19">
            <text:p>19</text:p>
          </table:table-cell>
          <table:table-cell office:value-type="float" office:value="265637">
            <text:p>265637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001084">
            <text:p>7001084</text:p>
          </table:table-cell>
          <table:table-cell table:style-name="ce1" office:value-type="string">
            <text:p>201913</text:p>
          </table:table-cell>
          <table:table-cell office:value-type="float" office:value="175">
            <text:p>175</text:p>
          </table:table-cell>
          <table:table-cell office:value-type="string">
            <text:p>Kitzbühel (Bahnhofsbrücke)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76];2)+(RIGHT(LEFT([.L176];4);2)*60+RIGHT([.L176];2))/3600" office:value-type="float" office:value="47.4552777777778">
            <text:p>47.4552777778</text:p>
          </table:table-cell>
          <table:table-cell table:style-name="ce3" table:formula="of:=LEFT([.M176];2)+(RIGHT(LEFT([.M176];4);2)*60+RIGHT([.M176];2))/3600" office:value-type="float" office:value="12.39">
            <text:p>12.39</text:p>
          </table:table-cell>
          <table:table-cell office:value-type="float" office:value="328902">
            <text:p>328902</text:p>
          </table:table-cell>
          <table:table-cell office:value-type="float" office:value="395465">
            <text:p>395465</text:p>
          </table:table-cell>
          <table:table-cell office:value-type="float" office:value="472719">
            <text:p>472719</text:p>
          </table:table-cell>
          <table:table-cell office:value-type="float" office:value="122324">
            <text:p>122324</text:p>
          </table:table-cell>
          <table:table-cell office:value-type="float" office:value="395465">
            <text:p>395465</text:p>
          </table:table-cell>
          <table:table-cell office:value-type="float" office:value="18">
            <text:p>18</text:p>
          </table:table-cell>
          <table:table-cell office:value-type="float" office:value="328902">
            <text:p>328902</text:p>
          </table:table-cell>
          <table:table-cell office:value-type="float" office:value="29">
            <text:p>29</text:p>
          </table:table-cell>
          <table:table-cell office:value-type="float" office:value="5257762">
            <text:p>5257762</text:p>
          </table:table-cell>
          <table:table-cell office:value-type="float" office:value="-71120">
            <text:p>-71120</text:p>
          </table:table-cell>
          <table:table-cell office:value-type="float" office:value="378880">
            <text:p>378880</text:p>
          </table:table-cell>
          <table:table-cell office:value-type="float" office:value="257762">
            <text:p>257762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085">
            <text:p>7001085</text:p>
          </table:table-cell>
          <table:table-cell table:style-name="ce1" office:value-type="string">
            <text:p>201921</text:p>
          </table:table-cell>
          <table:table-cell office:value-type="float" office:value="176">
            <text:p>176</text:p>
          </table:table-cell>
          <table:table-cell office:value-type="string">
            <text:p>Sperten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/>
          <table:table-cell table:formula="of:=LEFT([.L177];2)+(RIGHT(LEFT([.L177];4);2)*60+RIGHT([.L177];2))/3600" office:value-type="float" office:value="47.52">
            <text:p>47.52</text:p>
          </table:table-cell>
          <table:table-cell table:formula="of:=LEFT([.M177];2)+(RIGHT(LEFT([.M177];4);2)*60+RIGHT([.M177];2))/3600" office:value-type="float" office:value="12.4030555555556">
            <text:p>12.4030555556</text:p>
          </table:table-cell>
          <table:table-cell office:value-type="float" office:value="329972">
            <text:p>329972</text:p>
          </table:table-cell>
          <table:table-cell office:value-type="float" office:value="402626">
            <text:p>402626</text:p>
          </table:table-cell>
          <table:table-cell office:value-type="float" office:value="473112">
            <text:p>473112</text:p>
          </table:table-cell>
          <table:table-cell office:value-type="float" office:value="122411">
            <text:p>122411</text:p>
          </table:table-cell>
          <table:table-cell office:value-type="float" office:value="402626">
            <text:p>402626</text:p>
          </table:table-cell>
          <table:table-cell office:value-type="float" office:value="29">
            <text:p>29</text:p>
          </table:table-cell>
          <table:table-cell office:value-type="float" office:value="329972">
            <text:p>329972</text:p>
          </table:table-cell>
          <table:table-cell office:value-type="float" office:value="2">
            <text:p>2</text:p>
          </table:table-cell>
          <table:table-cell office:value-type="float" office:value="5264926">
            <text:p>5264926</text:p>
          </table:table-cell>
          <table:table-cell office:value-type="float" office:value="-70050">
            <text:p>-70050</text:p>
          </table:table-cell>
          <table:table-cell office:value-type="float" office:value="379950">
            <text:p>379950</text:p>
          </table:table-cell>
          <table:table-cell office:value-type="float" office:value="264926">
            <text:p>264926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086">
            <text:p>7001086</text:p>
          </table:table-cell>
          <table:table-cell table:style-name="ce1" office:value-type="string">
            <text:p>201939</text:p>
          </table:table-cell>
          <table:table-cell office:value-type="float" office:value="177">
            <text:p>177</text:p>
          </table:table-cell>
          <table:table-cell office:value-type="string">
            <text:p>St. Johann in Tirol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78];2)+(RIGHT(LEFT([.L178];4);2)*60+RIGHT([.L178];2))/3600" office:value-type="float" office:value="47.52">
            <text:p>47.52</text:p>
          </table:table-cell>
          <table:table-cell table:formula="of:=LEFT([.M178];2)+(RIGHT(LEFT([.M178];4);2)*60+RIGHT([.M178];2))/3600" office:value-type="float" office:value="12.4191666666667">
            <text:p>12.4191666667</text:p>
          </table:table-cell>
          <table:table-cell office:value-type="float" office:value="331181">
            <text:p>331181</text:p>
          </table:table-cell>
          <table:table-cell office:value-type="float" office:value="402627">
            <text:p>402627</text:p>
          </table:table-cell>
          <table:table-cell office:value-type="float" office:value="473112">
            <text:p>473112</text:p>
          </table:table-cell>
          <table:table-cell office:value-type="float" office:value="122509">
            <text:p>122509</text:p>
          </table:table-cell>
          <table:table-cell office:value-type="float" office:value="402627">
            <text:p>402627</text:p>
          </table:table-cell>
          <table:table-cell office:value-type="float" office:value="17">
            <text:p>17</text:p>
          </table:table-cell>
          <table:table-cell office:value-type="float" office:value="331180">
            <text:p>331180</text:p>
          </table:table-cell>
          <table:table-cell office:value-type="float" office:value="92">
            <text:p>92</text:p>
          </table:table-cell>
          <table:table-cell office:value-type="float" office:value="5266629">
            <text:p>5266629</text:p>
          </table:table-cell>
          <table:table-cell office:value-type="float" office:value="7">
            <text:p>7</text:p>
          </table:table-cell>
          <table:table-cell office:value-type="float" office:value="157032">
            <text:p>157032</text:p>
          </table:table-cell>
          <table:table-cell office:value-type="float" office:value="5">
            <text:p>5</text:p>
          </table:table-cell>
          <table:table-cell office:value-type="float" office:value="307032">
            <text:p>307032</text:p>
          </table:table-cell>
          <table:table-cell office:value-type="float" office:value="5">
            <text:p>5</text:p>
          </table:table-cell>
          <table:table-cell office:value-type="float" office:value="266629">
            <text:p>26662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01087">
            <text:p>7001087</text:p>
          </table:table-cell>
          <table:table-cell table:style-name="ce1" office:value-type="string">
            <text:p>201947</text:p>
          </table:table-cell>
          <table:table-cell office:value-type="float" office:value="178">
            <text:p>178</text:p>
          </table:table-cell>
          <table:table-cell office:value-type="string">
            <text:p>Almdorf</text:p>
          </table:table-cell>
          <table:table-cell office:value-type="string">
            <text:p>Fieberbrunn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79];2)+(RIGHT(LEFT([.L179];4);2)*60+RIGHT([.L179];2))/3600" office:value-type="float" office:value="47.5197222222222">
            <text:p>47.5197222222</text:p>
          </table:table-cell>
          <table:table-cell table:style-name="ce3" table:formula="of:=LEFT([.M179];2)+(RIGHT(LEFT([.M179];4);2)*60+RIGHT([.M179];2))/3600" office:value-type="float" office:value="12.4425">
            <text:p>12.4425</text:p>
          </table:table-cell>
          <table:table-cell office:value-type="float" office:value="332931">
            <text:p>332931</text:p>
          </table:table-cell>
          <table:table-cell office:value-type="float" office:value="402586">
            <text:p>402586</text:p>
          </table:table-cell>
          <table:table-cell office:value-type="float" office:value="473111">
            <text:p>473111</text:p>
          </table:table-cell>
          <table:table-cell office:value-type="float" office:value="122633">
            <text:p>122633</text:p>
          </table:table-cell>
          <table:table-cell office:value-type="float" office:value="402586">
            <text:p>402586</text:p>
          </table:table-cell>
          <table:table-cell office:value-type="float" office:value="31">
            <text:p>31</text:p>
          </table:table-cell>
          <table:table-cell office:value-type="float" office:value="332931">
            <text:p>332931</text:p>
          </table:table-cell>
          <table:table-cell office:value-type="float" office:value="24">
            <text:p>24</text:p>
          </table:table-cell>
          <table:table-cell office:value-type="float" office:value="5264886">
            <text:p>5264886</text:p>
          </table:table-cell>
          <table:table-cell office:value-type="float" office:value="-67090">
            <text:p>-67090</text:p>
          </table:table-cell>
          <table:table-cell office:value-type="float" office:value="382910">
            <text:p>382910</text:p>
          </table:table-cell>
          <table:table-cell office:value-type="float" office:value="264886">
            <text:p>264886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095">
            <text:p>7001095</text:p>
          </table:table-cell>
          <table:table-cell table:style-name="ce1" office:value-type="string">
            <text:p>202036</text:p>
          </table:table-cell>
          <table:table-cell office:value-type="float" office:value="179">
            <text:p>179</text:p>
          </table:table-cell>
          <table:table-cell office:value-type="string">
            <text:p>Landeck-Brüggen</text:p>
          </table:table-cell>
          <table:table-cell office:value-type="string">
            <text:p>Sanna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L180];2)+(RIGHT(LEFT([.L180];4);2)*60+RIGHT([.L180];2))/3600" office:value-type="float" office:value="47.1441666666667">
            <text:p>47.1441666667</text:p>
          </table:table-cell>
          <table:table-cell table:formula="of:=LEFT([.M180];2)+(RIGHT(LEFT([.M180];4);2)*60+RIGHT([.M180];2))/3600" office:value-type="float" office:value="10.5636111111111">
            <text:p>10.5636111111</text:p>
          </table:table-cell>
          <table:table-cell office:value-type="float" office:value="190054">
            <text:p>190054</text:p>
          </table:table-cell>
          <table:table-cell office:value-type="float" office:value="364184">
            <text:p>364184</text:p>
          </table:table-cell>
          <table:table-cell office:value-type="float" office:value="470839">
            <text:p>470839</text:p>
          </table:table-cell>
          <table:table-cell office:value-type="float" office:value="103349">
            <text:p>103349</text:p>
          </table:table-cell>
          <table:table-cell office:value-type="float" office:value="364183">
            <text:p>364183</text:p>
          </table:table-cell>
          <table:table-cell office:value-type="float" office:value="84">
            <text:p>84</text:p>
          </table:table-cell>
          <table:table-cell office:value-type="float" office:value="190053">
            <text:p>190053</text:p>
          </table:table-cell>
          <table:table-cell office:value-type="float" office:value="62">
            <text:p>62</text:p>
          </table:table-cell>
          <table:table-cell office:value-type="float" office:value="5222753">
            <text:p>5222753</text:p>
          </table:table-cell>
          <table:table-cell office:value-type="float" office:value="17468">
            <text:p>17468</text:p>
          </table:table-cell>
          <table:table-cell office:value-type="float" office:value="167468">
            <text:p>167468</text:p>
          </table:table-cell>
          <table:table-cell office:value-type="float" office:value="222753">
            <text:p>222753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7001103">
            <text:p>7001103</text:p>
          </table:table-cell>
          <table:table-cell table:style-name="ce1" office:value-type="string">
            <text:p>202127</text:p>
          </table:table-cell>
          <table:table-cell office:value-type="float" office:value="180">
            <text:p>180</text:p>
          </table:table-cell>
          <table:table-cell office:value-type="string">
            <text:p>Klamm</text:p>
          </table:table-cell>
          <table:table-cell office:value-type="string">
            <text:p>Leutascher Ache</text:p>
          </table:table-cell>
          <table:table-cell office:value-type="string">
            <text:p>Tirol</text:p>
          </table:table-cell>
          <table:table-cell/>
          <table:table-cell table:formula="of:=LEFT([.L181];2)+(RIGHT(LEFT([.L181];4);2)*60+RIGHT([.L181];2))/3600" office:value-type="float" office:value="47.3638888888889">
            <text:p>47.3638888889</text:p>
          </table:table-cell>
          <table:table-cell table:formula="of:=LEFT([.M181];2)+(RIGHT(LEFT([.M181];4);2)*60+RIGHT([.M181];2))/3600" office:value-type="float" office:value="11.1133333333333">
            <text:p>11.1133333333</text:p>
          </table:table-cell>
          <table:table-cell office:value-type="float" office:value="232398">
            <text:p>232398</text:p>
          </table:table-cell>
          <table:table-cell office:value-type="float" office:value="387262">
            <text:p>387262</text:p>
          </table:table-cell>
          <table:table-cell office:value-type="float" office:value="472150">
            <text:p>472150</text:p>
          </table:table-cell>
          <table:table-cell office:value-type="float" office:value="110648">
            <text:p>110648</text:p>
          </table:table-cell>
          <table:table-cell office:value-type="float" office:value="387261">
            <text:p>387261</text:p>
          </table:table-cell>
          <table:table-cell office:value-type="float" office:value="65">
            <text:p>65</text:p>
          </table:table-cell>
          <table:table-cell office:value-type="float" office:value="232397">
            <text:p>232397</text:p>
          </table:table-cell>
          <table:table-cell office:value-type="float" office:value="91">
            <text:p>91</text:p>
          </table:table-cell>
          <table:table-cell office:value-type="float" office:value="5247455">
            <text:p>5247455</text:p>
          </table:table-cell>
          <table:table-cell office:value-type="float" office:value="7">
            <text:p>7</text:p>
          </table:table-cell>
          <table:table-cell office:value-type="float" office:value="58903">
            <text:p>58903</text:p>
          </table:table-cell>
          <table:table-cell office:value-type="float" office:value="2">
            <text:p>2</text:p>
          </table:table-cell>
          <table:table-cell office:value-type="float" office:value="208903">
            <text:p>208903</text:p>
          </table:table-cell>
          <table:table-cell office:value-type="float" office:value="2">
            <text:p>2</text:p>
          </table:table-cell>
          <table:table-cell office:value-type="float" office:value="247455">
            <text:p>24745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01117">
            <text:p>7001117</text:p>
          </table:table-cell>
          <table:table-cell table:style-name="ce1" office:value-type="string">
            <text:p>202283</text:p>
          </table:table-cell>
          <table:table-cell office:value-type="float" office:value="181">
            <text:p>181</text:p>
          </table:table-cell>
          <table:table-cell office:value-type="string">
            <text:p>Krössbach</text:p>
          </table:table-cell>
          <table:table-cell office:value-type="string">
            <text:p>Ruetz</text:p>
          </table:table-cell>
          <table:table-cell office:value-type="string">
            <text:p>Tirol</text:p>
          </table:table-cell>
          <table:table-cell/>
          <table:table-cell table:formula="of:=LEFT([.L182];2)+(RIGHT(LEFT([.L182];4);2)*60+RIGHT([.L182];2))/3600" office:value-type="float" office:value="47.0805555555556">
            <text:p>47.0805555556</text:p>
          </table:table-cell>
          <table:table-cell table:formula="of:=LEFT([.M182];2)+(RIGHT(LEFT([.M182];4);2)*60+RIGHT([.M182];2))/3600" office:value-type="float" office:value="11.2669444444444">
            <text:p>11.2669444444</text:p>
          </table:table-cell>
          <table:table-cell office:value-type="float" office:value="243119">
            <text:p>243119</text:p>
          </table:table-cell>
          <table:table-cell office:value-type="float" office:value="355477">
            <text:p>355477</text:p>
          </table:table-cell>
          <table:table-cell office:value-type="float" office:value="470450">
            <text:p>470450</text:p>
          </table:table-cell>
          <table:table-cell office:value-type="float" office:value="111601">
            <text:p>111601</text:p>
          </table:table-cell>
          <table:table-cell office:value-type="float" office:value="355485">
            <text:p>355485</text:p>
          </table:table-cell>
          <table:table-cell office:value-type="float" office:value="44">
            <text:p>44</text:p>
          </table:table-cell>
          <table:table-cell office:value-type="float" office:value="243159">
            <text:p>243159</text:p>
          </table:table-cell>
          <table:table-cell office:value-type="float" office:value="64">
            <text:p>64</text:p>
          </table:table-cell>
          <table:table-cell office:value-type="float" office:value="5216106">
            <text:p>5216106</text:p>
          </table:table-cell>
          <table:table-cell office:value-type="float" office:value="70885">
            <text:p>70885</text:p>
          </table:table-cell>
          <table:table-cell office:value-type="float" office:value="220885">
            <text:p>220885</text:p>
          </table:table-cell>
          <table:table-cell office:value-type="float" office:value="216106">
            <text:p>216106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7001125">
            <text:p>7001125</text:p>
          </table:table-cell>
          <table:table-cell table:style-name="ce1" office:value-type="string">
            <text:p>202382</text:p>
          </table:table-cell>
          <table:table-cell office:value-type="float" office:value="182">
            <text:p>182</text:p>
          </table:table-cell>
          <table:table-cell office:value-type="string">
            <text:p>Kössen-Hütte</text:p>
          </table:table-cell>
          <table:table-cell office:value-type="string">
            <text:p>Groß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83];2)+(RIGHT(LEFT([.L183];4);2)*60+RIGHT([.L183];2))/3600" office:value-type="float" office:value="47.6630555555556">
            <text:p>47.6630555556</text:p>
          </table:table-cell>
          <table:table-cell table:formula="of:=LEFT([.M183];2)+(RIGHT(LEFT([.M183];4);2)*60+RIGHT([.M183];2))/3600" office:value-type="float" office:value="12.4166666666667">
            <text:p>12.4166666667</text:p>
          </table:table-cell>
          <table:table-cell office:value-type="float" office:value="331189">
            <text:p>331189</text:p>
          </table:table-cell>
          <table:table-cell office:value-type="float" office:value="418521">
            <text:p>418521</text:p>
          </table:table-cell>
          <table:table-cell office:value-type="float" office:value="473947">
            <text:p>473947</text:p>
          </table:table-cell>
          <table:table-cell office:value-type="float" office:value="122500">
            <text:p>122500</text:p>
          </table:table-cell>
          <table:table-cell office:value-type="float" office:value="418520">
            <text:p>418520</text:p>
          </table:table-cell>
          <table:table-cell office:value-type="float" office:value="95">
            <text:p>95</text:p>
          </table:table-cell>
          <table:table-cell office:value-type="float" office:value="331189">
            <text:p>331189</text:p>
          </table:table-cell>
          <table:table-cell office:value-type="float" office:value="41">
            <text:p>41</text:p>
          </table:table-cell>
          <table:table-cell office:value-type="float" office:value="5280827">
            <text:p>5280827</text:p>
          </table:table-cell>
          <table:table-cell office:value-type="float" office:value="-68832">
            <text:p>-68832</text:p>
          </table:table-cell>
          <table:table-cell office:value-type="float" office:value="381168">
            <text:p>381168</text:p>
          </table:table-cell>
          <table:table-cell office:value-type="float" office:value="280827">
            <text:p>280827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127">
            <text:p>7001127</text:p>
          </table:table-cell>
          <table:table-cell table:style-name="ce1" office:value-type="string">
            <text:p>212027</text:p>
          </table:table-cell>
          <table:table-cell office:value-type="float" office:value="183">
            <text:p>183</text:p>
          </table:table-cell>
          <table:table-cell office:value-type="string">
            <text:p>Rabland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4];2)+(RIGHT(LEFT([.L184];4);2)*60+RIGHT([.L184];2))/3600" office:value-type="float" office:value="46.7469444444444">
            <text:p>46.7469444444</text:p>
          </table:table-cell>
          <table:table-cell table:formula="of:=LEFT([.M184];2)+(RIGHT(LEFT([.M184];4);2)*60+RIGHT([.M184];2))/3600" office:value-type="float" office:value="12.4472222222222">
            <text:p>12.4472222222</text:p>
          </table:table-cell>
          <table:table-cell office:value-type="float" office:value="334312">
            <text:p>334312</text:p>
          </table:table-cell>
          <table:table-cell office:value-type="float" office:value="316724">
            <text:p>316724</text:p>
          </table:table-cell>
          <table:table-cell office:value-type="float" office:value="464449">
            <text:p>464449</text:p>
          </table:table-cell>
          <table:table-cell office:value-type="float" office:value="122650">
            <text:p>122650</text:p>
          </table:table-cell>
          <table:table-cell office:value-type="float" office:value="316695">
            <text:p>316695</text:p>
          </table:table-cell>
          <table:table-cell office:value-type="float" office:value="25">
            <text:p>25</text:p>
          </table:table-cell>
          <table:table-cell office:value-type="float" office:value="332306">
            <text:p>332306</text:p>
          </table:table-cell>
          <table:table-cell office:value-type="float" office:value="31">
            <text:p>31</text:p>
          </table:table-cell>
          <table:table-cell office:value-type="float" office:value="5178963">
            <text:p>5178963</text:p>
          </table:table-cell>
          <table:table-cell office:value-type="float" office:value="7">
            <text:p>7</text:p>
          </table:table-cell>
          <table:table-cell office:value-type="float" office:value="-67709">
            <text:p>-67709</text:p>
          </table:table-cell>
          <table:table-cell office:value-type="float" office:value="54">
            <text:p>54</text:p>
          </table:table-cell>
          <table:table-cell office:value-type="float" office:value="382290">
            <text:p>382290</text:p>
          </table:table-cell>
          <table:table-cell office:value-type="float" office:value="63">
            <text:p>63</text:p>
          </table:table-cell>
          <table:table-cell office:value-type="float" office:value="178963">
            <text:p>17896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001128">
            <text:p>7001128</text:p>
          </table:table-cell>
          <table:table-cell table:style-name="ce1" office:value-type="string">
            <text:p>212043</text:p>
          </table:table-cell>
          <table:table-cell office:value-type="float" office:value="184">
            <text:p>184</text:p>
          </table:table-cell>
          <table:table-cell office:value-type="string">
            <text:p>Hinterbic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5];2)+(RIGHT(LEFT([.L185];4);2)*60+RIGHT([.L185];2))/3600" office:value-type="float" office:value="47.0158333333333">
            <text:p>47.0158333333</text:p>
          </table:table-cell>
          <table:table-cell table:formula="of:=LEFT([.M185];2)+(RIGHT(LEFT([.M185];4);2)*60+RIGHT([.M185];2))/3600" office:value-type="float" office:value="12.3377777777778">
            <text:p>12.3377777778</text:p>
          </table:table-cell>
          <table:table-cell office:value-type="float" office:value="324333">
            <text:p>324333</text:p>
          </table:table-cell>
          <table:table-cell office:value-type="float" office:value="346673">
            <text:p>346673</text:p>
          </table:table-cell>
          <table:table-cell office:value-type="float" office:value="470057">
            <text:p>470057</text:p>
          </table:table-cell>
          <table:table-cell office:value-type="float" office:value="122016">
            <text:p>122016</text:p>
          </table:table-cell>
          <table:table-cell office:value-type="float" office:value="346672">
            <text:p>346672</text:p>
          </table:table-cell>
          <table:table-cell office:value-type="float" office:value="68">
            <text:p>68</text:p>
          </table:table-cell>
          <table:table-cell office:value-type="float" office:value="324332">
            <text:p>324332</text:p>
          </table:table-cell>
          <table:table-cell office:value-type="float" office:value="85">
            <text:p>85</text:p>
          </table:table-cell>
          <table:table-cell office:value-type="float" office:value="5208950">
            <text:p>5208950</text:p>
          </table:table-cell>
          <table:table-cell office:value-type="float" office:value="-75688">
            <text:p>-75688</text:p>
          </table:table-cell>
          <table:table-cell office:value-type="float" office:value="374312">
            <text:p>374312</text:p>
          </table:table-cell>
          <table:table-cell office:value-type="float" office:value="208950">
            <text:p>20895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132">
            <text:p>7001132</text:p>
          </table:table-cell>
          <table:table-cell table:style-name="ce1" office:value-type="string">
            <text:p>212084</text:p>
          </table:table-cell>
          <table:table-cell office:value-type="float" office:value="185">
            <text:p>185</text:p>
          </table:table-cell>
          <table:table-cell office:value-type="string">
            <text:p>Prossegg</text:p>
          </table:table-cell>
          <table:table-cell office:value-type="string">
            <text:p>Tauernb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6];2)+(RIGHT(LEFT([.L186];4);2)*60+RIGHT([.L186];2))/3600" office:value-type="float" office:value="47.0152777777778">
            <text:p>47.0152777778</text:p>
          </table:table-cell>
          <table:table-cell table:formula="of:=LEFT([.M186];2)+(RIGHT(LEFT([.M186];4);2)*60+RIGHT([.M186];2))/3600" office:value-type="float" office:value="12.5308333333333">
            <text:p>12.5308333333</text:p>
          </table:table-cell>
          <table:table-cell office:value-type="float" office:value="339006">
            <text:p>339006</text:p>
          </table:table-cell>
          <table:table-cell office:value-type="float" office:value="346459">
            <text:p>346459</text:p>
          </table:table-cell>
          <table:table-cell office:value-type="float" office:value="470055">
            <text:p>470055</text:p>
          </table:table-cell>
          <table:table-cell office:value-type="float" office:value="123151">
            <text:p>123151</text:p>
          </table:table-cell>
          <table:table-cell office:value-type="float" office:value="346459">
            <text:p>346459</text:p>
          </table:table-cell>
          <table:table-cell office:value-type="float" office:value="39">
            <text:p>39</text:p>
          </table:table-cell>
          <table:table-cell office:value-type="float" office:value="339006">
            <text:p>339006</text:p>
          </table:table-cell>
          <table:table-cell office:value-type="float" office:value="45">
            <text:p>45</text:p>
          </table:table-cell>
          <table:table-cell office:value-type="float" office:value="5208738">
            <text:p>5208738</text:p>
          </table:table-cell>
          <table:table-cell office:value-type="float" office:value="-61011">
            <text:p>-61011</text:p>
          </table:table-cell>
          <table:table-cell office:value-type="float" office:value="388989">
            <text:p>388989</text:p>
          </table:table-cell>
          <table:table-cell office:value-type="float" office:value="208738">
            <text:p>208738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133">
            <text:p>7001133</text:p>
          </table:table-cell>
          <table:table-cell table:style-name="ce1" office:value-type="string">
            <text:p>212092</text:p>
          </table:table-cell>
          <table:table-cell office:value-type="float" office:value="186">
            <text:p>186</text:p>
          </table:table-cell>
          <table:table-cell office:value-type="string">
            <text:p>Brü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7];2)+(RIGHT(LEFT([.L187];4);2)*60+RIGHT([.L187];2))/3600" office:value-type="float" office:value="46.9744444444445">
            <text:p>46.9744444444</text:p>
          </table:table-cell>
          <table:table-cell table:style-name="ce3" table:formula="of:=LEFT([.M187];2)+(RIGHT(LEFT([.M187];4);2)*60+RIGHT([.M187];2))/3600" office:value-type="float" office:value="12.5525">
            <text:p>12.5525</text:p>
          </table:table-cell>
          <table:table-cell office:value-type="float" office:value="340600">
            <text:p>340600</text:p>
          </table:table-cell>
          <table:table-cell office:value-type="float" office:value="341890">
            <text:p>341890</text:p>
          </table:table-cell>
          <table:table-cell office:value-type="float" office:value="465828">
            <text:p>465828</text:p>
          </table:table-cell>
          <table:table-cell office:value-type="float" office:value="123309">
            <text:p>123309</text:p>
          </table:table-cell>
          <table:table-cell office:value-type="float" office:value="341890">
            <text:p>341890</text:p>
          </table:table-cell>
          <table:table-cell office:value-type="float" office:value="31">
            <text:p>31</text:p>
          </table:table-cell>
          <table:table-cell office:value-type="float" office:value="340600">
            <text:p>340600</text:p>
          </table:table-cell>
          <table:table-cell office:value-type="float" office:value="35">
            <text:p>35</text:p>
          </table:table-cell>
          <table:table-cell office:value-type="float" office:value="5206260">
            <text:p>5206260</text:p>
          </table:table-cell>
          <table:table-cell office:value-type="float" office:value="6">
            <text:p>6</text:p>
          </table:table-cell>
          <table:table-cell office:value-type="float" office:value="168782">
            <text:p>168782</text:p>
          </table:table-cell>
          <table:table-cell office:value-type="float" office:value="9">
            <text:p>9</text:p>
          </table:table-cell>
          <table:table-cell office:value-type="float" office:value="318782">
            <text:p>318782</text:p>
          </table:table-cell>
          <table:table-cell office:value-type="float" office:value="9">
            <text:p>9</text:p>
          </table:table-cell>
          <table:table-cell office:value-type="float" office:value="206260">
            <text:p>20626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01134">
            <text:p>7001134</text:p>
          </table:table-cell>
          <table:table-cell table:style-name="ce1" office:value-type="string">
            <text:p>212100</text:p>
          </table:table-cell>
          <table:table-cell office:value-type="float" office:value="187">
            <text:p>187</text:p>
          </table:table-cell>
          <table:table-cell office:value-type="string">
            <text:p>Hopfgarten i. Def.-Zwenewald</text:p>
          </table:table-cell>
          <table:table-cell office:value-type="string">
            <text:p>Schwarz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8];2)+(RIGHT(LEFT([.L188];4);2)*60+RIGHT([.L188];2))/3600" office:value-type="float" office:value="46.9180555555556">
            <text:p>46.9180555556</text:p>
          </table:table-cell>
          <table:table-cell table:formula="of:=LEFT([.M188];2)+(RIGHT(LEFT([.M188];4);2)*60+RIGHT([.M188];2))/3600" office:value-type="float" office:value="12.5138888888889">
            <text:p>12.5138888889</text:p>
          </table:table-cell>
          <table:table-cell office:value-type="float" office:value="337614">
            <text:p>337614</text:p>
          </table:table-cell>
          <table:table-cell office:value-type="float" office:value="335667">
            <text:p>335667</text:p>
          </table:table-cell>
          <table:table-cell office:value-type="float" office:value="465505">
            <text:p>465505</text:p>
          </table:table-cell>
          <table:table-cell office:value-type="float" office:value="123050">
            <text:p>123050</text:p>
          </table:table-cell>
          <table:table-cell office:value-type="float" office:value="335667">
            <text:p>335667</text:p>
          </table:table-cell>
          <table:table-cell office:value-type="float" office:value="41">
            <text:p>41</text:p>
          </table:table-cell>
          <table:table-cell office:value-type="float" office:value="337613">
            <text:p>337613</text:p>
          </table:table-cell>
          <table:table-cell office:value-type="float" office:value="72">
            <text:p>72</text:p>
          </table:table-cell>
          <table:table-cell office:value-type="float" office:value="5199923">
            <text:p>5199923</text:p>
          </table:table-cell>
          <table:table-cell office:value-type="float" office:value="8">
            <text:p>8</text:p>
          </table:table-cell>
          <table:table-cell office:value-type="float" office:value="166037">
            <text:p>166037</text:p>
          </table:table-cell>
          <table:table-cell office:value-type="float" office:value="7">
            <text:p>7</text:p>
          </table:table-cell>
          <table:table-cell office:value-type="float" office:value="316037">
            <text:p>316037</text:p>
          </table:table-cell>
          <table:table-cell office:value-type="float" office:value="7">
            <text:p>7</text:p>
          </table:table-cell>
          <table:table-cell office:value-type="float" office:value="199923">
            <text:p>1999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01140">
            <text:p>7001140</text:p>
          </table:table-cell>
          <table:table-cell table:style-name="ce1" office:value-type="string">
            <text:p>212167</text:p>
          </table:table-cell>
          <table:table-cell office:value-type="float" office:value="188">
            <text:p>188</text:p>
          </table:table-cell>
          <table:table-cell office:value-type="string">
            <text:p>Lienz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9];2)+(RIGHT(LEFT([.L189];4);2)*60+RIGHT([.L189];2))/3600" office:value-type="float" office:value="46.8322222222222">
            <text:p>46.8322222222</text:p>
          </table:table-cell>
          <table:table-cell table:formula="of:=LEFT([.M189];2)+(RIGHT(LEFT([.M189];4);2)*60+RIGHT([.M189];2))/3600" office:value-type="float" office:value="12.7669444444444">
            <text:p>12.7669444444</text:p>
          </table:table-cell>
          <table:table-cell office:value-type="float" office:value="356806">
            <text:p>356806</text:p>
          </table:table-cell>
          <table:table-cell office:value-type="float" office:value="325935">
            <text:p>325935</text:p>
          </table:table-cell>
          <table:table-cell office:value-type="float" office:value="464956">
            <text:p>464956</text:p>
          </table:table-cell>
          <table:table-cell office:value-type="float" office:value="124601">
            <text:p>124601</text:p>
          </table:table-cell>
          <table:table-cell office:value-type="float" office:value="325934">
            <text:p>325934</text:p>
          </table:table-cell>
          <table:table-cell office:value-type="float" office:value="56">
            <text:p>56</text:p>
          </table:table-cell>
          <table:table-cell office:value-type="float" office:value="356806">
            <text:p>356806</text:p>
          </table:table-cell>
          <table:table-cell office:value-type="float" office:value="4">
            <text:p>4</text:p>
          </table:table-cell>
          <table:table-cell office:value-type="float" office:value="5188208">
            <text:p>5188208</text:p>
          </table:table-cell>
          <table:table-cell office:value-type="float" office:value="-43205">
            <text:p>-43205</text:p>
          </table:table-cell>
          <table:table-cell office:value-type="float" office:value="406795">
            <text:p>406795</text:p>
          </table:table-cell>
          <table:table-cell office:value-type="float" office:value="188208">
            <text:p>188208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147">
            <text:p>7001147</text:p>
          </table:table-cell>
          <table:table-cell table:style-name="ce1" office:value-type="string">
            <text:p>212316</text:p>
          </table:table-cell>
          <table:table-cell office:value-type="float" office:value="189">
            <text:p>189</text:p>
          </table:table-cell>
          <table:table-cell office:value-type="string">
            <text:p>Lienz-Peggetz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90];2)+(RIGHT(LEFT([.L190];4);2)*60+RIGHT([.L190];2))/3600" office:value-type="float" office:value="46.825">
            <text:p>46.825</text:p>
          </table:table-cell>
          <table:table-cell table:formula="of:=LEFT([.M190];2)+(RIGHT(LEFT([.M190];4);2)*60+RIGHT([.M190];2))/3600" office:value-type="float" office:value="12.7847222222222">
            <text:p>12.7847222222</text:p>
          </table:table-cell>
          <table:table-cell office:value-type="float" office:value="358154">
            <text:p>358154</text:p>
          </table:table-cell>
          <table:table-cell office:value-type="float" office:value="325137">
            <text:p>325137</text:p>
          </table:table-cell>
          <table:table-cell office:value-type="float" office:value="464930">
            <text:p>464930</text:p>
          </table:table-cell>
          <table:table-cell office:value-type="float" office:value="124705">
            <text:p>124705</text:p>
          </table:table-cell>
          <table:table-cell office:value-type="float" office:value="325136">
            <text:p>325136</text:p>
          </table:table-cell>
          <table:table-cell office:value-type="float" office:value="69">
            <text:p>69</text:p>
          </table:table-cell>
          <table:table-cell office:value-type="float" office:value="358154">
            <text:p>358154</text:p>
          </table:table-cell>
          <table:table-cell office:value-type="float" office:value="1">
            <text:p>1</text:p>
          </table:table-cell>
          <table:table-cell office:value-type="float" office:value="5187410">
            <text:p>5187410</text:p>
          </table:table-cell>
          <table:table-cell office:value-type="float" office:value="-41857">
            <text:p>-41857</text:p>
          </table:table-cell>
          <table:table-cell office:value-type="float" office:value="408143">
            <text:p>408143</text:p>
          </table:table-cell>
          <table:table-cell office:value-type="float" office:value="187410">
            <text:p>18741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1152">
            <text:p>7001152</text:p>
          </table:table-cell>
          <table:table-cell table:style-name="ce1" office:value-type="string">
            <text:p>230078</text:p>
          </table:table-cell>
          <table:table-cell office:value-type="float" office:value="190">
            <text:p>190</text:p>
          </table:table-cell>
          <table:table-cell office:value-type="string">
            <text:p>Telfs (Fussgängersteg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L191];2)+(RIGHT(LEFT([.L191];4);2)*60+RIGHT([.L191];2))/3600" office:value-type="float" office:value="47.3022222222222">
            <text:p>47.3022222222</text:p>
          </table:table-cell>
          <table:table-cell table:formula="of:=LEFT([.M191];2)+(RIGHT(LEFT([.M191];4);2)*60+RIGHT([.M191];2))/3600" office:value-type="float" office:value="11.0733333333333">
            <text:p>11.0733333333</text:p>
          </table:table-cell>
          <table:table-cell office:value-type="float" office:value="229187">
            <text:p>229187</text:p>
          </table:table-cell>
          <table:table-cell office:value-type="float" office:value="380505">
            <text:p>380505</text:p>
          </table:table-cell>
          <table:table-cell office:value-type="float" office:value="471808">
            <text:p>471808</text:p>
          </table:table-cell>
          <table:table-cell office:value-type="float" office:value="110424">
            <text:p>110424</text:p>
          </table:table-cell>
          <table:table-cell office:value-type="float" office:value="380505">
            <text:p>380505</text:p>
          </table:table-cell>
          <table:table-cell office:value-type="float" office:value="47">
            <text:p>47</text:p>
          </table:table-cell>
          <table:table-cell office:value-type="float" office:value="229187">
            <text:p>229187</text:p>
          </table:table-cell>
          <table:table-cell office:value-type="float" office:value="25">
            <text:p>25</text:p>
          </table:table-cell>
          <table:table-cell office:value-type="float" office:value="5240578">
            <text:p>5240578</text:p>
          </table:table-cell>
          <table:table-cell office:value-type="float" office:value="13">
            <text:p>13</text:p>
          </table:table-cell>
          <table:table-cell office:value-type="float" office:value="55956">
            <text:p>55956</text:p>
          </table:table-cell>
          <table:table-cell office:value-type="float" office:value="37">
            <text:p>37</text:p>
          </table:table-cell>
          <table:table-cell office:value-type="float" office:value="205956">
            <text:p>205956</text:p>
          </table:table-cell>
          <table:table-cell office:value-type="float" office:value="37">
            <text:p>37</text:p>
          </table:table-cell>
          <table:table-cell office:value-type="float" office:value="240578">
            <text:p>24057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01163">
            <text:p>7001163</text:p>
          </table:table-cell>
          <table:table-cell table:style-name="ce1" office:value-type="string">
            <text:p>230706</text:p>
          </table:table-cell>
          <table:table-cell office:value-type="float" office:value="191">
            <text:p>191</text:p>
          </table:table-cell>
          <table:table-cell office:value-type="string">
            <text:p>In der Au</text:p>
          </table:table-cell>
          <table:table-cell office:value-type="string">
            <text:p>Melach</text:p>
          </table:table-cell>
          <table:table-cell office:value-type="string">
            <text:p>Tirol</text:p>
          </table:table-cell>
          <table:table-cell/>
          <table:table-cell table:formula="of:=LEFT([.L192];2)+(RIGHT(LEFT([.L192];4);2)*60+RIGHT([.L192];2))/3600" office:value-type="float" office:value="47.2258333333333">
            <text:p>47.2258333333</text:p>
          </table:table-cell>
          <table:table-cell table:formula="of:=LEFT([.M192];2)+(RIGHT(LEFT([.M192];4);2)*60+RIGHT([.M192];2))/3600" office:value-type="float" office:value="11.2330555555556">
            <text:p>11.2330555556</text:p>
          </table:table-cell>
          <table:table-cell office:value-type="float" office:value="241033">
            <text:p>241033</text:p>
          </table:table-cell>
          <table:table-cell office:value-type="float" office:value="371683">
            <text:p>371683</text:p>
          </table:table-cell>
          <table:table-cell office:value-type="float" office:value="471333">
            <text:p>471333</text:p>
          </table:table-cell>
          <table:table-cell office:value-type="float" office:value="111359">
            <text:p>111359</text:p>
          </table:table-cell>
          <table:table-cell office:value-type="float" office:value="371682">
            <text:p>371682</text:p>
          </table:table-cell>
          <table:table-cell office:value-type="float" office:value="64">
            <text:p>64</text:p>
          </table:table-cell>
          <table:table-cell office:value-type="float" office:value="241033">
            <text:p>241033</text:p>
          </table:table-cell>
          <table:table-cell office:value-type="float" office:value="38">
            <text:p>38</text:p>
          </table:table-cell>
          <table:table-cell office:value-type="float" office:value="5232215">
            <text:p>5232215</text:p>
          </table:table-cell>
          <table:table-cell office:value-type="float" office:value="4">
            <text:p>4</text:p>
          </table:table-cell>
          <table:table-cell office:value-type="float" office:value="68135">
            <text:p>68135</text:p>
          </table:table-cell>
          <table:table-cell office:value-type="float" office:value="5">
            <text:p>5</text:p>
          </table:table-cell>
          <table:table-cell office:value-type="float" office:value="218135">
            <text:p>218135</text:p>
          </table:table-cell>
          <table:table-cell office:value-type="float" office:value="5">
            <text:p>5</text:p>
          </table:table-cell>
          <table:table-cell office:value-type="float" office:value="232215">
            <text:p>23221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01168">
            <text:p>7001168</text:p>
          </table:table-cell>
          <table:table-cell table:style-name="ce1" office:value-type="string">
            <text:p>231092</text:p>
          </table:table-cell>
          <table:table-cell office:value-type="float" office:value="192">
            <text:p>192</text:p>
          </table:table-cell>
          <table:table-cell office:value-type="string">
            <text:p>Lienz-Falkensteinsteg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93];2)+(RIGHT(LEFT([.L193];4);2)*60+RIGHT([.L193];2))/3600" office:value-type="float" office:value="46.8183333333333">
            <text:p>46.8183333333</text:p>
          </table:table-cell>
          <table:table-cell table:formula="of:=LEFT([.M193];2)+(RIGHT(LEFT([.M193];4);2)*60+RIGHT([.M193];2))/3600" office:value-type="float" office:value="12.7602777777778">
            <text:p>12.7602777778</text:p>
          </table:table-cell>
          <table:table-cell office:value-type="float" office:value="356263">
            <text:p>356263</text:p>
          </table:table-cell>
          <table:table-cell office:value-type="float" office:value="324426">
            <text:p>324426</text:p>
          </table:table-cell>
          <table:table-cell office:value-type="float" office:value="464906">
            <text:p>464906</text:p>
          </table:table-cell>
          <table:table-cell office:value-type="float" office:value="124537">
            <text:p>124537</text:p>
          </table:table-cell>
          <table:table-cell office:value-type="float" office:value="324411">
            <text:p>324411</text:p>
          </table:table-cell>
          <table:table-cell office:value-type="float" office:value="5">
            <text:p>5</text:p>
          </table:table-cell>
          <table:table-cell office:value-type="float" office:value="356289">
            <text:p>356289</text:p>
          </table:table-cell>
          <table:table-cell office:value-type="float" office:value="4">
            <text:p>4</text:p>
          </table:table-cell>
          <table:table-cell office:value-type="float" office:value="5186684">
            <text:p>5186684</text:p>
          </table:table-cell>
          <table:table-cell office:value-type="float" office:value="-43722">
            <text:p>-43722</text:p>
          </table:table-cell>
          <table:table-cell office:value-type="float" office:value="406278">
            <text:p>406278</text:p>
          </table:table-cell>
          <table:table-cell office:value-type="float" office:value="186684">
            <text:p>186684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4281">
            <text:p>7004281</text:p>
          </table:table-cell>
          <table:table-cell table:style-name="ce1" office:value-type="string">
            <text:p>202614</text:p>
          </table:table-cell>
          <table:table-cell office:value-type="float" office:value="193">
            <text:p>193</text:p>
          </table:table-cell>
          <table:table-cell office:value-type="string">
            <text:p>Going am Wilden Kaiser</text:p>
          </table:table-cell>
          <table:table-cell office:value-type="string">
            <text:p>Goinger Bach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94];2)+(RIGHT(LEFT([.L194];4);2)*60+RIGHT([.L194];2))/3600" office:value-type="float" office:value="47.515">
            <text:p>47.515</text:p>
          </table:table-cell>
          <table:table-cell table:formula="of:=LEFT([.M194];2)+(RIGHT(LEFT([.M194];4);2)*60+RIGHT([.M194];2))/3600" office:value-type="float" office:value="12.3316666666667">
            <text:p>12.3316666667</text:p>
          </table:table-cell>
          <table:table-cell office:value-type="float" office:value="324597">
            <text:p>324597</text:p>
          </table:table-cell>
          <table:table-cell office:value-type="float" office:value="402161">
            <text:p>402161</text:p>
          </table:table-cell>
          <table:table-cell office:value-type="float" office:value="473054">
            <text:p>473054</text:p>
          </table:table-cell>
          <table:table-cell office:value-type="float" office:value="121954">
            <text:p>121954</text:p>
          </table:table-cell>
          <table:table-cell office:value-type="float" office:value="402161">
            <text:p>402161</text:p>
          </table:table-cell>
          <table:table-cell office:value-type="float" office:value="48">
            <text:p>48</text:p>
          </table:table-cell>
          <table:table-cell office:value-type="float" office:value="324597">
            <text:p>324597</text:p>
          </table:table-cell>
          <table:table-cell office:value-type="float" office:value="38">
            <text:p>38</text:p>
          </table:table-cell>
          <table:table-cell office:value-type="float" office:value="5264461">
            <text:p>5264461</text:p>
          </table:table-cell>
          <table:table-cell office:value-type="float" office:value="-75426">
            <text:p>-75426</text:p>
          </table:table-cell>
          <table:table-cell office:value-type="float" office:value="374574">
            <text:p>374574</text:p>
          </table:table-cell>
          <table:table-cell office:value-type="float" office:value="264461">
            <text:p>26446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7004282">
            <text:p>7004282</text:p>
          </table:table-cell>
          <table:table-cell table:style-name="ce1" office:value-type="string">
            <text:p>202622</text:p>
          </table:table-cell>
          <table:table-cell office:value-type="float" office:value="194">
            <text:p>194</text:p>
          </table:table-cell>
          <table:table-cell office:value-type="string">
            <text:p>Kirchberg i. T.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95];2)+(RIGHT(LEFT([.L195];4);2)*60+RIGHT([.L195];2))/3600" office:value-type="float" office:value="47.4472222222222">
            <text:p>47.4472222222</text:p>
          </table:table-cell>
          <table:table-cell table:formula="of:=LEFT([.M195];2)+(RIGHT(LEFT([.M195];4);2)*60+RIGHT([.M195];2))/3600" office:value-type="float" office:value="12.3147222222222">
            <text:p>12.3147222222</text:p>
          </table:table-cell>
          <table:table-cell office:value-type="float" office:value="323227">
            <text:p>323227</text:p>
          </table:table-cell>
          <table:table-cell office:value-type="float" office:value="394617">
            <text:p>394617</text:p>
          </table:table-cell>
          <table:table-cell office:value-type="float" office:value="472650">
            <text:p>472650</text:p>
          </table:table-cell>
          <table:table-cell office:value-type="float" office:value="121853">
            <text:p>121853</text:p>
          </table:table-cell>
          <table:table-cell office:value-type="float" office:value="394623">
            <text:p>394623</text:p>
          </table:table-cell>
          <table:table-cell office:value-type="float" office:value="7">
            <text:p>7</text:p>
          </table:table-cell>
          <table:table-cell office:value-type="float" office:value="323223">
            <text:p>323223</text:p>
          </table:table-cell>
          <table:table-cell office:value-type="float" office:value="8">
            <text:p>8</text:p>
          </table:table-cell>
          <table:table-cell office:value-type="float" office:value="5256920">
            <text:p>5256920</text:p>
          </table:table-cell>
          <table:table-cell office:value-type="float" office:value="-76800">
            <text:p>-76800</text:p>
          </table:table-cell>
          <table:table-cell office:value-type="float" office:value="373200">
            <text:p>373200</text:p>
          </table:table-cell>
          <table:table-cell office:value-type="float" office:value="1">
            <text:p>1</text:p>
          </table:table-cell>
          <table:table-cell office:value-type="float" office:value="256920">
            <text:p>2569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7004333">
            <text:p>7004333</text:p>
          </table:table-cell>
          <table:table-cell table:style-name="ce1" office:value-type="string">
            <text:p>202630</text:p>
          </table:table-cell>
          <table:table-cell office:value-type="float" office:value="195">
            <text:p>195</text:p>
          </table:table-cell>
          <table:table-cell office:value-type="string">
            <text:p>Kössen-Waidach</text:p>
          </table:table-cell>
          <table:table-cell office:value-type="string">
            <text:p>Kohlenbach</text:p>
          </table:table-cell>
          <table:table-cell office:value-type="string">
            <text:p>Tirol</text:p>
          </table:table-cell>
          <table:table-cell/>
          <table:table-cell table:formula="of:=LEFT([.L196];2)+(RIGHT(LEFT([.L196];4);2)*60+RIGHT([.L196];2))/3600" office:value-type="float" office:value="47.6563888888889">
            <text:p>47.6563888889</text:p>
          </table:table-cell>
          <table:table-cell table:formula="of:=LEFT([.M196];2)+(RIGHT(LEFT([.M196];4);2)*60+RIGHT([.M196];2))/3600" office:value-type="float" office:value="12.3911111111111">
            <text:p>12.3911111111</text:p>
          </table:table-cell>
          <table:table-cell office:value-type="float" office:value="329264">
            <text:p>329264</text:p>
          </table:table-cell>
          <table:table-cell office:value-type="float" office:value="417818">
            <text:p>417818</text:p>
          </table:table-cell>
          <table:table-cell office:value-type="float" office:value="473923">
            <text:p>473923</text:p>
          </table:table-cell>
          <table:table-cell office:value-type="float" office:value="122328">
            <text:p>122328</text:p>
          </table:table-cell>
          <table:table-cell office:value-type="float" office:value="417818">
            <text:p>417818</text:p>
          </table:table-cell>
          <table:table-cell office:value-type="float" office:value="18">
            <text:p>18</text:p>
          </table:table-cell>
          <table:table-cell office:value-type="float" office:value="329263">
            <text:p>329263</text:p>
          </table:table-cell>
          <table:table-cell office:value-type="float" office:value="92">
            <text:p>92</text:p>
          </table:table-cell>
          <table:table-cell office:value-type="float" office:value="5280124">
            <text:p>5280124</text:p>
          </table:table-cell>
          <table:table-cell office:value-type="float" office:value="-70758">
            <text:p>-70758</text:p>
          </table:table-cell>
          <table:table-cell office:value-type="float" office:value="379242">
            <text:p>379242</text:p>
          </table:table-cell>
          <table:table-cell office:value-type="float" office:value="280124">
            <text:p>280124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8001001">
            <text:p>8001001</text:p>
          </table:table-cell>
          <table:table-cell table:style-name="ce1" office:value-type="string">
            <text:p>200014</text:p>
          </table:table-cell>
          <table:table-cell office:value-type="float" office:value="196">
            <text:p>196</text:p>
          </table:table-cell>
          <table:table-cell office:value-type="string">
            <text:p>Bangs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L197];2)+(RIGHT(LEFT([.L197];4);2)*60+RIGHT([.L197];2))/3600" office:value-type="float" office:value="47.2744444444444">
            <text:p>47.2744444444</text:p>
          </table:table-cell>
          <table:table-cell table:formula="of:=LEFT([.M197];2)+(RIGHT(LEFT([.M197];4);2)*60+RIGHT([.M197];2))/3600" office:value-type="float" office:value="93.335">
            <text:p>93.335</text:p>
          </table:table-cell>
          <table:table-cell office:value-type="float" office:value="112748">
            <text:p>112748</text:p>
          </table:table-cell>
          <table:table-cell office:value-type="float" office:value="381754">
            <text:p>381754</text:p>
          </table:table-cell>
          <table:table-cell office:value-type="float" office:value="471628">
            <text:p>471628</text:p>
          </table:table-cell>
          <table:table-cell office:value-type="float" office:value="93206">
            <text:p>93206</text:p>
          </table:table-cell>
          <table:table-cell office:value-type="float" office:value="381943">
            <text:p>381943</text:p>
          </table:table-cell>
          <table:table-cell office:value-type="float" office:value="66">
            <text:p>66</text:p>
          </table:table-cell>
          <table:table-cell office:value-type="float" office:value="112842">
            <text:p>112842</text:p>
          </table:table-cell>
          <table:table-cell office:value-type="float" office:value="16">
            <text:p>16</text:p>
          </table:table-cell>
          <table:table-cell office:value-type="float" office:value="5237523">
            <text:p>5237523</text:p>
          </table:table-cell>
          <table:table-cell office:value-type="float" office:value="-60396">
            <text:p>-60396</text:p>
          </table:table-cell>
          <table:table-cell office:value-type="float" office:value="89604">
            <text:p>89604</text:p>
          </table:table-cell>
          <table:table-cell office:value-type="float" office:value="4">
            <text:p>4</text:p>
          </table:table-cell>
          <table:table-cell office:value-type="float" office:value="237523">
            <text:p>2375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8001014">
            <text:p>8001014</text:p>
          </table:table-cell>
          <table:table-cell table:style-name="ce1" office:value-type="string">
            <text:p>200147</text:p>
          </table:table-cell>
          <table:table-cell office:value-type="float" office:value="197">
            <text:p>197</text:p>
          </table:table-cell>
          <table:table-cell office:value-type="string">
            <text:p>Gisingen</text:p>
          </table:table-cell>
          <table:table-cell office:value-type="string">
            <text:p>Ill</text:p>
          </table:table-cell>
          <table:table-cell office:value-type="string">
            <text:p>Vorarlberg</text:p>
          </table:table-cell>
          <table:table-cell/>
          <table:table-cell table:formula="of:=LEFT([.L198];2)+(RIGHT(LEFT([.L198];4);2)*60+RIGHT([.L198];2))/3600" office:value-type="float" office:value="47.2608333333333">
            <text:p>47.2608333333</text:p>
          </table:table-cell>
          <table:table-cell table:formula="of:=LEFT([.M198];2)+(RIGHT(LEFT([.M198];4);2)*60+RIGHT([.M198];2))/3600" office:value-type="float" office:value="93.7458333333333">
            <text:p>93.7458333333</text:p>
          </table:table-cell>
          <table:table-cell office:value-type="float" office:value="116098">
            <text:p>116098</text:p>
          </table:table-cell>
          <table:table-cell office:value-type="float" office:value="380295">
            <text:p>380295</text:p>
          </table:table-cell>
          <table:table-cell office:value-type="float" office:value="471539">
            <text:p>471539</text:p>
          </table:table-cell>
          <table:table-cell office:value-type="float" office:value="93445">
            <text:p>93445</text:p>
          </table:table-cell>
          <table:table-cell office:value-type="float" office:value="380295">
            <text:p>380295</text:p>
          </table:table-cell>
          <table:table-cell office:value-type="float" office:value="25">
            <text:p>25</text:p>
          </table:table-cell>
          <table:table-cell office:value-type="float" office:value="116097">
            <text:p>116097</text:p>
          </table:table-cell>
          <table:table-cell office:value-type="float" office:value="7">
            <text:p>7</text:p>
          </table:table-cell>
          <table:table-cell office:value-type="float" office:value="5236001">
            <text:p>5236001</text:p>
          </table:table-cell>
          <table:table-cell office:value-type="float" office:value="19">
            <text:p>19</text:p>
          </table:table-cell>
          <table:table-cell office:value-type="float" office:value="-57078">
            <text:p>-57078</text:p>
          </table:table-cell>
          <table:table-cell office:value-type="float" office:value="25">
            <text:p>25</text:p>
          </table:table-cell>
          <table:table-cell office:value-type="float" office:value="92921">
            <text:p>92921</text:p>
          </table:table-cell>
          <table:table-cell office:value-type="float" office:value="75">
            <text:p>75</text:p>
          </table:table-cell>
          <table:table-cell office:value-type="float" office:value="236001">
            <text:p>23600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001019">
            <text:p>8001019</text:p>
          </table:table-cell>
          <table:table-cell table:style-name="ce1" office:value-type="string">
            <text:p>200196</text:p>
          </table:table-cell>
          <table:table-cell office:value-type="float" office:value="198">
            <text:p>198</text:p>
          </table:table-cell>
          <table:table-cell office:value-type="string">
            <text:p>Lustenau (Eisenbahnbrücke)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L199];2)+(RIGHT(LEFT([.L199];4);2)*60+RIGHT([.L199];2))/3600" office:value-type="float" office:value="47.4483333333333">
            <text:p>47.4483333333</text:p>
          </table:table-cell>
          <table:table-cell table:formula="of:=LEFT([.M199];2)+(RIGHT(LEFT([.M199];4);2)*60+RIGHT([.M199];2))/3600" office:value-type="float" office:value="94.5586111111111">
            <text:p>94.5586111111</text:p>
          </table:table-cell>
          <table:table-cell office:value-type="float" office:value="123092">
            <text:p>123092</text:p>
          </table:table-cell>
          <table:table-cell office:value-type="float" office:value="400791">
            <text:p>400791</text:p>
          </table:table-cell>
          <table:table-cell office:value-type="float" office:value="472654">
            <text:p>472654</text:p>
          </table:table-cell>
          <table:table-cell office:value-type="float" office:value="93931">
            <text:p>93931</text:p>
          </table:table-cell>
          <table:table-cell office:value-type="float" office:value="400791">
            <text:p>400791</text:p>
          </table:table-cell>
          <table:table-cell office:value-type="float" office:value="46">
            <text:p>46</text:p>
          </table:table-cell>
          <table:table-cell office:value-type="float" office:value="123091">
            <text:p>123091</text:p>
          </table:table-cell>
          <table:table-cell office:value-type="float" office:value="94">
            <text:p>94</text:p>
          </table:table-cell>
          <table:table-cell office:value-type="float" office:value="5256760">
            <text:p>5256760</text:p>
          </table:table-cell>
          <table:table-cell office:value-type="float" office:value="-50879">
            <text:p>-50879</text:p>
          </table:table-cell>
          <table:table-cell office:value-type="float" office:value="99121">
            <text:p>99121</text:p>
          </table:table-cell>
          <table:table-cell office:value-type="float" office:value="256760">
            <text:p>256760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1026">
            <text:p>8001026</text:p>
          </table:table-cell>
          <table:table-cell table:style-name="ce1" office:value-type="string">
            <text:p>200261</text:p>
          </table:table-cell>
          <table:table-cell office:value-type="float" office:value="199">
            <text:p>199</text:p>
          </table:table-cell>
          <table:table-cell office:value-type="string">
            <text:p>Mell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L200];2)+(RIGHT(LEFT([.L200];4);2)*60+RIGHT([.L200];2))/3600" office:value-type="float" office:value="47.3552777777778">
            <text:p>47.3552777778</text:p>
          </table:table-cell>
          <table:table-cell table:formula="of:=LEFT([.M200];2)+(RIGHT(LEFT([.M200];4);2)*60+RIGHT([.M200];2))/3600" office:value-type="float" office:value="95.4313888888889">
            <text:p>95.4313888889</text:p>
          </table:table-cell>
          <table:table-cell office:value-type="float" office:value="139409">
            <text:p>139409</text:p>
          </table:table-cell>
          <table:table-cell office:value-type="float" office:value="389705">
            <text:p>389705</text:p>
          </table:table-cell>
          <table:table-cell office:value-type="float" office:value="472119">
            <text:p>472119</text:p>
          </table:table-cell>
          <table:table-cell office:value-type="float" office:value="95253">
            <text:p>95253</text:p>
          </table:table-cell>
          <table:table-cell office:value-type="float" office:value="389704">
            <text:p>389704</text:p>
          </table:table-cell>
          <table:table-cell office:value-type="float" office:value="97">
            <text:p>97</text:p>
          </table:table-cell>
          <table:table-cell office:value-type="float" office:value="139408">
            <text:p>139408</text:p>
          </table:table-cell>
          <table:table-cell office:value-type="float" office:value="88">
            <text:p>88</text:p>
          </table:table-cell>
          <table:table-cell office:value-type="float" office:value="5246308">
            <text:p>5246308</text:p>
          </table:table-cell>
          <table:table-cell office:value-type="float" office:value="-34141">
            <text:p>-34141</text:p>
          </table:table-cell>
          <table:table-cell office:value-type="float" office:value="115859">
            <text:p>115859</text:p>
          </table:table-cell>
          <table:table-cell office:value-type="float" office:value="246308">
            <text:p>246308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1032">
            <text:p>8001032</text:p>
          </table:table-cell>
          <table:table-cell table:style-name="ce1" office:value-type="string">
            <text:p>200329</text:p>
          </table:table-cell>
          <table:table-cell office:value-type="float" office:value="200">
            <text:p>200</text:p>
          </table:table-cell>
          <table:table-cell office:value-type="string">
            <text:p>Kennelbach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L201];2)+(RIGHT(LEFT([.L201];4);2)*60+RIGHT([.L201];2))/3600" office:value-type="float" office:value="47.4769444444444">
            <text:p>47.4769444444</text:p>
          </table:table-cell>
          <table:table-cell table:formula="of:=LEFT([.M201];2)+(RIGHT(LEFT([.M201];4);2)*60+RIGHT([.M201];2))/3600" office:value-type="float" office:value="95.0586111111111">
            <text:p>95.0586111111</text:p>
          </table:table-cell>
          <table:table-cell office:value-type="float" office:value="132029">
            <text:p>132029</text:p>
          </table:table-cell>
          <table:table-cell office:value-type="float" office:value="403560">
            <text:p>403560</text:p>
          </table:table-cell>
          <table:table-cell office:value-type="float" office:value="472837">
            <text:p>472837</text:p>
          </table:table-cell>
          <table:table-cell office:value-type="float" office:value="94631">
            <text:p>94631</text:p>
          </table:table-cell>
          <table:table-cell office:value-type="float" office:value="403560">
            <text:p>403560</text:p>
          </table:table-cell>
          <table:table-cell office:value-type="float" office:value="37">
            <text:p>37</text:p>
          </table:table-cell>
          <table:table-cell office:value-type="float" office:value="132028">
            <text:p>132028</text:p>
          </table:table-cell>
          <table:table-cell office:value-type="float" office:value="8">
            <text:p>8</text:p>
          </table:table-cell>
          <table:table-cell office:value-type="float" office:value="5259873">
            <text:p>5259873</text:p>
          </table:table-cell>
          <table:table-cell office:value-type="float" office:value="-42053">
            <text:p>-42053</text:p>
          </table:table-cell>
          <table:table-cell office:value-type="float" office:value="107947">
            <text:p>107947</text:p>
          </table:table-cell>
          <table:table-cell office:value-type="float" office:value="259873">
            <text:p>259873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1033">
            <text:p>8001033</text:p>
          </table:table-cell>
          <table:table-cell table:style-name="ce1" office:value-type="string">
            <text:p>200337</text:p>
          </table:table-cell>
          <table:table-cell office:value-type="float" office:value="201">
            <text:p>201</text:p>
          </table:table-cell>
          <table:table-cell office:value-type="string">
            <text:p>Bregenz-Hafen</text:p>
          </table:table-cell>
          <table:table-cell office:value-type="string">
            <text:p>Bodensee</text:p>
          </table:table-cell>
          <table:table-cell office:value-type="string">
            <text:p>Vorarlberg</text:p>
          </table:table-cell>
          <table:table-cell office:value-type="string">
            <text:p>Bregenz</text:p>
          </table:table-cell>
          <table:table-cell table:formula="of:=LEFT([.L202];2)+(RIGHT(LEFT([.L202];4);2)*60+RIGHT([.L202];2))/3600" office:value-type="float" office:value="47.5086111111111">
            <text:p>47.5086111111</text:p>
          </table:table-cell>
          <table:table-cell table:formula="of:=LEFT([.M202];2)+(RIGHT(LEFT([.M202];4);2)*60+RIGHT([.M202];2))/3600" office:value-type="float" office:value="94.7641666666667">
            <text:p>94.7641666667</text:p>
          </table:table-cell>
          <table:table-cell office:value-type="float" office:value="130129">
            <text:p>130129</text:p>
          </table:table-cell>
          <table:table-cell office:value-type="float" office:value="406969">
            <text:p>406969</text:p>
          </table:table-cell>
          <table:table-cell office:value-type="float" office:value="473031">
            <text:p>473031</text:p>
          </table:table-cell>
          <table:table-cell office:value-type="float" office:value="94451">
            <text:p>94451</text:p>
          </table:table-cell>
          <table:table-cell office:value-type="float" office:value="407172">
            <text:p>407172</text:p>
          </table:table-cell>
          <table:table-cell office:value-type="float" office:value="22">
            <text:p>22</text:p>
          </table:table-cell>
          <table:table-cell office:value-type="float" office:value="130104">
            <text:p>130104</text:p>
          </table:table-cell>
          <table:table-cell office:value-type="float" office:value="45">
            <text:p>45</text:p>
          </table:table-cell>
          <table:table-cell office:value-type="float" office:value="5263409">
            <text:p>5263409</text:p>
          </table:table-cell>
          <table:table-cell office:value-type="float" office:value="-44116">
            <text:p>-44116</text:p>
          </table:table-cell>
          <table:table-cell office:value-type="float" office:value="105884">
            <text:p>105884</text:p>
          </table:table-cell>
          <table:table-cell office:value-type="float" office:value="4">
            <text:p>4</text:p>
          </table:table-cell>
          <table:table-cell office:value-type="float" office:value="263409">
            <text:p>26340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8001035">
            <text:p>8001035</text:p>
          </table:table-cell>
          <table:table-cell table:style-name="ce1" office:value-type="string">
            <text:p>200352</text:p>
          </table:table-cell>
          <table:table-cell office:value-type="float" office:value="202">
            <text:p>202</text:p>
          </table:table-cell>
          <table:table-cell office:value-type="string">
            <text:p>Unterhochsteg</text:p>
          </table:table-cell>
          <table:table-cell office:value-type="string">
            <text:p>Leiblach</text:p>
          </table:table-cell>
          <table:table-cell office:value-type="string">
            <text:p>Vorarlberg</text:p>
          </table:table-cell>
          <table:table-cell/>
          <table:table-cell table:formula="of:=LEFT([.L203];2)+(RIGHT(LEFT([.L203];4);2)*60+RIGHT([.L203];2))/3600" office:value-type="float" office:value="47.5377777777778">
            <text:p>47.5377777778</text:p>
          </table:table-cell>
          <table:table-cell table:formula="of:=LEFT([.M203];2)+(RIGHT(LEFT([.M203];4);2)*60+RIGHT([.M203];2))/3600" office:value-type="float" office:value="94.6863888888889">
            <text:p>94.6863888889</text:p>
          </table:table-cell>
          <table:table-cell office:value-type="float" office:value="129410">
            <text:p>129410</text:p>
          </table:table-cell>
          <table:table-cell office:value-type="float" office:value="410457">
            <text:p>410457</text:p>
          </table:table-cell>
          <table:table-cell office:value-type="float" office:value="473216">
            <text:p>473216</text:p>
          </table:table-cell>
          <table:table-cell office:value-type="float" office:value="94411">
            <text:p>94411</text:p>
          </table:table-cell>
          <table:table-cell office:value-type="float" office:value="410457">
            <text:p>410457</text:p>
          </table:table-cell>
          <table:table-cell office:value-type="float" office:value="11">
            <text:p>11</text:p>
          </table:table-cell>
          <table:table-cell office:value-type="float" office:value="129409">
            <text:p>129409</text:p>
          </table:table-cell>
          <table:table-cell office:value-type="float" office:value="94">
            <text:p>94</text:p>
          </table:table-cell>
          <table:table-cell office:value-type="float" office:value="5266666">
            <text:p>5266666</text:p>
          </table:table-cell>
          <table:table-cell office:value-type="float" office:value="-44937">
            <text:p>-44937</text:p>
          </table:table-cell>
          <table:table-cell office:value-type="float" office:value="105063">
            <text:p>105063</text:p>
          </table:table-cell>
          <table:table-cell office:value-type="float" office:value="266666">
            <text:p>266666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1041">
            <text:p>8001041</text:p>
          </table:table-cell>
          <table:table-cell table:style-name="ce1" office:value-type="string">
            <text:p>200410</text:p>
          </table:table-cell>
          <table:table-cell office:value-type="float" office:value="203">
            <text:p>203</text:p>
          </table:table-cell>
          <table:table-cell office:value-type="string">
            <text:p>Lauterach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L204];2)+(RIGHT(LEFT([.L204];4);2)*60+RIGHT([.L204];2))/3600" office:value-type="float" office:value="47.4633333333333">
            <text:p>47.4633333333</text:p>
          </table:table-cell>
          <table:table-cell table:formula="of:=LEFT([.M204];2)+(RIGHT(LEFT([.M204];4);2)*60+RIGHT([.M204];2))/3600" office:value-type="float" office:value="94.0986111111111">
            <text:p>94.0986111111</text:p>
          </table:table-cell>
          <table:table-cell office:value-type="float" office:value="124933">
            <text:p>124933</text:p>
          </table:table-cell>
          <table:table-cell office:value-type="float" office:value="402392">
            <text:p>402392</text:p>
          </table:table-cell>
          <table:table-cell office:value-type="float" office:value="472748">
            <text:p>472748</text:p>
          </table:table-cell>
          <table:table-cell office:value-type="float" office:value="94055">
            <text:p>94055</text:p>
          </table:table-cell>
          <table:table-cell office:value-type="float" office:value="402391">
            <text:p>402391</text:p>
          </table:table-cell>
          <table:table-cell office:value-type="float" office:value="97">
            <text:p>97</text:p>
          </table:table-cell>
          <table:table-cell office:value-type="float" office:value="124932">
            <text:p>124932</text:p>
          </table:table-cell>
          <table:table-cell office:value-type="float" office:value="57">
            <text:p>57</text:p>
          </table:table-cell>
          <table:table-cell office:value-type="float" office:value="5258431">
            <text:p>5258431</text:p>
          </table:table-cell>
          <table:table-cell office:value-type="float" office:value="-49101">
            <text:p>-49101</text:p>
          </table:table-cell>
          <table:table-cell office:value-type="float" office:value="100899">
            <text:p>100899</text:p>
          </table:table-cell>
          <table:table-cell office:value-type="float" office:value="258431">
            <text:p>258431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1021">
            <text:p>8001021</text:p>
          </table:table-cell>
          <table:table-cell table:style-name="ce1" office:value-type="string">
            <text:p>200212</text:p>
          </table:table-cell>
          <table:table-cell office:value-type="float" office:value="204">
            <text:p>204</text:p>
          </table:table-cell>
          <table:table-cell office:value-type="string">
            <text:p>Hoher Steg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L205];2)+(RIGHT(LEFT([.L205];4);2)*60+RIGHT([.L205];2))/3600" office:value-type="float" office:value="47.4483333333333">
            <text:p>47.4483333333</text:p>
          </table:table-cell>
          <table:table-cell table:formula="of:=LEFT([.M205];2)+(RIGHT(LEFT([.M205];4);2)*60+RIGHT([.M205];2))/3600" office:value-type="float" office:value="94.3336111111111">
            <text:p>94.3336111111</text:p>
          </table:table-cell>
          <table:table-cell office:value-type="float" office:value="126193">
            <text:p>126193</text:p>
          </table:table-cell>
          <table:table-cell office:value-type="float" office:value="400494">
            <text:p>400494</text:p>
          </table:table-cell>
          <table:table-cell office:value-type="float" office:value="472654">
            <text:p>472654</text:p>
          </table:table-cell>
          <table:table-cell office:value-type="float" office:value="94201">
            <text:p>94201</text:p>
          </table:table-cell>
          <table:table-cell office:value-type="float" office:value="400651">
            <text:p>400651</text:p>
          </table:table-cell>
          <table:table-cell office:value-type="float" office:value="22">
            <text:p>22</text:p>
          </table:table-cell>
          <table:table-cell office:value-type="float" office:value="126233">
            <text:p>126233</text:p>
          </table:table-cell>
          <table:table-cell office:value-type="float" office:value="95">
            <text:p>95</text:p>
          </table:table-cell>
          <table:table-cell office:value-type="float" office:value="5256741">
            <text:p>5256741</text:p>
          </table:table-cell>
          <table:table-cell office:value-type="float" office:value="-47733">
            <text:p>-47733</text:p>
          </table:table-cell>
          <table:table-cell office:value-type="float" office:value="102267">
            <text:p>102267</text:p>
          </table:table-cell>
          <table:table-cell office:value-type="float" office:value="4">
            <text:p>4</text:p>
          </table:table-cell>
          <table:table-cell office:value-type="float" office:value="256741">
            <text:p>25674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8001028">
            <text:p>8001028</text:p>
          </table:table-cell>
          <table:table-cell table:style-name="ce1" office:value-type="string">
            <text:p>200287</text:p>
          </table:table-cell>
          <table:table-cell office:value-type="float" office:value="205">
            <text:p>205</text:p>
          </table:table-cell>
          <table:table-cell office:value-type="string">
            <text:p>Schönenbach (Hengstig)</text:p>
          </table:table-cell>
          <table:table-cell office:value-type="string">
            <text:p>Subersach</text:p>
          </table:table-cell>
          <table:table-cell office:value-type="string">
            <text:p>Vorarlberg</text:p>
          </table:table-cell>
          <table:table-cell/>
          <table:table-cell table:formula="of:=LEFT([.L206];2)+(RIGHT(LEFT([.L206];4);2)*60+RIGHT([.L206];2))/3600" office:value-type="float" office:value="47.3863888888889">
            <text:p>47.3863888889</text:p>
          </table:table-cell>
          <table:table-cell table:formula="of:=LEFT([.M206];2)+(RIGHT(LEFT([.M206];4);2)*60+RIGHT([.M206];2))/3600" office:value-type="float" office:value="10.0411111111111">
            <text:p>10.0411111111</text:p>
          </table:table-cell>
          <table:table-cell office:value-type="float" office:value="151607">
            <text:p>151607</text:p>
          </table:table-cell>
          <table:table-cell office:value-type="float" office:value="392649">
            <text:p>392649</text:p>
          </table:table-cell>
          <table:table-cell office:value-type="float" office:value="472311">
            <text:p>472311</text:p>
          </table:table-cell>
          <table:table-cell office:value-type="float" office:value="100228">
            <text:p>100228</text:p>
          </table:table-cell>
          <table:table-cell office:value-type="float" office:value="392649">
            <text:p>392649</text:p>
          </table:table-cell>
          <table:table-cell office:value-type="float" office:value="2">
            <text:p>2</text:p>
          </table:table-cell>
          <table:table-cell office:value-type="float" office:value="151606">
            <text:p>151606</text:p>
          </table:table-cell>
          <table:table-cell office:value-type="float" office:value="71">
            <text:p>71</text:p>
          </table:table-cell>
          <table:table-cell office:value-type="float" office:value="5249722">
            <text:p>5249722</text:p>
          </table:table-cell>
          <table:table-cell office:value-type="float" office:value="-22062">
            <text:p>-22062</text:p>
          </table:table-cell>
          <table:table-cell office:value-type="float" office:value="127938">
            <text:p>127938</text:p>
          </table:table-cell>
          <table:table-cell office:value-type="float" office:value="249722">
            <text:p>249722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1060">
            <text:p>8001060</text:p>
          </table:table-cell>
          <table:table-cell table:style-name="ce1" office:value-type="string">
            <text:p>200584</text:p>
          </table:table-cell>
          <table:table-cell office:value-type="float" office:value="206">
            <text:p>206</text:p>
          </table:table-cell>
          <table:table-cell office:value-type="string">
            <text:p>Kälberweide</text:p>
          </table:table-cell>
          <table:table-cell office:value-type="string">
            <text:p>Leckenbach</text:p>
          </table:table-cell>
          <table:table-cell office:value-type="string">
            <text:p>Vorarlberg</text:p>
          </table:table-cell>
          <table:table-cell/>
          <table:table-cell table:formula="of:=LEFT([.L207];2)+(RIGHT(LEFT([.L207];4);2)*60+RIGHT([.L207];2))/3600" office:value-type="float" office:value="47.4725">
            <text:p>47.4725</text:p>
          </table:table-cell>
          <table:table-cell table:style-name="ce3" table:formula="of:=LEFT([.M207];2)+(RIGHT(LEFT([.M207];4);2)*60+RIGHT([.M207];2))/3600" office:value-type="float" office:value="10.0225">
            <text:p>10.0225</text:p>
          </table:table-cell>
          <table:table-cell office:value-type="float" office:value="150588">
            <text:p>150588</text:p>
          </table:table-cell>
          <table:table-cell office:value-type="float" office:value="402230">
            <text:p>402230</text:p>
          </table:table-cell>
          <table:table-cell office:value-type="float" office:value="472821">
            <text:p>472821</text:p>
          </table:table-cell>
          <table:table-cell office:value-type="float" office:value="100121">
            <text:p>100121</text:p>
          </table:table-cell>
          <table:table-cell office:value-type="float" office:value="402267">
            <text:p>402267</text:p>
          </table:table-cell>
          <table:table-cell office:value-type="float" office:value="63">
            <text:p>63</text:p>
          </table:table-cell>
          <table:table-cell office:value-type="float" office:value="150606">
            <text:p>150606</text:p>
          </table:table-cell>
          <table:table-cell office:value-type="float" office:value="8">
            <text:p>8</text:p>
          </table:table-cell>
          <table:table-cell office:value-type="float" office:value="5259298">
            <text:p>5259298</text:p>
          </table:table-cell>
          <table:table-cell office:value-type="float" office:value="-23433">
            <text:p>-23433</text:p>
          </table:table-cell>
          <table:table-cell office:value-type="float" office:value="126567">
            <text:p>126567</text:p>
          </table:table-cell>
          <table:table-cell office:value-type="float" office:value="4">
            <text:p>4</text:p>
          </table:table-cell>
          <table:table-cell office:value-type="float" office:value="259298">
            <text:p>25929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8001025">
            <text:p>8001025</text:p>
          </table:table-cell>
          <table:table-cell table:style-name="ce1" office:value-type="string">
            <text:p>200253</text:p>
          </table:table-cell>
          <table:table-cell office:value-type="float" office:value="207">
            <text:p>207</text:p>
          </table:table-cell>
          <table:table-cell office:value-type="string">
            <text:p>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L208];2)+(RIGHT(LEFT([.L208];4);2)*60+RIGHT([.L208];2))/3600" office:value-type="float" office:value="47.3283333333333">
            <text:p>47.3283333333</text:p>
          </table:table-cell>
          <table:table-cell table:formula="of:=LEFT([.M208];2)+(RIGHT(LEFT([.M208];4);2)*60+RIGHT([.M208];2))/3600" office:value-type="float" office:value="96.3736111111111">
            <text:p>96.3736111111</text:p>
          </table:table-cell>
          <table:table-cell office:value-type="float" office:value="146177">
            <text:p>146177</text:p>
          </table:table-cell>
          <table:table-cell office:value-type="float" office:value="386583">
            <text:p>386583</text:p>
          </table:table-cell>
          <table:table-cell office:value-type="float" office:value="471942">
            <text:p>471942</text:p>
          </table:table-cell>
          <table:table-cell office:value-type="float" office:value="95825">
            <text:p>95825</text:p>
          </table:table-cell>
          <table:table-cell office:value-type="float" office:value="386398">
            <text:p>386398</text:p>
          </table:table-cell>
          <table:table-cell office:value-type="float" office:value="38">
            <text:p>38</text:p>
          </table:table-cell>
          <table:table-cell office:value-type="float" office:value="146240">
            <text:p>146240</text:p>
          </table:table-cell>
          <table:table-cell office:value-type="float" office:value="84">
            <text:p>84</text:p>
          </table:table-cell>
          <table:table-cell office:value-type="float" office:value="5243266">
            <text:p>5243266</text:p>
          </table:table-cell>
          <table:table-cell office:value-type="float" office:value="46">
            <text:p>46</text:p>
          </table:table-cell>
          <table:table-cell office:value-type="float" office:value="-27184">
            <text:p>-27184</text:p>
          </table:table-cell>
          <table:table-cell office:value-type="float" office:value="29">
            <text:p>29</text:p>
          </table:table-cell>
          <table:table-cell office:value-type="float" office:value="122815">
            <text:p>122815</text:p>
          </table:table-cell>
          <table:table-cell office:value-type="float" office:value="75">
            <text:p>75</text:p>
          </table:table-cell>
          <table:table-cell office:value-type="float" office:value="243266">
            <text:p>243266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001020">
            <text:p>8001020</text:p>
          </table:table-cell>
          <table:table-cell table:style-name="ce1" office:value-type="string">
            <text:p>200204</text:p>
          </table:table-cell>
          <table:table-cell office:value-type="float" office:value="208">
            <text:p>208</text:p>
          </table:table-cell>
          <table:table-cell office:value-type="string">
            <text:p>Enz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L209];2)+(RIGHT(LEFT([.L209];4);2)*60+RIGHT([.L209];2))/3600" office:value-type="float" office:value="47.3977777777778">
            <text:p>47.3977777778</text:p>
          </table:table-cell>
          <table:table-cell table:formula="of:=LEFT([.M209];2)+(RIGHT(LEFT([.M209];4);2)*60+RIGHT([.M209];2))/3600" office:value-type="float" office:value="94.9119444444444">
            <text:p>94.9119444444</text:p>
          </table:table-cell>
          <table:table-cell office:value-type="float" office:value="130609">
            <text:p>130609</text:p>
          </table:table-cell>
          <table:table-cell office:value-type="float" office:value="394831">
            <text:p>394831</text:p>
          </table:table-cell>
          <table:table-cell office:value-type="float" office:value="472352">
            <text:p>472352</text:p>
          </table:table-cell>
          <table:table-cell office:value-type="float" office:value="94543">
            <text:p>94543</text:p>
          </table:table-cell>
          <table:table-cell office:value-type="float" office:value="394830">
            <text:p>394830</text:p>
          </table:table-cell>
          <table:table-cell office:value-type="float" office:value="86">
            <text:p>86</text:p>
          </table:table-cell>
          <table:table-cell office:value-type="float" office:value="130609">
            <text:p>130609</text:p>
          </table:table-cell>
          <table:table-cell office:value-type="float" office:value="6">
            <text:p>6</text:p>
          </table:table-cell>
          <table:table-cell office:value-type="float" office:value="5251092">
            <text:p>5251092</text:p>
          </table:table-cell>
          <table:table-cell office:value-type="float" office:value="-43135">
            <text:p>-43135</text:p>
          </table:table-cell>
          <table:table-cell office:value-type="float" office:value="106865">
            <text:p>106865</text:p>
          </table:table-cell>
          <table:table-cell office:value-type="float" office:value="251092">
            <text:p>251092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1022">
            <text:p>8001022</text:p>
          </table:table-cell>
          <table:table-cell table:style-name="ce1" office:value-type="string">
            <text:p>200220</text:p>
          </table:table-cell>
          <table:table-cell office:value-type="float" office:value="209">
            <text:p>209</text:p>
          </table:table-cell>
          <table:table-cell office:value-type="string">
            <text:p>Lustenau (Hofsteig)</text:p>
          </table:table-cell>
          <table:table-cell office:value-type="string">
            <text:p>Rheintalbinnenkanal</text:p>
          </table:table-cell>
          <table:table-cell office:value-type="string">
            <text:p>Vorarlberg</text:p>
          </table:table-cell>
          <table:table-cell/>
          <table:table-cell table:formula="of:=LEFT([.L210];2)+(RIGHT(LEFT([.L210];4);2)*60+RIGHT([.L210];2))/3600" office:value-type="float" office:value="47.4352777777778">
            <text:p>47.4352777778</text:p>
          </table:table-cell>
          <table:table-cell table:formula="of:=LEFT([.M210];2)+(RIGHT(LEFT([.M210];4);2)*60+RIGHT([.M210];2))/3600" office:value-type="float" office:value="94.2463888888889">
            <text:p>94.2463888889</text:p>
          </table:table-cell>
          <table:table-cell office:value-type="float" office:value="125875">
            <text:p>125875</text:p>
          </table:table-cell>
          <table:table-cell office:value-type="float" office:value="399209">
            <text:p>399209</text:p>
          </table:table-cell>
          <table:table-cell office:value-type="float" office:value="472607">
            <text:p>472607</text:p>
          </table:table-cell>
          <table:table-cell office:value-type="float" office:value="94147">
            <text:p>94147</text:p>
          </table:table-cell>
          <table:table-cell office:value-type="float" office:value="399209">
            <text:p>399209</text:p>
          </table:table-cell>
          <table:table-cell office:value-type="float" office:value="37">
            <text:p>37</text:p>
          </table:table-cell>
          <table:table-cell office:value-type="float" office:value="125875">
            <text:p>125875</text:p>
          </table:table-cell>
          <table:table-cell office:value-type="float" office:value="8">
            <text:p>8</text:p>
          </table:table-cell>
          <table:table-cell office:value-type="float" office:value="5255286">
            <text:p>5255286</text:p>
          </table:table-cell>
          <table:table-cell office:value-type="float" office:value="-48036">
            <text:p>-48036</text:p>
          </table:table-cell>
          <table:table-cell office:value-type="float" office:value="101964">
            <text:p>101964</text:p>
          </table:table-cell>
          <table:table-cell office:value-type="float" office:value="255286">
            <text:p>255286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1042">
            <text:p>8001042</text:p>
          </table:table-cell>
          <table:table-cell table:style-name="ce1" office:value-type="string">
            <text:p>200428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Schwarzach</text:p>
          </table:table-cell>
          <table:table-cell office:value-type="string">
            <text:p>Vorarlberg</text:p>
          </table:table-cell>
          <table:table-cell/>
          <table:table-cell table:formula="of:=LEFT([.L211];2)+(RIGHT(LEFT([.L211];4);2)*60+RIGHT([.L211];2))/3600" office:value-type="float" office:value="47.4480555555556">
            <text:p>47.4480555556</text:p>
          </table:table-cell>
          <table:table-cell table:formula="of:=LEFT([.M211];2)+(RIGHT(LEFT([.M211];4);2)*60+RIGHT([.M211];2))/3600" office:value-type="float" office:value="94.8925">
            <text:p>94.8925</text:p>
          </table:table-cell>
          <table:table-cell office:value-type="float" office:value="130664">
            <text:p>130664</text:p>
          </table:table-cell>
          <table:table-cell office:value-type="float" office:value="400427">
            <text:p>400427</text:p>
          </table:table-cell>
          <table:table-cell office:value-type="float" office:value="472653">
            <text:p>472653</text:p>
          </table:table-cell>
          <table:table-cell office:value-type="float" office:value="94533">
            <text:p>94533</text:p>
          </table:table-cell>
          <table:table-cell office:value-type="float" office:value="400426">
            <text:p>400426</text:p>
          </table:table-cell>
          <table:table-cell office:value-type="float" office:value="87">
            <text:p>87</text:p>
          </table:table-cell>
          <table:table-cell office:value-type="float" office:value="130664">
            <text:p>130664</text:p>
          </table:table-cell>
          <table:table-cell office:value-type="float" office:value="2">
            <text:p>2</text:p>
          </table:table-cell>
          <table:table-cell office:value-type="float" office:value="5256688">
            <text:p>5256688</text:p>
          </table:table-cell>
          <table:table-cell office:value-type="float" office:value="-43296">
            <text:p>-43296</text:p>
          </table:table-cell>
          <table:table-cell office:value-type="float" office:value="106704">
            <text:p>106704</text:p>
          </table:table-cell>
          <table:table-cell office:value-type="float" office:value="256688">
            <text:p>256688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2394">
            <text:p>8002394</text:p>
          </table:table-cell>
          <table:table-cell table:style-name="ce1" office:value-type="string">
            <text:p>200642</text:p>
          </table:table-cell>
          <table:table-cell office:value-type="float" office:value="211">
            <text:p>211</text:p>
          </table:table-cell>
          <table:table-cell office:value-type="string">
            <text:p>Sulz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L212];2)+(RIGHT(LEFT([.L212];4);2)*60+RIGHT([.L212];2))/3600" office:value-type="float" office:value="47.2911111111111">
            <text:p>47.2911111111</text:p>
          </table:table-cell>
          <table:table-cell table:formula="of:=LEFT([.M212];2)+(RIGHT(LEFT([.M212];4);2)*60+RIGHT([.M212];2))/3600" office:value-type="float" office:value="94.245">
            <text:p>94.245</text:p>
          </table:table-cell>
          <table:table-cell office:value-type="float" office:value="119985">
            <text:p>119985</text:p>
          </table:table-cell>
          <table:table-cell office:value-type="float" office:value="383462">
            <text:p>383462</text:p>
          </table:table-cell>
          <table:table-cell office:value-type="float" office:value="471728">
            <text:p>471728</text:p>
          </table:table-cell>
          <table:table-cell office:value-type="float" office:value="93742">
            <text:p>93742</text:p>
          </table:table-cell>
          <table:table-cell office:value-type="float" office:value="383462">
            <text:p>383462</text:p>
          </table:table-cell>
          <table:table-cell office:value-type="float" office:value="119985">
            <text:p>119985</text:p>
          </table:table-cell>
          <table:table-cell office:value-type="float" office:value="12">
            <text:p>12</text:p>
          </table:table-cell>
          <table:table-cell office:value-type="float" office:value="5239317">
            <text:p>5239317</text:p>
          </table:table-cell>
          <table:table-cell office:value-type="float" office:value="-53315">
            <text:p>-53315</text:p>
          </table:table-cell>
          <table:table-cell office:value-type="float" office:value="96685">
            <text:p>96685</text:p>
          </table:table-cell>
          <table:table-cell office:value-type="float" office:value="239317">
            <text:p>239317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8001015">
            <text:p>8001015</text:p>
          </table:table-cell>
          <table:table-cell table:style-name="ce1" office:value-type="string">
            <text:p>200154</text:p>
          </table:table-cell>
          <table:table-cell office:value-type="float" office:value="212">
            <text:p>212</text:p>
          </table:table-cell>
          <table:table-cell office:value-type="string">
            <text:p>Laterns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L213];2)+(RIGHT(LEFT([.L213];4);2)*60+RIGHT([.L213];2))/3600" office:value-type="float" office:value="47.2575">
            <text:p>47.2575</text:p>
          </table:table-cell>
          <table:table-cell table:formula="of:=LEFT([.M213];2)+(RIGHT(LEFT([.M213];4);2)*60+RIGHT([.M213];2))/3600" office:value-type="float" office:value="94.5791666666667">
            <text:p>94.5791666667</text:p>
          </table:table-cell>
          <table:table-cell office:value-type="float" office:value="127416">
            <text:p>127416</text:p>
          </table:table-cell>
          <table:table-cell office:value-type="float" office:value="379377">
            <text:p>379377</text:p>
          </table:table-cell>
          <table:table-cell office:value-type="float" office:value="471527">
            <text:p>471527</text:p>
          </table:table-cell>
          <table:table-cell office:value-type="float" office:value="94345">
            <text:p>94345</text:p>
          </table:table-cell>
          <table:table-cell office:value-type="float" office:value="379377">
            <text:p>379377</text:p>
          </table:table-cell>
          <table:table-cell office:value-type="float" office:value="29">
            <text:p>29</text:p>
          </table:table-cell>
          <table:table-cell office:value-type="float" office:value="127415">
            <text:p>127415</text:p>
          </table:table-cell>
          <table:table-cell office:value-type="float" office:value="66">
            <text:p>66</text:p>
          </table:table-cell>
          <table:table-cell office:value-type="float" office:value="5235521">
            <text:p>5235521</text:p>
          </table:table-cell>
          <table:table-cell office:value-type="float" office:value="-45730">
            <text:p>-45730</text:p>
          </table:table-cell>
          <table:table-cell office:value-type="float" office:value="104270">
            <text:p>104270</text:p>
          </table:table-cell>
          <table:table-cell office:value-type="float" office:value="235521">
            <text:p>235521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1010">
            <text:p>8001010</text:p>
          </table:table-cell>
          <table:table-cell table:style-name="ce1" office:value-type="string">
            <text:p>200105</text:p>
          </table:table-cell>
          <table:table-cell office:value-type="float" office:value="213">
            <text:p>213</text:p>
          </table:table-cell>
          <table:table-cell office:value-type="string">
            <text:p>Garsella</text:p>
          </table:table-cell>
          <table:table-cell office:value-type="string">
            <text:p>Lutz</text:p>
          </table:table-cell>
          <table:table-cell office:value-type="string">
            <text:p>Vorarlberg</text:p>
          </table:table-cell>
          <table:table-cell/>
          <table:table-cell table:formula="of:=LEFT([.L214];2)+(RIGHT(LEFT([.L214];4);2)*60+RIGHT([.L214];2))/3600" office:value-type="float" office:value="47.2272222222222">
            <text:p>47.2272222222</text:p>
          </table:table-cell>
          <table:table-cell table:formula="of:=LEFT([.M214];2)+(RIGHT(LEFT([.M214];4);2)*60+RIGHT([.M214];2))/3600" office:value-type="float" office:value="95.3927777777778">
            <text:p>95.3927777778</text:p>
          </table:table-cell>
          <table:table-cell office:value-type="float" office:value="138378">
            <text:p>138378</text:p>
          </table:table-cell>
          <table:table-cell office:value-type="float" office:value="375516">
            <text:p>375516</text:p>
          </table:table-cell>
          <table:table-cell office:value-type="float" office:value="471338">
            <text:p>471338</text:p>
          </table:table-cell>
          <table:table-cell office:value-type="float" office:value="95234">
            <text:p>95234</text:p>
          </table:table-cell>
          <table:table-cell office:value-type="float" office:value="375516">
            <text:p>375516</text:p>
          </table:table-cell>
          <table:table-cell office:value-type="float" office:value="15">
            <text:p>15</text:p>
          </table:table-cell>
          <table:table-cell office:value-type="float" office:value="138378">
            <text:p>138378</text:p>
          </table:table-cell>
          <table:table-cell office:value-type="float" office:value="31">
            <text:p>31</text:p>
          </table:table-cell>
          <table:table-cell office:value-type="float" office:value="5232085">
            <text:p>5232085</text:p>
          </table:table-cell>
          <table:table-cell office:value-type="float" office:value="-34623">
            <text:p>-34623</text:p>
          </table:table-cell>
          <table:table-cell office:value-type="float" office:value="115377">
            <text:p>115377</text:p>
          </table:table-cell>
          <table:table-cell office:value-type="float" office:value="232085">
            <text:p>232085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1037">
            <text:p>8001037</text:p>
          </table:table-cell>
          <table:table-cell table:style-name="ce1" office:value-type="string">
            <text:p>200378</text:p>
          </table:table-cell>
          <table:table-cell office:value-type="float" office:value="214">
            <text:p>214</text:p>
          </table:table-cell>
          <table:table-cell office:value-type="string">
            <text:p>Lech (Tannbergbrücke)</text:p>
          </table:table-cell>
          <table:table-cell office:value-type="string">
            <text:p>Lech</text:p>
          </table:table-cell>
          <table:table-cell office:value-type="string">
            <text:p>Vorarlberg</text:p>
          </table:table-cell>
          <table:table-cell office:value-type="string">
            <text:p>Bludenz</text:p>
          </table:table-cell>
          <table:table-cell table:formula="of:=LEFT([.L215];2)+(RIGHT(LEFT([.L215];4);2)*60+RIGHT([.L215];2))/3600" office:value-type="float" office:value="47.2083333333333">
            <text:p>47.2083333333</text:p>
          </table:table-cell>
          <table:table-cell table:formula="of:=LEFT([.M215];2)+(RIGHT(LEFT([.M215];4);2)*60+RIGHT([.M215];2))/3600" office:value-type="float" office:value="10.1411111111111">
            <text:p>10.1411111111</text:p>
          </table:table-cell>
          <table:table-cell office:value-type="float" office:value="158331">
            <text:p>158331</text:p>
          </table:table-cell>
          <table:table-cell office:value-type="float" office:value="372542">
            <text:p>372542</text:p>
          </table:table-cell>
          <table:table-cell office:value-type="float" office:value="471230">
            <text:p>471230</text:p>
          </table:table-cell>
          <table:table-cell office:value-type="float" office:value="100828">
            <text:p>100828</text:p>
          </table:table-cell>
          <table:table-cell office:value-type="float" office:value="372542">
            <text:p>372542</text:p>
          </table:table-cell>
          <table:table-cell office:value-type="float" office:value="14">
            <text:p>14</text:p>
          </table:table-cell>
          <table:table-cell office:value-type="float" office:value="158330">
            <text:p>158330</text:p>
          </table:table-cell>
          <table:table-cell office:value-type="float" office:value="95">
            <text:p>95</text:p>
          </table:table-cell>
          <table:table-cell office:value-type="float" office:value="5229883">
            <text:p>5229883</text:p>
          </table:table-cell>
          <table:table-cell office:value-type="float" office:value="-14564">
            <text:p>-14564</text:p>
          </table:table-cell>
          <table:table-cell office:value-type="float" office:value="135436">
            <text:p>135436</text:p>
          </table:table-cell>
          <table:table-cell office:value-type="float" office:value="229883">
            <text:p>229883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2417">
            <text:p>8002417</text:p>
          </table:table-cell>
          <table:table-cell table:style-name="ce1" office:value-type="string">
            <text:p>200675</text:p>
          </table:table-cell>
          <table:table-cell office:value-type="float" office:value="215">
            <text:p>215</text:p>
          </table:table-cell>
          <table:table-cell office:value-type="string">
            <text:p>Hard (Mühlestrasse)</text:p>
          </table:table-cell>
          <table:table-cell office:value-type="string">
            <text:p>Lauterachbach</text:p>
          </table:table-cell>
          <table:table-cell office:value-type="string">
            <text:p>Vorarlberg</text:p>
          </table:table-cell>
          <table:table-cell/>
          <table:table-cell table:formula="of:=LEFT([.L216];2)+(RIGHT(LEFT([.L216];4);2)*60+RIGHT([.L216];2))/3600" office:value-type="float" office:value="47.4797222222222">
            <text:p>47.4797222222</text:p>
          </table:table-cell>
          <table:table-cell table:formula="of:=LEFT([.M216];2)+(RIGHT(LEFT([.M216];4);2)*60+RIGHT([.M216];2))/3600" office:value-type="float" office:value="94.2466666666667">
            <text:p>94.2466666667</text:p>
          </table:table-cell>
          <table:table-cell office:value-type="float" office:value="126113">
            <text:p>126113</text:p>
          </table:table-cell>
          <table:table-cell office:value-type="float" office:value="404156">
            <text:p>404156</text:p>
          </table:table-cell>
          <table:table-cell office:value-type="float" office:value="472847">
            <text:p>472847</text:p>
          </table:table-cell>
          <table:table-cell office:value-type="float" office:value="94148">
            <text:p>94148</text:p>
          </table:table-cell>
          <table:table-cell office:value-type="float" office:value="404156">
            <text:p>404156</text:p>
          </table:table-cell>
          <table:table-cell office:value-type="float" office:value="4">
            <text:p>4</text:p>
          </table:table-cell>
          <table:table-cell office:value-type="float" office:value="126113">
            <text:p>126113</text:p>
          </table:table-cell>
          <table:table-cell office:value-type="float" office:value="21">
            <text:p>21</text:p>
          </table:table-cell>
          <table:table-cell office:value-type="float" office:value="5260240">
            <text:p>5260240</text:p>
          </table:table-cell>
          <table:table-cell office:value-type="float" office:value="-47989">
            <text:p>-47989</text:p>
          </table:table-cell>
          <table:table-cell office:value-type="float" office:value="102011">
            <text:p>102011</text:p>
          </table:table-cell>
          <table:table-cell office:value-type="float" office:value="260240">
            <text:p>260240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1034">
            <text:p>8001034</text:p>
          </table:table-cell>
          <table:table-cell table:style-name="ce1" office:value-type="string">
            <text:p>200345</text:p>
          </table:table-cell>
          <table:table-cell office:value-type="float" office:value="216">
            <text:p>216</text:p>
          </table:table-cell>
          <table:table-cell office:value-type="string">
            <text:p>Lochau</text:p>
          </table:table-cell>
          <table:table-cell office:value-type="string">
            <text:p>Ruggbach</text:p>
          </table:table-cell>
          <table:table-cell office:value-type="string">
            <text:p>Vorarlberg</text:p>
          </table:table-cell>
          <table:table-cell/>
          <table:table-cell table:formula="of:=LEFT([.L217];2)+(RIGHT(LEFT([.L217];4);2)*60+RIGHT([.L217];2))/3600" office:value-type="float" office:value="47.5366666666667">
            <text:p>47.5366666667</text:p>
          </table:table-cell>
          <table:table-cell table:formula="of:=LEFT([.M217];2)+(RIGHT(LEFT([.M217];4);2)*60+RIGHT([.M217];2))/3600" office:value-type="float" office:value="94.7455555555556">
            <text:p>94.7455555556</text:p>
          </table:table-cell>
          <table:table-cell office:value-type="float" office:value="130103">
            <text:p>130103</text:p>
          </table:table-cell>
          <table:table-cell office:value-type="float" office:value="410317">
            <text:p>410317</text:p>
          </table:table-cell>
          <table:table-cell office:value-type="float" office:value="473212">
            <text:p>473212</text:p>
          </table:table-cell>
          <table:table-cell office:value-type="float" office:value="94444">
            <text:p>94444</text:p>
          </table:table-cell>
          <table:table-cell office:value-type="float" office:value="410317">
            <text:p>410317</text:p>
          </table:table-cell>
          <table:table-cell office:value-type="float" office:value="31">
            <text:p>31</text:p>
          </table:table-cell>
          <table:table-cell office:value-type="float" office:value="130102">
            <text:p>130102</text:p>
          </table:table-cell>
          <table:table-cell office:value-type="float" office:value="85">
            <text:p>85</text:p>
          </table:table-cell>
          <table:table-cell office:value-type="float" office:value="5266553">
            <text:p>5266553</text:p>
          </table:table-cell>
          <table:table-cell office:value-type="float" office:value="-44239">
            <text:p>-44239</text:p>
          </table:table-cell>
          <table:table-cell office:value-type="float" office:value="105761">
            <text:p>105761</text:p>
          </table:table-cell>
          <table:table-cell office:value-type="float" office:value="266553">
            <text:p>266553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8001004">
            <text:p>8001004</text:p>
          </table:table-cell>
          <table:table-cell table:style-name="ce1" office:value-type="string">
            <text:p>200048</text:p>
          </table:table-cell>
          <table:table-cell office:value-type="float" office:value="217">
            <text:p>217</text:p>
          </table:table-cell>
          <table:table-cell office:value-type="string">
            <text:p>Schruns</text:p>
          </table:table-cell>
          <table:table-cell office:value-type="string">
            <text:p>Litz</text:p>
          </table:table-cell>
          <table:table-cell office:value-type="string">
            <text:p>Vorarlberg</text:p>
          </table:table-cell>
          <table:table-cell/>
          <table:table-cell table:formula="of:=LEFT([.L218];2)+(RIGHT(LEFT([.L218];4);2)*60+RIGHT([.L218];2))/3600" office:value-type="float" office:value="47.0808333333333">
            <text:p>47.0808333333</text:p>
          </table:table-cell>
          <table:table-cell table:formula="of:=LEFT([.M218];2)+(RIGHT(LEFT([.M218];4);2)*60+RIGHT([.M218];2))/3600" office:value-type="float" office:value="95.7638888888889">
            <text:p>95.7638888889</text:p>
          </table:table-cell>
          <table:table-cell office:value-type="float" office:value="140522">
            <text:p>140522</text:p>
          </table:table-cell>
          <table:table-cell office:value-type="float" office:value="359134">
            <text:p>359134</text:p>
          </table:table-cell>
          <table:table-cell office:value-type="float" office:value="470451">
            <text:p>470451</text:p>
          </table:table-cell>
          <table:table-cell office:value-type="float" office:value="95450">
            <text:p>95450</text:p>
          </table:table-cell>
          <table:table-cell office:value-type="float" office:value="359133">
            <text:p>359133</text:p>
          </table:table-cell>
          <table:table-cell office:value-type="float" office:value="72">
            <text:p>72</text:p>
          </table:table-cell>
          <table:table-cell office:value-type="float" office:value="140522">
            <text:p>140522</text:p>
          </table:table-cell>
          <table:table-cell office:value-type="float" office:value="28">
            <text:p>28</text:p>
          </table:table-cell>
          <table:table-cell office:value-type="float" office:value="5215792">
            <text:p>5215792</text:p>
          </table:table-cell>
          <table:table-cell office:value-type="float" office:value="-31847">
            <text:p>-31847</text:p>
          </table:table-cell>
          <table:table-cell office:value-type="float" office:value="118153">
            <text:p>118153</text:p>
          </table:table-cell>
          <table:table-cell office:value-type="float" office:value="4">
            <text:p>4</text:p>
          </table:table-cell>
          <table:table-cell office:value-type="float" office:value="215792">
            <text:p>21579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10001002">
            <text:p>10001002</text:p>
          </table:table-cell>
          <table:table-cell table:style-name="ce1" office:value-type="string">
            <text:p>207126</text:p>
          </table:table-cell>
          <table:table-cell office:value-type="float" office:value="218">
            <text:p>218</text:p>
          </table:table-cell>
          <table:table-cell office:value-type="string">
            <text:p>Ybbs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Melk</text:p>
          </table:table-cell>
          <table:table-cell table:formula="of:=LEFT([.L219];2)+(RIGHT(LEFT([.L219];4);2)*60+RIGHT([.L219];2))/3600" office:value-type="float" office:value="48.18">
            <text:p>48.18</text:p>
          </table:table-cell>
          <table:table-cell table:formula="of:=LEFT([.M219];2)+(RIGHT(LEFT([.M219];4);2)*60+RIGHT([.M219];2))/3600" office:value-type="float" office:value="15.0852777777778">
            <text:p>15.0852777778</text:p>
          </table:table-cell>
          <table:table-cell office:value-type="float" office:value="530319">
            <text:p>530319</text:p>
          </table:table-cell>
          <table:table-cell office:value-type="float" office:value="477184">
            <text:p>477184</text:p>
          </table:table-cell>
          <table:table-cell office:value-type="float" office:value="481048">
            <text:p>481048</text:p>
          </table:table-cell>
          <table:table-cell office:value-type="float" office:value="150507">
            <text:p>150507</text:p>
          </table:table-cell>
          <table:table-cell office:value-type="float" office:value="477032">
            <text:p>477032</text:p>
          </table:table-cell>
          <table:table-cell office:value-type="float" office:value="59">
            <text:p>59</text:p>
          </table:table-cell>
          <table:table-cell office:value-type="float" office:value="530225">
            <text:p>530225</text:p>
          </table:table-cell>
          <table:table-cell office:value-type="float" office:value="5">
            <text:p>5</text:p>
          </table:table-cell>
          <table:table-cell office:value-type="float" office:value="5338640">
            <text:p>5338640</text:p>
          </table:table-cell>
          <table:table-cell office:value-type="float" office:value="23">
            <text:p>23</text:p>
          </table:table-cell>
          <table:table-cell office:value-type="float" office:value="-92788">
            <text:p>-92788</text:p>
          </table:table-cell>
          <table:table-cell office:value-type="float" office:value="82">
            <text:p>82</text:p>
          </table:table-cell>
          <table:table-cell office:value-type="float" office:value="657211">
            <text:p>657211</text:p>
          </table:table-cell>
          <table:table-cell office:value-type="float" office:value="5">
            <text:p>5</text:p>
          </table:table-cell>
          <table:table-cell office:value-type="float" office:value="338640">
            <text:p>3386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001011">
            <text:p>10001011</text:p>
          </table:table-cell>
          <table:table-cell table:style-name="ce1" office:value-type="string">
            <text:p>207290</text:p>
          </table:table-cell>
          <table:table-cell office:value-type="float" office:value="219">
            <text:p>219</text:p>
          </table:table-cell>
          <table:table-cell office:value-type="string">
            <text:p>Bernhardsthal (Staatsgrenzpunkt)</text:p>
          </table:table-cell>
          <table:table-cell office:value-type="string">
            <text:p>Thaya</text:p>
          </table:table-cell>
          <table:table-cell office:value-type="string">
            <text:p>viaDonau</text:p>
          </table:table-cell>
          <table:table-cell/>
          <table:table-cell table:formula="of:=LEFT([.L220];2)+(RIGHT(LEFT([.L220];4);2)*60+RIGHT([.L220];2))/3600" office:value-type="float" office:value="48.7166666666667">
            <text:p>48.7166666667</text:p>
          </table:table-cell>
          <table:table-cell table:formula="of:=LEFT([.M220];2)+(RIGHT(LEFT([.M220];4);2)*60+RIGHT([.M220];2))/3600" office:value-type="float" office:value="16.89">
            <text:p>16.89</text:p>
          </table:table-cell>
          <table:table-cell office:value-type="float" office:value="663340">
            <text:p>663340</text:p>
          </table:table-cell>
          <table:table-cell office:value-type="float" office:value="537069">
            <text:p>537069</text:p>
          </table:table-cell>
          <table:table-cell office:value-type="float" office:value="484300">
            <text:p>484300</text:p>
          </table:table-cell>
          <table:table-cell office:value-type="float" office:value="165324">
            <text:p>165324</text:p>
          </table:table-cell>
          <table:table-cell office:value-type="float" office:value="541216">
            <text:p>541216</text:p>
          </table:table-cell>
          <table:table-cell office:value-type="float" office:value="6">
            <text:p>6</text:p>
          </table:table-cell>
          <table:table-cell office:value-type="float" office:value="661565">
            <text:p>661565</text:p>
          </table:table-cell>
          <table:table-cell office:value-type="float" office:value="6">
            <text:p>6</text:p>
          </table:table-cell>
          <table:table-cell office:value-type="float" office:value="5397713">
            <text:p>5397713</text:p>
          </table:table-cell>
          <table:table-cell office:value-type="float" office:value="40955">
            <text:p>40955</text:p>
          </table:table-cell>
          <table:table-cell office:value-type="float" office:value="790955">
            <text:p>790955</text:p>
          </table:table-cell>
          <table:table-cell office:value-type="float" office:value="31">
            <text:p>31</text:p>
          </table:table-cell>
          <table:table-cell office:value-type="float" office:value="397713">
            <text:p>397713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0001012">
            <text:p>10001012</text:p>
          </table:table-cell>
          <table:table-cell table:style-name="ce1" office:value-type="string">
            <text:p>207308</text:p>
          </table:table-cell>
          <table:table-cell office:value-type="float" office:value="220">
            <text:p>220</text:p>
          </table:table-cell>
          <table:table-cell office:value-type="string">
            <text:p>Hohenau an der March (Fluss-km)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/>
          <table:table-cell table:formula="of:=LEFT([.L221];2)+(RIGHT(LEFT([.L221];4);2)*60+RIGHT([.L221];2))/3600" office:value-type="float" office:value="48.6016666666667">
            <text:p>48.6016666667</text:p>
          </table:table-cell>
          <table:table-cell table:formula="of:=LEFT([.M221];2)+(RIGHT(LEFT([.M221];4);2)*60+RIGHT([.M221];2))/3600" office:value-type="float" office:value="16.9344444444444">
            <text:p>16.9344444444</text:p>
          </table:table-cell>
          <table:table-cell office:value-type="float" office:value="665425">
            <text:p>665425</text:p>
          </table:table-cell>
          <table:table-cell office:value-type="float" office:value="528524">
            <text:p>528524</text:p>
          </table:table-cell>
          <table:table-cell office:value-type="float" office:value="483606">
            <text:p>483606</text:p>
          </table:table-cell>
          <table:table-cell office:value-type="float" office:value="165604">
            <text:p>165604</text:p>
          </table:table-cell>
          <table:table-cell office:value-type="float" office:value="528583">
            <text:p>528583</text:p>
          </table:table-cell>
          <table:table-cell office:value-type="float" office:value="88">
            <text:p>88</text:p>
          </table:table-cell>
          <table:table-cell office:value-type="float" office:value="665415">
            <text:p>665415</text:p>
          </table:table-cell>
          <table:table-cell office:value-type="float" office:value="44">
            <text:p>44</text:p>
          </table:table-cell>
          <table:table-cell office:value-type="float" office:value="5384940">
            <text:p>5384940</text:p>
          </table:table-cell>
          <table:table-cell office:value-type="float" office:value="44317">
            <text:p>44317</text:p>
          </table:table-cell>
          <table:table-cell office:value-type="float" office:value="794317">
            <text:p>794317</text:p>
          </table:table-cell>
          <table:table-cell office:value-type="float" office:value="31">
            <text:p>31</text:p>
          </table:table-cell>
          <table:table-cell office:value-type="float" office:value="384940">
            <text:p>38494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0001014">
            <text:p>10001014</text:p>
          </table:table-cell>
          <table:table-cell table:style-name="ce1" office:value-type="string">
            <text:p>207324</text:p>
          </table:table-cell>
          <table:table-cell office:value-type="float" office:value="221">
            <text:p>221</text:p>
          </table:table-cell>
          <table:table-cell office:value-type="string">
            <text:p>Angern an der March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 office:value-type="string">
            <text:p>Gänserndorf</text:p>
          </table:table-cell>
          <table:table-cell table:formula="of:=LEFT([.L222];2)+(RIGHT(LEFT([.L222];4);2)*60+RIGHT([.L222];2))/3600" office:value-type="float" office:value="48.3836111111111">
            <text:p>48.3836111111</text:p>
          </table:table-cell>
          <table:table-cell table:formula="of:=LEFT([.M222];2)+(RIGHT(LEFT([.M222];4);2)*60+RIGHT([.M222];2))/3600" office:value-type="float" office:value="16.8352777777778">
            <text:p>16.8352777778</text:p>
          </table:table-cell>
          <table:table-cell office:value-type="float" office:value="659237">
            <text:p>659237</text:p>
          </table:table-cell>
          <table:table-cell office:value-type="float" office:value="504093">
            <text:p>504093</text:p>
          </table:table-cell>
          <table:table-cell office:value-type="float" office:value="482301">
            <text:p>482301</text:p>
          </table:table-cell>
          <table:table-cell office:value-type="float" office:value="165007">
            <text:p>165007</text:p>
          </table:table-cell>
          <table:table-cell office:value-type="float" office:value="504043">
            <text:p>504043</text:p>
          </table:table-cell>
          <table:table-cell office:value-type="float" office:value="56">
            <text:p>56</text:p>
          </table:table-cell>
          <table:table-cell office:value-type="float" office:value="659202">
            <text:p>659202</text:p>
          </table:table-cell>
          <table:table-cell office:value-type="float" office:value="44">
            <text:p>44</text:p>
          </table:table-cell>
          <table:table-cell office:value-type="float" office:value="5360652">
            <text:p>5360652</text:p>
          </table:table-cell>
          <table:table-cell office:value-type="float" office:value="37163">
            <text:p>37163</text:p>
          </table:table-cell>
          <table:table-cell office:value-type="float" office:value="787163">
            <text:p>787163</text:p>
          </table:table-cell>
          <table:table-cell office:value-type="float" office:value="31">
            <text:p>31</text:p>
          </table:table-cell>
          <table:table-cell office:value-type="float" office:value="360652">
            <text:p>36065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0001016">
            <text:p>10001016</text:p>
          </table:table-cell>
          <table:table-cell table:style-name="ce1" office:value-type="string">
            <text:p>207357</text:p>
          </table:table-cell>
          <table:table-cell office:value-type="float" office:value="222">
            <text:p>222</text:p>
          </table:table-cell>
          <table:table-cell office:value-type="string">
            <text:p>Kienstock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Krems Bezirk</text:p>
          </table:table-cell>
          <table:table-cell table:formula="of:=LEFT([.L223];2)+(RIGHT(LEFT([.L223];4);2)*60+RIGHT([.L223];2))/3600" office:value-type="float" office:value="48.3827777777778">
            <text:p>48.3827777778</text:p>
          </table:table-cell>
          <table:table-cell table:formula="of:=LEFT([.M223];2)+(RIGHT(LEFT([.M223];4);2)*60+RIGHT([.M223];2))/3600" office:value-type="float" office:value="15.4636111111111">
            <text:p>15.4636111111</text:p>
          </table:table-cell>
          <table:table-cell office:value-type="float" office:value="557621">
            <text:p>557621</text:p>
          </table:table-cell>
          <table:table-cell office:value-type="float" office:value="500337">
            <text:p>500337</text:p>
          </table:table-cell>
          <table:table-cell office:value-type="float" office:value="482258">
            <text:p>482258</text:p>
          </table:table-cell>
          <table:table-cell office:value-type="float" office:value="152749">
            <text:p>152749</text:p>
          </table:table-cell>
          <table:table-cell office:value-type="float" office:value="500283">
            <text:p>500283</text:p>
          </table:table-cell>
          <table:table-cell office:value-type="float" office:value="19">
            <text:p>19</text:p>
          </table:table-cell>
          <table:table-cell office:value-type="float" office:value="557721">
            <text:p>557721</text:p>
          </table:table-cell>
          <table:table-cell office:value-type="float" office:value="5360814">
            <text:p>5360814</text:p>
          </table:table-cell>
          <table:table-cell office:value-type="float" office:value="81">
            <text:p>81</text:p>
          </table:table-cell>
          <table:table-cell office:value-type="float" office:value="-64408">
            <text:p>-64408</text:p>
          </table:table-cell>
          <table:table-cell office:value-type="float" office:value="78">
            <text:p>78</text:p>
          </table:table-cell>
          <table:table-cell office:value-type="float" office:value="685591">
            <text:p>685591</text:p>
          </table:table-cell>
          <table:table-cell office:value-type="float" office:value="56">
            <text:p>56</text:p>
          </table:table-cell>
          <table:table-cell office:value-type="float" office:value="360814">
            <text:p>360814</text:p>
          </table:table-cell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0001019">
            <text:p>10001019</text:p>
          </table:table-cell>
          <table:table-cell table:style-name="ce1" office:value-type="string">
            <text:p>207019</text:p>
          </table:table-cell>
          <table:table-cell office:value-type="float" office:value="223">
            <text:p>223</text:p>
          </table:table-cell>
          <table:table-cell office:value-type="string">
            <text:p>Achleit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Schärding</text:p>
          </table:table-cell>
          <table:table-cell table:formula="of:=LEFT([.L224];2)+(RIGHT(LEFT([.L224];4);2)*60+RIGHT([.L224];2))/3600" office:value-type="float" office:value="48.5825">
            <text:p>48.5825</text:p>
          </table:table-cell>
          <table:table-cell table:formula="of:=LEFT([.M224];2)+(RIGHT(LEFT([.M224];4);2)*60+RIGHT([.M224];2))/3600" office:value-type="float" office:value="13.5041666666667">
            <text:p>13.5041666667</text:p>
          </table:table-cell>
          <table:table-cell office:value-type="float" office:value="412601">
            <text:p>412601</text:p>
          </table:table-cell>
          <table:table-cell office:value-type="float" office:value="520423">
            <text:p>520423</text:p>
          </table:table-cell>
          <table:table-cell office:value-type="float" office:value="483457">
            <text:p>483457</text:p>
          </table:table-cell>
          <table:table-cell office:value-type="float" office:value="133015">
            <text:p>133015</text:p>
          </table:table-cell>
          <table:table-cell office:value-type="float" office:value="520343">
            <text:p>520343</text:p>
          </table:table-cell>
          <table:table-cell office:value-type="float" office:value="6">
            <text:p>6</text:p>
          </table:table-cell>
          <table:table-cell office:value-type="float" office:value="412595">
            <text:p>412595</text:p>
          </table:table-cell>
          <table:table-cell office:value-type="float" office:value="9">
            <text:p>9</text:p>
          </table:table-cell>
          <table:table-cell office:value-type="float" office:value="5382676">
            <text:p>5382676</text:p>
          </table:table-cell>
          <table:table-cell office:value-type="float" office:value="12596">
            <text:p>12596</text:p>
          </table:table-cell>
          <table:table-cell office:value-type="float" office:value="98">
            <text:p>98</text:p>
          </table:table-cell>
          <table:table-cell office:value-type="float" office:value="462597">
            <text:p>462597</text:p>
          </table:table-cell>
          <table:table-cell office:value-type="float" office:value="13">
            <text:p>13</text:p>
          </table:table-cell>
          <table:table-cell office:value-type="float" office:value="382676">
            <text:p>38267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0001023">
            <text:p>10001023</text:p>
          </table:table-cell>
          <table:table-cell table:style-name="ce1" office:value-type="string">
            <text:p>207068</text:p>
          </table:table-cell>
          <table:table-cell office:value-type="float" office:value="224">
            <text:p>224</text:p>
          </table:table-cell>
          <table:table-cell office:value-type="string">
            <text:p>Linz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Linz, Linz Land, Urfahr-Umgebung</text:p>
          </table:table-cell>
          <table:table-cell table:formula="of:=LEFT([.L225];2)+(RIGHT(LEFT([.L225];4);2)*60+RIGHT([.L225];2))/3600" office:value-type="float" office:value="48.3075">
            <text:p>48.3075</text:p>
          </table:table-cell>
          <table:table-cell table:formula="of:=LEFT([.M225];2)+(RIGHT(LEFT([.M225];4);2)*60+RIGHT([.M225];2))/3600" office:value-type="float" office:value="14.2855555555556">
            <text:p>14.2855555556</text:p>
          </table:table-cell>
          <table:table-cell office:value-type="float" office:value="470630">
            <text:p>470630</text:p>
          </table:table-cell>
          <table:table-cell office:value-type="float" office:value="490180">
            <text:p>490180</text:p>
          </table:table-cell>
          <table:table-cell office:value-type="float" office:value="481827">
            <text:p>481827</text:p>
          </table:table-cell>
          <table:table-cell office:value-type="float" office:value="141708">
            <text:p>141708</text:p>
          </table:table-cell>
          <table:table-cell office:value-type="float" office:value="490189">
            <text:p>490189</text:p>
          </table:table-cell>
          <table:table-cell office:value-type="float" office:value="69">
            <text:p>69</text:p>
          </table:table-cell>
          <table:table-cell office:value-type="float" office:value="470615">
            <text:p>470615</text:p>
          </table:table-cell>
          <table:table-cell office:value-type="float" office:value="56">
            <text:p>56</text:p>
          </table:table-cell>
          <table:table-cell office:value-type="float" office:value="5352521">
            <text:p>5352521</text:p>
          </table:table-cell>
          <table:table-cell office:value-type="float" office:value="63">
            <text:p>63</text:p>
          </table:table-cell>
          <table:table-cell office:value-type="float" office:value="70630">
            <text:p>70630</text:p>
          </table:table-cell>
          <table:table-cell office:value-type="float" office:value="39">
            <text:p>39</text:p>
          </table:table-cell>
          <table:table-cell office:value-type="float" office:value="520630">
            <text:p>520630</text:p>
          </table:table-cell>
          <table:table-cell office:value-type="float" office:value="53">
            <text:p>53</text:p>
          </table:table-cell>
          <table:table-cell office:value-type="float" office:value="352521">
            <text:p>352521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01025">
            <text:p>10001025</text:p>
          </table:table-cell>
          <table:table-cell table:style-name="ce1" office:value-type="string">
            <text:p>207084</text:p>
          </table:table-cell>
          <table:table-cell office:value-type="float" office:value="225">
            <text:p>225</text:p>
          </table:table-cell>
          <table:table-cell office:value-type="string">
            <text:p>Mauthaus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, Amstetten</text:p>
          </table:table-cell>
          <table:table-cell table:formula="of:=LEFT([.L226];2)+(RIGHT(LEFT([.L226];4);2)*60+RIGHT([.L226];2))/3600" office:value-type="float" office:value="48.2397222222222">
            <text:p>48.2397222222</text:p>
          </table:table-cell>
          <table:table-cell table:formula="of:=LEFT([.M226];2)+(RIGHT(LEFT([.M226];4);2)*60+RIGHT([.M226];2))/3600" office:value-type="float" office:value="14.5336111111111">
            <text:p>14.5336111111</text:p>
          </table:table-cell>
          <table:table-cell office:value-type="float" office:value="488275">
            <text:p>488275</text:p>
          </table:table-cell>
          <table:table-cell office:value-type="float" office:value="482937">
            <text:p>482937</text:p>
          </table:table-cell>
          <table:table-cell office:value-type="float" office:value="481423">
            <text:p>481423</text:p>
          </table:table-cell>
          <table:table-cell office:value-type="float" office:value="143201">
            <text:p>143201</text:p>
          </table:table-cell>
          <table:table-cell office:value-type="float" office:value="482891">
            <text:p>482891</text:p>
          </table:table-cell>
          <table:table-cell office:value-type="float" office:value="53">
            <text:p>53</text:p>
          </table:table-cell>
          <table:table-cell office:value-type="float" office:value="489117">
            <text:p>489117</text:p>
          </table:table-cell>
          <table:table-cell office:value-type="float" office:value="19">
            <text:p>19</text:p>
          </table:table-cell>
          <table:table-cell office:value-type="float" office:value="5345224">
            <text:p>5345224</text:p>
          </table:table-cell>
          <table:table-cell office:value-type="float" office:value="1">
            <text:p>1</text:p>
          </table:table-cell>
          <table:table-cell office:value-type="float" office:value="89135">
            <text:p>89135</text:p>
          </table:table-cell>
          <table:table-cell office:value-type="float" office:value="76">
            <text:p>76</text:p>
          </table:table-cell>
          <table:table-cell office:value-type="float" office:value="539136">
            <text:p>539136</text:p>
          </table:table-cell>
          <table:table-cell office:value-type="float" office:value="6">
            <text:p>6</text:p>
          </table:table-cell>
          <table:table-cell office:value-type="float" office:value="345224">
            <text:p>3452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01026">
            <text:p>10001026</text:p>
          </table:table-cell>
          <table:table-cell table:style-name="ce1" office:value-type="string">
            <text:p>207100</text:p>
          </table:table-cell>
          <table:table-cell office:value-type="float" office:value="226">
            <text:p>226</text:p>
          </table:table-cell>
          <table:table-cell office:value-type="string">
            <text:p>Grei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</text:p>
          </table:table-cell>
          <table:table-cell table:formula="of:=LEFT([.L227];2)+(RIGHT(LEFT([.L227];4);2)*60+RIGHT([.L227];2))/3600" office:value-type="float" office:value="48.2277777777778">
            <text:p>48.2277777778</text:p>
          </table:table-cell>
          <table:table-cell table:formula="of:=LEFT([.M227];2)+(RIGHT(LEFT([.M227];4);2)*60+RIGHT([.M227];2))/3600" office:value-type="float" office:value="14.8577777777778">
            <text:p>14.8577777778</text:p>
          </table:table-cell>
          <table:table-cell office:value-type="float" office:value="513230">
            <text:p>513230</text:p>
          </table:table-cell>
          <table:table-cell office:value-type="float" office:value="481996">
            <text:p>481996</text:p>
          </table:table-cell>
          <table:table-cell office:value-type="float" office:value="481340">
            <text:p>481340</text:p>
          </table:table-cell>
          <table:table-cell office:value-type="float" office:value="145128">
            <text:p>145128</text:p>
          </table:table-cell>
          <table:table-cell office:value-type="float" office:value="481994">
            <text:p>481994</text:p>
          </table:table-cell>
          <table:table-cell office:value-type="float" office:value="72">
            <text:p>72</text:p>
          </table:table-cell>
          <table:table-cell office:value-type="float" office:value="513216">
            <text:p>513216</text:p>
          </table:table-cell>
          <table:table-cell office:value-type="float" office:value="47">
            <text:p>47</text:p>
          </table:table-cell>
          <table:table-cell office:value-type="float" office:value="5344331">
            <text:p>5344331</text:p>
          </table:table-cell>
          <table:table-cell office:value-type="float" office:value="67">
            <text:p>67</text:p>
          </table:table-cell>
          <table:table-cell office:value-type="float" office:value="113236">
            <text:p>113236</text:p>
          </table:table-cell>
          <table:table-cell office:value-type="float" office:value="94">
            <text:p>94</text:p>
          </table:table-cell>
          <table:table-cell office:value-type="float" office:value="563237">
            <text:p>563237</text:p>
          </table:table-cell>
          <table:table-cell office:value-type="float" office:value="25">
            <text:p>25</text:p>
          </table:table-cell>
          <table:table-cell office:value-type="float" office:value="344331">
            <text:p>344331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001035">
            <text:p>10001035</text:p>
          </table:table-cell>
          <table:table-cell table:style-name="ce1" office:value-type="string">
            <text:p>207241</text:p>
          </table:table-cell>
          <table:table-cell office:value-type="float" office:value="227">
            <text:p>227</text:p>
          </table:table-cell>
          <table:table-cell office:value-type="string">
            <text:p>Korneuburg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/>
          <table:table-cell table:formula="of:=LEFT([.L228];2)+(RIGHT(LEFT([.L228];4);2)*60+RIGHT([.L228];2))/3600" office:value-type="float" office:value="48.3277777777778">
            <text:p>48.3277777778</text:p>
          </table:table-cell>
          <table:table-cell table:formula="of:=LEFT([.M228];2)+(RIGHT(LEFT([.M228];4);2)*60+RIGHT([.M228];2))/3600" office:value-type="float" office:value="16.3355555555556">
            <text:p>16.3355555556</text:p>
          </table:table-cell>
          <table:table-cell office:value-type="float" office:value="622309">
            <text:p>622309</text:p>
          </table:table-cell>
          <table:table-cell office:value-type="float" office:value="496540">
            <text:p>496540</text:p>
          </table:table-cell>
          <table:table-cell office:value-type="float" office:value="481940">
            <text:p>481940</text:p>
          </table:table-cell>
          <table:table-cell office:value-type="float" office:value="162008">
            <text:p>162008</text:p>
          </table:table-cell>
          <table:table-cell office:value-type="float" office:value="496308">
            <text:p>496308</text:p>
          </table:table-cell>
          <table:table-cell office:value-type="float" office:value="53">
            <text:p>53</text:p>
          </table:table-cell>
          <table:table-cell office:value-type="float" office:value="622473">
            <text:p>622473</text:p>
          </table:table-cell>
          <table:table-cell office:value-type="float" office:value="5354337">
            <text:p>5354337</text:p>
          </table:table-cell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float" office:value="38">
            <text:p>38</text:p>
          </table:table-cell>
          <table:table-cell office:value-type="float" office:value="750154">
            <text:p>750154</text:p>
          </table:table-cell>
          <table:table-cell office:value-type="float" office:value="69">
            <text:p>69</text:p>
          </table:table-cell>
          <table:table-cell office:value-type="float" office:value="354337">
            <text:p>35433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0001036">
            <text:p>10001036</text:p>
          </table:table-cell>
          <table:table-cell table:style-name="ce1" office:value-type="string">
            <text:p>207373</text:p>
          </table:table-cell>
          <table:table-cell office:value-type="float" office:value="228">
            <text:p>228</text:p>
          </table:table-cell>
          <table:table-cell office:value-type="string">
            <text:p>Wildungsmauer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Bruck/Leitha</text:p>
          </table:table-cell>
          <table:table-cell table:formula="of:=LEFT([.L229];2)+(RIGHT(LEFT([.L229];4);2)*60+RIGHT([.L229];2))/3600" office:value-type="float" office:value="48.1158333333333">
            <text:p>48.1158333333</text:p>
          </table:table-cell>
          <table:table-cell table:formula="of:=LEFT([.M229];2)+(RIGHT(LEFT([.M229];4);2)*60+RIGHT([.M229];2))/3600" office:value-type="float" office:value="16.8069444444444">
            <text:p>16.8069444444</text:p>
          </table:table-cell>
          <table:table-cell office:value-type="float" office:value="658347">
            <text:p>658347</text:p>
          </table:table-cell>
          <table:table-cell office:value-type="float" office:value="474154">
            <text:p>474154</text:p>
          </table:table-cell>
          <table:table-cell office:value-type="float" office:value="480657">
            <text:p>480657</text:p>
          </table:table-cell>
          <table:table-cell office:value-type="float" office:value="164825">
            <text:p>164825</text:p>
          </table:table-cell>
          <table:table-cell office:value-type="float" office:value="474215">
            <text:p>474215</text:p>
          </table:table-cell>
          <table:table-cell office:value-type="float" office:value="41">
            <text:p>41</text:p>
          </table:table-cell>
          <table:table-cell office:value-type="float" office:value="658438">
            <text:p>658438</text:p>
          </table:table-cell>
          <table:table-cell office:value-type="float" office:value="94">
            <text:p>94</text:p>
          </table:table-cell>
          <table:table-cell office:value-type="float" office:value="5330867">
            <text:p>5330867</text:p>
          </table:table-cell>
          <table:table-cell office:value-type="float" office:value="27">
            <text:p>27</text:p>
          </table:table-cell>
          <table:table-cell office:value-type="float" office:value="35250">
            <text:p>35250</text:p>
          </table:table-cell>
          <table:table-cell office:value-type="float" office:value="51">
            <text:p>51</text:p>
          </table:table-cell>
          <table:table-cell office:value-type="float" office:value="785250">
            <text:p>785250</text:p>
          </table:table-cell>
          <table:table-cell office:value-type="float" office:value="81">
            <text:p>81</text:p>
          </table:table-cell>
          <table:table-cell office:value-type="float" office:value="330867">
            <text:p>33086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01001">
            <text:p>1001001</text:p>
          </table:table-cell>
          <table:table-cell table:style-name="ce1" office:value-type="string">
            <text:p>210013</text:p>
          </table:table-cell>
          <table:table-cell office:value-type="float" office:value="229">
            <text:p>229</text:p>
          </table:table-cell>
          <table:table-cell office:value-type="string">
            <text:p>Nickelsdorf</text:p>
          </table:table-cell>
          <table:table-cell office:value-type="string">
            <text:p>Leitha</text:p>
          </table:table-cell>
          <table:table-cell office:value-type="string">
            <text:p>Burgenland</text:p>
          </table:table-cell>
          <table:table-cell/>
          <table:table-cell table:formula="of:=LEFT([.L230];2)+(RIGHT(LEFT([.L230];4);2)*60+RIGHT([.L230];2))/3600" office:value-type="float" office:value="0">
            <text:p>#VALUE!</text:p>
          </table:table-cell>
          <table:table-cell table:formula="of:=LEFT([.M230];2)+(RIGHT(LEFT([.M230];4);2)*60+RIGHT([.M230];2))/3600" office:value-type="float" office:value="0">
            <text:p>#VALUE!</text:p>
          </table:table-cell>
          <table:table-cell office:value-type="float" office:value="680586">
            <text:p>680586</text:p>
          </table:table-cell>
          <table:table-cell office:value-type="float" office:value="456344">
            <text:p>456344</text:p>
          </table:table-cell>
          <table:table-cell table:number-columns-repeated="2" office:value-type="string">
            <text:p>#N/A</text:p>
          </table:table-cell>
          <table:table-cell office:value-type="float" office:value="456371">
            <text:p>456371</text:p>
          </table:table-cell>
          <table:table-cell office:value-type="float" office:value="680579">
            <text:p>680579</text:p>
          </table:table-cell>
          <table:table-cell office:value-type="float" office:value="55">
            <text:p>55</text:p>
          </table:table-cell>
          <table:table-cell office:value-type="float" office:value="5312177">
            <text:p>5312177</text:p>
          </table:table-cell>
          <table:table-cell office:value-type="float" office:value="56693">
            <text:p>56693</text:p>
          </table:table-cell>
          <table:table-cell office:value-type="float" office:value="806693">
            <text:p>806693</text:p>
          </table:table-cell>
          <table:table-cell office:value-type="float" office:value="312177">
            <text:p>312177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1001009">
            <text:p>1001009</text:p>
          </table:table-cell>
          <table:table-cell table:style-name="ce1" office:value-type="string">
            <text:p>210096</text:p>
          </table:table-cell>
          <table:table-cell office:value-type="float" office:value="230">
            <text:p>230</text:p>
          </table:table-cell>
          <table:table-cell office:value-type="string">
            <text:p>Schützen am Gebirge</text:p>
          </table:table-cell>
          <table:table-cell office:value-type="string">
            <text:p>Wulka</text:p>
          </table:table-cell>
          <table:table-cell office:value-type="string">
            <text:p>Burgenland</text:p>
          </table:table-cell>
          <table:table-cell/>
          <table:table-cell table:formula="of:=LEFT([.L231];2)+(RIGHT(LEFT([.L231];4);2)*60+RIGHT([.L231];2))/3600" office:value-type="float" office:value="0">
            <text:p>#VALUE!</text:p>
          </table:table-cell>
          <table:table-cell table:formula="of:=LEFT([.M231];2)+(RIGHT(LEFT([.M231];4);2)*60+RIGHT([.M231];2))/3600" office:value-type="float" office:value="0">
            <text:p>#VALUE!</text:p>
          </table:table-cell>
          <table:table-cell office:value-type="float" office:value="647181">
            <text:p>647181</text:p>
          </table:table-cell>
          <table:table-cell office:value-type="float" office:value="444451">
            <text:p>444451</text:p>
          </table:table-cell>
          <table:table-cell table:number-columns-repeated="2" office:value-type="string">
            <text:p>#N/A</text:p>
          </table:table-cell>
          <table:table-cell office:value-type="float" office:value="444451">
            <text:p>444451</text:p>
          </table:table-cell>
          <table:table-cell office:value-type="float" office:value="1">
            <text:p>1</text:p>
          </table:table-cell>
          <table:table-cell office:value-type="float" office:value="647181">
            <text:p>647181</text:p>
          </table:table-cell>
          <table:table-cell office:value-type="float" office:value="2">
            <text:p>2</text:p>
          </table:table-cell>
          <table:table-cell office:value-type="float" office:value="5301550">
            <text:p>5301550</text:p>
          </table:table-cell>
          <table:table-cell office:value-type="float" office:value="22850">
            <text:p>22850</text:p>
          </table:table-cell>
          <table:table-cell office:value-type="float" office:value="772850">
            <text:p>772850</text:p>
          </table:table-cell>
          <table:table-cell office:value-type="float" office:value="301550">
            <text:p>30155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03">
            <text:p>1001003</text:p>
          </table:table-cell>
          <table:table-cell table:style-name="ce1" office:value-type="string">
            <text:p>210039</text:p>
          </table:table-cell>
          <table:table-cell office:value-type="float" office:value="231">
            <text:p>231</text:p>
          </table:table-cell>
          <table:table-cell office:value-type="string">
            <text:p>Piringsdorf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table:formula="of:=LEFT([.L232];2)+(RIGHT(LEFT([.L232];4);2)*60+RIGHT([.L232];2))/3600" office:value-type="float" office:value="0">
            <text:p>#VALUE!</text:p>
          </table:table-cell>
          <table:table-cell table:formula="of:=LEFT([.M232];2)+(RIGHT(LEFT([.M232];4);2)*60+RIGHT([.M232];2))/3600" office:value-type="float" office:value="0">
            <text:p>#VALUE!</text:p>
          </table:table-cell>
          <table:table-cell office:value-type="float" office:value="632579">
            <text:p>632579</text:p>
          </table:table-cell>
          <table:table-cell office:value-type="float" office:value="399019">
            <text:p>399019</text:p>
          </table:table-cell>
          <table:table-cell table:number-columns-repeated="2" office:value-type="string">
            <text:p>#N/A</text:p>
          </table:table-cell>
          <table:table-cell office:value-type="float" office:value="399082">
            <text:p>399082</text:p>
          </table:table-cell>
          <table:table-cell office:value-type="float" office:value="33">
            <text:p>33</text:p>
          </table:table-cell>
          <table:table-cell office:value-type="float" office:value="632589">
            <text:p>632589</text:p>
          </table:table-cell>
          <table:table-cell office:value-type="float" office:value="46">
            <text:p>46</text:p>
          </table:table-cell>
          <table:table-cell office:value-type="float" office:value="5256763">
            <text:p>5256763</text:p>
          </table:table-cell>
          <table:table-cell office:value-type="float" office:value="6513">
            <text:p>6513</text:p>
          </table:table-cell>
          <table:table-cell office:value-type="float" office:value="756513">
            <text:p>756513</text:p>
          </table:table-cell>
          <table:table-cell office:value-type="float" office:value="256763">
            <text:p>256763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05">
            <text:p>1001005</text:p>
          </table:table-cell>
          <table:table-cell table:style-name="ce1" office:value-type="string">
            <text:p>210054</text:p>
          </table:table-cell>
          <table:table-cell office:value-type="float" office:value="232">
            <text:p>232</text:p>
          </table:table-cell>
          <table:table-cell office:value-type="string">
            <text:p>Mannersdorf an der Rabnitz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table:formula="of:=LEFT([.L233];2)+(RIGHT(LEFT([.L233];4);2)*60+RIGHT([.L233];2))/3600" office:value-type="float" office:value="0">
            <text:p>#VALUE!</text:p>
          </table:table-cell>
          <table:table-cell table:formula="of:=LEFT([.M233];2)+(RIGHT(LEFT([.M233];4);2)*60+RIGHT([.M233];2))/3600" office:value-type="float" office:value="0">
            <text:p>#VALUE!</text:p>
          </table:table-cell>
          <table:table-cell office:value-type="float" office:value="641191">
            <text:p>641191</text:p>
          </table:table-cell>
          <table:table-cell office:value-type="float" office:value="397501">
            <text:p>397501</text:p>
          </table:table-cell>
          <table:table-cell table:number-columns-repeated="2" office:value-type="string">
            <text:p>#N/A</text:p>
          </table:table-cell>
          <table:table-cell office:value-type="float" office:value="397508">
            <text:p>397508</text:p>
          </table:table-cell>
          <table:table-cell office:value-type="float" office:value="58">
            <text:p>58</text:p>
          </table:table-cell>
          <table:table-cell office:value-type="float" office:value="641106">
            <text:p>641106</text:p>
          </table:table-cell>
          <table:table-cell office:value-type="float" office:value="69">
            <text:p>69</text:p>
          </table:table-cell>
          <table:table-cell office:value-type="float" office:value="5254861">
            <text:p>5254861</text:p>
          </table:table-cell>
          <table:table-cell office:value-type="float" office:value="14966">
            <text:p>14966</text:p>
          </table:table-cell>
          <table:table-cell office:value-type="float" office:value="764966">
            <text:p>764966</text:p>
          </table:table-cell>
          <table:table-cell office:value-type="float" office:value="254861">
            <text:p>254861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06">
            <text:p>1001006</text:p>
          </table:table-cell>
          <table:table-cell table:style-name="ce1" office:value-type="string">
            <text:p>210062</text:p>
          </table:table-cell>
          <table:table-cell office:value-type="float" office:value="233">
            <text:p>233</text:p>
          </table:table-cell>
          <table:table-cell office:value-type="string">
            <text:p>Oberpullendorf</text:p>
          </table:table-cell>
          <table:table-cell office:value-type="string">
            <text:p>Stoob</text:p>
          </table:table-cell>
          <table:table-cell office:value-type="string">
            <text:p>Burgenland</text:p>
          </table:table-cell>
          <table:table-cell/>
          <table:table-cell table:formula="of:=LEFT([.L234];2)+(RIGHT(LEFT([.L234];4);2)*60+RIGHT([.L234];2))/3600" office:value-type="float" office:value="0">
            <text:p>#VALUE!</text:p>
          </table:table-cell>
          <table:table-cell table:formula="of:=LEFT([.M234];2)+(RIGHT(LEFT([.M234];4);2)*60+RIGHT([.M234];2))/3600" office:value-type="float" office:value="0">
            <text:p>#VALUE!</text:p>
          </table:table-cell>
          <table:table-cell office:value-type="float" office:value="639309">
            <text:p>639309</text:p>
          </table:table-cell>
          <table:table-cell office:value-type="float" office:value="404781">
            <text:p>404781</text:p>
          </table:table-cell>
          <table:table-cell table:number-columns-repeated="2" office:value-type="string">
            <text:p>#N/A</text:p>
          </table:table-cell>
          <table:table-cell office:value-type="float" office:value="404814">
            <text:p>404814</text:p>
          </table:table-cell>
          <table:table-cell office:value-type="float" office:value="1">
            <text:p>1</text:p>
          </table:table-cell>
          <table:table-cell office:value-type="float" office:value="639280">
            <text:p>639280</text:p>
          </table:table-cell>
          <table:table-cell office:value-type="float" office:value="86">
            <text:p>86</text:p>
          </table:table-cell>
          <table:table-cell office:value-type="float" office:value="5262234">
            <text:p>5262234</text:p>
          </table:table-cell>
          <table:table-cell office:value-type="float" office:value="13423">
            <text:p>13423</text:p>
          </table:table-cell>
          <table:table-cell office:value-type="float" office:value="763423">
            <text:p>763423</text:p>
          </table:table-cell>
          <table:table-cell office:value-type="float" office:value="262234">
            <text:p>262234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47">
            <text:p>1001047</text:p>
          </table:table-cell>
          <table:table-cell table:style-name="ce1" office:value-type="string">
            <text:p>210500</text:p>
          </table:table-cell>
          <table:table-cell office:value-type="float" office:value="234">
            <text:p>234</text:p>
          </table:table-cell>
          <table:table-cell office:value-type="string">
            <text:p>Lutzmannsburg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table:formula="of:=LEFT([.L235];2)+(RIGHT(LEFT([.L235];4);2)*60+RIGHT([.L235];2))/3600" office:value-type="float" office:value="0">
            <text:p>#VALUE!</text:p>
          </table:table-cell>
          <table:table-cell table:formula="of:=LEFT([.M235];2)+(RIGHT(LEFT([.M235];4);2)*60+RIGHT([.M235];2))/3600" office:value-type="float" office:value="0">
            <text:p>#VALUE!</text:p>
          </table:table-cell>
          <table:table-cell office:value-type="float" office:value="649462">
            <text:p>649462</text:p>
          </table:table-cell>
          <table:table-cell office:value-type="float" office:value="400922">
            <text:p>400922</text:p>
          </table:table-cell>
          <table:table-cell table:number-columns-repeated="2" office:value-type="string">
            <text:p>#N/A</text:p>
          </table:table-cell>
          <table:table-cell office:value-type="float" office:value="400885">
            <text:p>400885</text:p>
          </table:table-cell>
          <table:table-cell office:value-type="float" office:value="79">
            <text:p>79</text:p>
          </table:table-cell>
          <table:table-cell office:value-type="float" office:value="649467">
            <text:p>649467</text:p>
          </table:table-cell>
          <table:table-cell office:value-type="float" office:value="71">
            <text:p>71</text:p>
          </table:table-cell>
          <table:table-cell office:value-type="float" office:value="5257914">
            <text:p>5257914</text:p>
          </table:table-cell>
          <table:table-cell office:value-type="float" office:value="23454">
            <text:p>23454</text:p>
          </table:table-cell>
          <table:table-cell office:value-type="float" office:value="773454">
            <text:p>773454</text:p>
          </table:table-cell>
          <table:table-cell office:value-type="float" office:value="257914">
            <text:p>257914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28">
            <text:p>1001028</text:p>
          </table:table-cell>
          <table:table-cell table:style-name="ce1" office:value-type="string">
            <text:p>210310</text:p>
          </table:table-cell>
          <table:table-cell office:value-type="float" office:value="235">
            <text:p>235</text:p>
          </table:table-cell>
          <table:table-cell office:value-type="string">
            <text:p>Rattersdorf</text:p>
          </table:table-cell>
          <table:table-cell office:value-type="string">
            <text:p>Güns</text:p>
          </table:table-cell>
          <table:table-cell office:value-type="string">
            <text:p>Burgenland</text:p>
          </table:table-cell>
          <table:table-cell/>
          <table:table-cell table:formula="of:=LEFT([.L236];2)+(RIGHT(LEFT([.L236];4);2)*60+RIGHT([.L236];2))/3600" office:value-type="float" office:value="0">
            <text:p>#VALUE!</text:p>
          </table:table-cell>
          <table:table-cell table:formula="of:=LEFT([.M236];2)+(RIGHT(LEFT([.M236];4);2)*60+RIGHT([.M236];2))/3600" office:value-type="float" office:value="0">
            <text:p>#VALUE!</text:p>
          </table:table-cell>
          <table:table-cell office:value-type="float" office:value="638838">
            <text:p>638838</text:p>
          </table:table-cell>
          <table:table-cell office:value-type="float" office:value="394959">
            <text:p>394959</text:p>
          </table:table-cell>
          <table:table-cell table:number-columns-repeated="2" office:value-type="string">
            <text:p>#N/A</text:p>
          </table:table-cell>
          <table:table-cell office:value-type="float" office:value="394970">
            <text:p>394970</text:p>
          </table:table-cell>
          <table:table-cell office:value-type="float" office:value="1">
            <text:p>1</text:p>
          </table:table-cell>
          <table:table-cell office:value-type="float" office:value="638841">
            <text:p>638841</text:p>
          </table:table-cell>
          <table:table-cell office:value-type="float" office:value="78">
            <text:p>78</text:p>
          </table:table-cell>
          <table:table-cell office:value-type="float" office:value="5252411">
            <text:p>5252411</text:p>
          </table:table-cell>
          <table:table-cell office:value-type="float" office:value="12604">
            <text:p>12604</text:p>
          </table:table-cell>
          <table:table-cell office:value-type="float" office:value="762604">
            <text:p>762604</text:p>
          </table:table-cell>
          <table:table-cell office:value-type="float" office:value="252411">
            <text:p>252411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38">
            <text:p>1001038</text:p>
          </table:table-cell>
          <table:table-cell table:style-name="ce1" office:value-type="string">
            <text:p>210419</text:p>
          </table:table-cell>
          <table:table-cell office:value-type="float" office:value="236">
            <text:p>236</text:p>
          </table:table-cell>
          <table:table-cell office:value-type="string">
            <text:p>Pinkafeld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L237];2)+(RIGHT(LEFT([.L237];4);2)*60+RIGHT([.L237];2))/3600" office:value-type="float" office:value="0">
            <text:p>#VALUE!</text:p>
          </table:table-cell>
          <table:table-cell table:formula="of:=LEFT([.M237];2)+(RIGHT(LEFT([.M237];4);2)*60+RIGHT([.M237];2))/3600" office:value-type="float" office:value="0">
            <text:p>#VALUE!</text:p>
          </table:table-cell>
          <table:table-cell office:value-type="float" office:value="610339">
            <text:p>610339</text:p>
          </table:table-cell>
          <table:table-cell office:value-type="float" office:value="389456">
            <text:p>389456</text:p>
          </table:table-cell>
          <table:table-cell table:number-columns-repeated="2" office:value-type="string">
            <text:p>#N/A</text:p>
          </table:table-cell>
          <table:table-cell office:value-type="float" office:value="389473">
            <text:p>389473</text:p>
          </table:table-cell>
          <table:table-cell office:value-type="float" office:value="45">
            <text:p>45</text:p>
          </table:table-cell>
          <table:table-cell office:value-type="float" office:value="610315">
            <text:p>610315</text:p>
          </table:table-cell>
          <table:table-cell office:value-type="float" office:value="41">
            <text:p>41</text:p>
          </table:table-cell>
          <table:table-cell office:value-type="float" office:value="5248018">
            <text:p>5248018</text:p>
          </table:table-cell>
          <table:table-cell office:value-type="float" office:value="-16123">
            <text:p>-16123</text:p>
          </table:table-cell>
          <table:table-cell office:value-type="float" office:value="733877">
            <text:p>733877</text:p>
          </table:table-cell>
          <table:table-cell office:value-type="float" office:value="248018">
            <text:p>248018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20">
            <text:p>1001020</text:p>
          </table:table-cell>
          <table:table-cell table:style-name="ce1" office:value-type="string">
            <text:p>210229</text:p>
          </table:table-cell>
          <table:table-cell office:value-type="float" office:value="237">
            <text:p>237</text:p>
          </table:table-cell>
          <table:table-cell office:value-type="string">
            <text:p>Oberwart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L238];2)+(RIGHT(LEFT([.L238];4);2)*60+RIGHT([.L238];2))/3600" office:value-type="float" office:value="0">
            <text:p>#VALUE!</text:p>
          </table:table-cell>
          <table:table-cell table:formula="of:=LEFT([.M238];2)+(RIGHT(LEFT([.M238];4);2)*60+RIGHT([.M238];2))/3600" office:value-type="float" office:value="0">
            <text:p>#VALUE!</text:p>
          </table:table-cell>
          <table:table-cell office:value-type="float" office:value="618282">
            <text:p>618282</text:p>
          </table:table-cell>
          <table:table-cell office:value-type="float" office:value="379359">
            <text:p>379359</text:p>
          </table:table-cell>
          <table:table-cell table:number-columns-repeated="2" office:value-type="string">
            <text:p>#N/A</text:p>
          </table:table-cell>
          <table:table-cell office:value-type="float" office:value="379437">
            <text:p>379437</text:p>
          </table:table-cell>
          <table:table-cell office:value-type="float" office:value="65">
            <text:p>65</text:p>
          </table:table-cell>
          <table:table-cell office:value-type="float" office:value="618249">
            <text:p>618249</text:p>
          </table:table-cell>
          <table:table-cell office:value-type="float" office:value="11">
            <text:p>11</text:p>
          </table:table-cell>
          <table:table-cell office:value-type="float" office:value="5237680">
            <text:p>5237680</text:p>
          </table:table-cell>
          <table:table-cell office:value-type="float" office:value="-8580">
            <text:p>-8580</text:p>
          </table:table-cell>
          <table:table-cell office:value-type="float" office:value="741420">
            <text:p>741420</text:p>
          </table:table-cell>
          <table:table-cell office:value-type="float" office:value="237680">
            <text:p>23768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48">
            <text:p>1001048</text:p>
          </table:table-cell>
          <table:table-cell table:style-name="ce1" office:value-type="string">
            <text:p>215012</text:p>
          </table:table-cell>
          <table:table-cell office:value-type="float" office:value="238">
            <text:p>238</text:p>
          </table:table-cell>
          <table:table-cell office:value-type="string">
            <text:p>Siget in der Wart</text:p>
          </table:table-cell>
          <table:table-cell office:value-type="string">
            <text:p>Zickenbach</text:p>
          </table:table-cell>
          <table:table-cell office:value-type="string">
            <text:p>Burgenland</text:p>
          </table:table-cell>
          <table:table-cell/>
          <table:table-cell table:formula="of:=LEFT([.L239];2)+(RIGHT(LEFT([.L239];4);2)*60+RIGHT([.L239];2))/3600" office:value-type="float" office:value="0">
            <text:p>#VALUE!</text:p>
          </table:table-cell>
          <table:table-cell table:formula="of:=LEFT([.M239];2)+(RIGHT(LEFT([.M239];4);2)*60+RIGHT([.M239];2))/3600" office:value-type="float" office:value="0">
            <text:p>#VALUE!</text:p>
          </table:table-cell>
          <table:table-cell office:value-type="float" office:value="622791">
            <text:p>622791</text:p>
          </table:table-cell>
          <table:table-cell office:value-type="float" office:value="377882">
            <text:p>377882</text:p>
          </table:table-cell>
          <table:table-cell table:number-columns-repeated="2" office:value-type="string">
            <text:p>#N/A</text:p>
          </table:table-cell>
          <table:table-cell office:value-type="float" office:value="377902">
            <text:p>377902</text:p>
          </table:table-cell>
          <table:table-cell office:value-type="float" office:value="11">
            <text:p>11</text:p>
          </table:table-cell>
          <table:table-cell office:value-type="float" office:value="622784">
            <text:p>622784</text:p>
          </table:table-cell>
          <table:table-cell office:value-type="float" office:value="26">
            <text:p>26</text:p>
          </table:table-cell>
          <table:table-cell office:value-type="float" office:value="5235970">
            <text:p>5235970</text:p>
          </table:table-cell>
          <table:table-cell office:value-type="float" office:value="-4106">
            <text:p>-4106</text:p>
          </table:table-cell>
          <table:table-cell office:value-type="float" office:value="745894">
            <text:p>745894</text:p>
          </table:table-cell>
          <table:table-cell office:value-type="float" office:value="235970">
            <text:p>23597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21">
            <text:p>1001021</text:p>
          </table:table-cell>
          <table:table-cell table:style-name="ce1" office:value-type="string">
            <text:p>210237</text:p>
          </table:table-cell>
          <table:table-cell office:value-type="float" office:value="239">
            <text:p>239</text:p>
          </table:table-cell>
          <table:table-cell office:value-type="string">
            <text:p>Wopp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L240];2)+(RIGHT(LEFT([.L240];4);2)*60+RIGHT([.L240];2))/3600" office:value-type="float" office:value="0">
            <text:p>#VALUE!</text:p>
          </table:table-cell>
          <table:table-cell table:formula="of:=LEFT([.M240];2)+(RIGHT(LEFT([.M240];4);2)*60+RIGHT([.M240];2))/3600" office:value-type="float" office:value="0">
            <text:p>#VALUE!</text:p>
          </table:table-cell>
          <table:table-cell office:value-type="float" office:value="631685">
            <text:p>631685</text:p>
          </table:table-cell>
          <table:table-cell office:value-type="float" office:value="371673">
            <text:p>371673</text:p>
          </table:table-cell>
          <table:table-cell table:number-columns-repeated="2" office:value-type="string">
            <text:p>#N/A</text:p>
          </table:table-cell>
          <table:table-cell office:value-type="float" office:value="371687">
            <text:p>371687</text:p>
          </table:table-cell>
          <table:table-cell office:value-type="float" office:value="38">
            <text:p>38</text:p>
          </table:table-cell>
          <table:table-cell office:value-type="float" office:value="631611">
            <text:p>631611</text:p>
          </table:table-cell>
          <table:table-cell office:value-type="float" office:value="89">
            <text:p>89</text:p>
          </table:table-cell>
          <table:table-cell office:value-type="float" office:value="5229417">
            <text:p>5229417</text:p>
          </table:table-cell>
          <table:table-cell office:value-type="float" office:value="4478">
            <text:p>4478</text:p>
          </table:table-cell>
          <table:table-cell office:value-type="float" office:value="754478">
            <text:p>754478</text:p>
          </table:table-cell>
          <table:table-cell office:value-type="float" office:value="229417">
            <text:p>229417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45">
            <text:p>1001045</text:p>
          </table:table-cell>
          <table:table-cell table:style-name="ce1" office:value-type="string">
            <text:p>210484</text:p>
          </table:table-cell>
          <table:table-cell office:value-type="float" office:value="240">
            <text:p>240</text:p>
          </table:table-cell>
          <table:table-cell office:value-type="string">
            <text:p>Rauchwart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table:formula="of:=LEFT([.L241];2)+(RIGHT(LEFT([.L241];4);2)*60+RIGHT([.L241];2))/3600" office:value-type="float" office:value="0">
            <text:p>#VALUE!</text:p>
          </table:table-cell>
          <table:table-cell table:formula="of:=LEFT([.M241];2)+(RIGHT(LEFT([.M241];4);2)*60+RIGHT([.M241];2))/3600" office:value-type="float" office:value="0">
            <text:p>#VALUE!</text:p>
          </table:table-cell>
          <table:table-cell office:value-type="float" office:value="619864">
            <text:p>619864</text:p>
          </table:table-cell>
          <table:table-cell office:value-type="float" office:value="363013">
            <text:p>363013</text:p>
          </table:table-cell>
          <table:table-cell table:number-columns-repeated="2" office:value-type="string">
            <text:p>#N/A</text:p>
          </table:table-cell>
          <table:table-cell office:value-type="float" office:value="363020">
            <text:p>363020</text:p>
          </table:table-cell>
          <table:table-cell office:value-type="float" office:value="87">
            <text:p>87</text:p>
          </table:table-cell>
          <table:table-cell office:value-type="float" office:value="619908">
            <text:p>619908</text:p>
          </table:table-cell>
          <table:table-cell office:value-type="float" office:value="57">
            <text:p>57</text:p>
          </table:table-cell>
          <table:table-cell office:value-type="float" office:value="5221206">
            <text:p>5221206</text:p>
          </table:table-cell>
          <table:table-cell office:value-type="float" office:value="-7555">
            <text:p>-7555</text:p>
          </table:table-cell>
          <table:table-cell office:value-type="float" office:value="742445">
            <text:p>742445</text:p>
          </table:table-cell>
          <table:table-cell office:value-type="float" office:value="221206">
            <text:p>221206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26">
            <text:p>1001026</text:p>
          </table:table-cell>
          <table:table-cell table:style-name="ce1" office:value-type="string">
            <text:p>210286</text:p>
          </table:table-cell>
          <table:table-cell office:value-type="float" office:value="241">
            <text:p>241</text:p>
          </table:table-cell>
          <table:table-cell office:value-type="string">
            <text:p>Güssing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table:formula="of:=LEFT([.L242];2)+(RIGHT(LEFT([.L242];4);2)*60+RIGHT([.L242];2))/3600" office:value-type="float" office:value="0">
            <text:p>#VALUE!</text:p>
          </table:table-cell>
          <table:table-cell table:formula="of:=LEFT([.M242];2)+(RIGHT(LEFT([.M242];4);2)*60+RIGHT([.M242];2))/3600" office:value-type="float" office:value="0">
            <text:p>#VALUE!</text:p>
          </table:table-cell>
          <table:table-cell office:value-type="float" office:value="627048">
            <text:p>627048</text:p>
          </table:table-cell>
          <table:table-cell office:value-type="float" office:value="355737">
            <text:p>355737</text:p>
          </table:table-cell>
          <table:table-cell table:number-columns-repeated="2" office:value-type="string">
            <text:p>#N/A</text:p>
          </table:table-cell>
          <table:table-cell office:value-type="float" office:value="355717">
            <text:p>355717</text:p>
          </table:table-cell>
          <table:table-cell office:value-type="float" office:value="67">
            <text:p>67</text:p>
          </table:table-cell>
          <table:table-cell office:value-type="float" office:value="627081">
            <text:p>627081</text:p>
          </table:table-cell>
          <table:table-cell office:value-type="float" office:value="6">
            <text:p>6</text:p>
          </table:table-cell>
          <table:table-cell office:value-type="float" office:value="5213629">
            <text:p>5213629</text:p>
          </table:table-cell>
          <table:table-cell office:value-type="float" office:value="-667">
            <text:p>-667</text:p>
          </table:table-cell>
          <table:table-cell office:value-type="float" office:value="749333">
            <text:p>749333</text:p>
          </table:table-cell>
          <table:table-cell office:value-type="float" office:value="213629">
            <text:p>213629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27">
            <text:p>1001027</text:p>
          </table:table-cell>
          <table:table-cell table:style-name="ce1" office:value-type="string">
            <text:p>210294</text:p>
          </table:table-cell>
          <table:table-cell office:value-type="float" office:value="242">
            <text:p>242</text:p>
          </table:table-cell>
          <table:table-cell office:value-type="string">
            <text:p>Heiligenbrunn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table:formula="of:=LEFT([.L243];2)+(RIGHT(LEFT([.L243];4);2)*60+RIGHT([.L243];2))/3600" office:value-type="float" office:value="0">
            <text:p>#VALUE!</text:p>
          </table:table-cell>
          <table:table-cell table:formula="of:=LEFT([.M243];2)+(RIGHT(LEFT([.M243];4);2)*60+RIGHT([.M243];2))/3600" office:value-type="float" office:value="0">
            <text:p>#VALUE!</text:p>
          </table:table-cell>
          <table:table-cell office:value-type="float" office:value="634614">
            <text:p>634614</text:p>
          </table:table-cell>
          <table:table-cell office:value-type="float" office:value="352828">
            <text:p>352828</text:p>
          </table:table-cell>
          <table:table-cell table:number-columns-repeated="2" office:value-type="string">
            <text:p>#N/A</text:p>
          </table:table-cell>
          <table:table-cell office:value-type="float" office:value="352835">
            <text:p>352835</text:p>
          </table:table-cell>
          <table:table-cell office:value-type="float" office:value="67">
            <text:p>67</text:p>
          </table:table-cell>
          <table:table-cell office:value-type="float" office:value="634624">
            <text:p>634624</text:p>
          </table:table-cell>
          <table:table-cell office:value-type="float" office:value="17">
            <text:p>17</text:p>
          </table:table-cell>
          <table:table-cell office:value-type="float" office:value="5210457">
            <text:p>5210457</text:p>
          </table:table-cell>
          <table:table-cell office:value-type="float" office:value="6761">
            <text:p>6761</text:p>
          </table:table-cell>
          <table:table-cell office:value-type="float" office:value="756761">
            <text:p>756761</text:p>
          </table:table-cell>
          <table:table-cell office:value-type="float" office:value="210457">
            <text:p>210457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18">
            <text:p>1001018</text:p>
          </table:table-cell>
          <table:table-cell table:style-name="ce1" office:value-type="string">
            <text:p>210203</text:p>
          </table:table-cell>
          <table:table-cell office:value-type="float" office:value="243">
            <text:p>243</text:p>
          </table:table-cell>
          <table:table-cell office:value-type="string">
            <text:p>Markt Allhau</text:p>
          </table:table-cell>
          <table:table-cell office:value-type="string">
            <text:p>Stögersbach</text:p>
          </table:table-cell>
          <table:table-cell office:value-type="string">
            <text:p>Burgenland</text:p>
          </table:table-cell>
          <table:table-cell/>
          <table:table-cell table:formula="of:=LEFT([.L244];2)+(RIGHT(LEFT([.L244];4);2)*60+RIGHT([.L244];2))/3600" office:value-type="float" office:value="0">
            <text:p>#VALUE!</text:p>
          </table:table-cell>
          <table:table-cell table:formula="of:=LEFT([.M244];2)+(RIGHT(LEFT([.M244];4);2)*60+RIGHT([.M244];2))/3600" office:value-type="float" office:value="0">
            <text:p>#VALUE!</text:p>
          </table:table-cell>
          <table:table-cell office:value-type="float" office:value="608076">
            <text:p>608076</text:p>
          </table:table-cell>
          <table:table-cell office:value-type="float" office:value="380716">
            <text:p>380716</text:p>
          </table:table-cell>
          <table:table-cell table:number-columns-repeated="2" office:value-type="string">
            <text:p>#N/A</text:p>
          </table:table-cell>
          <table:table-cell office:value-type="float" office:value="380721">
            <text:p>380721</text:p>
          </table:table-cell>
          <table:table-cell office:value-type="float" office:value="31">
            <text:p>31</text:p>
          </table:table-cell>
          <table:table-cell office:value-type="float" office:value="608068">
            <text:p>608068</text:p>
          </table:table-cell>
          <table:table-cell office:value-type="float" office:value="69">
            <text:p>69</text:p>
          </table:table-cell>
          <table:table-cell office:value-type="float" office:value="5239356">
            <text:p>5239356</text:p>
          </table:table-cell>
          <table:table-cell office:value-type="float" office:value="-18707">
            <text:p>-18707</text:p>
          </table:table-cell>
          <table:table-cell office:value-type="float" office:value="731293">
            <text:p>731293</text:p>
          </table:table-cell>
          <table:table-cell office:value-type="float" office:value="31">
            <text:p>31</text:p>
          </table:table-cell>
          <table:table-cell office:value-type="float" office:value="239356">
            <text:p>2393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001019">
            <text:p>1001019</text:p>
          </table:table-cell>
          <table:table-cell table:style-name="ce1" office:value-type="string">
            <text:p>210211</text:p>
          </table:table-cell>
          <table:table-cell office:value-type="float" office:value="244">
            <text:p>244</text:p>
          </table:table-cell>
          <table:table-cell office:value-type="string">
            <text:p>Dobers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table:formula="of:=LEFT([.L245];2)+(RIGHT(LEFT([.L245];4);2)*60+RIGHT([.L245];2))/3600" office:value-type="float" office:value="0">
            <text:p>#VALUE!</text:p>
          </table:table-cell>
          <table:table-cell table:formula="of:=LEFT([.M245];2)+(RIGHT(LEFT([.M245];4);2)*60+RIGHT([.M245];2))/3600" office:value-type="float" office:value="0">
            <text:p>#VALUE!</text:p>
          </table:table-cell>
          <table:table-cell office:value-type="float" office:value="613037">
            <text:p>613037</text:p>
          </table:table-cell>
          <table:table-cell office:value-type="float" office:value="350694">
            <text:p>350694</text:p>
          </table:table-cell>
          <table:table-cell table:number-columns-repeated="2" office:value-type="string">
            <text:p>#N/A</text:p>
          </table:table-cell>
          <table:table-cell office:value-type="float" office:value="350694">
            <text:p>350694</text:p>
          </table:table-cell>
          <table:table-cell office:value-type="float" office:value="4">
            <text:p>4</text:p>
          </table:table-cell>
          <table:table-cell office:value-type="float" office:value="613036">
            <text:p>613036</text:p>
          </table:table-cell>
          <table:table-cell office:value-type="float" office:value="5">
            <text:p>5</text:p>
          </table:table-cell>
          <table:table-cell office:value-type="float" office:value="5209150">
            <text:p>5209150</text:p>
          </table:table-cell>
          <table:table-cell office:value-type="float" office:value="-14900">
            <text:p>-14900</text:p>
          </table:table-cell>
          <table:table-cell office:value-type="float" office:value="735100">
            <text:p>735100</text:p>
          </table:table-cell>
          <table:table-cell office:value-type="float" office:value="209150">
            <text:p>20915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37">
            <text:p>1001037</text:p>
          </table:table-cell>
          <table:table-cell table:style-name="ce1" office:value-type="string">
            <text:p>210401</text:p>
          </table:table-cell>
          <table:table-cell office:value-type="float" office:value="245">
            <text:p>245</text:p>
          </table:table-cell>
          <table:table-cell office:value-type="string">
            <text:p>Elten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table:formula="of:=LEFT([.L246];2)+(RIGHT(LEFT([.L246];4);2)*60+RIGHT([.L246];2))/3600" office:value-type="float" office:value="0">
            <text:p>#VALUE!</text:p>
          </table:table-cell>
          <table:table-cell table:formula="of:=LEFT([.M246];2)+(RIGHT(LEFT([.M246];4);2)*60+RIGHT([.M246];2))/3600" office:value-type="float" office:value="0">
            <text:p>#VALUE!</text:p>
          </table:table-cell>
          <table:table-cell office:value-type="float" office:value="618314">
            <text:p>618314</text:p>
          </table:table-cell>
          <table:table-cell office:value-type="float" office:value="347447">
            <text:p>347447</text:p>
          </table:table-cell>
          <table:table-cell table:number-columns-repeated="2" office:value-type="string">
            <text:p>#N/A</text:p>
          </table:table-cell>
          <table:table-cell office:value-type="float" office:value="347467">
            <text:p>347467</text:p>
          </table:table-cell>
          <table:table-cell office:value-type="float" office:value="53">
            <text:p>53</text:p>
          </table:table-cell>
          <table:table-cell office:value-type="float" office:value="618338">
            <text:p>618338</text:p>
          </table:table-cell>
          <table:table-cell office:value-type="float" office:value="24">
            <text:p>24</text:p>
          </table:table-cell>
          <table:table-cell office:value-type="float" office:value="5205720">
            <text:p>5205720</text:p>
          </table:table-cell>
          <table:table-cell office:value-type="float" office:value="-9725">
            <text:p>-9725</text:p>
          </table:table-cell>
          <table:table-cell office:value-type="float" office:value="740275">
            <text:p>740275</text:p>
          </table:table-cell>
          <table:table-cell office:value-type="float" office:value="205720">
            <text:p>20572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2408">
            <text:p>1002408</text:p>
          </table:table-cell>
          <table:table-cell table:style-name="ce1" office:value-type="string">
            <text:p>215046</text:p>
          </table:table-cell>
          <table:table-cell office:value-type="float" office:value="246">
            <text:p>246</text:p>
          </table:table-cell>
          <table:table-cell office:value-type="string">
            <text:p>Heiligenkreuz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table:formula="of:=LEFT([.L247];2)+(RIGHT(LEFT([.L247];4);2)*60+RIGHT([.L247];2))/3600" office:value-type="float" office:value="0">
            <text:p>#VALUE!</text:p>
          </table:table-cell>
          <table:table-cell table:formula="of:=LEFT([.M247];2)+(RIGHT(LEFT([.M247];4);2)*60+RIGHT([.M247];2))/3600" office:value-type="float" office:value="0">
            <text:p>#VALUE!</text:p>
          </table:table-cell>
          <table:table-cell office:value-type="float" office:value="622301">
            <text:p>622301</text:p>
          </table:table-cell>
          <table:table-cell office:value-type="float" office:value="344863">
            <text:p>344863</text:p>
          </table:table-cell>
          <table:table-cell table:number-columns-repeated="2"/>
          <table:table-cell table:number-columns-repeated="13"/>
        </table:table-row>
        <table:table-row table:style-name="ro1">
          <table:table-cell office:value-type="float" office:value="1002372">
            <text:p>1002372</text:p>
          </table:table-cell>
          <table:table-cell table:style-name="ce1" office:value-type="string">
            <text:p>215038</text:p>
          </table:table-cell>
          <table:table-cell office:value-type="float" office:value="247">
            <text:p>247</text:p>
          </table:table-cell>
          <table:table-cell office:value-type="string">
            <text:p>Mosch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L248];2)+(RIGHT(LEFT([.L248];4);2)*60+RIGHT([.L248];2))/3600" office:value-type="float" office:value="0">
            <text:p>#VALUE!</text:p>
          </table:table-cell>
          <table:table-cell table:formula="of:=LEFT([.M248];2)+(RIGHT(LEFT([.M248];4);2)*60+RIGHT([.M248];2))/3600" office:value-type="float" office:value="0">
            <text:p>#VALUE!</text:p>
          </table:table-cell>
          <table:table-cell office:value-type="float" office:value="637738">
            <text:p>637738</text:p>
          </table:table-cell>
          <table:table-cell office:value-type="float" office:value="355856">
            <text:p>355856</text:p>
          </table:table-cell>
          <table:table-cell table:number-columns-repeated="2" office:value-type="string">
            <text:p>#N/A</text:p>
          </table:table-cell>
          <table:table-cell office:value-type="float" office:value="355869">
            <text:p>355869</text:p>
          </table:table-cell>
          <table:table-cell office:value-type="float" office:value="53">
            <text:p>53</text:p>
          </table:table-cell>
          <table:table-cell office:value-type="float" office:value="637512">
            <text:p>637512</text:p>
          </table:table-cell>
          <table:table-cell office:value-type="float" office:value="26">
            <text:p>26</text:p>
          </table:table-cell>
          <table:table-cell office:value-type="float" office:value="5213378">
            <text:p>5213378</text:p>
          </table:table-cell>
          <table:table-cell office:value-type="float" office:value="9765">
            <text:p>9765</text:p>
          </table:table-cell>
          <table:table-cell office:value-type="float" office:value="759765">
            <text:p>759765</text:p>
          </table:table-cell>
          <table:table-cell office:value-type="float" office:value="213378">
            <text:p>213378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43">
            <text:p>1001043</text:p>
          </table:table-cell>
          <table:table-cell table:style-name="ce1" office:value-type="string">
            <text:p>210468</text:p>
          </table:table-cell>
          <table:table-cell office:value-type="float" office:value="248">
            <text:p>248</text:p>
          </table:table-cell>
          <table:table-cell office:value-type="string">
            <text:p>Neumarkt</text:p>
          </table:table-cell>
          <table:table-cell office:value-type="string">
            <text:p>Raab</text:p>
          </table:table-cell>
          <table:table-cell office:value-type="string">
            <text:p>Burgenland</text:p>
          </table:table-cell>
          <table:table-cell/>
          <table:table-cell table:formula="of:=LEFT([.L249];2)+(RIGHT(LEFT([.L249];4);2)*60+RIGHT([.L249];2))/3600" office:value-type="float" office:value="0">
            <text:p>#VALUE!</text:p>
          </table:table-cell>
          <table:table-cell table:formula="of:=LEFT([.M249];2)+(RIGHT(LEFT([.M249];4);2)*60+RIGHT([.M249];2))/3600" office:value-type="float" office:value="0">
            <text:p>#VALUE!</text:p>
          </table:table-cell>
          <table:table-cell office:value-type="float" office:value="614980">
            <text:p>614980</text:p>
          </table:table-cell>
          <table:table-cell office:value-type="float" office:value="340515">
            <text:p>340515</text:p>
          </table:table-cell>
          <table:table-cell table:number-columns-repeated="2" office:value-type="string">
            <text:p>#N/A</text:p>
          </table:table-cell>
          <table:table-cell office:value-type="float" office:value="340576">
            <text:p>340576</text:p>
          </table:table-cell>
          <table:table-cell office:value-type="float" office:value="1">
            <text:p>1</text:p>
          </table:table-cell>
          <table:table-cell office:value-type="float" office:value="614934">
            <text:p>614934</text:p>
          </table:table-cell>
          <table:table-cell office:value-type="float" office:value="67">
            <text:p>67</text:p>
          </table:table-cell>
          <table:table-cell office:value-type="float" office:value="5198963">
            <text:p>5198963</text:p>
          </table:table-cell>
          <table:table-cell office:value-type="float" office:value="-13393">
            <text:p>-13393</text:p>
          </table:table-cell>
          <table:table-cell office:value-type="float" office:value="736607">
            <text:p>736607</text:p>
          </table:table-cell>
          <table:table-cell office:value-type="float" office:value="198963">
            <text:p>198963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14">
            <text:p>1001014</text:p>
          </table:table-cell>
          <table:table-cell table:style-name="ce1" office:value-type="string">
            <text:p>210146</text:p>
          </table:table-cell>
          <table:table-cell office:value-type="float" office:value="249">
            <text:p>249</text:p>
          </table:table-cell>
          <table:table-cell office:value-type="string">
            <text:p>Neusiedl am See (Seebad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table:formula="of:=LEFT([.L250];2)+(RIGHT(LEFT([.L250];4);2)*60+RIGHT([.L250];2))/3600" office:value-type="float" office:value="0">
            <text:p>#VALUE!</text:p>
          </table:table-cell>
          <table:table-cell table:formula="of:=LEFT([.M250];2)+(RIGHT(LEFT([.M250];4);2)*60+RIGHT([.M250];2))/3600" office:value-type="float" office:value="0">
            <text:p>#VALUE!</text:p>
          </table:table-cell>
          <table:table-cell office:value-type="float" office:value="661596">
            <text:p>661596</text:p>
          </table:table-cell>
          <table:table-cell office:value-type="float" office:value="453710">
            <text:p>453710</text:p>
          </table:table-cell>
          <table:table-cell table:number-columns-repeated="2" office:value-type="string">
            <text:p>#N/A</text:p>
          </table:table-cell>
          <table:table-cell office:value-type="float" office:value="453717">
            <text:p>453717</text:p>
          </table:table-cell>
          <table:table-cell office:value-type="float" office:value="37">
            <text:p>37</text:p>
          </table:table-cell>
          <table:table-cell office:value-type="float" office:value="661605">
            <text:p>661605</text:p>
          </table:table-cell>
          <table:table-cell office:value-type="float" office:value="95">
            <text:p>95</text:p>
          </table:table-cell>
          <table:table-cell office:value-type="float" office:value="5310256">
            <text:p>5310256</text:p>
          </table:table-cell>
          <table:table-cell office:value-type="float" office:value="37626">
            <text:p>37626</text:p>
          </table:table-cell>
          <table:table-cell office:value-type="float" office:value="787626">
            <text:p>787626</text:p>
          </table:table-cell>
          <table:table-cell office:value-type="float" office:value="310256">
            <text:p>310256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15">
            <text:p>1001015</text:p>
          </table:table-cell>
          <table:table-cell table:style-name="ce1" office:value-type="string">
            <text:p>210153</text:p>
          </table:table-cell>
          <table:table-cell office:value-type="float" office:value="250">
            <text:p>250</text:p>
          </table:table-cell>
          <table:table-cell office:value-type="string">
            <text:p>Podersdorf am See (Badebucht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table:formula="of:=LEFT([.L251];2)+(RIGHT(LEFT([.L251];4);2)*60+RIGHT([.L251];2))/3600" office:value-type="float" office:value="0">
            <text:p>#VALUE!</text:p>
          </table:table-cell>
          <table:table-cell table:formula="of:=LEFT([.M251];2)+(RIGHT(LEFT([.M251];4);2)*60+RIGHT([.M251];2))/3600" office:value-type="float" office:value="0">
            <text:p>#VALUE!</text:p>
          </table:table-cell>
          <table:table-cell office:value-type="float" office:value="661379">
            <text:p>661379</text:p>
          </table:table-cell>
          <table:table-cell office:value-type="float" office:value="445950">
            <text:p>445950</text:p>
          </table:table-cell>
          <table:table-cell table:number-columns-repeated="2" office:value-type="string">
            <text:p>#N/A</text:p>
          </table:table-cell>
          <table:table-cell office:value-type="float" office:value="445949">
            <text:p>445949</text:p>
          </table:table-cell>
          <table:table-cell office:value-type="float" office:value="6">
            <text:p>6</text:p>
          </table:table-cell>
          <table:table-cell office:value-type="float" office:value="661379">
            <text:p>661379</text:p>
          </table:table-cell>
          <table:table-cell office:value-type="float" office:value="1">
            <text:p>1</text:p>
          </table:table-cell>
          <table:table-cell office:value-type="float" office:value="5302500">
            <text:p>5302500</text:p>
          </table:table-cell>
          <table:table-cell office:value-type="float" office:value="37100">
            <text:p>37100</text:p>
          </table:table-cell>
          <table:table-cell office:value-type="float" office:value="787100">
            <text:p>787100</text:p>
          </table:table-cell>
          <table:table-cell office:value-type="float" office:value="302500">
            <text:p>30250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001012">
            <text:p>1001012</text:p>
          </table:table-cell>
          <table:table-cell table:style-name="ce1" office:value-type="string">
            <text:p>210120</text:p>
          </table:table-cell>
          <table:table-cell office:value-type="float" office:value="251">
            <text:p>251</text:p>
          </table:table-cell>
          <table:table-cell office:value-type="string">
            <text:p>Mörbisch am See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table:formula="of:=LEFT([.L252];2)+(RIGHT(LEFT([.L252];4);2)*60+RIGHT([.L252];2))/3600" office:value-type="float" office:value="0">
            <text:p>#VALUE!</text:p>
          </table:table-cell>
          <table:table-cell table:formula="of:=LEFT([.M252];2)+(RIGHT(LEFT([.M252];4);2)*60+RIGHT([.M252];2))/3600" office:value-type="float" office:value="0">
            <text:p>#VALUE!</text:p>
          </table:table-cell>
          <table:table-cell office:value-type="float" office:value="652206">
            <text:p>652206</text:p>
          </table:table-cell>
          <table:table-cell office:value-type="float" office:value="433490">
            <text:p>433490</text:p>
          </table:table-cell>
          <table:table-cell table:number-columns-repeated="2" office:value-type="string">
            <text:p>#N/A</text:p>
          </table:table-cell>
          <table:table-cell office:value-type="float" office:value="433490">
            <text:p>433490</text:p>
          </table:table-cell>
          <table:table-cell office:value-type="float" office:value="4">
            <text:p>4</text:p>
          </table:table-cell>
          <table:table-cell office:value-type="float" office:value="652205">
            <text:p>652205</text:p>
          </table:table-cell>
          <table:table-cell office:value-type="float" office:value="9">
            <text:p>9</text:p>
          </table:table-cell>
          <table:table-cell office:value-type="float" office:value="5290400">
            <text:p>5290400</text:p>
          </table:table-cell>
          <table:table-cell office:value-type="float" office:value="27450">
            <text:p>27450</text:p>
          </table:table-cell>
          <table:table-cell office:value-type="float" office:value="777450">
            <text:p>777450</text:p>
          </table:table-cell>
          <table:table-cell office:value-type="float" office:value="290400">
            <text:p>29040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 table:number-rows-repeated="1048323">
          <table:table-cell table:number-columns-repeated="26"/>
        </table:table-row>
        <table:table-row table:style-name="ro1">
          <table:table-cell table:number-columns-repeated="26"/>
        </table:table-row>
      </table:table>
      <table:database-ranges>
        <table:database-range table:target-range-address="Sheet1.A1:Sheet1.Z25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8" number:min-integer-digits="1"/>
    </number:number-style>
    <number:date-style style:name="N1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5107" number:language="de" number:country="AT">
      <number:month number:textual="true"/>
      <number:text>.</number:text>
      <number:year/>
    </number:date-style>
    <number:time-style style:name="N15108" number:language="de" number:country="AT">
      <number:hours/>
      <number:text>:</number:text>
      <number:minutes number:style="long"/>
      <number:text> </number:text>
      <number:am-pm/>
    </number:time-style>
    <number:time-style style:name="N1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111P0" style:volatile="true" number:language="de" number:country="AT">
      <number:text>€ </number:text>
      <number:number number:decimal-places="0" number:min-integer-digits="1" number:grouping="true"/>
    </number:number-style>
    <number:number-style style:name="N15111" number:language="de" number:country="AT">
      <number:text>-€ </number:text>
      <number:number number:decimal-places="0" number:min-integer-digits="1" number:grouping="true"/>
      <style:map style:condition="value()&gt;=0" style:apply-style-name="N15111P0"/>
    </number:number-style>
    <number:number-style style:name="N15112P0" style:volatile="true" number:language="de" number:country="AT">
      <number:text>€ </number:text>
      <number:number number:decimal-places="0" number:min-integer-digits="1" number:grouping="true"/>
    </number:number-style>
    <number:number-style style:name="N15112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5112P0"/>
    </number:number-style>
    <number:number-style style:name="N15113P0" style:volatile="true" number:language="de" number:country="AT">
      <number:text>€ </number:text>
      <number:number number:decimal-places="2" number:min-integer-digits="1" number:grouping="true"/>
    </number:number-style>
    <number:number-style style:name="N15113" number:language="de" number:country="AT">
      <number:text>-€ </number:text>
      <number:number number:decimal-places="2" number:min-integer-digits="1" number:grouping="true"/>
      <style:map style:condition="value()&gt;=0" style:apply-style-name="N15113P0"/>
    </number:number-style>
    <number:number-style style:name="N15114P0" style:volatile="true" number:language="de" number:country="AT">
      <number:text>€ </number:text>
      <number:number number:decimal-places="2" number:min-integer-digits="1" number:grouping="true"/>
    </number:number-style>
    <number:number-style style:name="N15114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5114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18.02.2011</text:date>, <text:time>18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8T18:01:40</dc:date>
    <dc:creator>Josef Dabernig</dc:creator>
    <meta:generator>OpenOffice.org/3.2$Linux OpenOffice.org_project/320m19$Build-9505</meta:generator>
    <meta:editing-duration>PT00H26M38S</meta:editing-duration>
    <meta:editing-cycles>2</meta:editing-cycles>
    <meta:document-statistic meta:table-count="1" meta:cell-count="5921" meta:object-count="0"/>
  </office:meta>
</office:document-meta>
</file>